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6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23.37mm"/>
    </style:style>
    <style:style style:name="co4" style:family="table-column">
      <style:table-column-properties fo:break-before="auto" style:column-width="6.65mm"/>
    </style:style>
    <style:style style:name="co5" style:family="table-column">
      <style:table-column-properties fo:break-before="auto" style:column-width="37.41mm"/>
    </style:style>
    <style:style style:name="co6" style:family="table-column">
      <style:table-column-properties fo:break-before="auto" style:column-width="8.08mm"/>
    </style:style>
    <style:style style:name="co7" style:family="table-column">
      <style:table-column-properties fo:break-before="auto" style:column-width="16.55mm"/>
    </style:style>
    <style:style style:name="co8" style:family="table-column">
      <style:table-column-properties fo:break-before="auto" style:column-width="7.18mm"/>
    </style:style>
    <style:style style:name="co9" style:family="table-column">
      <style:table-column-properties fo:break-before="auto" style:column-width="16mm"/>
    </style:style>
    <style:style style:name="co10" style:family="table-column">
      <style:table-column-properties fo:break-before="auto" style:column-width="20.32mm"/>
    </style:style>
    <style:style style:name="co11" style:family="table-column">
      <style:table-column-properties fo:break-before="auto" style:column-width="18.34mm"/>
    </style:style>
    <style:style style:name="co12" style:family="table-column">
      <style:table-column-properties fo:break-before="auto" style:column-width="26.07mm"/>
    </style:style>
    <style:style style:name="co13" style:family="table-column">
      <style:table-column-properties fo:break-before="auto" style:column-width="16.17mm"/>
    </style:style>
    <style:style style:name="co14" style:family="table-column">
      <style:table-column-properties fo:break-before="auto" style:column-width="19.24mm"/>
    </style:style>
    <style:style style:name="co15" style:family="table-column">
      <style:table-column-properties fo:break-before="auto" style:column-width="3.4mm"/>
    </style:style>
    <style:style style:name="co16" style:family="table-column">
      <style:table-column-properties fo:break-before="auto" style:column-width="21.04mm"/>
    </style:style>
    <style:style style:name="co17" style:family="table-column">
      <style:table-column-properties fo:break-before="auto" style:column-width="22.12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3.7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5mm"/>
    </style:style>
    <style:style style:name="co22" style:family="table-column">
      <style:table-column-properties fo:break-before="auto" style:column-width="19.77mm"/>
    </style:style>
    <style:style style:name="co23" style:family="table-column">
      <style:table-column-properties fo:break-before="auto" style:column-width="33.64mm"/>
    </style:style>
    <style:style style:name="co24" style:family="table-column">
      <style:table-column-properties fo:break-before="auto" style:column-width="27.87mm"/>
    </style:style>
    <style:style style:name="co25" style:family="table-column">
      <style:table-column-properties fo:break-before="auto" style:column-width="28.77mm"/>
    </style:style>
    <style:style style:name="co26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9999" style:text-align-source="fix" style:repeat-content="false" fo:border="0.06pt solid #666666"/>
      <style:paragraph-properties fo:text-align="center" fo:margin-left="0mm"/>
      <style:text-properties fo:color="#eeeeee" style:text-underline-style="none"/>
    </style:style>
    <style:style style:name="ce5" style:family="table-cell" style:parent-style-name="Default">
      <style:table-cell-properties fo:background-color="#eeeeee" style:text-align-source="fix" style:repeat-content="false" fo:border="0.06pt solid #666666"/>
      <style:paragraph-properties fo:text-align="center" fo:margin-left="0mm"/>
      <style:text-properties fo:color="#808080"/>
    </style:style>
    <style:style style:name="ce6" style:family="table-cell" style:parent-style-name="Default">
      <style:table-cell-properties fo:background-color="#ffffcc" style:text-align-source="fix" style:repeat-content="false" fo:border="0.06pt solid #666666"/>
      <style:paragraph-properties fo:text-align="center" fo:margin-left="0mm"/>
      <style:text-properties fo:color="#808080"/>
    </style:style>
    <style:style style:name="ce7" style:family="table-cell" style:parent-style-name="Default">
      <style:table-cell-properties fo:background-color="#eeeeee" fo:border="0.06pt solid #666666"/>
      <style:text-properties fo:color="#808080"/>
    </style:style>
    <style:style style:name="ce8" style:family="table-cell" style:parent-style-name="Default">
      <style:table-cell-properties fo:background-color="#999999" fo:border="0.06pt solid #666666"/>
      <style:text-properties fo:color="#eeeeee" style:text-underline-style="none"/>
    </style:style>
    <style:style style:name="ce9" style:family="table-cell" style:parent-style-name="Default">
      <style:table-cell-properties fo:border="0.06pt solid #666666"/>
      <style:text-properties fo:color="#808080"/>
    </style:style>
    <style:style style:name="ce10" style:family="table-cell" style:parent-style-name="Default">
      <style:table-cell-properties fo:background-color="#ffffcc" fo:border="0.06pt solid #666666"/>
      <style:text-properties fo:color="#808080"/>
    </style:style>
    <style:style style:name="ce11" style:family="table-cell" style:parent-style-name="Default">
      <style:table-cell-properties style:text-align-source="fix" style:repeat-content="false" fo:border="0.06pt solid #666666"/>
      <style:paragraph-properties fo:text-align="center" fo:margin-left="0mm"/>
      <style:text-properties fo:color="#808080"/>
    </style:style>
    <style:style style:name="ce12" style:family="table-cell" style:parent-style-name="Default">
      <style:table-cell-properties fo:background-color="#999999" style:text-align-source="fix" style:repeat-content="false" fo:border="0.06pt solid #666666"/>
      <style:paragraph-properties fo:text-align="end" fo:margin-left="0mm"/>
      <style:text-properties fo:color="#eeeeee" style:text-underline-style="none"/>
    </style:style>
    <style:style style:name="ce13" style:family="table-cell" style:parent-style-name="Default">
      <style:table-cell-properties style:text-align-source="fix" style:repeat-content="false" fo:border="0.06pt solid #666666"/>
      <style:paragraph-properties fo:text-align="end" fo:margin-left="0mm"/>
      <style:text-properties fo:color="#808080"/>
    </style:style>
    <style:style style:name="ce14" style:family="table-cell" style:parent-style-name="Default">
      <style:table-cell-properties fo:background-color="#ffffcc" style:text-align-source="fix" style:repeat-content="false" fo:border="0.06pt solid #666666"/>
      <style:paragraph-properties fo:text-align="end" fo:margin-left="0mm"/>
      <style:text-properties fo:color="#808080"/>
    </style:style>
    <style:style style:name="ce15" style:family="table-cell" style:parent-style-name="Default">
      <style:table-cell-properties fo:background-color="#999999" style:text-align-source="fix" style:repeat-content="false" fo:border="0.06pt solid #666666"/>
      <style:paragraph-properties fo:text-align="center" fo:margin-left="0mm"/>
      <style:text-properties fo:color="#eeeeee"/>
    </style:style>
    <style:style style:name="ce16" style:family="table-cell" style:parent-style-name="Default">
      <style:text-properties fo:color="#999999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#808080" fo:border="0.06pt solid #000000"/>
      <style:text-properties fo:color="#eeeeee" style:text-underline-style="none"/>
    </style:style>
    <style:style style:name="ce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eeeeee" style:text-underline-style="none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808080"/>
    </style:style>
    <style:style style:name="ce2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eeeeee"/>
    </style:style>
    <style:style style:name="ce2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80808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808080"/>
    </style:style>
    <style:style style:name="ce27" style:family="table-cell" style:parent-style-name="Default" style:data-style-name="N0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808080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9" style:family="table-cell" style:parent-style-name="Default" style:data-style-name="N0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808080"/>
    </style:style>
    <style:style style:name="ce30" style:family="table-cell" style:parent-style-name="Default" style:data-style-name="N0">
      <style:table-cell-properties fo:background-color="#99ff66" style:text-align-source="fix" style:repeat-content="false" fo:border="0.06pt solid #000000"/>
      <style:paragraph-properties fo:text-align="center" fo:margin-left="0mm"/>
      <style:text-properties fo:color="#808080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color="#808080"/>
    </style:style>
    <style:style style:name="ce3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08"/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Default"/>
        <table:table-column table:style-name="co7" table:default-cell-style-name="ce3"/>
        <table:table-column table:style-name="co6" table:default-cell-style-name="Default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6" table:default-cell-style-name="ce3"/>
        <table:table-column table:style-name="co9" table:default-cell-style-name="Default"/>
        <table:table-column table:style-name="co4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6" table:number-columns-repeated="9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" table:number-columns-repeated="9"/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"/>
          <table:table-cell table:number-columns-repeated="2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ce1"/>
          <table:table-cell table:style-name="ce2" table:number-columns-repeated="3"/>
          <table:table-cell table:style-name="ce4" office:value-type="string" calcext:value-type="string" table:number-columns-spanned="1" table:number-rows-spanned="3">
            <text:p>Bonds Mixed</text:p>
          </table:table-cell>
          <table:table-cell table:style-name="ce8"/>
          <table:table-cell table:style-name="ce4" office:value-type="string" calcext:value-type="string" table:number-columns-spanned="1" table:number-rows-spanned="3">
            <text:p>h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z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number-columns-repeated="10"/>
          <table:table-cell table:style-name="ce17"/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/>
          <table:table-cell table:style-name="ce2" table:number-columns-repeated="3"/>
          <table:covered-table-cell table:style-name="ce4"/>
          <table:table-cell table:style-name="ce8"/>
          <table:covered-table-cell table:number-columns-repeated="3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/>
          <table:table-cell table:style-name="ce2" table:number-columns-repeated="3"/>
          <table:covered-table-cell table:style-name="ce4"/>
          <table:table-cell table:style-name="ce8"/>
          <table:covered-table-cell table:number-columns-repeated="3" table:style-name="ce4"/>
          <table:table-cell table:style-name="ce4" office:value-type="string" calcext:value-type="string">
            <text:p>%</text:p>
          </table:table-cell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/>
          <table:table-cell table:style-name="ce2" table:number-columns-repeated="3"/>
          <table:table-cell table:style-name="ce5"/>
          <table:table-cell table:style-name="ce9"/>
          <table:table-cell table:style-name="ce11" table:number-columns-repeated="7"/>
          <table:table-cell table:style-name="ce9"/>
          <table:table-cell table:style-name="ce11"/>
          <table:table-cell table:style-name="ce9"/>
          <table:table-cell table:style-name="ce11" table:number-columns-repeated="6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4.3464" calcext:value-type="float">
            <text:p>4,3464</text:p>
          </table:table-cell>
          <table:table-cell table:style-name="ce2" office:value-type="float" office:value="31.3679688" calcext:value-type="float">
            <text:p>31,3679688</text:p>
          </table:table-cell>
          <table:table-cell table:style-name="ce2" table:formula="of:=[Tabelle1.B10]*4" office:value-type="float" office:value="125.4718752" calcext:value-type="float">
            <text:p>125,4718752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EU 10,5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number-columns-repeated="2"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83" calcext:value-type="float">
            <text:p>6,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0]/[Tabelle1.I10] ;3)" office:value-type="float" office:value="-0.769" calcext:value-type="float">
            <text:p>-0,769</text:p>
          </table:table-cell>
          <table:table-cell table:style-name="ce13"/>
          <table:table-cell table:style-name="ce11" table:formula="of:=[Tabelle1.G10]+[Tabelle1.M10]" office:value-type="float" office:value="-0.519" calcext:value-type="float">
            <text:p>-0,519</text:p>
          </table:table-cell>
          <table:table-cell table:style-name="ce13"/>
          <table:table-cell table:style-name="ce11" table:formula="of:=ROUNDDOWN([Tabelle1.M10]*[Tabelle1.I10];3)" office:value-type="float" office:value="-2.968" calcext:value-type="float">
            <text:p>-2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0]*[Tabelle1.O10];3)" office:value-type="float" office:value="-2.003" calcext:value-type="float">
            <text:p>-2,0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0]-[Tabelle1.S10]" office:value-type="float" office:value="5.863" calcext:value-type="float">
            <text:p>5,86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4.9554" calcext:value-type="float">
            <text:p>4,9554</text:p>
          </table:table-cell>
          <table:table-cell table:style-name="ce2" office:value-type="float" office:value="27.3835404" calcext:value-type="float">
            <text:p>27,3835404</text:p>
          </table:table-cell>
          <table:table-cell table:style-name="ce2" table:formula="of:=[Tabelle1.B11]*4" office:value-type="float" office:value="109.5341616" calcext:value-type="float">
            <text:p>109,5341616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Ger 1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number-columns-repeated="2" table:style-name="ce11" office:value-type="float" office:value="3.4" calcext:value-type="float">
            <text:p>3,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31" calcext:value-type="float">
            <text:p>6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]/[Tabelle1.I11] ;3)" office:value-type="float" office:value="-0.855" calcext:value-type="float">
            <text:p>-0,855</text:p>
          </table:table-cell>
          <table:table-cell table:style-name="ce13"/>
          <table:table-cell table:style-name="ce11" table:formula="of:=[Tabelle1.G11]+[Tabelle1.M11]" office:value-type="float" office:value="-0.605" calcext:value-type="float">
            <text:p>-0,605</text:p>
          </table:table-cell>
          <table:table-cell table:style-name="ce13"/>
          <table:table-cell table:style-name="ce11" table:formula="of:=ROUNDDOWN([Tabelle1.M11]*[Tabelle1.I11];3)" office:value-type="float" office:value="-2.907" calcext:value-type="float">
            <text:p>-2,90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]*[Tabelle1.O11];3)" office:value-type="float" office:value="-2.057" calcext:value-type="float">
            <text:p>-2,05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]-[Tabelle1.S11]" office:value-type="float" office:value="5.457" calcext:value-type="float">
            <text:p>5,45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3.7726" calcext:value-type="float">
            <text:p>3,7726</text:p>
          </table:table-cell>
          <table:table-cell table:style-name="ce2" office:value-type="float" office:value="20.5153988" calcext:value-type="float">
            <text:p>20,5153988</text:p>
          </table:table-cell>
          <table:table-cell table:style-name="ce2" table:formula="of:=[Tabelle1.B12]*4" office:value-type="float" office:value="82.0615952" calcext:value-type="float">
            <text:p>82,0615952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US 7-10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95" calcext:value-type="float">
            <text:p>1,9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]/[Tabelle1.I12] ;3)" office:value-type="float" office:value="-1.697" calcext:value-type="float">
            <text:p>-1,697</text:p>
          </table:table-cell>
          <table:table-cell table:style-name="ce13"/>
          <table:table-cell table:style-name="ce11" table:formula="of:=[Tabelle1.G12]+[Tabelle1.M12]" office:value-type="float" office:value="-1.447" calcext:value-type="float">
            <text:p>-1,447</text:p>
          </table:table-cell>
          <table:table-cell table:style-name="ce13"/>
          <table:table-cell table:style-name="ce11" table:formula="of:=ROUNDDOWN([Tabelle1.M12]*[Tabelle1.I12];3)" office:value-type="float" office:value="-3.309" calcext:value-type="float">
            <text:p>-3,3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]*[Tabelle1.O12];3)" office:value-type="float" office:value="-2.821" calcext:value-type="float">
            <text:p>-2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]-[Tabelle1.S12]" office:value-type="float" office:value="4.771" calcext:value-type="float">
            <text:p>4,771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6.1038" calcext:value-type="float">
            <text:p>6,1038</text:p>
          </table:table-cell>
          <table:table-cell table:style-name="ce2" office:value-type="float" office:value="58.443885" calcext:value-type="float">
            <text:p>58,443885</text:p>
          </table:table-cell>
          <table:table-cell table:style-name="ce2" table:formula="of:=[Tabelle1.B13]*4" office:value-type="float" office:value="233.77554" calcext:value-type="float">
            <text:p>233,77554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J.P.M. Em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05" calcext:value-type="float">
            <text:p>5,0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3" calcext:value-type="float">
            <text:p>4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]/[Tabelle1.I13] ;3)" office:value-type="float" office:value="0.162" calcext:value-type="float">
            <text:p>0,162</text:p>
          </table:table-cell>
          <table:table-cell table:style-name="ce13"/>
          <table:table-cell table:style-name="ce11" table:formula="of:=[Tabelle1.G13]+[Tabelle1.M13]" office:value-type="float" office:value="0.412" calcext:value-type="float">
            <text:p>0,412</text:p>
          </table:table-cell>
          <table:table-cell table:style-name="ce13"/>
          <table:table-cell table:style-name="ce11" table:formula="of:=ROUNDDOWN([Tabelle1.M13]*[Tabelle1.I13];3)" office:value-type="float" office:value="0.818" calcext:value-type="float">
            <text:p>0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]*[Tabelle1.O13];3)" office:value-type="float" office:value="2.08" calcext:value-type="float">
            <text:p>2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]-[Tabelle1.S13]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3.4105" calcext:value-type="float">
            <text:p>3,4105</text:p>
          </table:table-cell>
          <table:table-cell table:style-name="ce2" office:value-type="float" office:value="58.469612" calcext:value-type="float">
            <text:p>58,469612</text:p>
          </table:table-cell>
          <table:table-cell table:style-name="ce2" table:formula="of:=[Tabelle1.B14]*4" office:value-type="float" office:value="233.878448" calcext:value-type="float">
            <text:p>233,878448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EM Go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51" calcext:value-type="float">
            <text:p>5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]/[Tabelle1.I14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14]+[Tabelle1.M14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14]*[Tabelle1.I14];3)" office:value-type="float" office:value="1.509" calcext:value-type="float">
            <text:p>1,5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]*[Tabelle1.O14];3)" office:value-type="float" office:value="2.887" calcext:value-type="float">
            <text:p>2,88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]-[Tabelle1.S14]" office:value-type="float" office:value="2.623" calcext:value-type="float">
            <text:p>2,62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5.8355" calcext:value-type="float">
            <text:p>5,8355</text:p>
          </table:table-cell>
          <table:table-cell table:style-name="ce2" office:value-type="float" office:value="58.868524" calcext:value-type="float">
            <text:p>58,868524</text:p>
          </table:table-cell>
          <table:table-cell table:style-name="ce2" table:formula="of:=[Tabelle1.B15]*4" office:value-type="float" office:value="235.474096" calcext:value-type="float">
            <text:p>235,474096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6" calcext:value-type="float">
            <text:p>5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38" calcext:value-type="float">
            <text:p>3,3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5]/[Tabelle1.I15] +[Tabelle1.H15] ;3)" office:value-type="float" office:value="0.413" calcext:value-type="float">
            <text:p>0,413</text:p>
          </table:table-cell>
          <table:table-cell table:style-name="ce13"/>
          <table:table-cell table:style-name="ce11" table:formula="of:=[Tabelle1.G15]+[Tabelle1.M15]" office:value-type="float" office:value="0.663" calcext:value-type="float">
            <text:p>0,663</text:p>
          </table:table-cell>
          <table:table-cell table:style-name="ce13"/>
          <table:table-cell table:style-name="ce11" table:formula="of:=ROUNDDOWN([Tabelle1.M15]*[Tabelle1.I15];3)" office:value-type="float" office:value="2.378" calcext:value-type="float">
            <text:p>2,3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5]*[Tabelle1.O15];3)" office:value-type="float" office:value="3.818" calcext:value-type="float">
            <text:p>3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5]-[Tabelle1.S15]" office:value-type="float" office:value="1.942" calcext:value-type="float">
            <text:p>1,942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4.8453" calcext:value-type="float">
            <text:p>4,8453</text:p>
          </table:table-cell>
          <table:table-cell table:style-name="ce2" office:value-type="float" office:value="53.3225265" calcext:value-type="float">
            <text:p>53,3225265</text:p>
          </table:table-cell>
          <table:table-cell table:style-name="ce2" table:formula="of:=[Tabelle1.B16]*4" office:value-type="float" office:value="213.290106" calcext:value-type="float">
            <text:p>213,290106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Global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13" calcext:value-type="float">
            <text:p>3,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]/[Tabelle1.I16] ;3)" office:value-type="float" office:value="0.386" calcext:value-type="float">
            <text:p>0,386</text:p>
          </table:table-cell>
          <table:table-cell table:style-name="ce13"/>
          <table:table-cell table:style-name="ce11" table:formula="of:=[Tabelle1.G16]+[Tabelle1.M16]" office:value-type="float" office:value="0.636" calcext:value-type="float">
            <text:p>0,636</text:p>
          </table:table-cell>
          <table:table-cell table:style-name="ce13"/>
          <table:table-cell table:style-name="ce11" table:formula="of:=ROUNDDOWN([Tabelle1.M16]*[Tabelle1.I16];3)" office:value-type="float" office:value="1.968" calcext:value-type="float">
            <text:p>1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]*[Tabelle1.O16];3)" office:value-type="float" office:value="3.243" calcext:value-type="float">
            <text:p>3,24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]-[Tabelle1.S16]" office:value-type="float" office:value="1.857" calcext:value-type="float">
            <text:p>1,85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3.8347" calcext:value-type="float">
            <text:p>3,8347</text:p>
          </table:table-cell>
          <table:table-cell table:style-name="ce2" office:value-type="float" office:value="36.008" calcext:value-type="float">
            <text:p>36,008</text:p>
          </table:table-cell>
          <table:table-cell table:style-name="ce2" table:formula="of:=[Tabelle1.B17]*4" office:value-type="float" office:value="144.032" calcext:value-type="float">
            <text:p>144,032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Corp 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45" calcext:value-type="float">
            <text:p>3,4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78" calcext:value-type="float">
            <text:p>2,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]/[Tabelle1.I17] ;3)" office:value-type="float" office:value="0.194" calcext:value-type="float">
            <text:p>0,194</text:p>
          </table:table-cell>
          <table:table-cell table:style-name="ce13"/>
          <table:table-cell table:style-name="ce11" table:formula="of:=[Tabelle1.G17]+[Tabelle1.M17]" office:value-type="float" office:value="0.444" calcext:value-type="float">
            <text:p>0,444</text:p>
          </table:table-cell>
          <table:table-cell table:style-name="ce13"/>
          <table:table-cell table:style-name="ce11" table:formula="of:=ROUNDDOWN([Tabelle1.M17]*[Tabelle1.I17];3)" office:value-type="float" office:value="0.669" calcext:value-type="float">
            <text:p>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]*[Tabelle1.O17];3)" office:value-type="float" office:value="1.531" calcext:value-type="float">
            <text:p>1,5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]-[Tabelle1.S17]" office:value-type="float" office:value="1.919" calcext:value-type="float">
            <text:p>1,919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0.1173" calcext:value-type="float">
            <text:p>0,1173</text:p>
          </table:table-cell>
          <table:table-cell table:style-name="ce2" office:value-type="float" office:value="27.5094306" calcext:value-type="float">
            <text:p>27,5094306</text:p>
          </table:table-cell>
          <table:table-cell table:style-name="ce2" table:formula="of:=[Tabelle1.B18]*4" office:value-type="float" office:value="110.0377224" calcext:value-type="float">
            <text:p>110,0377224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US 2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66" calcext:value-type="float">
            <text:p>2,6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4" calcext:value-type="float">
            <text:p>2,6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8]/[Tabelle1.I18] ;3)" office:value-type="float" office:value="0.007" calcext:value-type="float">
            <text:p>0,007</text:p>
          </table:table-cell>
          <table:table-cell table:style-name="ce13"/>
          <table:table-cell table:style-name="ce11" table:formula="of:=[Tabelle1.G18]+[Tabelle1.M18]" office:value-type="float" office:value="0.257" calcext:value-type="float">
            <text:p>0,257</text:p>
          </table:table-cell>
          <table:table-cell table:style-name="ce13"/>
          <table:table-cell table:style-name="ce11" table:formula="of:=ROUNDDOWN([Tabelle1.M18]*[Tabelle1.I18];3)" office:value-type="float" office:value="0.018" calcext:value-type="float">
            <text:p>0,0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8]*[Tabelle1.O18];3)" office:value-type="float" office:value="0.683" calcext:value-type="float">
            <text:p>0,6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8]-[Tabelle1.S18]" office:value-type="float" office:value="1.977" calcext:value-type="float">
            <text:p>1,97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2.5788" calcext:value-type="float">
            <text:p>2,5788</text:p>
          </table:table-cell>
          <table:table-cell table:style-name="ce2" office:value-type="float" office:value="28.8232476" calcext:value-type="float">
            <text:p>28,8232476</text:p>
          </table:table-cell>
          <table:table-cell table:style-name="ce2" table:formula="of:=[Tabelle1.B19]*4" office:value-type="float" office:value="115.2929904" calcext:value-type="float">
            <text:p>115,2929904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Glob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72" calcext:value-type="float">
            <text:p>2,7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9]/[Tabelle1.I19] ;3)" office:value-type="float" office:value="0.036" calcext:value-type="float">
            <text:p>0,036</text:p>
          </table:table-cell>
          <table:table-cell table:style-name="ce13"/>
          <table:table-cell table:style-name="ce11" table:formula="of:=[Tabelle1.G19]+[Tabelle1.M19]" office:value-type="float" office:value="0.286" calcext:value-type="float">
            <text:p>0,286</text:p>
          </table:table-cell>
          <table:table-cell table:style-name="ce13"/>
          <table:table-cell table:style-name="ce11" table:formula="of:=ROUNDDOWN([Tabelle1.M19]*[Tabelle1.I19];3)" office:value-type="float" office:value="0.097" calcext:value-type="float">
            <text:p>0,09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9]*[Tabelle1.O19];3)" office:value-type="float" office:value="0.777" calcext:value-type="float">
            <text:p>0,7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9]-[Tabelle1.S19]" office:value-type="float" office:value="1.943" calcext:value-type="float">
            <text:p>1,94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5.3534" calcext:value-type="float">
            <text:p>5,3534</text:p>
          </table:table-cell>
          <table:table-cell table:style-name="ce2" office:value-type="float" office:value="59.8724256" calcext:value-type="float">
            <text:p>59,8724256</text:p>
          </table:table-cell>
          <table:table-cell table:style-name="ce2" table:formula="of:=[Tabelle1.B20]*4" office:value-type="float" office:value="239.4897024" calcext:value-type="float">
            <text:p>239,4897024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Short Dur.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" calcext:value-type="float">
            <text:p>5,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]/[Tabelle1.I20] ;3)" office:value-type="float" office:value="0.543" calcext:value-type="float">
            <text:p>0,543</text:p>
          </table:table-cell>
          <table:table-cell table:style-name="ce13"/>
          <table:table-cell table:style-name="ce11" table:formula="of:=[Tabelle1.G20]+[Tabelle1.M20]" office:value-type="float" office:value="0.793" calcext:value-type="float">
            <text:p>0,793</text:p>
          </table:table-cell>
          <table:table-cell table:style-name="ce13"/>
          <table:table-cell table:style-name="ce11" table:formula="of:=ROUNDDOWN([Tabelle1.M20]*[Tabelle1.I20];3)" office:value-type="float" office:value="3.095" calcext:value-type="float">
            <text:p>3,0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]*[Tabelle1.O20];3)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]-[Tabelle1.S20]" office:value-type="float" office:value="1.18" calcext:value-type="float">
            <text:p>1,1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4.2903" calcext:value-type="float">
            <text:p>4,2903</text:p>
          </table:table-cell>
          <table:table-cell table:style-name="ce2" office:value-type="float" office:value="39.9598542" calcext:value-type="float">
            <text:p>39,9598542</text:p>
          </table:table-cell>
          <table:table-cell table:style-name="ce2" table:formula="of:=[Tabelle1.B21]*4" office:value-type="float" office:value="159.8394168" calcext:value-type="float">
            <text:p>159,8394168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€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1" calcext:value-type="float">
            <text:p>4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]/[Tabelle1.I21] ;3)" office:value-type="float" office:value="0.378" calcext:value-type="float">
            <text:p>0,378</text:p>
          </table:table-cell>
          <table:table-cell table:style-name="ce13"/>
          <table:table-cell table:style-name="ce11" table:formula="of:=[Tabelle1.G21]+[Tabelle1.M21]" office:value-type="float" office:value="0.628" calcext:value-type="float">
            <text:p>0,628</text:p>
          </table:table-cell>
          <table:table-cell table:style-name="ce13"/>
          <table:table-cell table:style-name="ce11" table:formula="of:=ROUNDDOWN([Tabelle1.M21]*[Tabelle1.I21];3)" office:value-type="float" office:value="1.549" calcext:value-type="float">
            <text:p>1,54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]*[Tabelle1.O21];3)" office:value-type="float" office:value="2.574" calcext:value-type="float">
            <text:p>2,5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]-[Tabelle1.S21]" office:value-type="float" office:value="1.526" calcext:value-type="float">
            <text:p>1,52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4.5546" calcext:value-type="float">
            <text:p>4,5546</text:p>
          </table:table-cell>
          <table:table-cell table:style-name="ce2" office:value-type="float" office:value="47.5181418" calcext:value-type="float">
            <text:p>47,5181418</text:p>
          </table:table-cell>
          <table:table-cell table:style-name="ce2" table:formula="of:=[Tabelle1.B22]*4" office:value-type="float" office:value="190.0725672" calcext:value-type="float">
            <text:p>190,0725672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EM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47" calcext:value-type="float">
            <text:p>2,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]/[Tabelle1.I22] ;3)" office:value-type="float" office:value="0.453" calcext:value-type="float">
            <text:p>0,453</text:p>
          </table:table-cell>
          <table:table-cell table:style-name="ce13"/>
          <table:table-cell table:style-name="ce11" table:formula="of:=[Tabelle1.G22]+[Tabelle1.M22]" office:value-type="float" office:value="0.703" calcext:value-type="float">
            <text:p>0,703</text:p>
          </table:table-cell>
          <table:table-cell table:style-name="ce13"/>
          <table:table-cell table:style-name="ce11" table:formula="of:=ROUNDDOWN([Tabelle1.M22]*[Tabelle1.I22];3)" office:value-type="float" office:value="2.047" calcext:value-type="float">
            <text:p>2,0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]*[Tabelle1.O22];3)" office:value-type="float" office:value="3.177" calcext:value-type="float">
            <text:p>3,1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]-[Tabelle1.S22]" office:value-type="float" office:value="1.343" calcext:value-type="float">
            <text:p>1,34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1.6194" calcext:value-type="float">
            <text:p>1,6194</text:p>
          </table:table-cell>
          <table:table-cell table:style-name="ce2" office:value-type="float" office:value="13.3389978" calcext:value-type="float">
            <text:p>13,3389978</text:p>
          </table:table-cell>
          <table:table-cell table:style-name="ce2" table:formula="of:=[Tabelle1.B23]*4" office:value-type="float" office:value="53.3559912" calcext:value-type="float">
            <text:p>53,3559912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€ Aggregat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24" calcext:value-type="float">
            <text:p>1,2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22" calcext:value-type="float">
            <text:p>2,2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3]/[Tabelle1.I23] ;3)" office:value-type="float" office:value="-0.79" calcext:value-type="float">
            <text:p>-0,79</text:p>
          </table:table-cell>
          <table:table-cell table:style-name="ce13"/>
          <table:table-cell table:style-name="ce11" table:formula="of:=[Tabelle1.G23]+[Tabelle1.M23]" office:value-type="float" office:value="-0.54" calcext:value-type="float">
            <text:p>-0,54</text:p>
          </table:table-cell>
          <table:table-cell table:style-name="ce13"/>
          <table:table-cell table:style-name="ce11" table:formula="of:=ROUNDDOWN([Tabelle1.M23]*[Tabelle1.I23];3)" office:value-type="float" office:value="-0.979" calcext:value-type="float">
            <text:p>-0,9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3]*[Tabelle1.O23];3)" office:value-type="float" office:value="-0.669" calcext:value-type="float">
            <text:p>-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3]-[Tabelle1.S23]" office:value-type="float" office:value="1.909" calcext:value-type="float">
            <text:p>1,909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2.7156" calcext:value-type="float">
            <text:p>2,7156</text:p>
          </table:table-cell>
          <table:table-cell table:style-name="ce2" office:value-type="float" office:value="21.4478088" calcext:value-type="float">
            <text:p>21,4478088</text:p>
          </table:table-cell>
          <table:table-cell table:style-name="ce2" table:formula="of:=[Tabelle1.B24]*4" office:value-type="float" office:value="85.7912352" calcext:value-type="float">
            <text:p>85,7912352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EU 5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59" calcext:value-type="float">
            <text:p>2,5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19" calcext:value-type="float">
            <text:p>2,1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4]/[Tabelle1.I24] ;3)" office:value-type="float" office:value="0.154" calcext:value-type="float">
            <text:p>0,154</text:p>
          </table:table-cell>
          <table:table-cell table:style-name="ce13"/>
          <table:table-cell table:style-name="ce11" table:formula="of:=[Tabelle1.G24]+[Tabelle1.M24]" office:value-type="float" office:value="0.404" calcext:value-type="float">
            <text:p>0,404</text:p>
          </table:table-cell>
          <table:table-cell table:style-name="ce13"/>
          <table:table-cell table:style-name="ce11" table:formula="of:=ROUNDDOWN([Tabelle1.M24]*[Tabelle1.I24];3)" office:value-type="float" office:value="0.398" calcext:value-type="float">
            <text:p>0,39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4]*[Tabelle1.O24];3)" office:value-type="float" office:value="1.046" calcext:value-type="float">
            <text:p>1,04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4]-[Tabelle1.S24]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1.75220628" calcext:value-type="float">
            <text:p>1,75220628</text:p>
          </table:table-cell>
          <table:table-cell table:style-name="ce2" office:value-type="float" office:value="14.6028348" calcext:value-type="float">
            <text:p>14,6028348</text:p>
          </table:table-cell>
          <table:table-cell table:style-name="ce2" table:formula="of:=[Tabelle1.B25]*4" office:value-type="float" office:value="58.4113392" calcext:value-type="float">
            <text:p>58,4113392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EU 1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3" calcext:value-type="float">
            <text:p>2,3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86" calcext:value-type="float">
            <text:p>1,8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5]/[Tabelle1.I25] ;3)" office:value-type="float" office:value="0.201" calcext:value-type="float">
            <text:p>0,201</text:p>
          </table:table-cell>
          <table:table-cell table:style-name="ce13"/>
          <table:table-cell table:style-name="ce11" table:formula="of:=[Tabelle1.G25]+[Tabelle1.M25]" office:value-type="float" office:value="0.451" calcext:value-type="float">
            <text:p>0,451</text:p>
          </table:table-cell>
          <table:table-cell table:style-name="ce13"/>
          <table:table-cell table:style-name="ce11" table:formula="of:=ROUNDDOWN([Tabelle1.M25]*[Tabelle1.I25];3)" office:value-type="float" office:value="0.468" calcext:value-type="float">
            <text:p>0,4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5]*[Tabelle1.O25];3)" office:value-type="float" office:value="1.05" calcext:value-type="float">
            <text:p>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5]-[Tabelle1.S25]" office:value-type="float" office:value="1.28" calcext:value-type="float">
            <text:p>1,2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1.7593" calcext:value-type="float">
            <text:p>1,7593</text:p>
          </table:table-cell>
          <table:table-cell table:style-name="ce2" office:value-type="float" office:value="18.4357047" calcext:value-type="float">
            <text:p>18,4357047</text:p>
          </table:table-cell>
          <table:table-cell table:style-name="ce2" table:formula="of:=[Tabelle1.B26]*4" office:value-type="float" office:value="73.7428188" calcext:value-type="float">
            <text:p>73,7428188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Short Dur.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6]/[Tabelle1.I26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26]+[Tabelle1.M26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26]*[Tabelle1.I26];3)" office:value-type="float" office:value="0.479" calcext:value-type="float">
            <text:p>0,4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6]*[Tabelle1.O26];3)" office:value-type="float" office:value="0.917" calcext:value-type="float">
            <text:p>0,9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6]-[Tabelle1.S26]" office:value-type="float" office:value="0.833" calcext:value-type="float">
            <text:p>0,83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float" office:value="2.3493" calcext:value-type="float">
            <text:p>2,3493</text:p>
          </table:table-cell>
          <table:table-cell table:style-name="ce2" office:value-type="float" office:value="16.5343734" calcext:value-type="float">
            <text:p>16,5343734</text:p>
          </table:table-cell>
          <table:table-cell table:style-name="ce2" table:formula="of:=[Tabelle1.B27]*4" office:value-type="float" office:value="66.1374936" calcext:value-type="float">
            <text:p>66,1374936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Ge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08" calcext:value-type="float">
            <text:p>1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7]/[Tabelle1.I27] ;3)" office:value-type="float" office:value="0.46" calcext:value-type="float">
            <text:p>0,46</text:p>
          </table:table-cell>
          <table:table-cell table:style-name="ce13"/>
          <table:table-cell table:style-name="ce11" table:formula="of:=[Tabelle1.G27]+[Tabelle1.M27]" office:value-type="float" office:value="0.71" calcext:value-type="float">
            <text:p>0,71</text:p>
          </table:table-cell>
          <table:table-cell table:style-name="ce13"/>
          <table:table-cell table:style-name="ce11" table:formula="of:=ROUNDDOWN([Tabelle1.M27]*[Tabelle1.I27];3)" office:value-type="float" office:value="0.92" calcext:value-type="float">
            <text:p>0,9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7]*[Tabelle1.O27];3)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7]-[Tabelle1.S27]" office:value-type="float" office:value="0.58" calcext:value-type="float">
            <text:p>0,5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13"/>
        </table:table-row>
        <table:table-row table:style-name="ro1">
          <table:table-cell table:style-name="ce1" office:value-type="float" office:value="2.0517" calcext:value-type="float">
            <text:p>2,0517</text:p>
          </table:table-cell>
          <table:table-cell table:style-name="ce2" office:value-type="float" office:value="15.9232437" calcext:value-type="float">
            <text:p>15,9232437</text:p>
          </table:table-cell>
          <table:table-cell table:style-name="ce2" table:formula="of:=[Tabelle1.B28]*4" office:value-type="float" office:value="63.6929748" calcext:value-type="float">
            <text:p>63,6929748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Core <text:s/>€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8]/[Tabelle1.I28] ;3)" office:value-type="float" office:value="0.375" calcext:value-type="float">
            <text:p>0,375</text:p>
          </table:table-cell>
          <table:table-cell table:style-name="ce13"/>
          <table:table-cell table:style-name="ce11" table:formula="of:=[Tabelle1.G28]+[Tabelle1.M28]" office:value-type="float" office:value="0.625" calcext:value-type="float">
            <text:p>0,625</text:p>
          </table:table-cell>
          <table:table-cell table:style-name="ce13"/>
          <table:table-cell table:style-name="ce11" table:formula="of:=ROUNDDOWN([Tabelle1.M28]*[Tabelle1.I28];3)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8]*[Tabelle1.O28];3)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8]-[Tabelle1.S28]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 office:value-type="float" office:value="1.2058" calcext:value-type="float">
            <text:p>1,2058</text:p>
          </table:table-cell>
          <table:table-cell table:style-name="ce2" office:value-type="float" office:value="11.4478652" calcext:value-type="float">
            <text:p>11,4478652</text:p>
          </table:table-cell>
          <table:table-cell table:style-name="ce2" table:formula="of:=[Tabelle1.B29]*4" office:value-type="float" office:value="45.7914608" calcext:value-type="float">
            <text:p>45,7914608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Pfandbrief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5" calcext:value-type="float">
            <text:p>1,1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81" calcext:value-type="float">
            <text:p>0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9]/[Tabelle1.I29] ;3)" office:value-type="float" office:value="0.295" calcext:value-type="float">
            <text:p>0,295</text:p>
          </table:table-cell>
          <table:table-cell table:style-name="ce13"/>
          <table:table-cell table:style-name="ce11" table:formula="of:=[Tabelle1.G29]+[Tabelle1.M29]" office:value-type="float" office:value="0.545" calcext:value-type="float">
            <text:p>0,545</text:p>
          </table:table-cell>
          <table:table-cell table:style-name="ce13"/>
          <table:table-cell table:style-name="ce11" table:formula="of:=ROUNDDOWN([Tabelle1.M29]*[Tabelle1.I29];3)" office:value-type="float" office:value="0.339" calcext:value-type="float">
            <text:p>0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9]*[Tabelle1.O29];3)" office:value-type="float" office:value="0.626" calcext:value-type="float">
            <text:p>0,6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9]-[Tabelle1.S29]" office:value-type="float" office:value="0.524" calcext:value-type="float">
            <text:p>0,52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13"/>
        </table:table-row>
        <table:table-row table:style-name="ro1">
          <table:table-cell table:style-name="ce1" office:value-type="float" office:value="0.0937" calcext:value-type="float">
            <text:p>0,0937</text:p>
          </table:table-cell>
          <table:table-cell table:style-name="ce2" office:value-type="float" office:value="17.448814" calcext:value-type="float">
            <text:p>17,448814</text:p>
          </table:table-cell>
          <table:table-cell table:style-name="ce2" table:formula="of:=[Tabelle1.B30]*4" office:value-type="float" office:value="69.795256" calcext:value-type="float">
            <text:p>69,795256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€ BB – B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62" calcext:value-type="float">
            <text:p>3,6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61" calcext:value-type="float">
            <text:p>0,6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30]/[Tabelle1.I30] ;3)" office:value-type="float" office:value="0.831" calcext:value-type="float">
            <text:p>0,831</text:p>
          </table:table-cell>
          <table:table-cell table:style-name="ce13"/>
          <table:table-cell table:style-name="ce11" table:formula="of:=[Tabelle1.G30]+[Tabelle1.M30]" office:value-type="float" office:value="1.081" calcext:value-type="float">
            <text:p>1,081</text:p>
          </table:table-cell>
          <table:table-cell table:style-name="ce13"/>
          <table:table-cell table:style-name="ce11" table:formula="of:=ROUNDDOWN([Tabelle1.M30]*[Tabelle1.I30];3)" office:value-type="float" office:value="3.008" calcext:value-type="float">
            <text:p>3,0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30]*[Tabelle1.O30];3)" office:value-type="float" office:value="3.913" calcext:value-type="float">
            <text:p>3,9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30]-[Tabelle1.S30]" office:value-type="float" office:value="-0.293" calcext:value-type="float">
            <text:p>-0,29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13"/>
        </table:table-row>
        <table:table-row table:style-name="ro1">
          <table:table-cell table:style-name="ce1" office:value-type="float" office:value="1.3736" calcext:value-type="float">
            <text:p>1,3736</text:p>
          </table:table-cell>
          <table:table-cell table:style-name="ce2" office:value-type="float" office:value="14.3651088" calcext:value-type="float">
            <text:p>14,3651088</text:p>
          </table:table-cell>
          <table:table-cell table:style-name="ce2" table:formula="of:=[Tabelle1.B31]*4" office:value-type="float" office:value="57.4604352" calcext:value-type="float">
            <text:p>57,4604352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EU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31]/[Tabelle1.I31] ;3)" office:value-type="float" office:value="0.818" calcext:value-type="float">
            <text:p>0,818</text:p>
          </table:table-cell>
          <table:table-cell table:style-name="ce13"/>
          <table:table-cell table:style-name="ce11" table:formula="of:=[Tabelle1.G31]+[Tabelle1.M31]" office:value-type="float" office:value="1.068" calcext:value-type="float">
            <text:p>1,068</text:p>
          </table:table-cell>
          <table:table-cell table:style-name="ce13"/>
          <table:table-cell table:style-name="ce11" table:formula="of:=ROUNDDOWN([Tabelle1.M31]*[Tabelle1.I31];3)" office:value-type="float" office:value="1.169" calcext:value-type="float">
            <text:p>1,1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31]*[Tabelle1.O31];3)" office:value-type="float" office:value="1.527" calcext:value-type="float">
            <text:p>1,5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31]-[Tabelle1.S31]" office:value-type="float" office:value="-0.097" calcext:value-type="float">
            <text:p>-0,09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 office:value-type="float" office:value="1.2785" calcext:value-type="float">
            <text:p>1,2785</text:p>
          </table:table-cell>
          <table:table-cell table:style-name="ce2" office:value-type="float" office:value="14.2744525" calcext:value-type="float">
            <text:p>14,2744525</text:p>
          </table:table-cell>
          <table:table-cell table:style-name="ce2" table:formula="of:=[Tabelle1.B32]*4" office:value-type="float" office:value="57.09781" calcext:value-type="float">
            <text:p>57,09781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Ger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3" calcext:value-type="float">
            <text:p>0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32]/[Tabelle1.I32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32]+[Tabelle1.M32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32]*[Tabelle1.I32];3)" office:value-type="float" office:value="1.189" calcext:value-type="float">
            <text:p>1,18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32]*[Tabelle1.O32];3)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32]-[Tabelle1.S32]" office:value-type="float" office:value="-0.124" calcext:value-type="float">
            <text:p>-0,12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 office:value-type="float" office:value="1.2257" calcext:value-type="float">
            <text:p>1,2257</text:p>
          </table:table-cell>
          <table:table-cell table:style-name="ce2" office:value-type="float" office:value="15.1888744" calcext:value-type="float">
            <text:p>15,1888744</text:p>
          </table:table-cell>
          <table:table-cell table:style-name="ce2" table:formula="of:=[Tabelle1.B33]*4" office:value-type="float" office:value="60.7554976" calcext:value-type="float">
            <text:p>60,7554976</text:p>
          </table:table-cell>
          <table:table-cell table:style-name="ce2" office:value-type="string" calcext:value-type="string">
            <text:p>€</text:p>
          </table:table-cell>
          <table:table-cell table:style-name="ce5" office:value-type="string" calcext:value-type="string">
            <text:p>Money Market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1" calcext:value-type="float">
            <text:p>1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33]/[Tabelle1.I33] ;3)" office:value-type="float" office:value="0.887" calcext:value-type="float">
            <text:p>0,887</text:p>
          </table:table-cell>
          <table:table-cell table:style-name="ce13"/>
          <table:table-cell table:style-name="ce11" table:formula="of:=[Tabelle1.G33]+[Tabelle1.M33]" office:value-type="float" office:value="1.137" calcext:value-type="float">
            <text:p>1,137</text:p>
          </table:table-cell>
          <table:table-cell table:style-name="ce13"/>
          <table:table-cell table:style-name="ce11" table:formula="of:=ROUNDDOWN([Tabelle1.M33]*[Tabelle1.I33];3)" office:value-type="float" office:value="1.339" calcext:value-type="float">
            <text:p>1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33]*[Tabelle1.O33];3)" office:value-type="float" office:value="1.716" calcext:value-type="float">
            <text:p>1,7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33]-[Tabelle1.S33]" office:value-type="float" office:value="-0.206" calcext:value-type="float">
            <text:p>-0,20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 office:value-type="float" office:value="0.9916" calcext:value-type="float">
            <text:p>0,9916</text:p>
          </table:table-cell>
          <table:table-cell table:style-name="ce2" office:value-type="float" office:value="10.4623716" calcext:value-type="float">
            <text:p>10,4623716</text:p>
          </table:table-cell>
          <table:table-cell table:style-name="ce2" table:formula="of:=[Tabelle1.B34]*4" office:value-type="float" office:value="41.8494864" calcext:value-type="float">
            <text:p>41,8494864</text:p>
          </table:table-cell>
          <table:table-cell table:style-name="ce2" office:value-type="string" calcext:value-type="string">
            <text:p>$</text:p>
          </table:table-cell>
          <table:table-cell table:style-name="ce5" office:value-type="string" calcext:value-type="string">
            <text:p>$ Ult.short Bon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6" calcext:value-type="float">
            <text:p>0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34]/[Tabelle1.I34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34]+[Tabelle1.M34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34]*[Tabelle1.I34];3)" office:value-type="float" office:value="0.829" calcext:value-type="float">
            <text:p>0,82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34]*[Tabelle1.O34];3)" office:value-type="float" office:value="1.077" calcext:value-type="float">
            <text:p>1,0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34]-[Tabelle1.S34]" office:value-type="float" office:value="-0.087" calcext:value-type="float">
            <text:p>-0,08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formula="of:=SUM([Tabelle1.B10:.B34])" office:value-type="float" office:value="731.533005" calcext:value-type="float">
            <text:p>731,533005</text:p>
          </table:table-cell>
          <table:table-cell table:style-name="ce2" table:formula="of:=SUM([Tabelle1.C10:.C34])" office:value-type="float" office:value="2926.13202" calcext:value-type="float">
            <text:p>2926,13202</text:p>
          </table:table-cell>
          <table:table-cell table:style-name="ce2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0:.H34]);3)" office:value-type="float" office:value="0.367" calcext:value-type="float">
            <text:p>0,367</text:p>
          </table:table-cell>
          <table:table-cell table:style-name="ce6" table:formula="of:=MEDIAN([Tabelle1.I10:.I34])" office:value-type="float" office:value="2.66" calcext:value-type="float">
            <text:p>2,66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10:.K34]) - [Tabelle1.H36]" office:value-type="float" office:value="2.103" calcext:value-type="float">
            <text:p>2,103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36]/[Tabelle1.I36];3)" office:value-type="float" office:value="0.209" calcext:value-type="float">
            <text:p>0,209</text:p>
          </table:table-cell>
          <table:table-cell table:style-name="ce14"/>
          <table:table-cell table:style-name="ce6" table:formula="of:=[Tabelle1.G36]+[Tabelle1.M36]" office:value-type="float" office:value="0.459" calcext:value-type="float">
            <text:p>0,459</text:p>
          </table:table-cell>
          <table:table-cell table:style-name="ce14"/>
          <table:table-cell table:style-name="ce6" table:formula="of:=ROUNDDOWN([Tabelle1.M36]*[Tabelle1.I36];3)" office:value-type="float" office:value="0.555" calcext:value-type="float">
            <text:p>0,555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36]*[Tabelle1.I36];3)" office:value-type="float" office:value="1.22" calcext:value-type="float">
            <text:p>1,2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36]-[Tabelle1.S36];3)" office:value-type="float" office:value="1.44" calcext:value-type="float">
            <text:p>1,44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0:.H34]);3)" office:value-type="float" office:value="0.367" calcext:value-type="float">
            <text:p>0,367</text:p>
          </table:table-cell>
          <table:table-cell table:style-name="ce6" table:formula="of:=ROUNDDOWN(AVERAGE([Tabelle1.I10:.I34]);2)" office:value-type="float" office:value="3.01" calcext:value-type="float">
            <text:p>3,01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10:.K34]);3)-[Tabelle1.H37]" office:value-type="float" office:value="2.059" calcext:value-type="float">
            <text:p>2,059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37]/[Tabelle1.I37];3)" office:value-type="float" office:value="0.315" calcext:value-type="float">
            <text:p>0,315</text:p>
          </table:table-cell>
          <table:table-cell table:style-name="ce10"/>
          <table:table-cell table:style-name="ce6" table:formula="of:=[Tabelle1.G37]+[Tabelle1.M37]" office:value-type="float" office:value="0.565" calcext:value-type="float">
            <text:p>0,565</text:p>
          </table:table-cell>
          <table:table-cell table:style-name="ce10"/>
          <table:table-cell table:style-name="ce6" table:formula="of:=ROUNDDOWN([Tabelle1.M37]*[Tabelle1.I37];3)" office:value-type="float" office:value="0.948" calcext:value-type="float">
            <text:p>0,948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37]*[Tabelle1.I37];3)" office:value-type="float" office:value="1.7" calcext:value-type="float">
            <text:p>1,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37]-[Tabelle1.S37];3)" office:value-type="float" office:value="1.31" calcext:value-type="float">
            <text:p>1,31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18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36]+[Tabelle1.I37])/2" office:value-type="float" office:value="2.835" calcext:value-type="float">
            <text:p>2,83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36]+[Tabelle1.K37])/2" office:value-type="float" office:value="2.081" calcext:value-type="float">
            <text:p>2,081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36]+[Tabelle1.M37])/2" office:value-type="float" office:value="0.262" calcext:value-type="float">
            <text:p>0,262</text:p>
          </table:table-cell>
          <table:table-cell table:style-name="ce10"/>
          <table:table-cell table:style-name="ce6" table:formula="of:=([Tabelle1.O36]+[Tabelle1.O37])/2" office:value-type="float" office:value="0.512" calcext:value-type="float">
            <text:p>0,512</text:p>
          </table:table-cell>
          <table:table-cell table:style-name="ce10"/>
          <table:table-cell table:style-name="ce6" table:formula="of:=([Tabelle1.Q36]+[Tabelle1.Q37])/2" office:value-type="float" office:value="0.7515" calcext:value-type="float">
            <text:p>0,751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36]+[Tabelle1.S37])/2" office:value-type="float" office:value="1.46" calcext:value-type="float">
            <text:p>1,46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36]+[Tabelle1.U37])/2" office:value-type="float" office:value="1.375" calcext:value-type="float">
            <text:p>1,375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9"/>
          <table:table-cell table:style-name="ce18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 table:number-columns-spanned="1" table:number-rows-spanned="3">
            <text:p>Ultra Defense</text:p>
          </table:table-cell>
          <table:table-cell table:style-name="ce8"/>
          <table:table-cell table:style-name="ce4"/>
          <table:table-cell table:style-name="ce4" office:value-type="string" calcext:value-type="string" table:number-columns-spanned="1" table:number-rows-spanned="3">
            <text:p>Premium</text:p>
          </table:table-cell>
          <table:table-cell table:style-name="ce4" office:value-type="string" calcext:value-type="string" table:number-columns-spanned="1" table:number-rows-spanned="3">
            <text:p>Zins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reis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covered-table-cell table:style-name="ce4"/>
          <table:table-cell table:style-name="ce8"/>
          <table:table-cell table:style-name="ce4"/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covered-table-cell table:style-name="ce4"/>
          <table:table-cell table:style-name="ce8"/>
          <table:table-cell table:style-name="ce4"/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7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e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08" calcext:value-type="float">
            <text:p>1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46]/[Tabelle1.I46] +[Tabelle1.H46] ;3)" office:value-type="float" office:value="0.46" calcext:value-type="float">
            <text:p>0,46</text:p>
          </table:table-cell>
          <table:table-cell table:style-name="ce13"/>
          <table:table-cell table:style-name="ce11" table:formula="of:=[Tabelle1.G46]+[Tabelle1.M46]" office:value-type="float" office:value="0.71" calcext:value-type="float">
            <text:p>0,71</text:p>
          </table:table-cell>
          <table:table-cell table:style-name="ce13"/>
          <table:table-cell table:style-name="ce11" table:formula="of:=ROUNDDOWN([Tabelle1.M46]*[Tabelle1.I46];3)" office:value-type="float" office:value="0.92" calcext:value-type="float">
            <text:p>0,9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46]*[Tabelle1.O46];3)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46]-[Tabelle1.S46]" office:value-type="float" office:value="0.58" calcext:value-type="float">
            <text:p>0,5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Short Dur.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47]/[Tabelle1.I47] +[Tabelle1.H47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47]+[Tabelle1.M47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47]*[Tabelle1.I47];3)" office:value-type="float" office:value="0.479" calcext:value-type="float">
            <text:p>0,4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47]*[Tabelle1.O47];3)" office:value-type="float" office:value="0.917" calcext:value-type="float">
            <text:p>0,9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47]-[Tabelle1.S47]" office:value-type="float" office:value="0.833" calcext:value-type="float">
            <text:p>0,83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Money Market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1" calcext:value-type="float">
            <text:p>1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48]/[Tabelle1.I48] +[Tabelle1.H48] ;3)" office:value-type="float" office:value="0.887" calcext:value-type="float">
            <text:p>0,887</text:p>
          </table:table-cell>
          <table:table-cell table:style-name="ce13"/>
          <table:table-cell table:style-name="ce11" table:formula="of:=[Tabelle1.G48]+[Tabelle1.M48]" office:value-type="float" office:value="1.137" calcext:value-type="float">
            <text:p>1,137</text:p>
          </table:table-cell>
          <table:table-cell table:style-name="ce13"/>
          <table:table-cell table:style-name="ce11" table:formula="of:=ROUNDDOWN([Tabelle1.M48]*[Tabelle1.I48];3)" office:value-type="float" office:value="1.339" calcext:value-type="float">
            <text:p>1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48]*[Tabelle1.O48];3)" office:value-type="float" office:value="1.716" calcext:value-type="float">
            <text:p>1,7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48]-[Tabelle1.S48]" office:value-type="float" office:value="-0.206" calcext:value-type="float">
            <text:p>-0,20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49]/[Tabelle1.I49] +[Tabelle1.H49] ;3)" office:value-type="float" office:value="0.818" calcext:value-type="float">
            <text:p>0,818</text:p>
          </table:table-cell>
          <table:table-cell table:style-name="ce13"/>
          <table:table-cell table:style-name="ce11" table:formula="of:=[Tabelle1.G49]+[Tabelle1.M49]" office:value-type="float" office:value="1.068" calcext:value-type="float">
            <text:p>1,068</text:p>
          </table:table-cell>
          <table:table-cell table:style-name="ce13"/>
          <table:table-cell table:style-name="ce11" table:formula="of:=ROUNDDOWN([Tabelle1.M49]*[Tabelle1.I49];3)" office:value-type="float" office:value="1.169" calcext:value-type="float">
            <text:p>1,1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49]*[Tabelle1.O49];3)" office:value-type="float" office:value="1.527" calcext:value-type="float">
            <text:p>1,5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49]-[Tabelle1.S49]" office:value-type="float" office:value="-0.097" calcext:value-type="float">
            <text:p>-0,09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er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3" calcext:value-type="float">
            <text:p>0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50]/[Tabelle1.I50] +[Tabelle1.H50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50]+[Tabelle1.M50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50]*[Tabelle1.I50];3)" office:value-type="float" office:value="1.189" calcext:value-type="float">
            <text:p>1,18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50]*[Tabelle1.O50];3)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50]-[Tabelle1.S50]" office:value-type="float" office:value="-0.124" calcext:value-type="float">
            <text:p>-0,124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Pfandbrief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5" calcext:value-type="float">
            <text:p>1,1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81" calcext:value-type="float">
            <text:p>0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51]/[Tabelle1.I51] +[Tabelle1.H51] ;3)" office:value-type="float" office:value="0.295" calcext:value-type="float">
            <text:p>0,295</text:p>
          </table:table-cell>
          <table:table-cell table:style-name="ce13"/>
          <table:table-cell table:style-name="ce11" table:formula="of:=[Tabelle1.G51]+[Tabelle1.M51]" office:value-type="float" office:value="0.545" calcext:value-type="float">
            <text:p>0,545</text:p>
          </table:table-cell>
          <table:table-cell table:style-name="ce13"/>
          <table:table-cell table:style-name="ce11" table:formula="of:=ROUNDDOWN([Tabelle1.M51]*[Tabelle1.I51];3)" office:value-type="float" office:value="0.339" calcext:value-type="float">
            <text:p>0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51]*[Tabelle1.O51];3)" office:value-type="float" office:value="0.626" calcext:value-type="float">
            <text:p>0,6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51]-[Tabelle1.S51]" office:value-type="float" office:value="0.524" calcext:value-type="float">
            <text:p>0,524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$ Ult.short Bon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6" calcext:value-type="float">
            <text:p>0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52]/[Tabelle1.I52] +[Tabelle1.H52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52]+[Tabelle1.M52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52]*[Tabelle1.I52];3)" office:value-type="float" office:value="0.829" calcext:value-type="float">
            <text:p>0,82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52]*[Tabelle1.O52];3)" office:value-type="float" office:value="1.077" calcext:value-type="float">
            <text:p>1,0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52]-[Tabelle1.S52]" office:value-type="float" office:value="-0.087" calcext:value-type="float">
            <text:p>-0,087</text:p>
          </table:table-cell>
          <table:table-cell table:style-name="ce11" office:value-type="string" calcext:value-type="string">
            <text:p>%</text:p>
          </table:table-cell>
          <table:table-cell table:number-columns-repeated="10"/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table:number-columns-repeated="3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9"/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/>
          <table:table-cell table:style-name="ce6" table:formula="of:=MEDIAN([Tabelle1.I46:.I52])" office:value-type="float" office:value="1.43" calcext:value-type="float">
            <text:p>1,43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46:.K52])" office:value-type="float" office:value="0.26" calcext:value-type="float">
            <text:p>0,26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54]/[Tabelle1.I54];3)" office:value-type="float" office:value="0.818" calcext:value-type="float">
            <text:p>0,818</text:p>
          </table:table-cell>
          <table:table-cell table:style-name="ce14"/>
          <table:table-cell table:style-name="ce6" table:formula="of:=[Tabelle1.G54]+[Tabelle1.M54]" office:value-type="float" office:value="1.068" calcext:value-type="float">
            <text:p>1,068</text:p>
          </table:table-cell>
          <table:table-cell table:style-name="ce14"/>
          <table:table-cell table:style-name="ce6" table:formula="of:=ROUNDDOWN([Tabelle1.M54]*[Tabelle1.I54];3)" office:value-type="float" office:value="1.169" calcext:value-type="float">
            <text:p>1,169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54]*[Tabelle1.I54];3)" office:value-type="float" office:value="1.527" calcext:value-type="float">
            <text:p>1,52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54]-[Tabelle1.S54];3)" office:value-type="float" office:value="-0.097" calcext:value-type="float">
            <text:p>-0,097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9"/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/>
          <table:table-cell table:style-name="ce6" table:formula="of:=ROUNDDOWN(AVERAGE([Tabelle1.I46:.I52]);2)" office:value-type="float" office:value="1.46" calcext:value-type="float">
            <text:p>1,46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46:.K52]);3)" office:value-type="float" office:value="0.568" calcext:value-type="float">
            <text:p>0,568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55]/[Tabelle1.I55];3)" office:value-type="float" office:value="0.61" calcext:value-type="float">
            <text:p>0,61</text:p>
          </table:table-cell>
          <table:table-cell table:style-name="ce10"/>
          <table:table-cell table:style-name="ce6" table:formula="of:=[Tabelle1.G55]+[Tabelle1.M55]" office:value-type="float" office:value="0.86" calcext:value-type="float">
            <text:p>0,86</text:p>
          </table:table-cell>
          <table:table-cell table:style-name="ce10"/>
          <table:table-cell table:style-name="ce6" table:formula="of:=ROUNDDOWN([Tabelle1.M55]*[Tabelle1.I55];3)" office:value-type="float" office:value="0.89" calcext:value-type="float">
            <text:p>0,89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55]*[Tabelle1.I55];3)" office:value-type="float" office:value="1.255" calcext:value-type="float">
            <text:p>1,255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55]-[Tabelle1.S55];3)" office:value-type="float" office:value="0.205" calcext:value-type="float">
            <text:p>0,205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54]+[Tabelle1.I55])/2" office:value-type="float" office:value="1.445" calcext:value-type="float">
            <text:p>1,44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54]+[Tabelle1.K55])/2" office:value-type="float" office:value="0.414" calcext:value-type="float">
            <text:p>0,414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54]+[Tabelle1.M55])/2" office:value-type="float" office:value="0.714" calcext:value-type="float">
            <text:p>0,714</text:p>
          </table:table-cell>
          <table:table-cell table:style-name="ce10"/>
          <table:table-cell table:style-name="ce6" table:formula="of:=([Tabelle1.O54]+[Tabelle1.O55])/2" office:value-type="float" office:value="0.964" calcext:value-type="float">
            <text:p>0,964</text:p>
          </table:table-cell>
          <table:table-cell table:style-name="ce10"/>
          <table:table-cell table:style-name="ce6" table:formula="of:=([Tabelle1.Q54]+[Tabelle1.Q55])/2" office:value-type="float" office:value="1.0295" calcext:value-type="float">
            <text:p>1,029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54]+[Tabelle1.S55])/2" office:value-type="float" office:value="1.391" calcext:value-type="float">
            <text:p>1,391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54]+[Tabelle1.U55])/2" office:value-type="float" office:value="0.054" calcext:value-type="float">
            <text:p>0,054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 table:number-rows-repeated="2">
          <table:table-cell table:style-name="ce1"/>
          <table:table-cell table:style-name="ce2" table:number-columns-repeated="3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23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3">
            <text:p>Bonds Defensive</text:p>
          </table:table-cell>
          <table:table-cell table:style-name="ce8"/>
          <table:table-cell table:style-name="ce4"/>
          <table:table-cell table:style-name="ce4" office:value-type="string" calcext:value-type="string" table:number-columns-spanned="1" table:number-rows-spanned="3">
            <text:p>Premium</text:p>
          </table:table-cell>
          <table:table-cell table:style-name="ce4" office:value-type="string" calcext:value-type="string" table:number-columns-spanned="1" table:number-rows-spanned="3">
            <text:p>Zins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reis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style-name="ce1"/>
          <table:table-cell table:number-columns-repeated="23"/>
        </table:table-row>
        <table:table-row table:style-name="ro1">
          <table:table-cell table:number-columns-repeated="4"/>
          <table:covered-table-cell table:style-name="ce4"/>
          <table:table-cell table:style-name="ce8"/>
          <table:table-cell table:style-name="ce4"/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style-name="ce1"/>
          <table:table-cell table:number-columns-repeated="23"/>
        </table:table-row>
        <table:table-row table:style-name="ro1">
          <table:table-cell table:number-columns-repeated="4"/>
          <table:covered-table-cell table:style-name="ce4"/>
          <table:table-cell table:style-name="ce8"/>
          <table:table-cell table:style-name="ce4"/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 10,5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number-columns-repeated="2"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83" calcext:value-type="float">
            <text:p>6,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2])/[Tabelle1.I62] ;3)" office:value-type="float" office:value="-0.769" calcext:value-type="float">
            <text:p>-0,769</text:p>
          </table:table-cell>
          <table:table-cell table:style-name="ce13"/>
          <table:table-cell table:style-name="ce11" table:formula="of:=[Tabelle1.G62]+[Tabelle1.M62]" office:value-type="float" office:value="-0.519" calcext:value-type="float">
            <text:p>-0,519</text:p>
          </table:table-cell>
          <table:table-cell table:style-name="ce13"/>
          <table:table-cell table:style-name="ce11" table:formula="of:=ROUNDDOWN([Tabelle1.M62]*[Tabelle1.I62];3)" office:value-type="float" office:value="-2.968" calcext:value-type="float">
            <text:p>-2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2]*[Tabelle1.O62];3)" office:value-type="float" office:value="-2.003" calcext:value-type="float">
            <text:p>-2,0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2]-[Tabelle1.S62]" office:value-type="float" office:value="5.863" calcext:value-type="float">
            <text:p>5,86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$ Corp 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45" calcext:value-type="float">
            <text:p>3,4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78" calcext:value-type="float">
            <text:p>2,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3]-[Tabelle1.H63])/[Tabelle1.I63] ;3)" office:value-type="float" office:value="0.194" calcext:value-type="float">
            <text:p>0,194</text:p>
          </table:table-cell>
          <table:table-cell table:style-name="ce13"/>
          <table:table-cell table:style-name="ce11" table:formula="of:=[Tabelle1.G63]+[Tabelle1.M63]" office:value-type="float" office:value="0.444" calcext:value-type="float">
            <text:p>0,444</text:p>
          </table:table-cell>
          <table:table-cell table:style-name="ce13"/>
          <table:table-cell table:style-name="ce11" table:formula="of:=ROUNDDOWN([Tabelle1.M63]*[Tabelle1.I63];3)" office:value-type="float" office:value="0.669" calcext:value-type="float">
            <text:p>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3]*[Tabelle1.O63];3)" office:value-type="float" office:value="1.531" calcext:value-type="float">
            <text:p>1,5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3]-[Tabelle1.S63]" office:value-type="float" office:value="1.919" calcext:value-type="float">
            <text:p>1,919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Ger 1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number-columns-repeated="2" table:style-name="ce11" office:value-type="float" office:value="3.4" calcext:value-type="float">
            <text:p>3,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31" calcext:value-type="float">
            <text:p>6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4])/[Tabelle1.I64] ;3)" office:value-type="float" office:value="-0.855" calcext:value-type="float">
            <text:p>-0,855</text:p>
          </table:table-cell>
          <table:table-cell table:style-name="ce13"/>
          <table:table-cell table:style-name="ce11" table:formula="of:=[Tabelle1.G64]+[Tabelle1.M64]" office:value-type="float" office:value="-0.605" calcext:value-type="float">
            <text:p>-0,605</text:p>
          </table:table-cell>
          <table:table-cell table:style-name="ce13"/>
          <table:table-cell table:style-name="ce11" table:formula="of:=ROUNDDOWN([Tabelle1.M64]*[Tabelle1.I64];3)" office:value-type="float" office:value="-2.907" calcext:value-type="float">
            <text:p>-2,90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4]*[Tabelle1.O64];3)" office:value-type="float" office:value="-2.057" calcext:value-type="float">
            <text:p>-2,05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4]-[Tabelle1.S64]" office:value-type="float" office:value="5.457" calcext:value-type="float">
            <text:p>5,45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Glob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72" calcext:value-type="float">
            <text:p>2,7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5]-[Tabelle1.H65])/[Tabelle1.I65] ;3)" office:value-type="float" office:value="0.036" calcext:value-type="float">
            <text:p>0,036</text:p>
          </table:table-cell>
          <table:table-cell table:style-name="ce13"/>
          <table:table-cell table:style-name="ce11" table:formula="of:=[Tabelle1.G65]+[Tabelle1.M65]" office:value-type="float" office:value="0.286" calcext:value-type="float">
            <text:p>0,286</text:p>
          </table:table-cell>
          <table:table-cell table:style-name="ce13"/>
          <table:table-cell table:style-name="ce11" table:formula="of:=ROUNDDOWN([Tabelle1.M65]*[Tabelle1.I65];3)" office:value-type="float" office:value="0.097" calcext:value-type="float">
            <text:p>0,09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5]*[Tabelle1.O65];3)" office:value-type="float" office:value="0.777" calcext:value-type="float">
            <text:p>0,7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5]-[Tabelle1.S65]" office:value-type="float" office:value="1.943" calcext:value-type="float">
            <text:p>1,94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US 1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95" calcext:value-type="float">
            <text:p>1,9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66]/[Tabelle1.I66] ;3)" office:value-type="float" office:value="-1.697" calcext:value-type="float">
            <text:p>-1,697</text:p>
          </table:table-cell>
          <table:table-cell table:style-name="ce13"/>
          <table:table-cell table:style-name="ce11" table:formula="of:=[Tabelle1.G66]+[Tabelle1.M66]" office:value-type="float" office:value="-1.447" calcext:value-type="float">
            <text:p>-1,447</text:p>
          </table:table-cell>
          <table:table-cell table:style-name="ce13"/>
          <table:table-cell table:style-name="ce11" table:formula="of:=ROUNDDOWN([Tabelle1.M66]*[Tabelle1.I66];3)" office:value-type="float" office:value="-3.309" calcext:value-type="float">
            <text:p>-3,3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6]*[Tabelle1.O66];3)" office:value-type="float" office:value="-2.821" calcext:value-type="float">
            <text:p>-2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6]-[Tabelle1.S66]" office:value-type="float" office:value="4.771" calcext:value-type="float">
            <text:p>4,771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 5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59" calcext:value-type="float">
            <text:p>2,5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19" calcext:value-type="float">
            <text:p>2,1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7]-[Tabelle1.H67])/[Tabelle1.I67] ;3)" office:value-type="float" office:value="0.154" calcext:value-type="float">
            <text:p>0,154</text:p>
          </table:table-cell>
          <table:table-cell table:style-name="ce13"/>
          <table:table-cell table:style-name="ce11" table:formula="of:=[Tabelle1.G67]+[Tabelle1.M67]" office:value-type="float" office:value="0.404" calcext:value-type="float">
            <text:p>0,404</text:p>
          </table:table-cell>
          <table:table-cell table:style-name="ce13"/>
          <table:table-cell table:style-name="ce11" table:formula="of:=ROUNDDOWN([Tabelle1.M67]*[Tabelle1.I67];3)" office:value-type="float" office:value="0.398" calcext:value-type="float">
            <text:p>0,39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7]*[Tabelle1.O67];3)" office:value-type="float" office:value="1.046" calcext:value-type="float">
            <text:p>1,04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7]-[Tabelle1.S67]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 1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3" calcext:value-type="float">
            <text:p>2,3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86" calcext:value-type="float">
            <text:p>1,8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8]-[Tabelle1.H68])/[Tabelle1.I68] ;3)" office:value-type="float" office:value="0.201" calcext:value-type="float">
            <text:p>0,201</text:p>
          </table:table-cell>
          <table:table-cell table:style-name="ce13"/>
          <table:table-cell table:style-name="ce11" table:formula="of:=[Tabelle1.G68]+[Tabelle1.M68]" office:value-type="float" office:value="0.451" calcext:value-type="float">
            <text:p>0,451</text:p>
          </table:table-cell>
          <table:table-cell table:style-name="ce13"/>
          <table:table-cell table:style-name="ce11" table:formula="of:=ROUNDDOWN([Tabelle1.M68]*[Tabelle1.I68];3)" office:value-type="float" office:value="0.468" calcext:value-type="float">
            <text:p>0,4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8]*[Tabelle1.O68];3)" office:value-type="float" office:value="1.05" calcext:value-type="float">
            <text:p>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8]-[Tabelle1.S68]" office:value-type="float" office:value="1.28" calcext:value-type="float">
            <text:p>1,2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Ge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08" calcext:value-type="float">
            <text:p>1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69]-[Tabelle1.H69])/[Tabelle1.I69] ;3)" office:value-type="float" office:value="0.46" calcext:value-type="float">
            <text:p>0,46</text:p>
          </table:table-cell>
          <table:table-cell table:style-name="ce13"/>
          <table:table-cell table:style-name="ce11" table:formula="of:=[Tabelle1.G69]+[Tabelle1.M69]" office:value-type="float" office:value="0.71" calcext:value-type="float">
            <text:p>0,71</text:p>
          </table:table-cell>
          <table:table-cell table:style-name="ce13"/>
          <table:table-cell table:style-name="ce11" table:formula="of:=ROUNDDOWN([Tabelle1.M69]*[Tabelle1.I69];3)" office:value-type="float" office:value="0.92" calcext:value-type="float">
            <text:p>0,9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69]*[Tabelle1.O69];3)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69]-[Tabelle1.S69]" office:value-type="float" office:value="0.58" calcext:value-type="float">
            <text:p>0,5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$ Short Dur.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70]-[Tabelle1.H70])/[Tabelle1.I70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70]+[Tabelle1.M70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70]*[Tabelle1.I70];3)" office:value-type="float" office:value="0.479" calcext:value-type="float">
            <text:p>0,4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70]*[Tabelle1.O70];3)" office:value-type="float" office:value="0.917" calcext:value-type="float">
            <text:p>0,9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70]-[Tabelle1.S70]" office:value-type="float" office:value="0.833" calcext:value-type="float">
            <text:p>0,83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Money Market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1" calcext:value-type="float">
            <text:p>1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71]-[Tabelle1.H71])/[Tabelle1.I71] ;3)" office:value-type="float" office:value="0.887" calcext:value-type="float">
            <text:p>0,887</text:p>
          </table:table-cell>
          <table:table-cell table:style-name="ce13"/>
          <table:table-cell table:style-name="ce11" table:formula="of:=[Tabelle1.G71]+[Tabelle1.M71]" office:value-type="float" office:value="1.137" calcext:value-type="float">
            <text:p>1,137</text:p>
          </table:table-cell>
          <table:table-cell table:style-name="ce13"/>
          <table:table-cell table:style-name="ce11" table:formula="of:=ROUNDDOWN([Tabelle1.M71]*[Tabelle1.I71];3)" office:value-type="float" office:value="1.339" calcext:value-type="float">
            <text:p>1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71]*[Tabelle1.O71];3)" office:value-type="float" office:value="1.716" calcext:value-type="float">
            <text:p>1,7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71]-[Tabelle1.S71]" office:value-type="float" office:value="-0.206" calcext:value-type="float">
            <text:p>-0,206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72]/[Tabelle1.I72] +[Tabelle1.H72] ;3)" office:value-type="float" office:value="0.818" calcext:value-type="float">
            <text:p>0,818</text:p>
          </table:table-cell>
          <table:table-cell table:style-name="ce13"/>
          <table:table-cell table:style-name="ce11" table:formula="of:=[Tabelle1.G72]+[Tabelle1.M72]" office:value-type="float" office:value="1.068" calcext:value-type="float">
            <text:p>1,068</text:p>
          </table:table-cell>
          <table:table-cell table:style-name="ce13"/>
          <table:table-cell table:style-name="ce11" table:formula="of:=ROUNDDOWN([Tabelle1.M72]*[Tabelle1.I72];3)" office:value-type="float" office:value="1.169" calcext:value-type="float">
            <text:p>1,1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72]*[Tabelle1.O72];3)" office:value-type="float" office:value="1.527" calcext:value-type="float">
            <text:p>1,5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72]-[Tabelle1.S72]" office:value-type="float" office:value="-0.097" calcext:value-type="float">
            <text:p>-0,09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Ger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3" calcext:value-type="float">
            <text:p>0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73]/[Tabelle1.I73] +[Tabelle1.H73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73]+[Tabelle1.M73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73]*[Tabelle1.I73];3)" office:value-type="float" office:value="1.189" calcext:value-type="float">
            <text:p>1,18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73]*[Tabelle1.O73];3)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73]-[Tabelle1.S73]" office:value-type="float" office:value="-0.124" calcext:value-type="float">
            <text:p>-0,124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Core <text:s/>€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([Tabelle1.K74]-[Tabelle1.H74])/[Tabelle1.I74] ;3)" office:value-type="float" office:value="0.375" calcext:value-type="float">
            <text:p>0,375</text:p>
          </table:table-cell>
          <table:table-cell table:style-name="ce13"/>
          <table:table-cell table:style-name="ce11" table:formula="of:=[Tabelle1.G74]+[Tabelle1.M74]" office:value-type="float" office:value="0.625" calcext:value-type="float">
            <text:p>0,625</text:p>
          </table:table-cell>
          <table:table-cell table:style-name="ce13"/>
          <table:table-cell table:style-name="ce11" table:formula="of:=ROUNDDOWN([Tabelle1.M74]*[Tabelle1.I74];3)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74]*[Tabelle1.O74];3)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74]-[Tabelle1.S74]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62:.H76]);3)" office:value-type="float" office:value="0.706" calcext:value-type="float">
            <text:p>0,706</text:p>
          </table:table-cell>
          <table:table-cell table:style-name="ce6" table:formula="of:=MEDIAN([Tabelle1.I62:.I76])" office:value-type="float" office:value="2" calcext:value-type="float">
            <text:p>2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62:.K76]) - [Tabelle1.H78]" office:value-type="float" office:value="1.154" calcext:value-type="float">
            <text:p>1,154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78]/[Tabelle1.I78];3)" office:value-type="float" office:value="0.423" calcext:value-type="float">
            <text:p>0,423</text:p>
          </table:table-cell>
          <table:table-cell table:style-name="ce14"/>
          <table:table-cell table:style-name="ce6" table:formula="of:=[Tabelle1.G78]+[Tabelle1.M78]" office:value-type="float" office:value="0.673" calcext:value-type="float">
            <text:p>0,673</text:p>
          </table:table-cell>
          <table:table-cell table:style-name="ce14"/>
          <table:table-cell table:style-name="ce6" table:formula="of:=ROUNDDOWN([Tabelle1.M78]*[Tabelle1.I78];3)" office:value-type="float" office:value="0.846" calcext:value-type="float">
            <text:p>0,846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78]*[Tabelle1.I78];3)" office:value-type="float" office:value="1.346" calcext:value-type="float">
            <text:p>1,346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78]-[Tabelle1.S78];3)" office:value-type="float" office:value="0.654" calcext:value-type="float">
            <text:p>0,654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62:.H76]);3)" office:value-type="float" office:value="0.706" calcext:value-type="float">
            <text:p>0,706</text:p>
          </table:table-cell>
          <table:table-cell table:style-name="ce6" table:formula="of:=ROUNDDOWN(AVERAGE([Tabelle1.I62:.I76]);2)" office:value-type="float" office:value="2.3" calcext:value-type="float">
            <text:p>2,3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62:.K76]);3) - [Tabelle1.H79]" office:value-type="float" office:value="1.744" calcext:value-type="float">
            <text:p>1,744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79]/[Tabelle1.I79];3)" office:value-type="float" office:value="0.241" calcext:value-type="float">
            <text:p>0,241</text:p>
          </table:table-cell>
          <table:table-cell table:style-name="ce10"/>
          <table:table-cell table:style-name="ce6" table:formula="of:=[Tabelle1.G79]+[Tabelle1.M79]" office:value-type="float" office:value="0.491" calcext:value-type="float">
            <text:p>0,491</text:p>
          </table:table-cell>
          <table:table-cell table:style-name="ce10"/>
          <table:table-cell table:style-name="ce6" table:formula="of:=ROUNDDOWN([Tabelle1.M79]*[Tabelle1.I79];3)" office:value-type="float" office:value="0.554" calcext:value-type="float">
            <text:p>0,554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79]*[Tabelle1.I79];3)" office:value-type="float" office:value="1.129" calcext:value-type="float">
            <text:p>1,129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79]-[Tabelle1.S79];3)" office:value-type="float" office:value="1.171" calcext:value-type="float">
            <text:p>1,171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78]+[Tabelle1.I79])/2" office:value-type="float" office:value="2.15" calcext:value-type="float">
            <text:p>2,1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78]+[Tabelle1.K79])/2" office:value-type="float" office:value="1.449" calcext:value-type="float">
            <text:p>1,449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78]+[Tabelle1.M79])/2" office:value-type="float" office:value="0.332" calcext:value-type="float">
            <text:p>0,332</text:p>
          </table:table-cell>
          <table:table-cell table:style-name="ce10"/>
          <table:table-cell table:style-name="ce6" table:formula="of:=([Tabelle1.O78]+[Tabelle1.O79])/2" office:value-type="float" office:value="0.582" calcext:value-type="float">
            <text:p>0,582</text:p>
          </table:table-cell>
          <table:table-cell table:style-name="ce10"/>
          <table:table-cell table:style-name="ce6" table:formula="of:=([Tabelle1.Q78]+[Tabelle1.Q79])/2" office:value-type="float" office:value="0.7" calcext:value-type="float">
            <text:p>0,7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78]+[Tabelle1.S79])/2" office:value-type="float" office:value="1.2375" calcext:value-type="float">
            <text:p>1,237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78]+[Tabelle1.U79])/2" office:value-type="float" office:value="0.9125" calcext:value-type="float">
            <text:p>0,9125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3">
            <text:p>Bonds High Yield</text:p>
          </table:table-cell>
          <table:table-cell table:style-name="ce8"/>
          <table:table-cell table:style-name="ce4"/>
          <table:table-cell table:style-name="ce4" office:value-type="string" calcext:value-type="string" table:number-columns-spanned="1" table:number-rows-spanned="3">
            <text:p>Premium</text:p>
          </table:table-cell>
          <table:table-cell table:style-name="ce4" office:value-type="string" calcext:value-type="string" table:number-columns-spanned="1" table:number-rows-spanned="3">
            <text:p>Zins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reis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number-columns-repeated="24"/>
        </table:table-row>
        <table:table-row table:style-name="ro1">
          <table:table-cell table:number-columns-repeated="4"/>
          <table:covered-table-cell table:style-name="ce4"/>
          <table:table-cell table:style-name="ce8"/>
          <table:table-cell table:style-name="ce4"/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 table:number-columns-repeated="4"/>
          <table:covered-table-cell table:style-name="ce4"/>
          <table:table-cell table:style-name="ce8"/>
          <table:table-cell table:style-name="ce4"/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 table:number-columns-repeated="4"/>
          <table:table-cell table:style-name="ce5"/>
          <table:table-cell table:style-name="ce9"/>
          <table:table-cell table:style-name="ce11" table:number-columns-repeated="7"/>
          <table:table-cell table:style-name="ce9"/>
          <table:table-cell table:style-name="ce11"/>
          <table:table-cell table:style-name="ce9"/>
          <table:table-cell table:style-name="ce11" table:number-columns-repeated="6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$ Short Dur.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" calcext:value-type="float">
            <text:p>5,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88]/[Tabelle1.I88] +[Tabelle1.H88] ;3)" office:value-type="float" office:value="0.543" calcext:value-type="float">
            <text:p>0,543</text:p>
          </table:table-cell>
          <table:table-cell table:style-name="ce13"/>
          <table:table-cell table:style-name="ce11" table:formula="of:=[Tabelle1.G88]+[Tabelle1.M88]" office:value-type="float" office:value="0.793" calcext:value-type="float">
            <text:p>0,793</text:p>
          </table:table-cell>
          <table:table-cell table:style-name="ce13"/>
          <table:table-cell table:style-name="ce11" table:formula="of:=ROUNDDOWN([Tabelle1.M88]*[Tabelle1.I88];3)" office:value-type="float" office:value="3.095" calcext:value-type="float">
            <text:p>3,0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88]*[Tabelle1.O88];3)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88]-[Tabelle1.S88]" office:value-type="float" office:value="1.18" calcext:value-type="float">
            <text:p>1,1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$ EM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47" calcext:value-type="float">
            <text:p>2,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89]/[Tabelle1.I89] +[Tabelle1.H89] ;3)" office:value-type="float" office:value="0.453" calcext:value-type="float">
            <text:p>0,453</text:p>
          </table:table-cell>
          <table:table-cell table:style-name="ce13"/>
          <table:table-cell table:style-name="ce11" table:formula="of:=[Tabelle1.G89]+[Tabelle1.M89]" office:value-type="float" office:value="0.703" calcext:value-type="float">
            <text:p>0,703</text:p>
          </table:table-cell>
          <table:table-cell table:style-name="ce13"/>
          <table:table-cell table:style-name="ce11" table:formula="of:=ROUNDDOWN([Tabelle1.M89]*[Tabelle1.I89];3)" office:value-type="float" office:value="2.047" calcext:value-type="float">
            <text:p>2,0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89]*[Tabelle1.O89];3)" office:value-type="float" office:value="3.177" calcext:value-type="float">
            <text:p>3,1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89]-[Tabelle1.S89]" office:value-type="float" office:value="1.343" calcext:value-type="float">
            <text:p>1,34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$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6" calcext:value-type="float">
            <text:p>5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38" calcext:value-type="float">
            <text:p>3,3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90]/[Tabelle1.I90] +[Tabelle1.H90] ;3)" office:value-type="float" office:value="0.413" calcext:value-type="float">
            <text:p>0,413</text:p>
          </table:table-cell>
          <table:table-cell table:style-name="ce13"/>
          <table:table-cell table:style-name="ce11" table:formula="of:=[Tabelle1.G90]+[Tabelle1.M90]" office:value-type="float" office:value="0.663" calcext:value-type="float">
            <text:p>0,663</text:p>
          </table:table-cell>
          <table:table-cell table:style-name="ce13"/>
          <table:table-cell table:style-name="ce11" table:formula="of:=ROUNDDOWN([Tabelle1.M90]*[Tabelle1.I90];3)" office:value-type="float" office:value="2.378" calcext:value-type="float">
            <text:p>2,3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90]*[Tabelle1.O90];3)" office:value-type="float" office:value="3.818" calcext:value-type="float">
            <text:p>3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90]-[Tabelle1.S90]" office:value-type="float" office:value="1.942" calcext:value-type="float">
            <text:p>1,942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Global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13" calcext:value-type="float">
            <text:p>3,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91]/[Tabelle1.I91] +[Tabelle1.H91] ;3)" office:value-type="float" office:value="0.386" calcext:value-type="float">
            <text:p>0,386</text:p>
          </table:table-cell>
          <table:table-cell table:style-name="ce13"/>
          <table:table-cell table:style-name="ce11" table:formula="of:=[Tabelle1.G91]+[Tabelle1.M91]" office:value-type="float" office:value="0.636" calcext:value-type="float">
            <text:p>0,636</text:p>
          </table:table-cell>
          <table:table-cell table:style-name="ce13"/>
          <table:table-cell table:style-name="ce11" table:formula="of:=ROUNDDOWN([Tabelle1.M91]*[Tabelle1.I91];3)" office:value-type="float" office:value="1.968" calcext:value-type="float">
            <text:p>1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91]*[Tabelle1.O91];3)" office:value-type="float" office:value="3.243" calcext:value-type="float">
            <text:p>3,24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91]-[Tabelle1.S91]" office:value-type="float" office:value="1.857" calcext:value-type="float">
            <text:p>1,85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1" calcext:value-type="float">
            <text:p>4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92]/[Tabelle1.I92] +[Tabelle1.H92] ;3)" office:value-type="float" office:value="0.378" calcext:value-type="float">
            <text:p>0,378</text:p>
          </table:table-cell>
          <table:table-cell table:style-name="ce13"/>
          <table:table-cell table:style-name="ce11" table:formula="of:=[Tabelle1.G92]+[Tabelle1.M92]" office:value-type="float" office:value="0.628" calcext:value-type="float">
            <text:p>0,628</text:p>
          </table:table-cell>
          <table:table-cell table:style-name="ce13"/>
          <table:table-cell table:style-name="ce11" table:formula="of:=ROUNDDOWN([Tabelle1.M92]*[Tabelle1.I92];3)" office:value-type="float" office:value="1.549" calcext:value-type="float">
            <text:p>1,54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92]*[Tabelle1.O92];3)" office:value-type="float" office:value="2.574" calcext:value-type="float">
            <text:p>2,5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92]-[Tabelle1.S92]" office:value-type="float" office:value="1.526" calcext:value-type="float">
            <text:p>1,526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J.P.M. Em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05" calcext:value-type="float">
            <text:p>5,0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3" calcext:value-type="float">
            <text:p>4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93]/[Tabelle1.I93] +[Tabelle1.H93] ;3)" office:value-type="float" office:value="0.162" calcext:value-type="float">
            <text:p>0,162</text:p>
          </table:table-cell>
          <table:table-cell table:style-name="ce13"/>
          <table:table-cell table:style-name="ce11" table:formula="of:=[Tabelle1.G93]+[Tabelle1.M93]" office:value-type="float" office:value="0.412" calcext:value-type="float">
            <text:p>0,412</text:p>
          </table:table-cell>
          <table:table-cell table:style-name="ce13"/>
          <table:table-cell table:style-name="ce11" table:formula="of:=ROUNDDOWN([Tabelle1.M93]*[Tabelle1.I93];3)" office:value-type="float" office:value="0.818" calcext:value-type="float">
            <text:p>0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93]*[Tabelle1.O93];3)" office:value-type="float" office:value="2.08" calcext:value-type="float">
            <text:p>2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93]-[Tabelle1.S93]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M Go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51" calcext:value-type="float">
            <text:p>5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56" calcext:value-type="float">
            <text:p>7,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94]/[Tabelle1.I94] +[Tabelle1.H94] ;3)" office:value-type="float" office:value="-0.372" calcext:value-type="float">
            <text:p>-0,372</text:p>
          </table:table-cell>
          <table:table-cell table:style-name="ce13"/>
          <table:table-cell table:style-name="ce11" table:formula="of:=[Tabelle1.G94]+[Tabelle1.M94]" office:value-type="float" office:value="-0.122" calcext:value-type="float">
            <text:p>-0,122</text:p>
          </table:table-cell>
          <table:table-cell table:style-name="ce13"/>
          <table:table-cell table:style-name="ce11" table:formula="of:=ROUNDDOWN([Tabelle1.M94]*[Tabelle1.I94];3)" office:value-type="float" office:value="-2.049" calcext:value-type="float">
            <text:p>-2,04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94]*[Tabelle1.O94];3)" office:value-type="float" office:value="-0.672" calcext:value-type="float">
            <text:p>-0,67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94]-[Tabelle1.S94]" office:value-type="float" office:value="6.182" calcext:value-type="float">
            <text:p>6,182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/>
          <table:table-cell table:style-name="ce9"/>
          <table:table-cell table:style-name="ce11" table:number-columns-repeated="7"/>
          <table:table-cell table:style-name="ce13"/>
          <table:table-cell table:style-name="ce11"/>
          <table:table-cell table:style-name="ce13"/>
          <table:table-cell table:style-name="ce11" table:number-columns-repeated="6"/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/>
          <table:table-cell table:style-name="ce6" table:formula="of:=MEDIAN([Tabelle1.I88:.I94])" office:value-type="float" office:value="5.1" calcext:value-type="float">
            <text:p>5,1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88:.K94])" office:value-type="float" office:value="3.13" calcext:value-type="float">
            <text:p>3,13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96]/[Tabelle1.I96];3)" office:value-type="float" office:value="0.386" calcext:value-type="float">
            <text:p>0,386</text:p>
          </table:table-cell>
          <table:table-cell table:style-name="ce14"/>
          <table:table-cell table:style-name="ce6" table:formula="of:=[Tabelle1.G96]+[Tabelle1.M96]" office:value-type="float" office:value="0.636" calcext:value-type="float">
            <text:p>0,636</text:p>
          </table:table-cell>
          <table:table-cell table:style-name="ce14"/>
          <table:table-cell table:style-name="ce6" table:formula="of:=ROUNDDOWN([Tabelle1.M96]*[Tabelle1.I96];3)" office:value-type="float" office:value="1.968" calcext:value-type="float">
            <text:p>1,968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96]*[Tabelle1.I96];3)" office:value-type="float" office:value="3.243" calcext:value-type="float">
            <text:p>3,243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96]-[Tabelle1.S96];3)" office:value-type="float" office:value="1.857" calcext:value-type="float">
            <text:p>1,857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/>
          <table:table-cell table:style-name="ce6" table:formula="of:=ROUNDDOWN(AVERAGE([Tabelle1.I88:.I94]);2)" office:value-type="float" office:value="5.1" calcext:value-type="float">
            <text:p>5,1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88:.K94]);3)" office:value-type="float" office:value="3.702" calcext:value-type="float">
            <text:p>3,70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97]/[Tabelle1.I97];3)" office:value-type="float" office:value="0.274" calcext:value-type="float">
            <text:p>0,274</text:p>
          </table:table-cell>
          <table:table-cell table:style-name="ce10"/>
          <table:table-cell table:style-name="ce6" table:formula="of:=[Tabelle1.G97]+[Tabelle1.M97]" office:value-type="float" office:value="0.524" calcext:value-type="float">
            <text:p>0,524</text:p>
          </table:table-cell>
          <table:table-cell table:style-name="ce10"/>
          <table:table-cell table:style-name="ce6" table:formula="of:=ROUNDDOWN([Tabelle1.M97]*[Tabelle1.I97];3)" office:value-type="float" office:value="1.397" calcext:value-type="float">
            <text:p>1,39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97]*[Tabelle1.I97];3)" office:value-type="float" office:value="2.672" calcext:value-type="float">
            <text:p>2,67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97]-[Tabelle1.S97];3)" office:value-type="float" office:value="2.428" calcext:value-type="float">
            <text:p>2,428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96]+[Tabelle1.I97])/2" office:value-type="float" office:value="5.1" calcext:value-type="float">
            <text:p>5,1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96]+[Tabelle1.K97])/2" office:value-type="float" office:value="3.416" calcext:value-type="float">
            <text:p>3,416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96]+[Tabelle1.M97])/2" office:value-type="float" office:value="0.33" calcext:value-type="float">
            <text:p>0,33</text:p>
          </table:table-cell>
          <table:table-cell table:style-name="ce10"/>
          <table:table-cell table:style-name="ce6" table:formula="of:=([Tabelle1.O96]+[Tabelle1.O97])/2" office:value-type="float" office:value="0.58" calcext:value-type="float">
            <text:p>0,58</text:p>
          </table:table-cell>
          <table:table-cell table:style-name="ce10"/>
          <table:table-cell table:style-name="ce6" table:formula="of:=([Tabelle1.Q96]+[Tabelle1.Q97])/2" office:value-type="float" office:value="1.6825" calcext:value-type="float">
            <text:p>1,682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96]+[Tabelle1.S97])/2" office:value-type="float" office:value="2.9575" calcext:value-type="float">
            <text:p>2,957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96]+[Tabelle1.U97])/2" office:value-type="float" office:value="2.1425" calcext:value-type="float">
            <text:p>2,1425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number-columns-repeated="42"/>
        </table:table-row>
        <table:table-row table:style-name="ro1">
          <table:table-cell table:number-columns-repeated="3"/>
          <table:table-cell table:style-name="Default"/>
          <table:table-cell table:number-columns-repeated="42"/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 table:number-columns-spanned="1" table:number-rows-spanned="3">
            <text:p>Complete</text:p>
          </table:table-cell>
          <table:table-cell table:style-name="ce8"/>
          <table:table-cell table:style-name="ce4" office:value-type="string" calcext:value-type="string" table:number-columns-spanned="1" table:number-rows-spanned="3">
            <text:p>h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covered-table-cell table:style-name="ce4"/>
          <table:table-cell table:style-name="ce8"/>
          <table:covered-table-cell table:number-columns-repeated="3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 table:style-name="Default"/>
          <table:covered-table-cell table:style-name="ce4"/>
          <table:table-cell table:style-name="ce8"/>
          <table:covered-table-cell table:number-columns-repeated="3" table:style-name="ce4"/>
          <table:table-cell table:style-name="ce4" office:value-type="string" calcext:value-type="string">
            <text:p>%</text:p>
          </table:table-cell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 table:style-name="Default"/>
          <table:table-cell table:style-name="ce5" office:value-type="string" calcext:value-type="string">
            <text:p>STOXX Utilities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37" calcext:value-type="float">
            <text:p>7,3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07]/([Tabelle1.I107] +[Tabelle1.H107]) ;3)" office:value-type="float" office:value="-1.377" calcext:value-type="float">
            <text:p>-1,377</text:p>
          </table:table-cell>
          <table:table-cell table:style-name="ce13"/>
          <table:table-cell table:style-name="ce11" table:formula="of:=[Tabelle1.G107]+[Tabelle1.M107]" office:value-type="float" office:value="-1.127" calcext:value-type="float">
            <text:p>-1,127</text:p>
          </table:table-cell>
          <table:table-cell table:style-name="ce13"/>
          <table:table-cell table:style-name="ce11" table:formula="of:=ROUNDDOWN([Tabelle1.M107]*[Tabelle1.I107];3)" office:value-type="float" office:value="2.754" calcext:value-type="float">
            <text:p>2,75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07]*[Tabelle1.O107];3)" office:value-type="float" office:value="2.254" calcext:value-type="float">
            <text:p>2,25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07]-[Tabelle1.S107]" office:value-type="float" office:value="-4.254" calcext:value-type="float">
            <text:p>-4,254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 table:style-name="Default"/>
          <table:table-cell table:style-name="ce5" office:value-type="string" calcext:value-type="string">
            <text:p>STOXX Insuranc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3.03" calcext:value-type="float">
            <text:p>13,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08]/([Tabelle1.I108] +[Tabelle1.H108]) ;3)" office:value-type="float" office:value="0.131" calcext:value-type="float">
            <text:p>0,131</text:p>
          </table:table-cell>
          <table:table-cell table:style-name="ce13"/>
          <table:table-cell table:style-name="ce11" table:formula="of:=[Tabelle1.G108]+[Tabelle1.M108]" office:value-type="float" office:value="0.381" calcext:value-type="float">
            <text:p>0,381</text:p>
          </table:table-cell>
          <table:table-cell table:style-name="ce13"/>
          <table:table-cell table:style-name="ce11" table:formula="of:=ROUNDDOWN([Tabelle1.M108]*[Tabelle1.I108];3)" office:value-type="float" office:value="1.31" calcext:value-type="float">
            <text:p>1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08]*[Tabelle1.O108];3)" office:value-type="float" office:value="3.81" calcext:value-type="float">
            <text:p>3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08]-[Tabelle1.S108]" office:value-type="float" office:value="6.19" calcext:value-type="float">
            <text:p>6,19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/>
          <table:table-cell table:style-name="ce5" office:value-type="string" calcext:value-type="string">
            <text:p>STOXX Sel.Div.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92" calcext:value-type="float">
            <text:p>4,92</text:p>
          </table:table-cell>
          <table:table-cell table:style-name="ce11" office:value-type="float" office:value="-1.52" calcext:value-type="float">
            <text:p>-1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7" calcext:value-type="float">
            <text:p>7,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09]/([Tabelle1.I109] +[Tabelle1.H109]) ;3)" office:value-type="float" office:value="-1.264" calcext:value-type="float">
            <text:p>-1,264</text:p>
          </table:table-cell>
          <table:table-cell table:style-name="ce13"/>
          <table:table-cell table:style-name="ce11" table:formula="of:=[Tabelle1.G109]+[Tabelle1.M109]" office:value-type="float" office:value="-1.014" calcext:value-type="float">
            <text:p>-1,014</text:p>
          </table:table-cell>
          <table:table-cell table:style-name="ce13"/>
          <table:table-cell table:style-name="ce11" table:formula="of:=ROUNDDOWN([Tabelle1.M109]*[Tabelle1.I109];3)" office:value-type="float" office:value="1.921" calcext:value-type="float">
            <text:p>1,9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09]*[Tabelle1.O109];3)" office:value-type="float" office:value="1.541" calcext:value-type="float">
            <text:p>1,54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09]-[Tabelle1.S109]" office:value-type="float" office:value="-3.061" calcext:value-type="float">
            <text:p>-3,061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/>
          <table:table-cell table:style-name="ce5" office:value-type="string" calcext:value-type="string">
            <text:p>D.J.Asia Sel.Div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85" calcext:value-type="float">
            <text:p>4,85</text:p>
          </table:table-cell>
          <table:table-cell table:style-name="ce11" office:value-type="float" office:value="5.63" calcext:value-type="float">
            <text:p>5,6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1.58" calcext:value-type="float">
            <text:p>11,5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0]/([Tabelle1.I110] +[Tabelle1.H110]) ;3)" office:value-type="float" office:value="-0.104" calcext:value-type="float">
            <text:p>-0,104</text:p>
          </table:table-cell>
          <table:table-cell table:style-name="ce13"/>
          <table:table-cell table:style-name="ce11" table:formula="of:=[Tabelle1.G110]+[Tabelle1.M110]" office:value-type="float" office:value="0.146" calcext:value-type="float">
            <text:p>0,146</text:p>
          </table:table-cell>
          <table:table-cell table:style-name="ce13"/>
          <table:table-cell table:style-name="ce11" table:formula="of:=ROUNDDOWN([Tabelle1.M110]*[Tabelle1.I110];3)" office:value-type="float" office:value="-0.585" calcext:value-type="float">
            <text:p>-0,58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0]*[Tabelle1.O110];3)" office:value-type="float" office:value="0.821" calcext:value-type="float">
            <text:p>0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0]-[Tabelle1.S110]" office:value-type="float" office:value="4.809" calcext:value-type="float">
            <text:p>4,809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2"/>
          <table:table-cell/>
          <table:table-cell table:style-name="ce5" office:value-type="string" calcext:value-type="string">
            <text:p>EURO Sel. Div.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74" calcext:value-type="float">
            <text:p>4,74</text:p>
          </table:table-cell>
          <table:table-cell table:style-name="ce11" office:value-type="float" office:value="-0.65" calcext:value-type="float">
            <text:p>-0,6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15" calcext:value-type="float">
            <text:p>7,1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1]/([Tabelle1.I111] +[Tabelle1.H111]) ;3)" office:value-type="float" office:value="-0.748" calcext:value-type="float">
            <text:p>-0,748</text:p>
          </table:table-cell>
          <table:table-cell table:style-name="ce13"/>
          <table:table-cell table:style-name="ce11" table:formula="of:=[Tabelle1.G111]+[Tabelle1.M111]" office:value-type="float" office:value="-0.498" calcext:value-type="float">
            <text:p>-0,498</text:p>
          </table:table-cell>
          <table:table-cell table:style-name="ce13"/>
          <table:table-cell table:style-name="ce11" table:formula="of:=ROUNDDOWN([Tabelle1.M111]*[Tabelle1.I111];3)" office:value-type="float" office:value="0.486" calcext:value-type="float">
            <text:p>0,48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1]*[Tabelle1.O111];3)" office:value-type="float" office:value="0.323" calcext:value-type="float">
            <text:p>0,3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1]-[Tabelle1.S111]" office:value-type="float" office:value="-0.973" calcext:value-type="float">
            <text:p>-0,97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M Div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64" calcext:value-type="float">
            <text:p>4,64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1.05" calcext:value-type="float">
            <text:p>1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2]/([Tabelle1.I112] +[Tabelle1.H112]) ;3)" office:value-type="float" office:value="-3.185" calcext:value-type="float">
            <text:p>-3,185</text:p>
          </table:table-cell>
          <table:table-cell table:style-name="ce13"/>
          <table:table-cell table:style-name="ce11" table:formula="of:=[Tabelle1.G112]+[Tabelle1.M112]" office:value-type="float" office:value="-2.935" calcext:value-type="float">
            <text:p>-2,935</text:p>
          </table:table-cell>
          <table:table-cell table:style-name="ce13"/>
          <table:table-cell table:style-name="ce11" table:formula="of:=ROUNDDOWN([Tabelle1.M112]*[Tabelle1.I112];3)" office:value-type="float" office:value="6.37" calcext:value-type="float">
            <text:p>6,3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2]*[Tabelle1.O112];3)" office:value-type="float" office:value="5.87" calcext:value-type="float">
            <text:p>5,8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2]-[Tabelle1.S112]" office:value-type="float" office:value="-7.87" calcext:value-type="float">
            <text:p>-7,8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STOXX Glob. DI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06" calcext:value-type="float">
            <text:p>4,06</text:p>
          </table:table-cell>
          <table:table-cell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35" calcext:value-type="float">
            <text:p>8,3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3]/([Tabelle1.I113] +[Tabelle1.H113]) ;3)" office:value-type="float" office:value="-0.054" calcext:value-type="float">
            <text:p>-0,054</text:p>
          </table:table-cell>
          <table:table-cell table:style-name="ce13"/>
          <table:table-cell table:style-name="ce11" table:formula="of:=[Tabelle1.G113]+[Tabelle1.M113]" office:value-type="float" office:value="0.196" calcext:value-type="float">
            <text:p>0,196</text:p>
          </table:table-cell>
          <table:table-cell table:style-name="ce13"/>
          <table:table-cell table:style-name="ce11" table:formula="of:=ROUNDDOWN([Tabelle1.M113]*[Tabelle1.I113];3)" office:value-type="float" office:value="-0.208" calcext:value-type="float">
            <text:p>-0,2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3]*[Tabelle1.O113];3)" office:value-type="float" office:value="0.756" calcext:value-type="float">
            <text:p>0,7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3]-[Tabelle1.S113]" office:value-type="float" office:value="3.104" calcext:value-type="float">
            <text:p>3,10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RO STOXX 5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71" calcext:value-type="float">
            <text:p>3,71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14" calcext:value-type="float">
            <text:p>9,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4]/([Tabelle1.I114] +[Tabelle1.H114]) ;3)" office:value-type="float" office:value="-0.778" calcext:value-type="float">
            <text:p>-0,778</text:p>
          </table:table-cell>
          <table:table-cell table:style-name="ce13"/>
          <table:table-cell table:style-name="ce11" table:formula="of:=[Tabelle1.G114]+[Tabelle1.M114]" office:value-type="float" office:value="-0.528" calcext:value-type="float">
            <text:p>-0,528</text:p>
          </table:table-cell>
          <table:table-cell table:style-name="ce13"/>
          <table:table-cell table:style-name="ce11" table:formula="of:=ROUNDDOWN([Tabelle1.M114]*[Tabelle1.I114];3)" office:value-type="float" office:value="-1.112" calcext:value-type="float">
            <text:p>-1,11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4]*[Tabelle1.O114];3)" office:value-type="float" office:value="-0.755" calcext:value-type="float">
            <text:p>-0,7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4]-[Tabelle1.S114]" office:value-type="float" office:value="2.185" calcext:value-type="float">
            <text:p>2,185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RO STOXX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68" calcext:value-type="float">
            <text:p>3,68</text:p>
          </table:table-cell>
          <table:table-cell table:style-name="ce11" office:value-type="float" office:value="1.81" calcext:value-type="float">
            <text:p>1,8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27" calcext:value-type="float">
            <text:p>8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5]/([Tabelle1.I115] +[Tabelle1.H115]) ;3)" office:value-type="float" office:value="-0.506" calcext:value-type="float">
            <text:p>-0,506</text:p>
          </table:table-cell>
          <table:table-cell table:style-name="ce13"/>
          <table:table-cell table:style-name="ce11" table:formula="of:=[Tabelle1.G115]+[Tabelle1.M115]" office:value-type="float" office:value="-0.256" calcext:value-type="float">
            <text:p>-0,256</text:p>
          </table:table-cell>
          <table:table-cell table:style-name="ce13"/>
          <table:table-cell table:style-name="ce11" table:formula="of:=ROUNDDOWN([Tabelle1.M115]*[Tabelle1.I115];3)" office:value-type="float" office:value="-0.915" calcext:value-type="float">
            <text:p>-0,91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5]*[Tabelle1.O115];3)" office:value-type="float" office:value="-0.463" calcext:value-type="float">
            <text:p>-0,46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5]-[Tabelle1.S115]" office:value-type="float" office:value="2.273" calcext:value-type="float">
            <text:p>2,27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STOXX EU 60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63" calcext:value-type="float">
            <text:p>3,63</text:p>
          </table:table-cell>
          <table:table-cell table:style-name="ce11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22" calcext:value-type="float">
            <text:p>8,2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6]/([Tabelle1.I116] +[Tabelle1.H116]) ;3)" office:value-type="float" office:value="-0.245" calcext:value-type="float">
            <text:p>-0,245</text:p>
          </table:table-cell>
          <table:table-cell table:style-name="ce13"/>
          <table:table-cell table:style-name="ce11" table:formula="of:=[Tabelle1.G116]+[Tabelle1.M116]" office:value-type="float" office:value="0.005" calcext:value-type="float">
            <text:p>0,005</text:p>
          </table:table-cell>
          <table:table-cell table:style-name="ce13"/>
          <table:table-cell table:style-name="ce11" table:formula="of:=ROUNDDOWN([Tabelle1.M116]*[Tabelle1.I116];3)" office:value-type="float" office:value="-0.727" calcext:value-type="float">
            <text:p>-0,7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6]*[Tabelle1.O116];3)" office:value-type="float" office:value="0.014" calcext:value-type="float">
            <text:p>0,0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6]-[Tabelle1.S116]" office:value-type="float" office:value="2.956" calcext:value-type="float">
            <text:p>2,95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DivDAX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float" office:value="4.77" calcext:value-type="float">
            <text:p>4,7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74" calcext:value-type="float">
            <text:p>9,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7]/([Tabelle1.I117] +[Tabelle1.H117]) ;3)" office:value-type="float" office:value="-0.281" calcext:value-type="float">
            <text:p>-0,281</text:p>
          </table:table-cell>
          <table:table-cell table:style-name="ce13"/>
          <table:table-cell table:style-name="ce11" table:formula="of:=[Tabelle1.G117]+[Tabelle1.M117]" office:value-type="float" office:value="-0.031" calcext:value-type="float">
            <text:p>-0,031</text:p>
          </table:table-cell>
          <table:table-cell table:style-name="ce13"/>
          <table:table-cell table:style-name="ce11" table:formula="of:=ROUNDDOWN([Tabelle1.M117]*[Tabelle1.I117];3)" office:value-type="float" office:value="-1.34" calcext:value-type="float">
            <text:p>-1,3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7]*[Tabelle1.O117];3)" office:value-type="float" office:value="-0.147" calcext:value-type="float">
            <text:p>-0,1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7]-[Tabelle1.S117]" office:value-type="float" office:value="4.917" calcext:value-type="float">
            <text:p>4,91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STOXX P &amp; HG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float" office:value="9.6" calcext:value-type="float">
            <text:p>9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5" calcext:value-type="float">
            <text:p>9,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8]/([Tabelle1.I118] +[Tabelle1.H118]) ;3)" office:value-type="float" office:value="0.235" calcext:value-type="float">
            <text:p>0,235</text:p>
          </table:table-cell>
          <table:table-cell table:style-name="ce13"/>
          <table:table-cell table:style-name="ce11" table:formula="of:=[Tabelle1.G118]+[Tabelle1.M118]" office:value-type="float" office:value="0.485" calcext:value-type="float">
            <text:p>0,485</text:p>
          </table:table-cell>
          <table:table-cell table:style-name="ce13"/>
          <table:table-cell table:style-name="ce11" table:formula="of:=ROUNDDOWN([Tabelle1.M118]*[Tabelle1.I118];3)" office:value-type="float" office:value="2.256" calcext:value-type="float">
            <text:p>2,2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8]*[Tabelle1.O118];3)" office:value-type="float" office:value="4.656" calcext:value-type="float">
            <text:p>4,6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8]-[Tabelle1.S118]" office:value-type="float" office:value="4.944" calcext:value-type="float">
            <text:p>4,94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 Propert. Yiel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float" office:value="2.74" calcext:value-type="float">
            <text:p>2,7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14" calcext:value-type="float">
            <text:p>6,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19]/([Tabelle1.I119] +[Tabelle1.H119]) ;3)" office:value-type="float" office:value="-0.116" calcext:value-type="float">
            <text:p>-0,116</text:p>
          </table:table-cell>
          <table:table-cell table:style-name="ce13"/>
          <table:table-cell table:style-name="ce11" table:formula="of:=[Tabelle1.G119]+[Tabelle1.M119]" office:value-type="float" office:value="0.134" calcext:value-type="float">
            <text:p>0,134</text:p>
          </table:table-cell>
          <table:table-cell table:style-name="ce13"/>
          <table:table-cell table:style-name="ce11" table:formula="of:=ROUNDDOWN([Tabelle1.M119]*[Tabelle1.I119];3)" office:value-type="float" office:value="-0.317" calcext:value-type="float">
            <text:p>-0,3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19]*[Tabelle1.O119];3)" office:value-type="float" office:value="0.367" calcext:value-type="float">
            <text:p>0,36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19]-[Tabelle1.S119]" office:value-type="float" office:value="2.373" calcext:value-type="float">
            <text:p>2,37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D.J. US Sel. Div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65" calcext:value-type="float">
            <text:p>2,65</text:p>
          </table:table-cell>
          <table:table-cell table:style-name="ce11" office:value-type="float" office:value="5.23" calcext:value-type="float">
            <text:p>5,2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7" calcext:value-type="float">
            <text:p>4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0]/([Tabelle1.I120] +[Tabelle1.H120]) ;3)" office:value-type="float" office:value="0.458" calcext:value-type="float">
            <text:p>0,458</text:p>
          </table:table-cell>
          <table:table-cell table:style-name="ce13"/>
          <table:table-cell table:style-name="ce11" table:formula="of:=[Tabelle1.G120]+[Tabelle1.M120]" office:value-type="float" office:value="0.708" calcext:value-type="float">
            <text:p>0,708</text:p>
          </table:table-cell>
          <table:table-cell table:style-name="ce13"/>
          <table:table-cell table:style-name="ce11" table:formula="of:=ROUNDDOWN([Tabelle1.M120]*[Tabelle1.I120];3)" office:value-type="float" office:value="2.395" calcext:value-type="float">
            <text:p>2,3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0]*[Tabelle1.O120];3)" office:value-type="float" office:value="3.702" calcext:value-type="float">
            <text:p>3,70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0]-[Tabelle1.S120]" office:value-type="float" office:value="1.528" calcext:value-type="float">
            <text:p>1,52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US Propert. Yiel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54" calcext:value-type="float">
            <text:p>2,54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2" calcext:value-type="float">
            <text:p>6,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1]/([Tabelle1.I121] +[Tabelle1.H121]) ;3)" office:value-type="float" office:value="-0.169" calcext:value-type="float">
            <text:p>-0,169</text:p>
          </table:table-cell>
          <table:table-cell table:style-name="ce13"/>
          <table:table-cell table:style-name="ce11" table:formula="of:=[Tabelle1.G121]+[Tabelle1.M121]" office:value-type="float" office:value="0.081" calcext:value-type="float">
            <text:p>0,081</text:p>
          </table:table-cell>
          <table:table-cell table:style-name="ce13"/>
          <table:table-cell table:style-name="ce11" table:formula="of:=ROUNDDOWN([Tabelle1.M121]*[Tabelle1.I121];3)" office:value-type="float" office:value="-0.466" calcext:value-type="float">
            <text:p>-0,46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1]*[Tabelle1.O121];3)" office:value-type="float" office:value="0.223" calcext:value-type="float">
            <text:p>0,2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1]-[Tabelle1.S121]" office:value-type="float" office:value="2.537" calcext:value-type="float">
            <text:p>2,53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RO Mi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24" calcext:value-type="float">
            <text:p>2,24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06" calcext:value-type="float">
            <text:p>7,0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2]/([Tabelle1.I122] +[Tabelle1.H122]) ;3)" office:value-type="float" office:value="-0.392" calcext:value-type="float">
            <text:p>-0,392</text:p>
          </table:table-cell>
          <table:table-cell table:style-name="ce13"/>
          <table:table-cell table:style-name="ce11" table:formula="of:=[Tabelle1.G122]+[Tabelle1.M122]" office:value-type="float" office:value="-0.142" calcext:value-type="float">
            <text:p>-0,142</text:p>
          </table:table-cell>
          <table:table-cell table:style-name="ce13"/>
          <table:table-cell table:style-name="ce11" table:formula="of:=ROUNDDOWN([Tabelle1.M122]*[Tabelle1.I122];3)" office:value-type="float" office:value="-1.109" calcext:value-type="float">
            <text:p>-1,1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2]*[Tabelle1.O122];3)" office:value-type="float" office:value="-0.401" calcext:value-type="float">
            <text:p>-0,40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2]-[Tabelle1.S122]" office:value-type="float" office:value="3.231" calcext:value-type="float">
            <text:p>3,231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STOXX Technolog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11" calcext:value-type="float">
            <text:p>2,11</text:p>
          </table:table-cell>
          <table:table-cell table:style-name="ce11" office:value-type="float" office:value="4.12" calcext:value-type="float">
            <text:p>4,1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16" calcext:value-type="float">
            <text:p>9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3]/([Tabelle1.I123] +[Tabelle1.H123]) ;3)" office:value-type="float" office:value="-0.47" calcext:value-type="float">
            <text:p>-0,47</text:p>
          </table:table-cell>
          <table:table-cell table:style-name="ce13"/>
          <table:table-cell table:style-name="ce11" table:formula="of:=[Tabelle1.G123]+[Tabelle1.M123]" office:value-type="float" office:value="-0.22" calcext:value-type="float">
            <text:p>-0,22</text:p>
          </table:table-cell>
          <table:table-cell table:style-name="ce13"/>
          <table:table-cell table:style-name="ce11" table:formula="of:=ROUNDDOWN([Tabelle1.M123]*[Tabelle1.I123];3)" office:value-type="float" office:value="-1.936" calcext:value-type="float">
            <text:p>-1,93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3]*[Tabelle1.O123];3)" office:value-type="float" office:value="-0.906" calcext:value-type="float">
            <text:p>-0,90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3]-[Tabelle1.S123]" office:value-type="float" office:value="5.026" calcext:value-type="float">
            <text:p>5,02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Global Titans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01" calcext:value-type="float">
            <text:p>2,01</text:p>
          </table:table-cell>
          <table:table-cell table:style-name="ce11" office:value-type="float" office:value="5.77" calcext:value-type="float">
            <text:p>5,7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19" calcext:value-type="float">
            <text:p>8,1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4]/([Tabelle1.I124] +[Tabelle1.H124]) ;3)" office:value-type="float" office:value="-0.052" calcext:value-type="float">
            <text:p>-0,052</text:p>
          </table:table-cell>
          <table:table-cell table:style-name="ce13"/>
          <table:table-cell table:style-name="ce11" table:formula="of:=[Tabelle1.G124]+[Tabelle1.M124]" office:value-type="float" office:value="0.198" calcext:value-type="float">
            <text:p>0,198</text:p>
          </table:table-cell>
          <table:table-cell table:style-name="ce13"/>
          <table:table-cell table:style-name="ce11" table:formula="of:=ROUNDDOWN([Tabelle1.M124]*[Tabelle1.I124];3)" office:value-type="float" office:value="-0.3" calcext:value-type="float">
            <text:p>-0,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4]*[Tabelle1.O124];3)" office:value-type="float" office:value="1.142" calcext:value-type="float">
            <text:p>1,1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4]-[Tabelle1.S124]" office:value-type="float" office:value="4.628" calcext:value-type="float">
            <text:p>4,62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Private Equit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76" calcext:value-type="float">
            <text:p>7,7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5]/([Tabelle1.I125] +[Tabelle1.H125]) ;3)" office:value-type="float" office:value="-2.88" calcext:value-type="float">
            <text:p>-2,88</text:p>
          </table:table-cell>
          <table:table-cell table:style-name="ce13"/>
          <table:table-cell table:style-name="ce11" table:formula="of:=[Tabelle1.G125]+[Tabelle1.M125]" office:value-type="float" office:value="-2.63" calcext:value-type="float">
            <text:p>-2,63</text:p>
          </table:table-cell>
          <table:table-cell table:style-name="ce13"/>
          <table:table-cell table:style-name="ce11" table:formula="of:=ROUNDDOWN([Tabelle1.M125]*[Tabelle1.I125];3)" office:value-type="float" office:value="-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5]*[Tabelle1.O125];3)" office:value-type="float" office:value="-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5]-[Tabelle1.S125]" office:value-type="float" office:value="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MSCI North Amer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16" calcext:value-type="float">
            <text:p>6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6]/([Tabelle1.I126] +[Tabelle1.H126]) ;3)" office:value-type="float" office:value="0.202" calcext:value-type="float">
            <text:p>0,202</text:p>
          </table:table-cell>
          <table:table-cell table:style-name="ce13"/>
          <table:table-cell table:style-name="ce11" table:formula="of:=[Tabelle1.G126]+[Tabelle1.M126]" office:value-type="float" office:value="0.452" calcext:value-type="float">
            <text:p>0,452</text:p>
          </table:table-cell>
          <table:table-cell table:style-name="ce13"/>
          <table:table-cell table:style-name="ce11" table:formula="of:=ROUNDDOWN([Tabelle1.M126]*[Tabelle1.I126];3)" office:value-type="float" office:value="1.272" calcext:value-type="float">
            <text:p>1,27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6]*[Tabelle1.O126];3)" office:value-type="float" office:value="2.847" calcext:value-type="float">
            <text:p>2,8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6]-[Tabelle1.S126]" office:value-type="float" office:value="3.453" calcext:value-type="float">
            <text:p>3,45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$ US 7-10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95" calcext:value-type="float">
            <text:p>1,9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7]/[Tabelle1.I127] ;3)" office:value-type="float" office:value="-1.697" calcext:value-type="float">
            <text:p>-1,697</text:p>
          </table:table-cell>
          <table:table-cell table:style-name="ce13"/>
          <table:table-cell table:style-name="ce11" table:formula="of:=[Tabelle1.G127]+[Tabelle1.M127]" office:value-type="float" office:value="-1.447" calcext:value-type="float">
            <text:p>-1,447</text:p>
          </table:table-cell>
          <table:table-cell table:style-name="ce13"/>
          <table:table-cell table:style-name="ce11" table:formula="of:=ROUNDDOWN([Tabelle1.M127]*[Tabelle1.I127];3)" office:value-type="float" office:value="-3.309" calcext:value-type="float">
            <text:p>-3,3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7]*[Tabelle1.O127];3)" office:value-type="float" office:value="-2.821" calcext:value-type="float">
            <text:p>-2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7]-[Tabelle1.S127]" office:value-type="float" office:value="4.771" calcext:value-type="float">
            <text:p>4,771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Ge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08" calcext:value-type="float">
            <text:p>1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8]/[Tabelle1.I128] ;3)" office:value-type="float" office:value="0.46" calcext:value-type="float">
            <text:p>0,46</text:p>
          </table:table-cell>
          <table:table-cell table:style-name="ce13"/>
          <table:table-cell table:style-name="ce11" table:formula="of:=[Tabelle1.G128]+[Tabelle1.M128]" office:value-type="float" office:value="0.71" calcext:value-type="float">
            <text:p>0,71</text:p>
          </table:table-cell>
          <table:table-cell table:style-name="ce13"/>
          <table:table-cell table:style-name="ce11" table:formula="of:=ROUNDDOWN([Tabelle1.M128]*[Tabelle1.I128];3)" office:value-type="float" office:value="0.92" calcext:value-type="float">
            <text:p>0,9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8]*[Tabelle1.O128];3)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8]-[Tabelle1.S128]" office:value-type="float" office:value="0.58" calcext:value-type="float">
            <text:p>0,5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EU 1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3" calcext:value-type="float">
            <text:p>2,3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86" calcext:value-type="float">
            <text:p>1,8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29]/[Tabelle1.I129] ;3)" office:value-type="float" office:value="0.201" calcext:value-type="float">
            <text:p>0,201</text:p>
          </table:table-cell>
          <table:table-cell table:style-name="ce13"/>
          <table:table-cell table:style-name="ce11" table:formula="of:=[Tabelle1.G129]+[Tabelle1.M129]" office:value-type="float" office:value="0.451" calcext:value-type="float">
            <text:p>0,451</text:p>
          </table:table-cell>
          <table:table-cell table:style-name="ce13"/>
          <table:table-cell table:style-name="ce11" table:formula="of:=ROUNDDOWN([Tabelle1.M129]*[Tabelle1.I129];3)" office:value-type="float" office:value="0.468" calcext:value-type="float">
            <text:p>0,4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29]*[Tabelle1.O129];3)" office:value-type="float" office:value="1.05" calcext:value-type="float">
            <text:p>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29]-[Tabelle1.S129]" office:value-type="float" office:value="1.28" calcext:value-type="float">
            <text:p>1,2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EU 5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59" calcext:value-type="float">
            <text:p>2,5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19" calcext:value-type="float">
            <text:p>2,1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0]/[Tabelle1.I130] ;3)" office:value-type="float" office:value="0.154" calcext:value-type="float">
            <text:p>0,154</text:p>
          </table:table-cell>
          <table:table-cell table:style-name="ce13"/>
          <table:table-cell table:style-name="ce11" table:formula="of:=[Tabelle1.G130]+[Tabelle1.M130]" office:value-type="float" office:value="0.404" calcext:value-type="float">
            <text:p>0,404</text:p>
          </table:table-cell>
          <table:table-cell table:style-name="ce13"/>
          <table:table-cell table:style-name="ce11" table:formula="of:=ROUNDDOWN([Tabelle1.M130]*[Tabelle1.I130];3)" office:value-type="float" office:value="0.398" calcext:value-type="float">
            <text:p>0,39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0]*[Tabelle1.O130];3)" office:value-type="float" office:value="1.046" calcext:value-type="float">
            <text:p>1,04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0]-[Tabelle1.S130]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US 2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66" calcext:value-type="float">
            <text:p>2,6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4" calcext:value-type="float">
            <text:p>2,6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1]/[Tabelle1.I131] ;3)" office:value-type="float" office:value="0.007" calcext:value-type="float">
            <text:p>0,007</text:p>
          </table:table-cell>
          <table:table-cell table:style-name="ce13"/>
          <table:table-cell table:style-name="ce11" table:formula="of:=[Tabelle1.G131]+[Tabelle1.M131]" office:value-type="float" office:value="0.257" calcext:value-type="float">
            <text:p>0,257</text:p>
          </table:table-cell>
          <table:table-cell table:style-name="ce13"/>
          <table:table-cell table:style-name="ce11" table:formula="of:=ROUNDDOWN([Tabelle1.M131]*[Tabelle1.I131];3)" office:value-type="float" office:value="0.018" calcext:value-type="float">
            <text:p>0,0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1]*[Tabelle1.O131];3)" office:value-type="float" office:value="0.683" calcext:value-type="float">
            <text:p>0,6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1]-[Tabelle1.S131]" office:value-type="float" office:value="1.977" calcext:value-type="float">
            <text:p>1,97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2"/>
          <table:table-cell table:style-name="ce2"/>
          <table:table-cell table:style-name="ce5" office:value-type="string" calcext:value-type="string">
            <text:p>Glob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72" calcext:value-type="float">
            <text:p>2,7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2]/[Tabelle1.I132] ;3)" office:value-type="float" office:value="0.036" calcext:value-type="float">
            <text:p>0,036</text:p>
          </table:table-cell>
          <table:table-cell table:style-name="ce13"/>
          <table:table-cell table:style-name="ce11" table:formula="of:=[Tabelle1.G132]+[Tabelle1.M132]" office:value-type="float" office:value="0.286" calcext:value-type="float">
            <text:p>0,286</text:p>
          </table:table-cell>
          <table:table-cell table:style-name="ce13"/>
          <table:table-cell table:style-name="ce11" table:formula="of:=ROUNDDOWN([Tabelle1.M132]*[Tabelle1.I132];3)" office:value-type="float" office:value="0.097" calcext:value-type="float">
            <text:p>0,09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2]*[Tabelle1.O132];3)" office:value-type="float" office:value="0.777" calcext:value-type="float">
            <text:p>0,7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2]-[Tabelle1.S132]" office:value-type="float" office:value="1.943" calcext:value-type="float">
            <text:p>1,94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Ger 1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4" calcext:value-type="float">
            <text:p>3,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31" calcext:value-type="float">
            <text:p>6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3]/[Tabelle1.I133] ;3)" office:value-type="float" office:value="-0.855" calcext:value-type="float">
            <text:p>-0,855</text:p>
          </table:table-cell>
          <table:table-cell table:style-name="ce13"/>
          <table:table-cell table:style-name="ce11" table:formula="of:=[Tabelle1.G133]+[Tabelle1.M133]" office:value-type="float" office:value="-0.605" calcext:value-type="float">
            <text:p>-0,605</text:p>
          </table:table-cell>
          <table:table-cell table:style-name="ce13"/>
          <table:table-cell table:style-name="ce11" table:formula="of:=ROUNDDOWN([Tabelle1.M133]*[Tabelle1.I133];3)" office:value-type="float" office:value="-2.907" calcext:value-type="float">
            <text:p>-2,90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3]*[Tabelle1.O133];3)" office:value-type="float" office:value="-2.057" calcext:value-type="float">
            <text:p>-2,05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3]-[Tabelle1.S133]" office:value-type="float" office:value="5.457" calcext:value-type="float">
            <text:p>5,45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$ Corp 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45" calcext:value-type="float">
            <text:p>3,4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78" calcext:value-type="float">
            <text:p>2,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4]/[Tabelle1.I134] ;3)" office:value-type="float" office:value="0.194" calcext:value-type="float">
            <text:p>0,194</text:p>
          </table:table-cell>
          <table:table-cell table:style-name="ce13"/>
          <table:table-cell table:style-name="ce11" table:formula="of:=[Tabelle1.G134]+[Tabelle1.M134]" office:value-type="float" office:value="0.444" calcext:value-type="float">
            <text:p>0,444</text:p>
          </table:table-cell>
          <table:table-cell table:style-name="ce13"/>
          <table:table-cell table:style-name="ce11" table:formula="of:=ROUNDDOWN([Tabelle1.M134]*[Tabelle1.I134];3)" office:value-type="float" office:value="0.669" calcext:value-type="float">
            <text:p>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4]*[Tabelle1.O134];3)" office:value-type="float" office:value="1.531" calcext:value-type="float">
            <text:p>1,5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4]-[Tabelle1.S134]" office:value-type="float" office:value="1.919" calcext:value-type="float">
            <text:p>1,919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€ BB – B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62" calcext:value-type="float">
            <text:p>3,6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61" calcext:value-type="float">
            <text:p>0,6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5]/[Tabelle1.I135] ;3)" office:value-type="float" office:value="0.831" calcext:value-type="float">
            <text:p>0,831</text:p>
          </table:table-cell>
          <table:table-cell table:style-name="ce13"/>
          <table:table-cell table:style-name="ce11" table:formula="of:=[Tabelle1.G135]+[Tabelle1.M135]" office:value-type="float" office:value="1.081" calcext:value-type="float">
            <text:p>1,081</text:p>
          </table:table-cell>
          <table:table-cell table:style-name="ce13"/>
          <table:table-cell table:style-name="ce11" table:formula="of:=ROUNDDOWN([Tabelle1.M135]*[Tabelle1.I135];3)" office:value-type="float" office:value="3.008" calcext:value-type="float">
            <text:p>3,0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5]*[Tabelle1.O135];3)" office:value-type="float" office:value="3.913" calcext:value-type="float">
            <text:p>3,9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5]-[Tabelle1.S135]" office:value-type="float" office:value="-0.293" calcext:value-type="float">
            <text:p>-0,29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EU 10,5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83" calcext:value-type="float">
            <text:p>6,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6]/[Tabelle1.I136] ;3)" office:value-type="float" office:value="-0.769" calcext:value-type="float">
            <text:p>-0,769</text:p>
          </table:table-cell>
          <table:table-cell table:style-name="ce13"/>
          <table:table-cell table:style-name="ce11" table:formula="of:=[Tabelle1.G136]+[Tabelle1.M136]" office:value-type="float" office:value="-0.519" calcext:value-type="float">
            <text:p>-0,519</text:p>
          </table:table-cell>
          <table:table-cell table:style-name="ce13"/>
          <table:table-cell table:style-name="ce11" table:formula="of:=ROUNDDOWN([Tabelle1.M136]*[Tabelle1.I136];3)" office:value-type="float" office:value="-2.968" calcext:value-type="float">
            <text:p>-2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6]*[Tabelle1.O136];3)" office:value-type="float" office:value="-2.003" calcext:value-type="float">
            <text:p>-2,0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6]-[Tabelle1.S136]" office:value-type="float" office:value="5.863" calcext:value-type="float">
            <text:p>5,86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€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1" calcext:value-type="float">
            <text:p>4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7]/[Tabelle1.I137] ;3)" office:value-type="float" office:value="0.378" calcext:value-type="float">
            <text:p>0,378</text:p>
          </table:table-cell>
          <table:table-cell table:style-name="ce13"/>
          <table:table-cell table:style-name="ce11" table:formula="of:=[Tabelle1.G137]+[Tabelle1.M137]" office:value-type="float" office:value="0.628" calcext:value-type="float">
            <text:p>0,628</text:p>
          </table:table-cell>
          <table:table-cell table:style-name="ce13"/>
          <table:table-cell table:style-name="ce11" table:formula="of:=ROUNDDOWN([Tabelle1.M137]*[Tabelle1.I137];3)" office:value-type="float" office:value="1.549" calcext:value-type="float">
            <text:p>1,54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7]*[Tabelle1.O137];3)" office:value-type="float" office:value="2.574" calcext:value-type="float">
            <text:p>2,5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7]-[Tabelle1.S137]" office:value-type="float" office:value="1.526" calcext:value-type="float">
            <text:p>1,526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$ EM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47" calcext:value-type="float">
            <text:p>2,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8]/[Tabelle1.I138] ;3)" office:value-type="float" office:value="0.453" calcext:value-type="float">
            <text:p>0,453</text:p>
          </table:table-cell>
          <table:table-cell table:style-name="ce13"/>
          <table:table-cell table:style-name="ce11" table:formula="of:=[Tabelle1.G138]+[Tabelle1.M138]" office:value-type="float" office:value="0.703" calcext:value-type="float">
            <text:p>0,703</text:p>
          </table:table-cell>
          <table:table-cell table:style-name="ce13"/>
          <table:table-cell table:style-name="ce11" table:formula="of:=ROUNDDOWN([Tabelle1.M138]*[Tabelle1.I138];3)" office:value-type="float" office:value="2.047" calcext:value-type="float">
            <text:p>2,0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8]*[Tabelle1.O138];3)" office:value-type="float" office:value="3.177" calcext:value-type="float">
            <text:p>3,1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8]-[Tabelle1.S138]" office:value-type="float" office:value="1.343" calcext:value-type="float">
            <text:p>1,34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Default" table:number-columns-repeated="3"/>
          <table:table-cell table:style-name="ce5" office:value-type="string" calcext:value-type="string">
            <text:p>J.P.M. Em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05" calcext:value-type="float">
            <text:p>5,0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3" calcext:value-type="float">
            <text:p>4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39]/[Tabelle1.I139] ;3)" office:value-type="float" office:value="0.162" calcext:value-type="float">
            <text:p>0,162</text:p>
          </table:table-cell>
          <table:table-cell table:style-name="ce13"/>
          <table:table-cell table:style-name="ce11" table:formula="of:=[Tabelle1.G139]+[Tabelle1.M139]" office:value-type="float" office:value="0.412" calcext:value-type="float">
            <text:p>0,412</text:p>
          </table:table-cell>
          <table:table-cell table:style-name="ce13"/>
          <table:table-cell table:style-name="ce11" table:formula="of:=ROUNDDOWN([Tabelle1.M139]*[Tabelle1.I139];3)" office:value-type="float" office:value="0.818" calcext:value-type="float">
            <text:p>0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39]*[Tabelle1.O139];3)" office:value-type="float" office:value="2.08" calcext:value-type="float">
            <text:p>2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39]-[Tabelle1.S139]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Global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13" calcext:value-type="float">
            <text:p>3,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0]/[Tabelle1.I140] ;3)" office:value-type="float" office:value="0.386" calcext:value-type="float">
            <text:p>0,386</text:p>
          </table:table-cell>
          <table:table-cell table:style-name="ce13"/>
          <table:table-cell table:style-name="ce11" table:formula="of:=[Tabelle1.G140]+[Tabelle1.M140]" office:value-type="float" office:value="0.636" calcext:value-type="float">
            <text:p>0,636</text:p>
          </table:table-cell>
          <table:table-cell table:style-name="ce13"/>
          <table:table-cell table:style-name="ce11" table:formula="of:=ROUNDDOWN([Tabelle1.M140]*[Tabelle1.I140];3)" office:value-type="float" office:value="1.968" calcext:value-type="float">
            <text:p>1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0]*[Tabelle1.O140];3)" office:value-type="float" office:value="3.243" calcext:value-type="float">
            <text:p>3,24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0]-[Tabelle1.S140]" office:value-type="float" office:value="1.857" calcext:value-type="float">
            <text:p>1,85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M Go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51" calcext:value-type="float">
            <text:p>5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1]/[Tabelle1.I141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141]+[Tabelle1.M141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141]*[Tabelle1.I141];3)" office:value-type="float" office:value="1.509" calcext:value-type="float">
            <text:p>1,5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1]*[Tabelle1.O141];3)" office:value-type="float" office:value="2.887" calcext:value-type="float">
            <text:p>2,88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1]-[Tabelle1.S141]" office:value-type="float" office:value="2.623" calcext:value-type="float">
            <text:p>2,62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$ Short Dur.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" calcext:value-type="float">
            <text:p>5,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2]/[Tabelle1.I142] ;3)" office:value-type="float" office:value="0.543" calcext:value-type="float">
            <text:p>0,543</text:p>
          </table:table-cell>
          <table:table-cell table:style-name="ce13"/>
          <table:table-cell table:style-name="ce11" table:formula="of:=[Tabelle1.G142]+[Tabelle1.M142]" office:value-type="float" office:value="0.793" calcext:value-type="float">
            <text:p>0,793</text:p>
          </table:table-cell>
          <table:table-cell table:style-name="ce13"/>
          <table:table-cell table:style-name="ce11" table:formula="of:=ROUNDDOWN([Tabelle1.M142]*[Tabelle1.I142];3)" office:value-type="float" office:value="3.095" calcext:value-type="float">
            <text:p>3,0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2]*[Tabelle1.O142];3)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2]-[Tabelle1.S142]" office:value-type="float" office:value="1.18" calcext:value-type="float">
            <text:p>1,18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$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6" calcext:value-type="float">
            <text:p>5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38" calcext:value-type="float">
            <text:p>3,3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3]/[Tabelle1.I143] +[Tabelle1.H143] ;3)" office:value-type="float" office:value="0.413" calcext:value-type="float">
            <text:p>0,413</text:p>
          </table:table-cell>
          <table:table-cell table:style-name="ce13"/>
          <table:table-cell table:style-name="ce11" table:formula="of:=[Tabelle1.G143]+[Tabelle1.M143]" office:value-type="float" office:value="0.663" calcext:value-type="float">
            <text:p>0,663</text:p>
          </table:table-cell>
          <table:table-cell table:style-name="ce13"/>
          <table:table-cell table:style-name="ce11" table:formula="of:=ROUNDDOWN([Tabelle1.M143]*[Tabelle1.I143];3)" office:value-type="float" office:value="2.378" calcext:value-type="float">
            <text:p>2,3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3]*[Tabelle1.O143];3)" office:value-type="float" office:value="3.818" calcext:value-type="float">
            <text:p>3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3]-[Tabelle1.S143]" office:value-type="float" office:value="1.942" calcext:value-type="float">
            <text:p>1,942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$ Ult.short Bon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6" calcext:value-type="float">
            <text:p>0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4]/[Tabelle1.I144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144]+[Tabelle1.M144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144]*[Tabelle1.I144];3)" office:value-type="float" office:value="0.829" calcext:value-type="float">
            <text:p>0,82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4]*[Tabelle1.O144];3)" office:value-type="float" office:value="1.077" calcext:value-type="float">
            <text:p>1,0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4]-[Tabelle1.S144]" office:value-type="float" office:value="-0.087" calcext:value-type="float">
            <text:p>-0,08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Pfandbrief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5" calcext:value-type="float">
            <text:p>1,1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81" calcext:value-type="float">
            <text:p>0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5]/[Tabelle1.I145] ;3)" office:value-type="float" office:value="0.295" calcext:value-type="float">
            <text:p>0,295</text:p>
          </table:table-cell>
          <table:table-cell table:style-name="ce13"/>
          <table:table-cell table:style-name="ce11" table:formula="of:=[Tabelle1.G145]+[Tabelle1.M145]" office:value-type="float" office:value="0.545" calcext:value-type="float">
            <text:p>0,545</text:p>
          </table:table-cell>
          <table:table-cell table:style-name="ce13"/>
          <table:table-cell table:style-name="ce11" table:formula="of:=ROUNDDOWN([Tabelle1.M145]*[Tabelle1.I145];3)" office:value-type="float" office:value="0.339" calcext:value-type="float">
            <text:p>0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5]*[Tabelle1.O145];3)" office:value-type="float" office:value="0.626" calcext:value-type="float">
            <text:p>0,6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5]-[Tabelle1.S145]" office:value-type="float" office:value="0.524" calcext:value-type="float">
            <text:p>0,52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€ Aggregat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24" calcext:value-type="float">
            <text:p>1,2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22" calcext:value-type="float">
            <text:p>2,2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6]/[Tabelle1.I146] ;3)" office:value-type="float" office:value="-0.79" calcext:value-type="float">
            <text:p>-0,79</text:p>
          </table:table-cell>
          <table:table-cell table:style-name="ce13"/>
          <table:table-cell table:style-name="ce11" table:formula="of:=[Tabelle1.G146]+[Tabelle1.M146]" office:value-type="float" office:value="-0.54" calcext:value-type="float">
            <text:p>-0,54</text:p>
          </table:table-cell>
          <table:table-cell table:style-name="ce13"/>
          <table:table-cell table:style-name="ce11" table:formula="of:=ROUNDDOWN([Tabelle1.M146]*[Tabelle1.I146];3)" office:value-type="float" office:value="-0.979" calcext:value-type="float">
            <text:p>-0,9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6]*[Tabelle1.O146];3)" office:value-type="float" office:value="-0.669" calcext:value-type="float">
            <text:p>-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6]-[Tabelle1.S146]" office:value-type="float" office:value="1.909" calcext:value-type="float">
            <text:p>1,909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Ger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3" calcext:value-type="float">
            <text:p>0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7]/[Tabelle1.I147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147]+[Tabelle1.M147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147]*[Tabelle1.I147];3)" office:value-type="float" office:value="1.189" calcext:value-type="float">
            <text:p>1,18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7]*[Tabelle1.O147];3)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7]-[Tabelle1.S147]" office:value-type="float" office:value="-0.124" calcext:value-type="float">
            <text:p>-0,124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EU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8]/[Tabelle1.I148] ;3)" office:value-type="float" office:value="0.818" calcext:value-type="float">
            <text:p>0,818</text:p>
          </table:table-cell>
          <table:table-cell table:style-name="ce13"/>
          <table:table-cell table:style-name="ce11" table:formula="of:=[Tabelle1.G148]+[Tabelle1.M148]" office:value-type="float" office:value="1.068" calcext:value-type="float">
            <text:p>1,068</text:p>
          </table:table-cell>
          <table:table-cell table:style-name="ce13"/>
          <table:table-cell table:style-name="ce11" table:formula="of:=ROUNDDOWN([Tabelle1.M148]*[Tabelle1.I148];3)" office:value-type="float" office:value="1.169" calcext:value-type="float">
            <text:p>1,1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8]*[Tabelle1.O148];3)" office:value-type="float" office:value="1.527" calcext:value-type="float">
            <text:p>1,5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8]-[Tabelle1.S148]" office:value-type="float" office:value="-0.097" calcext:value-type="float">
            <text:p>-0,097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Money Market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1" calcext:value-type="float">
            <text:p>1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49]/[Tabelle1.I149] ;3)" office:value-type="float" office:value="0.887" calcext:value-type="float">
            <text:p>0,887</text:p>
          </table:table-cell>
          <table:table-cell table:style-name="ce13"/>
          <table:table-cell table:style-name="ce11" table:formula="of:=[Tabelle1.G149]+[Tabelle1.M149]" office:value-type="float" office:value="1.137" calcext:value-type="float">
            <text:p>1,137</text:p>
          </table:table-cell>
          <table:table-cell table:style-name="ce13"/>
          <table:table-cell table:style-name="ce11" table:formula="of:=ROUNDDOWN([Tabelle1.M149]*[Tabelle1.I149];3)" office:value-type="float" office:value="1.339" calcext:value-type="float">
            <text:p>1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49]*[Tabelle1.O149];3)" office:value-type="float" office:value="1.716" calcext:value-type="float">
            <text:p>1,7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49]-[Tabelle1.S149]" office:value-type="float" office:value="-0.206" calcext:value-type="float">
            <text:p>-0,20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Core <text:s/>€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50]/[Tabelle1.I150] ;3)" office:value-type="float" office:value="0.375" calcext:value-type="float">
            <text:p>0,375</text:p>
          </table:table-cell>
          <table:table-cell table:style-name="ce13"/>
          <table:table-cell table:style-name="ce11" table:formula="of:=[Tabelle1.G150]+[Tabelle1.M150]" office:value-type="float" office:value="0.625" calcext:value-type="float">
            <text:p>0,625</text:p>
          </table:table-cell>
          <table:table-cell table:style-name="ce13"/>
          <table:table-cell table:style-name="ce11" table:formula="of:=ROUNDDOWN([Tabelle1.M150]*[Tabelle1.I150];3)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50]*[Tabelle1.O150];3)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50]-[Tabelle1.S150]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5" office:value-type="string" calcext:value-type="string">
            <text:p>$ Short Dur.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51]/[Tabelle1.I151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151]+[Tabelle1.M151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151]*[Tabelle1.I151];3)" office:value-type="float" office:value="0.479" calcext:value-type="float">
            <text:p>0,4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51]*[Tabelle1.O151];3)" office:value-type="float" office:value="0.917" calcext:value-type="float">
            <text:p>0,9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51]-[Tabelle1.S151]" office:value-type="float" office:value="0.833" calcext:value-type="float">
            <text:p>0,833</text:p>
          </table:table-cell>
          <table:table-cell table:style-name="ce11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07:.H151]);3)" office:value-type="float" office:value="1.504" calcext:value-type="float">
            <text:p>1,504</text:p>
          </table:table-cell>
          <table:table-cell table:style-name="ce6" table:formula="of:=MEDIAN([Tabelle1.I107:.I151]) + [.H153]" office:value-type="float" office:value="4.264" calcext:value-type="float">
            <text:p>4,264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107:.K151])" office:value-type="float" office:value="4.27" calcext:value-type="float">
            <text:p>4,2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153]/[Tabelle1.I153];3)" office:value-type="float" office:value="-0.001" calcext:value-type="float">
            <text:p>-0,001</text:p>
          </table:table-cell>
          <table:table-cell table:style-name="ce14"/>
          <table:table-cell table:style-name="ce6" table:formula="of:=[Tabelle1.G153]+[Tabelle1.M153]" office:value-type="float" office:value="0.249" calcext:value-type="float">
            <text:p>0,249</text:p>
          </table:table-cell>
          <table:table-cell table:style-name="ce14"/>
          <table:table-cell table:style-name="ce6" table:formula="of:=ROUNDDOWN([Tabelle1.M153]*[Tabelle1.I153];3)" office:value-type="float" office:value="-0.004" calcext:value-type="float">
            <text:p>-0,004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153]*[Tabelle1.I153];3)" office:value-type="float" office:value="1.061" calcext:value-type="float">
            <text:p>1,061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153]-[Tabelle1.S153];3)" office:value-type="float" office:value="3.203" calcext:value-type="float">
            <text:p>3,203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07:.H151]);3)" office:value-type="float" office:value="1.504" calcext:value-type="float">
            <text:p>1,504</text:p>
          </table:table-cell>
          <table:table-cell table:style-name="ce6" table:formula="of:=ROUNDDOWN(AVERAGE([Tabelle1.I107:.I151]);2) + [.H154]" office:value-type="float" office:value="4.594" calcext:value-type="float">
            <text:p>4,594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107:.K151]);3)" office:value-type="float" office:value="5.037" calcext:value-type="float">
            <text:p>5,03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155]/[Tabelle1.I155];3)" office:value-type="float" office:value="-0.05" calcext:value-type="float">
            <text:p>-0,05</text:p>
          </table:table-cell>
          <table:table-cell table:style-name="ce10"/>
          <table:table-cell table:style-name="ce6" table:formula="of:=[Tabelle1.G155]+[Tabelle1.M155]" office:value-type="float" office:value="-0.0255" calcext:value-type="float">
            <text:p>-0,0255</text:p>
          </table:table-cell>
          <table:table-cell table:style-name="ce10"/>
          <table:table-cell table:style-name="ce6" table:formula="of:=ROUNDDOWN([Tabelle1.M155]*[Tabelle1.I155];3)" office:value-type="float" office:value="-0.112" calcext:value-type="float">
            <text:p>-0,11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155]*[Tabelle1.I155];3)" office:value-type="float" office:value="0.494" calcext:value-type="float">
            <text:p>0,494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155]-[Tabelle1.S155];3)" office:value-type="float" office:value="3.651" calcext:value-type="float">
            <text:p>3,651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153]+[Tabelle1.I154])/2" office:value-type="float" office:value="4.429" calcext:value-type="float">
            <text:p>4,429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153]+[Tabelle1.K154])/2" office:value-type="float" office:value="4.6535" calcext:value-type="float">
            <text:p>4,653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153]+[Tabelle1.M154])/2" office:value-type="float" office:value="-0.0255" calcext:value-type="float">
            <text:p>-0,0255</text:p>
          </table:table-cell>
          <table:table-cell table:style-name="ce10"/>
          <table:table-cell table:style-name="ce6" table:formula="of:=([Tabelle1.O153]+[Tabelle1.O154])/2" office:value-type="float" office:value="0.11175" calcext:value-type="float">
            <text:p>0,11175</text:p>
          </table:table-cell>
          <table:table-cell table:style-name="ce10"/>
          <table:table-cell table:style-name="ce6" table:formula="of:=([Tabelle1.Q153]+[Tabelle1.Q154])/2" office:value-type="float" office:value="-0.058" calcext:value-type="float">
            <text:p>-0,058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153]+[Tabelle1.S154])/2" office:value-type="float" office:value="0.7775" calcext:value-type="float">
            <text:p>0,777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153]+[Tabelle1.U154])/2" office:value-type="float" office:value="3.427" calcext:value-type="float">
            <text:p>3,427</text:p>
          </table:table-cell>
          <table:table-cell table:style-name="ce6" office:value-type="string" calcext:value-type="string">
            <text:p>%</text:p>
          </table:table-cell>
          <table:table-cell table:style-name="ce1"/>
          <table:table-cell table:number-columns-repeated="23"/>
        </table:table-row>
        <table:table-row table:style-name="ro1" table:number-rows-repeated="3">
          <table:table-cell table:style-name="ce1"/>
          <table:table-cell table:style-name="ce2" table:number-columns-repeated="3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2" table:number-columns-repeated="3"/>
          <table:table-cell table:style-name="ce4" office:value-type="string" calcext:value-type="string" table:number-columns-spanned="1" table:number-rows-spanned="3">
            <text:p>Aktien</text:p>
          </table:table-cell>
          <table:table-cell table:style-name="ce8"/>
          <table:table-cell table:style-name="ce4" office:value-type="string" calcext:value-type="string" table:number-columns-spanned="1" table:number-rows-spanned="3">
            <text:p>h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number-columns-repeated="24"/>
        </table:table-row>
        <table:table-row table:style-name="ro1">
          <table:table-cell/>
          <table:table-cell table:style-name="ce2" table:number-columns-repeated="3"/>
          <table:covered-table-cell table:style-name="ce4"/>
          <table:table-cell table:style-name="ce8"/>
          <table:covered-table-cell table:number-columns-repeated="3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table:number-columns-repeated="3"/>
          <table:covered-table-cell table:style-name="ce4"/>
          <table:table-cell table:style-name="ce8"/>
          <table:covered-table-cell table:number-columns-repeated="3" table:style-name="ce4"/>
          <table:table-cell table:style-name="ce4" office:value-type="string" calcext:value-type="string">
            <text:p>%</text:p>
          </table:table-cell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9"/>
          <table:table-cell table:style-name="ce11" table:number-columns-repeated="7"/>
          <table:table-cell table:style-name="ce9"/>
          <table:table-cell table:style-name="ce11"/>
          <table:table-cell table:style-name="ce9"/>
          <table:table-cell table:style-name="ce11" table:number-columns-repeated="6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ce5" office:value-type="string" calcext:value-type="string">
            <text:p>EURO Sel. Div.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74" calcext:value-type="float">
            <text:p>4,74</text:p>
          </table:table-cell>
          <table:table-cell table:style-name="ce11" office:value-type="float" office:value="-0.65" calcext:value-type="float">
            <text:p>-0,6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15" calcext:value-type="float">
            <text:p>7,1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3]/([Tabelle1.I163] +[Tabelle1.H163]) ;3)" office:value-type="float" office:value="-0.748" calcext:value-type="float">
            <text:p>-0,748</text:p>
          </table:table-cell>
          <table:table-cell table:style-name="ce13"/>
          <table:table-cell table:style-name="ce11" table:formula="of:=[Tabelle1.G163]+[Tabelle1.M163]" office:value-type="float" office:value="-0.498" calcext:value-type="float">
            <text:p>-0,498</text:p>
          </table:table-cell>
          <table:table-cell table:style-name="ce13"/>
          <table:table-cell table:style-name="ce11" table:formula="of:=ROUNDDOWN([Tabelle1.M163]*[Tabelle1.I163];3)" office:value-type="float" office:value="0.486" calcext:value-type="float">
            <text:p>0,48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3]*[Tabelle1.O163];3)" office:value-type="float" office:value="0.323" calcext:value-type="float">
            <text:p>0,3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3]-[Tabelle1.S163]" office:value-type="float" office:value="-0.973" calcext:value-type="float">
            <text:p>-0,97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ce5" office:value-type="string" calcext:value-type="string">
            <text:p>STOXX Utilities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37" calcext:value-type="float">
            <text:p>7,3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4]/([Tabelle1.I164] +[Tabelle1.H164]) ;3)" office:value-type="float" office:value="-1.377" calcext:value-type="float">
            <text:p>-1,377</text:p>
          </table:table-cell>
          <table:table-cell table:style-name="ce13"/>
          <table:table-cell table:style-name="ce11" table:formula="of:=[Tabelle1.G164]+[Tabelle1.M164]" office:value-type="float" office:value="-1.127" calcext:value-type="float">
            <text:p>-1,127</text:p>
          </table:table-cell>
          <table:table-cell table:style-name="ce13"/>
          <table:table-cell table:style-name="ce11" table:formula="of:=ROUNDDOWN([Tabelle1.M164]*[Tabelle1.I164];3)" office:value-type="float" office:value="2.754" calcext:value-type="float">
            <text:p>2,75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4]*[Tabelle1.O164];3)" office:value-type="float" office:value="2.254" calcext:value-type="float">
            <text:p>2,25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4]-[Tabelle1.S164]" office:value-type="float" office:value="-4.254" calcext:value-type="float">
            <text:p>-4,254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ce5" office:value-type="string" calcext:value-type="string">
            <text:p>STOXX Sel.Div.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92" calcext:value-type="float">
            <text:p>4,92</text:p>
          </table:table-cell>
          <table:table-cell table:style-name="ce11" office:value-type="float" office:value="-1.52" calcext:value-type="float">
            <text:p>-1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7" calcext:value-type="float">
            <text:p>7,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5]/([Tabelle1.I165] +[Tabelle1.H165]) ;3)" office:value-type="float" office:value="-1.264" calcext:value-type="float">
            <text:p>-1,264</text:p>
          </table:table-cell>
          <table:table-cell table:style-name="ce13"/>
          <table:table-cell table:style-name="ce11" table:formula="of:=[Tabelle1.G165]+[Tabelle1.M165]" office:value-type="float" office:value="-1.014" calcext:value-type="float">
            <text:p>-1,014</text:p>
          </table:table-cell>
          <table:table-cell table:style-name="ce13"/>
          <table:table-cell table:style-name="ce11" table:formula="of:=ROUNDDOWN([Tabelle1.M165]*[Tabelle1.I165];3)" office:value-type="float" office:value="1.921" calcext:value-type="float">
            <text:p>1,9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5]*[Tabelle1.O165];3)" office:value-type="float" office:value="1.541" calcext:value-type="float">
            <text:p>1,54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5]-[Tabelle1.S165]" office:value-type="float" office:value="-3.061" calcext:value-type="float">
            <text:p>-3,061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ce5" office:value-type="string" calcext:value-type="string">
            <text:p>Private Equit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76" calcext:value-type="float">
            <text:p>7,7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6]/([Tabelle1.I166] +[Tabelle1.H166]) ;3)" office:value-type="float" office:value="-2.88" calcext:value-type="float">
            <text:p>-2,88</text:p>
          </table:table-cell>
          <table:table-cell table:style-name="ce13"/>
          <table:table-cell table:style-name="ce11" table:formula="of:=[Tabelle1.G166]+[Tabelle1.M166]" office:value-type="float" office:value="-2.63" calcext:value-type="float">
            <text:p>-2,63</text:p>
          </table:table-cell>
          <table:table-cell table:style-name="ce13"/>
          <table:table-cell table:style-name="ce11" table:formula="of:=ROUNDDOWN([Tabelle1.M166]*[Tabelle1.I166];3)" office:value-type="float" office:value="-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6]*[Tabelle1.O166];3)" office:value-type="float" office:value="-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6]-[Tabelle1.S166]" office:value-type="float" office:value="0" calcext:value-type="float">
            <text:p>0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 calcext:value-type="string">
            <text:p>Global Titans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01" calcext:value-type="float">
            <text:p>2,01</text:p>
          </table:table-cell>
          <table:table-cell table:style-name="ce11" office:value-type="float" office:value="5.77" calcext:value-type="float">
            <text:p>5,7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19" calcext:value-type="float">
            <text:p>8,1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7]/([Tabelle1.I167] +[Tabelle1.H167]) ;3)" office:value-type="float" office:value="-0.052" calcext:value-type="float">
            <text:p>-0,052</text:p>
          </table:table-cell>
          <table:table-cell table:style-name="ce13"/>
          <table:table-cell table:style-name="ce11" table:formula="of:=[Tabelle1.G167]+[Tabelle1.M167]" office:value-type="float" office:value="0.198" calcext:value-type="float">
            <text:p>0,198</text:p>
          </table:table-cell>
          <table:table-cell table:style-name="ce13"/>
          <table:table-cell table:style-name="ce11" table:formula="of:=ROUNDDOWN([Tabelle1.M167]*[Tabelle1.I167];3)" office:value-type="float" office:value="-0.3" calcext:value-type="float">
            <text:p>-0,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7]*[Tabelle1.O167];3)" office:value-type="float" office:value="1.142" calcext:value-type="float">
            <text:p>1,1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7]-[Tabelle1.S167]" office:value-type="float" office:value="4.628" calcext:value-type="float">
            <text:p>4,62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STOXX EU 60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63" calcext:value-type="float">
            <text:p>3,63</text:p>
          </table:table-cell>
          <table:table-cell table:style-name="ce11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22" calcext:value-type="float">
            <text:p>8,2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8]/([Tabelle1.I168] +[Tabelle1.H168]) ;3)" office:value-type="float" office:value="-0.245" calcext:value-type="float">
            <text:p>-0,245</text:p>
          </table:table-cell>
          <table:table-cell table:style-name="ce13"/>
          <table:table-cell table:style-name="ce11" table:formula="of:=[Tabelle1.G168]+[Tabelle1.M168]" office:value-type="float" office:value="0.005" calcext:value-type="float">
            <text:p>0,005</text:p>
          </table:table-cell>
          <table:table-cell table:style-name="ce13"/>
          <table:table-cell table:style-name="ce11" table:formula="of:=ROUNDDOWN([Tabelle1.M168]*[Tabelle1.I168];3)" office:value-type="float" office:value="-0.727" calcext:value-type="float">
            <text:p>-0,7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8]*[Tabelle1.O168];3)" office:value-type="float" office:value="0.014" calcext:value-type="float">
            <text:p>0,0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8]-[Tabelle1.S168]" office:value-type="float" office:value="2.956" calcext:value-type="float">
            <text:p>2,956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RO STOXX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68" calcext:value-type="float">
            <text:p>3,68</text:p>
          </table:table-cell>
          <table:table-cell table:style-name="ce11" office:value-type="float" office:value="1.81" calcext:value-type="float">
            <text:p>1,8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27" calcext:value-type="float">
            <text:p>8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69]/([Tabelle1.I169] +[Tabelle1.H169]) ;3)" office:value-type="float" office:value="-0.506" calcext:value-type="float">
            <text:p>-0,506</text:p>
          </table:table-cell>
          <table:table-cell table:style-name="ce13"/>
          <table:table-cell table:style-name="ce11" table:formula="of:=[Tabelle1.G169]+[Tabelle1.M169]" office:value-type="float" office:value="-0.256" calcext:value-type="float">
            <text:p>-0,256</text:p>
          </table:table-cell>
          <table:table-cell table:style-name="ce13"/>
          <table:table-cell table:style-name="ce11" table:formula="of:=ROUNDDOWN([Tabelle1.M169]*[Tabelle1.I169];3)" office:value-type="float" office:value="-0.915" calcext:value-type="float">
            <text:p>-0,91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69]*[Tabelle1.O169];3)" office:value-type="float" office:value="-0.463" calcext:value-type="float">
            <text:p>-0,46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69]-[Tabelle1.S169]" office:value-type="float" office:value="2.273" calcext:value-type="float">
            <text:p>2,27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STOXX Glob. DI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06" calcext:value-type="float">
            <text:p>4,06</text:p>
          </table:table-cell>
          <table:table-cell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35" calcext:value-type="float">
            <text:p>8,3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0]/([Tabelle1.I170] +[Tabelle1.H170]) ;3)" office:value-type="float" office:value="-0.054" calcext:value-type="float">
            <text:p>-0,054</text:p>
          </table:table-cell>
          <table:table-cell table:style-name="ce13"/>
          <table:table-cell table:style-name="ce11" table:formula="of:=[Tabelle1.G170]+[Tabelle1.M170]" office:value-type="float" office:value="0.196" calcext:value-type="float">
            <text:p>0,196</text:p>
          </table:table-cell>
          <table:table-cell table:style-name="ce13"/>
          <table:table-cell table:style-name="ce11" table:formula="of:=ROUNDDOWN([Tabelle1.M170]*[Tabelle1.I170];3)" office:value-type="float" office:value="-0.208" calcext:value-type="float">
            <text:p>-0,2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0]*[Tabelle1.O170];3)" office:value-type="float" office:value="0.756" calcext:value-type="float">
            <text:p>0,7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0]-[Tabelle1.S170]" office:value-type="float" office:value="3.104" calcext:value-type="float">
            <text:p>3,104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RO STOXX 5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71" calcext:value-type="float">
            <text:p>3,71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14" calcext:value-type="float">
            <text:p>9,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1]/([Tabelle1.I171] +[Tabelle1.H171]) ;3)" office:value-type="float" office:value="-0.778" calcext:value-type="float">
            <text:p>-0,778</text:p>
          </table:table-cell>
          <table:table-cell table:style-name="ce13"/>
          <table:table-cell table:style-name="ce11" table:formula="of:=[Tabelle1.G171]+[Tabelle1.M171]" office:value-type="float" office:value="-0.528" calcext:value-type="float">
            <text:p>-0,528</text:p>
          </table:table-cell>
          <table:table-cell table:style-name="ce13"/>
          <table:table-cell table:style-name="ce11" table:formula="of:=ROUNDDOWN([Tabelle1.M171]*[Tabelle1.I171];3)" office:value-type="float" office:value="-1.112" calcext:value-type="float">
            <text:p>-1,11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1]*[Tabelle1.O171];3)" office:value-type="float" office:value="-0.755" calcext:value-type="float">
            <text:p>-0,7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1]-[Tabelle1.S171]" office:value-type="float" office:value="2.185" calcext:value-type="float">
            <text:p>2,185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D.J. US Sel. Div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65" calcext:value-type="float">
            <text:p>2,65</text:p>
          </table:table-cell>
          <table:table-cell table:style-name="ce11" office:value-type="float" office:value="5.23" calcext:value-type="float">
            <text:p>5,2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7" calcext:value-type="float">
            <text:p>4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2]/([Tabelle1.I172] +[Tabelle1.H172]) ;3)" office:value-type="float" office:value="0.458" calcext:value-type="float">
            <text:p>0,458</text:p>
          </table:table-cell>
          <table:table-cell table:style-name="ce13"/>
          <table:table-cell table:style-name="ce11" table:formula="of:=[Tabelle1.G172]+[Tabelle1.M172]" office:value-type="float" office:value="0.708" calcext:value-type="float">
            <text:p>0,708</text:p>
          </table:table-cell>
          <table:table-cell table:style-name="ce13"/>
          <table:table-cell table:style-name="ce11" table:formula="of:=ROUNDDOWN([Tabelle1.M172]*[Tabelle1.I172];3)" office:value-type="float" office:value="2.395" calcext:value-type="float">
            <text:p>2,3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2]*[Tabelle1.O172];3)" office:value-type="float" office:value="3.702" calcext:value-type="float">
            <text:p>3,70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2]-[Tabelle1.S172]" office:value-type="float" office:value="1.528" calcext:value-type="float">
            <text:p>1,52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 Propert. Yiel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float" office:value="2.74" calcext:value-type="float">
            <text:p>2,7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14" calcext:value-type="float">
            <text:p>6,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3]/([Tabelle1.I173] +[Tabelle1.H173]) ;3)" office:value-type="float" office:value="-0.116" calcext:value-type="float">
            <text:p>-0,116</text:p>
          </table:table-cell>
          <table:table-cell table:style-name="ce13"/>
          <table:table-cell table:style-name="ce11" table:formula="of:=[Tabelle1.G173]+[Tabelle1.M173]" office:value-type="float" office:value="0.134" calcext:value-type="float">
            <text:p>0,134</text:p>
          </table:table-cell>
          <table:table-cell table:style-name="ce13"/>
          <table:table-cell table:style-name="ce11" table:formula="of:=ROUNDDOWN([Tabelle1.M173]*[Tabelle1.I173];3)" office:value-type="float" office:value="-0.317" calcext:value-type="float">
            <text:p>-0,3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3]*[Tabelle1.O173];3)" office:value-type="float" office:value="0.367" calcext:value-type="float">
            <text:p>0,36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3]-[Tabelle1.S173]" office:value-type="float" office:value="2.373" calcext:value-type="float">
            <text:p>2,37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MSCI North Amer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16" calcext:value-type="float">
            <text:p>6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4]/([Tabelle1.I174] +[Tabelle1.H174]) ;3)" office:value-type="float" office:value="0.202" calcext:value-type="float">
            <text:p>0,202</text:p>
          </table:table-cell>
          <table:table-cell table:style-name="ce13"/>
          <table:table-cell table:style-name="ce11" table:formula="of:=[Tabelle1.G174]+[Tabelle1.M174]" office:value-type="float" office:value="0.452" calcext:value-type="float">
            <text:p>0,452</text:p>
          </table:table-cell>
          <table:table-cell table:style-name="ce13"/>
          <table:table-cell table:style-name="ce11" table:formula="of:=ROUNDDOWN([Tabelle1.M174]*[Tabelle1.I174];3)" office:value-type="float" office:value="1.272" calcext:value-type="float">
            <text:p>1,27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4]*[Tabelle1.O174];3)" office:value-type="float" office:value="2.847" calcext:value-type="float">
            <text:p>2,8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4]-[Tabelle1.S174]" office:value-type="float" office:value="3.453" calcext:value-type="float">
            <text:p>3,453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US Propert. Yiel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54" calcext:value-type="float">
            <text:p>2,54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2" calcext:value-type="float">
            <text:p>6,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5]/([Tabelle1.I175] +[Tabelle1.H175]) ;3)" office:value-type="float" office:value="-0.169" calcext:value-type="float">
            <text:p>-0,169</text:p>
          </table:table-cell>
          <table:table-cell table:style-name="ce13"/>
          <table:table-cell table:style-name="ce11" table:formula="of:=[Tabelle1.G175]+[Tabelle1.M175]" office:value-type="float" office:value="0.081" calcext:value-type="float">
            <text:p>0,081</text:p>
          </table:table-cell>
          <table:table-cell table:style-name="ce13"/>
          <table:table-cell table:style-name="ce11" table:formula="of:=ROUNDDOWN([Tabelle1.M175]*[Tabelle1.I175];3)" office:value-type="float" office:value="-0.466" calcext:value-type="float">
            <text:p>-0,46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5]*[Tabelle1.O175];3)" office:value-type="float" office:value="0.223" calcext:value-type="float">
            <text:p>0,2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5]-[Tabelle1.S175]" office:value-type="float" office:value="2.537" calcext:value-type="float">
            <text:p>2,53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URO Mi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24" calcext:value-type="float">
            <text:p>2,24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06" calcext:value-type="float">
            <text:p>7,0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6]/([Tabelle1.I176] +[Tabelle1.H176]) ;3)" office:value-type="float" office:value="-0.392" calcext:value-type="float">
            <text:p>-0,392</text:p>
          </table:table-cell>
          <table:table-cell table:style-name="ce13"/>
          <table:table-cell table:style-name="ce11" table:formula="of:=[Tabelle1.G176]+[Tabelle1.M176]" office:value-type="float" office:value="-0.142" calcext:value-type="float">
            <text:p>-0,142</text:p>
          </table:table-cell>
          <table:table-cell table:style-name="ce13"/>
          <table:table-cell table:style-name="ce11" table:formula="of:=ROUNDDOWN([Tabelle1.M176]*[Tabelle1.I176];3)" office:value-type="float" office:value="-1.109" calcext:value-type="float">
            <text:p>-1,1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6]*[Tabelle1.O176];3)" office:value-type="float" office:value="-0.401" calcext:value-type="float">
            <text:p>-0,40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6]-[Tabelle1.S176]" office:value-type="float" office:value="3.231" calcext:value-type="float">
            <text:p>3,231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STOXX Technolog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11" calcext:value-type="float">
            <text:p>2,11</text:p>
          </table:table-cell>
          <table:table-cell table:style-name="ce11" office:value-type="float" office:value="4.12" calcext:value-type="float">
            <text:p>4,1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16" calcext:value-type="float">
            <text:p>9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7]/([Tabelle1.I177] +[Tabelle1.H177]) ;3)" office:value-type="float" office:value="-0.47" calcext:value-type="float">
            <text:p>-0,47</text:p>
          </table:table-cell>
          <table:table-cell table:style-name="ce13"/>
          <table:table-cell table:style-name="ce11" table:formula="of:=[Tabelle1.G177]+[Tabelle1.M177]" office:value-type="float" office:value="-0.22" calcext:value-type="float">
            <text:p>-0,22</text:p>
          </table:table-cell>
          <table:table-cell table:style-name="ce13"/>
          <table:table-cell table:style-name="ce11" table:formula="of:=ROUNDDOWN([Tabelle1.M177]*[Tabelle1.I177];3)" office:value-type="float" office:value="-1.936" calcext:value-type="float">
            <text:p>-1,93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7]*[Tabelle1.O177];3)" office:value-type="float" office:value="-0.906" calcext:value-type="float">
            <text:p>-0,90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7]-[Tabelle1.S177]" office:value-type="float" office:value="5.026" calcext:value-type="float">
            <text:p>5,026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STOXX P &amp; HG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float" office:value="9.6" calcext:value-type="float">
            <text:p>9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5" calcext:value-type="float">
            <text:p>9,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8]/([Tabelle1.I178] +[Tabelle1.H178]) ;3)" office:value-type="float" office:value="0.235" calcext:value-type="float">
            <text:p>0,235</text:p>
          </table:table-cell>
          <table:table-cell table:style-name="ce13"/>
          <table:table-cell table:style-name="ce11" table:formula="of:=[Tabelle1.G178]+[Tabelle1.M178]" office:value-type="float" office:value="0.485" calcext:value-type="float">
            <text:p>0,485</text:p>
          </table:table-cell>
          <table:table-cell table:style-name="ce13"/>
          <table:table-cell table:style-name="ce11" table:formula="of:=ROUNDDOWN([Tabelle1.M178]*[Tabelle1.I178];3)" office:value-type="float" office:value="2.256" calcext:value-type="float">
            <text:p>2,2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8]*[Tabelle1.O178];3)" office:value-type="float" office:value="4.656" calcext:value-type="float">
            <text:p>4,6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8]-[Tabelle1.S178]" office:value-type="float" office:value="4.944" calcext:value-type="float">
            <text:p>4,944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DivDAX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float" office:value="4.77" calcext:value-type="float">
            <text:p>4,7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74" calcext:value-type="float">
            <text:p>9,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79]/([Tabelle1.I179] +[Tabelle1.H179]) ;3)" office:value-type="float" office:value="-0.281" calcext:value-type="float">
            <text:p>-0,281</text:p>
          </table:table-cell>
          <table:table-cell table:style-name="ce13"/>
          <table:table-cell table:style-name="ce11" table:formula="of:=[Tabelle1.G179]+[Tabelle1.M179]" office:value-type="float" office:value="-0.031" calcext:value-type="float">
            <text:p>-0,031</text:p>
          </table:table-cell>
          <table:table-cell table:style-name="ce13"/>
          <table:table-cell table:style-name="ce11" table:formula="of:=ROUNDDOWN([Tabelle1.M179]*[Tabelle1.I179];3)" office:value-type="float" office:value="-1.34" calcext:value-type="float">
            <text:p>-1,3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79]*[Tabelle1.O179];3)" office:value-type="float" office:value="-0.147" calcext:value-type="float">
            <text:p>-0,1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79]-[Tabelle1.S179]" office:value-type="float" office:value="4.917" calcext:value-type="float">
            <text:p>4,917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EM Div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64" calcext:value-type="float">
            <text:p>4,64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1.05" calcext:value-type="float">
            <text:p>1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80]/([Tabelle1.I180] +[Tabelle1.H180]) ;3)" office:value-type="float" office:value="-3.185" calcext:value-type="float">
            <text:p>-3,185</text:p>
          </table:table-cell>
          <table:table-cell table:style-name="ce13"/>
          <table:table-cell table:style-name="ce11" table:formula="of:=[Tabelle1.G180]+[Tabelle1.M180]" office:value-type="float" office:value="-2.935" calcext:value-type="float">
            <text:p>-2,935</text:p>
          </table:table-cell>
          <table:table-cell table:style-name="ce13"/>
          <table:table-cell table:style-name="ce11" table:formula="of:=ROUNDDOWN([Tabelle1.M180]*[Tabelle1.I180];3)" office:value-type="float" office:value="6.37" calcext:value-type="float">
            <text:p>6,3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80]*[Tabelle1.O180];3)" office:value-type="float" office:value="5.87" calcext:value-type="float">
            <text:p>5,8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80]-[Tabelle1.S180]" office:value-type="float" office:value="-7.87" calcext:value-type="float">
            <text:p>-7,87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D.J.Asia Sel.Div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85" calcext:value-type="float">
            <text:p>4,85</text:p>
          </table:table-cell>
          <table:table-cell table:style-name="ce11" office:value-type="float" office:value="5.63" calcext:value-type="float">
            <text:p>5,6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1.58" calcext:value-type="float">
            <text:p>11,5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81]/([Tabelle1.I181] +[Tabelle1.H181]) ;3)" office:value-type="float" office:value="-0.104" calcext:value-type="float">
            <text:p>-0,104</text:p>
          </table:table-cell>
          <table:table-cell table:style-name="ce13"/>
          <table:table-cell table:style-name="ce11" table:formula="of:=[Tabelle1.G181]+[Tabelle1.M181]" office:value-type="float" office:value="0.146" calcext:value-type="float">
            <text:p>0,146</text:p>
          </table:table-cell>
          <table:table-cell table:style-name="ce13"/>
          <table:table-cell table:style-name="ce11" table:formula="of:=ROUNDDOWN([Tabelle1.M181]*[Tabelle1.I181];3)" office:value-type="float" office:value="-0.585" calcext:value-type="float">
            <text:p>-0,58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81]*[Tabelle1.O181];3)" office:value-type="float" office:value="0.821" calcext:value-type="float">
            <text:p>0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81]-[Tabelle1.S181]" office:value-type="float" office:value="4.809" calcext:value-type="float">
            <text:p>4,809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4"/>
          <table:table-cell table:style-name="ce5" office:value-type="string" calcext:value-type="string">
            <text:p>STOXX Insuranc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3.03" calcext:value-type="float">
            <text:p>13,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82]/([Tabelle1.I182] +[Tabelle1.H182]) ;3)" office:value-type="float" office:value="0.131" calcext:value-type="float">
            <text:p>0,131</text:p>
          </table:table-cell>
          <table:table-cell table:style-name="ce13"/>
          <table:table-cell table:style-name="ce11" table:formula="of:=[Tabelle1.G182]+[Tabelle1.M182]" office:value-type="float" office:value="0.381" calcext:value-type="float">
            <text:p>0,381</text:p>
          </table:table-cell>
          <table:table-cell table:style-name="ce13"/>
          <table:table-cell table:style-name="ce11" table:formula="of:=ROUNDDOWN([Tabelle1.M182]*[Tabelle1.I182];3)" office:value-type="float" office:value="1.31" calcext:value-type="float">
            <text:p>1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82]*[Tabelle1.O182];3)" office:value-type="float" office:value="3.81" calcext:value-type="float">
            <text:p>3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82]-[Tabelle1.S182]" office:value-type="float" office:value="6.19" calcext:value-type="float">
            <text:p>6,19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63:.H182]);3)" office:value-type="float" office:value="3.386" calcext:value-type="float">
            <text:p>3,386</text:p>
          </table:table-cell>
          <table:table-cell table:style-name="ce6" table:formula="of:=MEDIAN([Tabelle1.I163:.I182]) + [.H184]" office:value-type="float" office:value="6.286" calcext:value-type="float">
            <text:p>6,286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163:.K182])" office:value-type="float" office:value="8.205" calcext:value-type="float">
            <text:p>8,205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184]/[Tabelle1.I184];3)" office:value-type="float" office:value="-0.305" calcext:value-type="float">
            <text:p>-0,305</text:p>
          </table:table-cell>
          <table:table-cell table:style-name="ce14"/>
          <table:table-cell table:style-name="ce6" table:formula="of:=[Tabelle1.G184]+[Tabelle1.M184]" office:value-type="float" office:value="-0.055" calcext:value-type="float">
            <text:p>-0,055</text:p>
          </table:table-cell>
          <table:table-cell table:style-name="ce14"/>
          <table:table-cell table:style-name="ce6" table:formula="of:=ROUNDDOWN([Tabelle1.M184]*[Tabelle1.I184];3)" office:value-type="float" office:value="-1.917" calcext:value-type="float">
            <text:p>-1,91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184]*[Tabelle1.I184];3)" office:value-type="float" office:value="-0.345" calcext:value-type="float">
            <text:p>-0,345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184]-[Tabelle1.S184];3)" office:value-type="float" office:value="6.631" calcext:value-type="float">
            <text:p>6,631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63:.H182]);3)" office:value-type="float" office:value="3.386" calcext:value-type="float">
            <text:p>3,386</text:p>
          </table:table-cell>
          <table:table-cell table:style-name="ce6" table:formula="of:=ROUNDDOWN(AVERAGE([Tabelle1.I163:.I182]);2) + [.H185]" office:value-type="float" office:value="6.566" calcext:value-type="float">
            <text:p>6,566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163:.K182]);3)" office:value-type="float" office:value="8.302" calcext:value-type="float">
            <text:p>8,30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186]/[Tabelle1.I186];3)" office:value-type="float" office:value="-0.284" calcext:value-type="float">
            <text:p>-0,284</text:p>
          </table:table-cell>
          <table:table-cell table:style-name="ce10"/>
          <table:table-cell table:style-name="ce6" table:formula="of:=[Tabelle1.G186]+[Tabelle1.M186]" office:value-type="float" office:value="-0.2945" calcext:value-type="float">
            <text:p>-0,2945</text:p>
          </table:table-cell>
          <table:table-cell table:style-name="ce10"/>
          <table:table-cell table:style-name="ce6" table:formula="of:=ROUNDDOWN([Tabelle1.M186]*[Tabelle1.I186];3)" office:value-type="float" office:value="-1.892" calcext:value-type="float">
            <text:p>-1,89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186]*[Tabelle1.I186];3)" office:value-type="float" office:value="-1.122" calcext:value-type="float">
            <text:p>-1,12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186]-[Tabelle1.S186];3)" office:value-type="float" office:value="7.159" calcext:value-type="float">
            <text:p>7,159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184]+[Tabelle1.I185])/2" office:value-type="float" office:value="6.426" calcext:value-type="float">
            <text:p>6,426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184]+[Tabelle1.K185])/2" office:value-type="float" office:value="8.2535" calcext:value-type="float">
            <text:p>8,253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184]+[Tabelle1.M185])/2" office:value-type="float" office:value="-0.2945" calcext:value-type="float">
            <text:p>-0,2945</text:p>
          </table:table-cell>
          <table:table-cell table:style-name="ce10"/>
          <table:table-cell table:style-name="ce6" table:formula="of:=([Tabelle1.O184]+[Tabelle1.O185])/2" office:value-type="float" office:value="-0.17475" calcext:value-type="float">
            <text:p>-0,17475</text:p>
          </table:table-cell>
          <table:table-cell table:style-name="ce10"/>
          <table:table-cell table:style-name="ce6" table:formula="of:=([Tabelle1.Q184]+[Tabelle1.Q185])/2" office:value-type="float" office:value="-1.9045" calcext:value-type="float">
            <text:p>-1,904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184]+[Tabelle1.S185])/2" office:value-type="float" office:value="-0.7335" calcext:value-type="float">
            <text:p>-0,733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184]+[Tabelle1.U185])/2" office:value-type="float" office:value="6.895" calcext:value-type="float">
            <text:p>6,895</text:p>
          </table:table-cell>
          <table:table-cell table:style-name="ce6" office:value-type="string" calcext:value-type="string">
            <text:p>%</text:p>
          </table:table-cell>
          <table:table-cell table:number-columns-repeated="24"/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table-cell table:style-name="ce4" office:value-type="string" calcext:value-type="string" table:number-columns-spanned="1" table:number-rows-spanned="3">
            <text:p>Complete 2 </text:p>
          </table:table-cell>
          <table:table-cell table:style-name="ce8"/>
          <table:table-cell table:style-name="ce4" office:value-type="string" calcext:value-type="string" table:number-columns-spanned="1" table:number-rows-spanned="3">
            <text:p>h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v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s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s lev.</text:p>
          </table:table-cell>
          <table:table-cell table:style-name="ce12"/>
          <table:table-cell table:style-name="ce4" office:value-type="string" calcext:value-type="string" table:number-columns-spanned="1" table:number-rows-spanned="3">
            <text:p>p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p lev.</text:p>
          </table:table-cell>
          <table:table-cell table:style-name="ce4"/>
          <table:table-cell table:style-name="ce4" office:value-type="string" calcext:value-type="string" table:number-columns-spanned="1" table:number-rows-spanned="3">
            <text:p>r lev.</text:p>
          </table:table-cell>
          <table:table-cell table:style-name="ce15"/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covered-table-cell table:style-name="ce4"/>
          <table:table-cell table:style-name="ce8"/>
          <table:covered-table-cell table:number-columns-repeated="3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 table:style-name="ce1"/>
          <table:table-cell table:style-name="ce2" table:number-columns-repeated="3"/>
          <table:covered-table-cell table:style-name="ce4"/>
          <table:table-cell table:style-name="ce8"/>
          <table:covered-table-cell table:number-columns-repeated="3" table:style-name="ce4"/>
          <table:table-cell table:style-name="ce4" office:value-type="string" calcext:value-type="string">
            <text:p>%</text:p>
          </table:table-cell>
          <table:covered-table-cell table:style-name="ce4"/>
          <table:table-cell table:style-name="ce4"/>
          <table:covered-table-cell table:style-name="ce4"/>
          <table:table-cell table:style-name="ce12"/>
          <table:covered-table-cell table:style-name="ce4"/>
          <table:table-cell table:style-name="ce12"/>
          <table:covered-table-cell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style-name="ce15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style-name="ce5"/>
          <table:table-cell table:style-name="ce9"/>
          <table:table-cell table:style-name="ce11" table:number-columns-repeated="7"/>
          <table:table-cell table:style-name="ce9"/>
          <table:table-cell table:style-name="ce11"/>
          <table:table-cell table:style-name="ce9"/>
          <table:table-cell table:style-name="ce11" table:number-columns-repeated="6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P &amp; HG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float" office:value="9.6" calcext:value-type="float">
            <text:p>9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5" calcext:value-type="float">
            <text:p>9,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95]/([Tabelle1.I195] +[Tabelle1.H195]) ;3)" office:value-type="float" office:value="0.235" calcext:value-type="float">
            <text:p>0,235</text:p>
          </table:table-cell>
          <table:table-cell table:style-name="ce13"/>
          <table:table-cell table:style-name="ce11" table:formula="of:=[Tabelle1.G195]+[Tabelle1.M195]" office:value-type="float" office:value="0.485" calcext:value-type="float">
            <text:p>0,485</text:p>
          </table:table-cell>
          <table:table-cell table:style-name="ce13"/>
          <table:table-cell table:style-name="ce11" table:formula="of:=ROUNDDOWN([Tabelle1.M195]*[Tabelle1.I195];3)" office:value-type="float" office:value="2.256" calcext:value-type="float">
            <text:p>2,2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95]*[Tabelle1.O195];3)" office:value-type="float" office:value="4.656" calcext:value-type="float">
            <text:p>4,6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95]-[Tabelle1.S195]" office:value-type="float" office:value="4.944" calcext:value-type="float">
            <text:p>4,944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MSCI North Amer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16" calcext:value-type="float">
            <text:p>6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96]/([Tabelle1.I196] +[Tabelle1.H196]) ;3)" office:value-type="float" office:value="0.202" calcext:value-type="float">
            <text:p>0,202</text:p>
          </table:table-cell>
          <table:table-cell table:style-name="ce13"/>
          <table:table-cell table:style-name="ce11" table:formula="of:=[Tabelle1.G196]+[Tabelle1.M196]" office:value-type="float" office:value="0.452" calcext:value-type="float">
            <text:p>0,452</text:p>
          </table:table-cell>
          <table:table-cell table:style-name="ce13"/>
          <table:table-cell table:style-name="ce11" table:formula="of:=ROUNDDOWN([Tabelle1.M196]*[Tabelle1.I196];3)" office:value-type="float" office:value="1.272" calcext:value-type="float">
            <text:p>1,27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96]*[Tabelle1.O196];3)" office:value-type="float" office:value="2.847" calcext:value-type="float">
            <text:p>2,8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96]-[Tabelle1.S196]" office:value-type="float" office:value="3.453" calcext:value-type="float">
            <text:p>3,453</text:p>
          </table:table-cell>
          <table:table-cell table:style-name="ce11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6" calcext:value-type="float">
            <text:p>5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38" calcext:value-type="float">
            <text:p>3,3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97]/[Tabelle1.I197] +[Tabelle1.H197] ;3)" office:value-type="float" office:value="0.413" calcext:value-type="float">
            <text:p>0,413</text:p>
          </table:table-cell>
          <table:table-cell table:style-name="ce13"/>
          <table:table-cell table:style-name="ce11" table:formula="of:=[Tabelle1.G197]+[Tabelle1.M197]" office:value-type="float" office:value="0.663" calcext:value-type="float">
            <text:p>0,663</text:p>
          </table:table-cell>
          <table:table-cell table:style-name="ce13"/>
          <table:table-cell table:style-name="ce11" table:formula="of:=ROUNDDOWN([Tabelle1.M197]*[Tabelle1.I197];3)" office:value-type="float" office:value="2.378" calcext:value-type="float">
            <text:p>2,3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97]*[Tabelle1.O197];3)" office:value-type="float" office:value="3.818" calcext:value-type="float">
            <text:p>3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97]-[Tabelle1.S197]" office:value-type="float" office:value="1.942" calcext:value-type="float">
            <text:p>1,942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Short Dur.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7" calcext:value-type="float">
            <text:p>5,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98]/[Tabelle1.I198] ;3)" office:value-type="float" office:value="0.543" calcext:value-type="float">
            <text:p>0,543</text:p>
          </table:table-cell>
          <table:table-cell table:style-name="ce13"/>
          <table:table-cell table:style-name="ce11" table:formula="of:=[Tabelle1.G198]+[Tabelle1.M198]" office:value-type="float" office:value="0.793" calcext:value-type="float">
            <text:p>0,793</text:p>
          </table:table-cell>
          <table:table-cell table:style-name="ce13"/>
          <table:table-cell table:style-name="ce11" table:formula="of:=ROUNDDOWN([Tabelle1.M198]*[Tabelle1.I198];3)" office:value-type="float" office:value="3.095" calcext:value-type="float">
            <text:p>3,0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98]*[Tabelle1.O198];3)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98]-[Tabelle1.S198]" office:value-type="float" office:value="1.18" calcext:value-type="float">
            <text:p>1,18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D.J.Asia Sel.Div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85" calcext:value-type="float">
            <text:p>4,85</text:p>
          </table:table-cell>
          <table:table-cell table:style-name="ce11" office:value-type="float" office:value="5.63" calcext:value-type="float">
            <text:p>5,6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1.58" calcext:value-type="float">
            <text:p>11,5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199]/([Tabelle1.I199] +[Tabelle1.H199]) ;3)" office:value-type="float" office:value="-0.104" calcext:value-type="float">
            <text:p>-0,104</text:p>
          </table:table-cell>
          <table:table-cell table:style-name="ce13"/>
          <table:table-cell table:style-name="ce11" table:formula="of:=[Tabelle1.G199]+[Tabelle1.M199]" office:value-type="float" office:value="0.146" calcext:value-type="float">
            <text:p>0,146</text:p>
          </table:table-cell>
          <table:table-cell table:style-name="ce13"/>
          <table:table-cell table:style-name="ce11" table:formula="of:=ROUNDDOWN([Tabelle1.M199]*[Tabelle1.I199];3)" office:value-type="float" office:value="-0.585" calcext:value-type="float">
            <text:p>-0,58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199]*[Tabelle1.O199];3)" office:value-type="float" office:value="0.821" calcext:value-type="float">
            <text:p>0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199]-[Tabelle1.S199]" office:value-type="float" office:value="4.809" calcext:value-type="float">
            <text:p>4,809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M Go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51" calcext:value-type="float">
            <text:p>5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0]/[Tabelle1.I200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200]+[Tabelle1.M200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200]*[Tabelle1.I200];3)" office:value-type="float" office:value="1.509" calcext:value-type="float">
            <text:p>1,5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0]*[Tabelle1.O200];3)" office:value-type="float" office:value="2.887" calcext:value-type="float">
            <text:p>2,88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0]-[Tabelle1.S200]" office:value-type="float" office:value="2.623" calcext:value-type="float">
            <text:p>2,62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D.J. US Sel. Div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65" calcext:value-type="float">
            <text:p>2,65</text:p>
          </table:table-cell>
          <table:table-cell table:style-name="ce11" office:value-type="float" office:value="5.23" calcext:value-type="float">
            <text:p>5,2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7" calcext:value-type="float">
            <text:p>4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1]/([Tabelle1.I201] +[Tabelle1.H201]) ;3)" office:value-type="float" office:value="0.458" calcext:value-type="float">
            <text:p>0,458</text:p>
          </table:table-cell>
          <table:table-cell table:style-name="ce13"/>
          <table:table-cell table:style-name="ce11" table:formula="of:=[Tabelle1.G201]+[Tabelle1.M201]" office:value-type="float" office:value="0.708" calcext:value-type="float">
            <text:p>0,708</text:p>
          </table:table-cell>
          <table:table-cell table:style-name="ce13"/>
          <table:table-cell table:style-name="ce11" table:formula="of:=ROUNDDOWN([Tabelle1.M201]*[Tabelle1.I201];3)" office:value-type="float" office:value="2.395" calcext:value-type="float">
            <text:p>2,39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1]*[Tabelle1.O201];3)" office:value-type="float" office:value="3.702" calcext:value-type="float">
            <text:p>3,70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1]-[Tabelle1.S201]" office:value-type="float" office:value="1.528" calcext:value-type="float">
            <text:p>1,528</text:p>
          </table:table-cell>
          <table:table-cell table:style-name="ce11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lobal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3.13" calcext:value-type="float">
            <text:p>3,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2]/[Tabelle1.I202] ;3)" office:value-type="float" office:value="0.386" calcext:value-type="float">
            <text:p>0,386</text:p>
          </table:table-cell>
          <table:table-cell table:style-name="ce13"/>
          <table:table-cell table:style-name="ce11" table:formula="of:=[Tabelle1.G202]+[Tabelle1.M202]" office:value-type="float" office:value="0.636" calcext:value-type="float">
            <text:p>0,636</text:p>
          </table:table-cell>
          <table:table-cell table:style-name="ce13"/>
          <table:table-cell table:style-name="ce11" table:formula="of:=ROUNDDOWN([Tabelle1.M202]*[Tabelle1.I202];3)" office:value-type="float" office:value="1.968" calcext:value-type="float">
            <text:p>1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2]*[Tabelle1.O202];3)" office:value-type="float" office:value="3.243" calcext:value-type="float">
            <text:p>3,24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2]-[Tabelle1.S202]" office:value-type="float" office:value="1.857" calcext:value-type="float">
            <text:p>1,85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J.P.M. Em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05" calcext:value-type="float">
            <text:p>5,0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4.23" calcext:value-type="float">
            <text:p>4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3]/[Tabelle1.I203] ;3)" office:value-type="float" office:value="0.162" calcext:value-type="float">
            <text:p>0,162</text:p>
          </table:table-cell>
          <table:table-cell table:style-name="ce13"/>
          <table:table-cell table:style-name="ce11" table:formula="of:=[Tabelle1.G203]+[Tabelle1.M203]" office:value-type="float" office:value="0.412" calcext:value-type="float">
            <text:p>0,412</text:p>
          </table:table-cell>
          <table:table-cell table:style-name="ce13"/>
          <table:table-cell table:style-name="ce11" table:formula="of:=ROUNDDOWN([Tabelle1.M203]*[Tabelle1.I203];3)" office:value-type="float" office:value="0.818" calcext:value-type="float">
            <text:p>0,8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3]*[Tabelle1.O203];3)" office:value-type="float" office:value="2.08" calcext:value-type="float">
            <text:p>2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3]-[Tabelle1.S203]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DivDAX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float" office:value="4.77" calcext:value-type="float">
            <text:p>4,7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74" calcext:value-type="float">
            <text:p>9,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4]/([Tabelle1.I204] +[Tabelle1.H204]) ;3)" office:value-type="float" office:value="-0.281" calcext:value-type="float">
            <text:p>-0,281</text:p>
          </table:table-cell>
          <table:table-cell table:style-name="ce13"/>
          <table:table-cell table:style-name="ce11" table:formula="of:=[Tabelle1.G204]+[Tabelle1.M204]" office:value-type="float" office:value="-0.031" calcext:value-type="float">
            <text:p>-0,031</text:p>
          </table:table-cell>
          <table:table-cell table:style-name="ce13"/>
          <table:table-cell table:style-name="ce11" table:formula="of:=ROUNDDOWN([Tabelle1.M204]*[Tabelle1.I204];3)" office:value-type="float" office:value="-1.34" calcext:value-type="float">
            <text:p>-1,3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4]*[Tabelle1.O204];3)" office:value-type="float" office:value="-0.147" calcext:value-type="float">
            <text:p>-0,1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4]-[Tabelle1.S204]" office:value-type="float" office:value="4.917" calcext:value-type="float">
            <text:p>4,91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EM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52" calcext:value-type="float">
            <text:p>4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47" calcext:value-type="float">
            <text:p>2,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5]/[Tabelle1.I205] ;3)" office:value-type="float" office:value="0.453" calcext:value-type="float">
            <text:p>0,453</text:p>
          </table:table-cell>
          <table:table-cell table:style-name="ce13"/>
          <table:table-cell table:style-name="ce11" table:formula="of:=[Tabelle1.G205]+[Tabelle1.M205]" office:value-type="float" office:value="0.703" calcext:value-type="float">
            <text:p>0,703</text:p>
          </table:table-cell>
          <table:table-cell table:style-name="ce13"/>
          <table:table-cell table:style-name="ce11" table:formula="of:=ROUNDDOWN([Tabelle1.M205]*[Tabelle1.I205];3)" office:value-type="float" office:value="2.047" calcext:value-type="float">
            <text:p>2,04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5]*[Tabelle1.O205];3)" office:value-type="float" office:value="3.177" calcext:value-type="float">
            <text:p>3,1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5]-[Tabelle1.S205]" office:value-type="float" office:value="1.343" calcext:value-type="float">
            <text:p>1,34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Technolog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11" calcext:value-type="float">
            <text:p>2,11</text:p>
          </table:table-cell>
          <table:table-cell table:style-name="ce11" office:value-type="float" office:value="4.12" calcext:value-type="float">
            <text:p>4,1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16" calcext:value-type="float">
            <text:p>9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6]/([Tabelle1.I206] +[Tabelle1.H206]) ;3)" office:value-type="float" office:value="-0.47" calcext:value-type="float">
            <text:p>-0,47</text:p>
          </table:table-cell>
          <table:table-cell table:style-name="ce13"/>
          <table:table-cell table:style-name="ce11" table:formula="of:=[Tabelle1.G206]+[Tabelle1.M206]" office:value-type="float" office:value="-0.22" calcext:value-type="float">
            <text:p>-0,22</text:p>
          </table:table-cell>
          <table:table-cell table:style-name="ce13"/>
          <table:table-cell table:style-name="ce11" table:formula="of:=ROUNDDOWN([Tabelle1.M206]*[Tabelle1.I206];3)" office:value-type="float" office:value="-1.936" calcext:value-type="float">
            <text:p>-1,93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6]*[Tabelle1.O206];3)" office:value-type="float" office:value="-0.906" calcext:value-type="float">
            <text:p>-0,90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6]-[Tabelle1.S206]" office:value-type="float" office:value="5.026" calcext:value-type="float">
            <text:p>5,026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€ HY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1" calcext:value-type="float">
            <text:p>4,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7]/[Tabelle1.I207] ;3)" office:value-type="float" office:value="0.378" calcext:value-type="float">
            <text:p>0,378</text:p>
          </table:table-cell>
          <table:table-cell table:style-name="ce13"/>
          <table:table-cell table:style-name="ce11" table:formula="of:=[Tabelle1.G207]+[Tabelle1.M207]" office:value-type="float" office:value="0.628" calcext:value-type="float">
            <text:p>0,628</text:p>
          </table:table-cell>
          <table:table-cell table:style-name="ce13"/>
          <table:table-cell table:style-name="ce11" table:formula="of:=ROUNDDOWN([Tabelle1.M207]*[Tabelle1.I207];3)" office:value-type="float" office:value="1.549" calcext:value-type="float">
            <text:p>1,54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7]*[Tabelle1.O207];3)" office:value-type="float" office:value="2.574" calcext:value-type="float">
            <text:p>2,57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7]-[Tabelle1.S207]" office:value-type="float" office:value="1.526" calcext:value-type="float">
            <text:p>1,526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 10,5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number-columns-repeated="2"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83" calcext:value-type="float">
            <text:p>6,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8]/[Tabelle1.I208] ;3)" office:value-type="float" office:value="-0.769" calcext:value-type="float">
            <text:p>-0,769</text:p>
          </table:table-cell>
          <table:table-cell table:style-name="ce13"/>
          <table:table-cell table:style-name="ce11" table:formula="of:=[Tabelle1.G208]+[Tabelle1.M208]" office:value-type="float" office:value="-0.519" calcext:value-type="float">
            <text:p>-0,519</text:p>
          </table:table-cell>
          <table:table-cell table:style-name="ce13"/>
          <table:table-cell table:style-name="ce11" table:formula="of:=ROUNDDOWN([Tabelle1.M208]*[Tabelle1.I208];3)" office:value-type="float" office:value="-2.968" calcext:value-type="float">
            <text:p>-2,9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8]*[Tabelle1.O208];3)" office:value-type="float" office:value="-2.003" calcext:value-type="float">
            <text:p>-2,0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8]-[Tabelle1.S208]" office:value-type="float" office:value="5.863" calcext:value-type="float">
            <text:p>5,86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Glob. DIV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06" calcext:value-type="float">
            <text:p>4,06</text:p>
          </table:table-cell>
          <table:table-cell table:style-name="ce11" office:value-type="float" office:value="3.86" calcext:value-type="float">
            <text:p>3,8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35" calcext:value-type="float">
            <text:p>8,3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09]/([Tabelle1.I209] +[Tabelle1.H209]) ;3)" office:value-type="float" office:value="-0.054" calcext:value-type="float">
            <text:p>-0,054</text:p>
          </table:table-cell>
          <table:table-cell table:style-name="ce13"/>
          <table:table-cell table:style-name="ce11" table:formula="of:=[Tabelle1.G209]+[Tabelle1.M209]" office:value-type="float" office:value="0.196" calcext:value-type="float">
            <text:p>0,196</text:p>
          </table:table-cell>
          <table:table-cell table:style-name="ce13"/>
          <table:table-cell table:style-name="ce11" table:formula="of:=ROUNDDOWN([Tabelle1.M209]*[Tabelle1.I209];3)" office:value-type="float" office:value="-0.208" calcext:value-type="float">
            <text:p>-0,2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09]*[Tabelle1.O209];3)" office:value-type="float" office:value="0.756" calcext:value-type="float">
            <text:p>0,75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09]-[Tabelle1.S209]" office:value-type="float" office:value="3.104" calcext:value-type="float">
            <text:p>3,104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€ BB – B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62" calcext:value-type="float">
            <text:p>3,6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61" calcext:value-type="float">
            <text:p>0,6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0]/[Tabelle1.I210] ;3)" office:value-type="float" office:value="0.831" calcext:value-type="float">
            <text:p>0,831</text:p>
          </table:table-cell>
          <table:table-cell table:style-name="ce13"/>
          <table:table-cell table:style-name="ce11" table:formula="of:=[Tabelle1.G210]+[Tabelle1.M210]" office:value-type="float" office:value="1.081" calcext:value-type="float">
            <text:p>1,081</text:p>
          </table:table-cell>
          <table:table-cell table:style-name="ce13"/>
          <table:table-cell table:style-name="ce11" table:formula="of:=ROUNDDOWN([Tabelle1.M210]*[Tabelle1.I210];3)" office:value-type="float" office:value="3.008" calcext:value-type="float">
            <text:p>3,0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0]*[Tabelle1.O210];3)" office:value-type="float" office:value="3.913" calcext:value-type="float">
            <text:p>3,91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0]-[Tabelle1.S210]" office:value-type="float" office:value="-0.293" calcext:value-type="float">
            <text:p>-0,29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Corp 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45" calcext:value-type="float">
            <text:p>3,4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78" calcext:value-type="float">
            <text:p>2,7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1]/[Tabelle1.I211] ;3)" office:value-type="float" office:value="0.194" calcext:value-type="float">
            <text:p>0,194</text:p>
          </table:table-cell>
          <table:table-cell table:style-name="ce13"/>
          <table:table-cell table:style-name="ce11" table:formula="of:=[Tabelle1.G211]+[Tabelle1.M211]" office:value-type="float" office:value="0.444" calcext:value-type="float">
            <text:p>0,444</text:p>
          </table:table-cell>
          <table:table-cell table:style-name="ce13"/>
          <table:table-cell table:style-name="ce11" table:formula="of:=ROUNDDOWN([Tabelle1.M211]*[Tabelle1.I211];3)" office:value-type="float" office:value="0.669" calcext:value-type="float">
            <text:p>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1]*[Tabelle1.O211];3)" office:value-type="float" office:value="1.531" calcext:value-type="float">
            <text:p>1,5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1]-[Tabelle1.S211]" office:value-type="float" office:value="1.919" calcext:value-type="float">
            <text:p>1,919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er 1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number-columns-repeated="2" table:style-name="ce11" office:value-type="float" office:value="3.4" calcext:value-type="float">
            <text:p>3,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31" calcext:value-type="float">
            <text:p>6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2]/[Tabelle1.I212] ;3)" office:value-type="float" office:value="-0.855" calcext:value-type="float">
            <text:p>-0,855</text:p>
          </table:table-cell>
          <table:table-cell table:style-name="ce13"/>
          <table:table-cell table:style-name="ce11" table:formula="of:=[Tabelle1.G212]+[Tabelle1.M212]" office:value-type="float" office:value="-0.605" calcext:value-type="float">
            <text:p>-0,605</text:p>
          </table:table-cell>
          <table:table-cell table:style-name="ce13"/>
          <table:table-cell table:style-name="ce11" table:formula="of:=ROUNDDOWN([Tabelle1.M212]*[Tabelle1.I212];3)" office:value-type="float" office:value="-2.907" calcext:value-type="float">
            <text:p>-2,90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2]*[Tabelle1.O212];3)" office:value-type="float" office:value="-2.057" calcext:value-type="float">
            <text:p>-2,05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2]-[Tabelle1.S212]" office:value-type="float" office:value="5.457" calcext:value-type="float">
            <text:p>5,45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EU 60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63" calcext:value-type="float">
            <text:p>3,63</text:p>
          </table:table-cell>
          <table:table-cell table:style-name="ce11" office:value-type="float" office:value="2.97" calcext:value-type="float">
            <text:p>2,97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22" calcext:value-type="float">
            <text:p>8,2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3]/([Tabelle1.I213] +[Tabelle1.H213]) ;3)" office:value-type="float" office:value="-0.245" calcext:value-type="float">
            <text:p>-0,245</text:p>
          </table:table-cell>
          <table:table-cell table:style-name="ce13"/>
          <table:table-cell table:style-name="ce11" table:formula="of:=[Tabelle1.G213]+[Tabelle1.M213]" office:value-type="float" office:value="0.005" calcext:value-type="float">
            <text:p>0,005</text:p>
          </table:table-cell>
          <table:table-cell table:style-name="ce13"/>
          <table:table-cell table:style-name="ce11" table:formula="of:=ROUNDDOWN([Tabelle1.M213]*[Tabelle1.I213];3)" office:value-type="float" office:value="-0.727" calcext:value-type="float">
            <text:p>-0,7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3]*[Tabelle1.O213];3)" office:value-type="float" office:value="0.014" calcext:value-type="float">
            <text:p>0,0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3]-[Tabelle1.S213]" office:value-type="float" office:value="2.956" calcext:value-type="float">
            <text:p>2,956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RO Mi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24" calcext:value-type="float">
            <text:p>2,24</text:p>
          </table:table-cell>
          <table:table-cell table:style-name="ce11" office:value-type="float" office:value="2.83" calcext:value-type="float">
            <text:p>2,8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06" calcext:value-type="float">
            <text:p>7,0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4]/([Tabelle1.I214] +[Tabelle1.H214]) ;3)" office:value-type="float" office:value="-0.392" calcext:value-type="float">
            <text:p>-0,392</text:p>
          </table:table-cell>
          <table:table-cell table:style-name="ce13"/>
          <table:table-cell table:style-name="ce11" table:formula="of:=[Tabelle1.G214]+[Tabelle1.M214]" office:value-type="float" office:value="-0.142" calcext:value-type="float">
            <text:p>-0,142</text:p>
          </table:table-cell>
          <table:table-cell table:style-name="ce13"/>
          <table:table-cell table:style-name="ce11" table:formula="of:=ROUNDDOWN([Tabelle1.M214]*[Tabelle1.I214];3)" office:value-type="float" office:value="-1.109" calcext:value-type="float">
            <text:p>-1,1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4]*[Tabelle1.O214];3)" office:value-type="float" office:value="-0.401" calcext:value-type="float">
            <text:p>-0,40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4]-[Tabelle1.S214]" office:value-type="float" office:value="3.231" calcext:value-type="float">
            <text:p>3,231</text:p>
          </table:table-cell>
          <table:table-cell table:style-name="ce11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US Propert. Yiel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54" calcext:value-type="float">
            <text:p>2,54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2" calcext:value-type="float">
            <text:p>6,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5]/([Tabelle1.I215] +[Tabelle1.H215]) ;3)" office:value-type="float" office:value="-0.169" calcext:value-type="float">
            <text:p>-0,169</text:p>
          </table:table-cell>
          <table:table-cell table:style-name="ce13"/>
          <table:table-cell table:style-name="ce11" table:formula="of:=[Tabelle1.G215]+[Tabelle1.M215]" office:value-type="float" office:value="0.081" calcext:value-type="float">
            <text:p>0,081</text:p>
          </table:table-cell>
          <table:table-cell table:style-name="ce13"/>
          <table:table-cell table:style-name="ce11" table:formula="of:=ROUNDDOWN([Tabelle1.M215]*[Tabelle1.I215];3)" office:value-type="float" office:value="-0.466" calcext:value-type="float">
            <text:p>-0,46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5]*[Tabelle1.O215];3)" office:value-type="float" office:value="0.223" calcext:value-type="float">
            <text:p>0,2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5]-[Tabelle1.S215]" office:value-type="float" office:value="2.537" calcext:value-type="float">
            <text:p>2,537</text:p>
          </table:table-cell>
          <table:table-cell table:style-name="ce11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 Propert. Yiel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float" office:value="2.74" calcext:value-type="float">
            <text:p>2,7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6.14" calcext:value-type="float">
            <text:p>6,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6]/([Tabelle1.I216] +[Tabelle1.H216]) ;3)" office:value-type="float" office:value="-0.116" calcext:value-type="float">
            <text:p>-0,116</text:p>
          </table:table-cell>
          <table:table-cell table:style-name="ce13"/>
          <table:table-cell table:style-name="ce11" table:formula="of:=[Tabelle1.G216]+[Tabelle1.M216]" office:value-type="float" office:value="0.134" calcext:value-type="float">
            <text:p>0,134</text:p>
          </table:table-cell>
          <table:table-cell table:style-name="ce13"/>
          <table:table-cell table:style-name="ce11" table:formula="of:=ROUNDDOWN([Tabelle1.M216]*[Tabelle1.I216];3)" office:value-type="float" office:value="-0.317" calcext:value-type="float">
            <text:p>-0,3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6]*[Tabelle1.O216];3)" office:value-type="float" office:value="0.367" calcext:value-type="float">
            <text:p>0,36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6]-[Tabelle1.S216]" office:value-type="float" office:value="2.373" calcext:value-type="float">
            <text:p>2,373</text:p>
          </table:table-cell>
          <table:table-cell table:style-name="ce11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lob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72" calcext:value-type="float">
            <text:p>2,7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7]/[Tabelle1.I217] ;3)" office:value-type="float" office:value="0.036" calcext:value-type="float">
            <text:p>0,036</text:p>
          </table:table-cell>
          <table:table-cell table:style-name="ce13"/>
          <table:table-cell table:style-name="ce11" table:formula="of:=[Tabelle1.G217]+[Tabelle1.M217]" office:value-type="float" office:value="0.286" calcext:value-type="float">
            <text:p>0,286</text:p>
          </table:table-cell>
          <table:table-cell table:style-name="ce13"/>
          <table:table-cell table:style-name="ce11" table:formula="of:=ROUNDDOWN([Tabelle1.M217]*[Tabelle1.I217];3)" office:value-type="float" office:value="0.097" calcext:value-type="float">
            <text:p>0,09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7]*[Tabelle1.O217];3)" office:value-type="float" office:value="0.777" calcext:value-type="float">
            <text:p>0,7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7]-[Tabelle1.S217]" office:value-type="float" office:value="1.943" calcext:value-type="float">
            <text:p>1,94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US 20+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66" calcext:value-type="float">
            <text:p>2,6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64" calcext:value-type="float">
            <text:p>2,6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8]/[Tabelle1.I218] ;3)" office:value-type="float" office:value="0.007" calcext:value-type="float">
            <text:p>0,007</text:p>
          </table:table-cell>
          <table:table-cell table:style-name="ce13"/>
          <table:table-cell table:style-name="ce11" table:formula="of:=[Tabelle1.G218]+[Tabelle1.M218]" office:value-type="float" office:value="0.257" calcext:value-type="float">
            <text:p>0,257</text:p>
          </table:table-cell>
          <table:table-cell table:style-name="ce13"/>
          <table:table-cell table:style-name="ce11" table:formula="of:=ROUNDDOWN([Tabelle1.M218]*[Tabelle1.I218];3)" office:value-type="float" office:value="0.018" calcext:value-type="float">
            <text:p>0,01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8]*[Tabelle1.O218];3)" office:value-type="float" office:value="0.683" calcext:value-type="float">
            <text:p>0,68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8]-[Tabelle1.S218]" office:value-type="float" office:value="1.977" calcext:value-type="float">
            <text:p>1,977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 5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59" calcext:value-type="float">
            <text:p>2,5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19" calcext:value-type="float">
            <text:p>2,1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19]/[Tabelle1.I219] ;3)" office:value-type="float" office:value="0.154" calcext:value-type="float">
            <text:p>0,154</text:p>
          </table:table-cell>
          <table:table-cell table:style-name="ce13"/>
          <table:table-cell table:style-name="ce11" table:formula="of:=[Tabelle1.G219]+[Tabelle1.M219]" office:value-type="float" office:value="0.404" calcext:value-type="float">
            <text:p>0,404</text:p>
          </table:table-cell>
          <table:table-cell table:style-name="ce13"/>
          <table:table-cell table:style-name="ce11" table:formula="of:=ROUNDDOWN([Tabelle1.M219]*[Tabelle1.I219];3)" office:value-type="float" office:value="0.398" calcext:value-type="float">
            <text:p>0,39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19]*[Tabelle1.O219];3)" office:value-type="float" office:value="1.046" calcext:value-type="float">
            <text:p>1,04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19]-[Tabelle1.S219]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 1,5–10,5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3" calcext:value-type="float">
            <text:p>2,3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86" calcext:value-type="float">
            <text:p>1,8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0]/[Tabelle1.I220] ;3)" office:value-type="float" office:value="0.201" calcext:value-type="float">
            <text:p>0,201</text:p>
          </table:table-cell>
          <table:table-cell table:style-name="ce13"/>
          <table:table-cell table:style-name="ce11" table:formula="of:=[Tabelle1.G220]+[Tabelle1.M220]" office:value-type="float" office:value="0.451" calcext:value-type="float">
            <text:p>0,451</text:p>
          </table:table-cell>
          <table:table-cell table:style-name="ce13"/>
          <table:table-cell table:style-name="ce11" table:formula="of:=ROUNDDOWN([Tabelle1.M220]*[Tabelle1.I220];3)" office:value-type="float" office:value="0.468" calcext:value-type="float">
            <text:p>0,46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0]*[Tabelle1.O220];3)" office:value-type="float" office:value="1.05" calcext:value-type="float">
            <text:p>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0]-[Tabelle1.S220]" office:value-type="float" office:value="1.28" calcext:value-type="float">
            <text:p>1,2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e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08" calcext:value-type="float">
            <text:p>1,08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1]/[Tabelle1.I221] ;3)" office:value-type="float" office:value="0.46" calcext:value-type="float">
            <text:p>0,46</text:p>
          </table:table-cell>
          <table:table-cell table:style-name="ce13"/>
          <table:table-cell table:style-name="ce11" table:formula="of:=[Tabelle1.G221]+[Tabelle1.M221]" office:value-type="float" office:value="0.71" calcext:value-type="float">
            <text:p>0,71</text:p>
          </table:table-cell>
          <table:table-cell table:style-name="ce13"/>
          <table:table-cell table:style-name="ce11" table:formula="of:=ROUNDDOWN([Tabelle1.M221]*[Tabelle1.I221];3)" office:value-type="float" office:value="0.92" calcext:value-type="float">
            <text:p>0,9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1]*[Tabelle1.O221];3)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1]-[Tabelle1.S221]" office:value-type="float" office:value="0.58" calcext:value-type="float">
            <text:p>0,58</text:p>
          </table:table-cell>
          <table:table-cell table:style-name="ce11" office:value-type="string" calcext:value-type="string">
            <text:p>%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US 7-10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95" calcext:value-type="float">
            <text:p>1,9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5.26" calcext:value-type="float">
            <text:p>5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2]/[Tabelle1.I222] ;3)" office:value-type="float" office:value="-1.697" calcext:value-type="float">
            <text:p>-1,697</text:p>
          </table:table-cell>
          <table:table-cell table:style-name="ce13"/>
          <table:table-cell table:style-name="ce11" table:formula="of:=[Tabelle1.G222]+[Tabelle1.M222]" office:value-type="float" office:value="-1.447" calcext:value-type="float">
            <text:p>-1,447</text:p>
          </table:table-cell>
          <table:table-cell table:style-name="ce13"/>
          <table:table-cell table:style-name="ce11" table:formula="of:=ROUNDDOWN([Tabelle1.M222]*[Tabelle1.I222];3)" office:value-type="float" office:value="-3.309" calcext:value-type="float">
            <text:p>-3,30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2]*[Tabelle1.O222];3)" office:value-type="float" office:value="-2.821" calcext:value-type="float">
            <text:p>-2,8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2]-[Tabelle1.S222]" office:value-type="float" office:value="4.771" calcext:value-type="float">
            <text:p>4,771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RO STOXX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68" calcext:value-type="float">
            <text:p>3,68</text:p>
          </table:table-cell>
          <table:table-cell table:style-name="ce11" office:value-type="float" office:value="1.81" calcext:value-type="float">
            <text:p>1,8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8.27" calcext:value-type="float">
            <text:p>8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3]/([Tabelle1.I223] +[Tabelle1.H223]) ;3)" office:value-type="float" office:value="-0.506" calcext:value-type="float">
            <text:p>-0,506</text:p>
          </table:table-cell>
          <table:table-cell table:style-name="ce13"/>
          <table:table-cell table:style-name="ce11" table:formula="of:=[Tabelle1.G223]+[Tabelle1.M223]" office:value-type="float" office:value="-0.256" calcext:value-type="float">
            <text:p>-0,256</text:p>
          </table:table-cell>
          <table:table-cell table:style-name="ce13"/>
          <table:table-cell table:style-name="ce11" table:formula="of:=ROUNDDOWN([Tabelle1.M223]*[Tabelle1.I223];3)" office:value-type="float" office:value="-0.915" calcext:value-type="float">
            <text:p>-0,91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3]*[Tabelle1.O223];3)" office:value-type="float" office:value="-0.463" calcext:value-type="float">
            <text:p>-0,46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3]-[Tabelle1.S223]" office:value-type="float" office:value="2.273" calcext:value-type="float">
            <text:p>2,273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M Div.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64" calcext:value-type="float">
            <text:p>4,64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1.05" calcext:value-type="float">
            <text:p>11,0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4]/([Tabelle1.I224] +[Tabelle1.H224]) ;3)" office:value-type="float" office:value="-3.185" calcext:value-type="float">
            <text:p>-3,185</text:p>
          </table:table-cell>
          <table:table-cell table:style-name="ce13"/>
          <table:table-cell table:style-name="ce11" table:formula="of:=[Tabelle1.G224]+[Tabelle1.M224]" office:value-type="float" office:value="-2.935" calcext:value-type="float">
            <text:p>-2,935</text:p>
          </table:table-cell>
          <table:table-cell table:style-name="ce13"/>
          <table:table-cell table:style-name="ce11" table:formula="of:=ROUNDDOWN([Tabelle1.M224]*[Tabelle1.I224];3)" office:value-type="float" office:value="6.37" calcext:value-type="float">
            <text:p>6,3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4]*[Tabelle1.O224];3)" office:value-type="float" office:value="5.87" calcext:value-type="float">
            <text:p>5,8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4]-[Tabelle1.S224]" office:value-type="float" office:value="-7.87" calcext:value-type="float">
            <text:p>-7,8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Ger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3" calcext:value-type="float">
            <text:p>0,2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5]/[Tabelle1.I225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225]+[Tabelle1.M225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225]*[Tabelle1.I225];3)" office:value-type="float" office:value="1.189" calcext:value-type="float">
            <text:p>1,18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5]*[Tabelle1.O225];3)" office:value-type="float" office:value="1.544" calcext:value-type="float">
            <text:p>1,54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5]-[Tabelle1.S225]" office:value-type="float" office:value="-0.124" calcext:value-type="float">
            <text:p>-0,124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 1.5-2.5yr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6]/[Tabelle1.I226] ;3)" office:value-type="float" office:value="0.818" calcext:value-type="float">
            <text:p>0,818</text:p>
          </table:table-cell>
          <table:table-cell table:style-name="ce13"/>
          <table:table-cell table:style-name="ce11" table:formula="of:=[Tabelle1.G226]+[Tabelle1.M226]" office:value-type="float" office:value="1.068" calcext:value-type="float">
            <text:p>1,068</text:p>
          </table:table-cell>
          <table:table-cell table:style-name="ce13"/>
          <table:table-cell table:style-name="ce11" table:formula="of:=ROUNDDOWN([Tabelle1.M226]*[Tabelle1.I226];3)" office:value-type="float" office:value="1.169" calcext:value-type="float">
            <text:p>1,1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6]*[Tabelle1.O226];3)" office:value-type="float" office:value="1.527" calcext:value-type="float">
            <text:p>1,5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6]-[Tabelle1.S226]" office:value-type="float" office:value="-0.097" calcext:value-type="float">
            <text:p>-0,09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Ult.short Bond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6" calcext:value-type="float">
            <text:p>0,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7]/[Tabelle1.I227] ;3)" office:value-type="float" office:value="0.838" calcext:value-type="float">
            <text:p>0,838</text:p>
          </table:table-cell>
          <table:table-cell table:style-name="ce13"/>
          <table:table-cell table:style-name="ce11" table:formula="of:=[Tabelle1.G227]+[Tabelle1.M227]" office:value-type="float" office:value="1.088" calcext:value-type="float">
            <text:p>1,088</text:p>
          </table:table-cell>
          <table:table-cell table:style-name="ce13"/>
          <table:table-cell table:style-name="ce11" table:formula="of:=ROUNDDOWN([Tabelle1.M227]*[Tabelle1.I227];3)" office:value-type="float" office:value="0.829" calcext:value-type="float">
            <text:p>0,82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7]*[Tabelle1.O227];3)" office:value-type="float" office:value="1.077" calcext:value-type="float">
            <text:p>1,07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7]-[Tabelle1.S227]" office:value-type="float" office:value="-0.087" calcext:value-type="float">
            <text:p>-0,087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EURO STOXX 5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3.71" calcext:value-type="float">
            <text:p>3,71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9.14" calcext:value-type="float">
            <text:p>9,1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8]/([Tabelle1.I228] +[Tabelle1.H228]) ;3)" office:value-type="float" office:value="-0.778" calcext:value-type="float">
            <text:p>-0,778</text:p>
          </table:table-cell>
          <table:table-cell table:style-name="ce13"/>
          <table:table-cell table:style-name="ce11" table:formula="of:=[Tabelle1.G228]+[Tabelle1.M228]" office:value-type="float" office:value="-0.528" calcext:value-type="float">
            <text:p>-0,528</text:p>
          </table:table-cell>
          <table:table-cell table:style-name="ce13"/>
          <table:table-cell table:style-name="ce11" table:formula="of:=ROUNDDOWN([Tabelle1.M228]*[Tabelle1.I228];3)" office:value-type="float" office:value="-1.112" calcext:value-type="float">
            <text:p>-1,11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8]*[Tabelle1.O228];3)" office:value-type="float" office:value="-0.755" calcext:value-type="float">
            <text:p>-0,755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8]-[Tabelle1.S228]" office:value-type="float" office:value="2.185" calcext:value-type="float">
            <text:p>2,185</text:p>
          </table:table-cell>
          <table:table-cell table:style-name="ce11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€ Aggregat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24" calcext:value-type="float">
            <text:p>1,24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.22" calcext:value-type="float">
            <text:p>2,22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AE228]/[Tabelle1.AC228] ;3)" office:value-type="float" office:value="-0.79" calcext:value-type="float">
            <text:p>-0,79</text:p>
          </table:table-cell>
          <table:table-cell table:style-name="ce13"/>
          <table:table-cell table:style-name="ce11" table:formula="of:=[Tabelle1.AA228]+[Tabelle1.AG228]" office:value-type="float" office:value="-0.54" calcext:value-type="float">
            <text:p>-0,54</text:p>
          </table:table-cell>
          <table:table-cell table:style-name="ce13"/>
          <table:table-cell table:style-name="ce11" table:formula="of:=ROUNDDOWN([Tabelle1.AG228]*[Tabelle1.AC228];3)" office:value-type="float" office:value="-0.979" calcext:value-type="float">
            <text:p>-0,9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AC228]*[Tabelle1.AI228];3)" office:value-type="float" office:value="-0.669" calcext:value-type="float">
            <text:p>-0,66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AC228]-[Tabelle1.AM228]" office:value-type="float" office:value="1.909" calcext:value-type="float">
            <text:p>1,909</text:p>
          </table:table-cell>
          <table:table-cell table:style-name="ce1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Utilities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5.1" calcext:value-type="float">
            <text:p>5,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37" calcext:value-type="float">
            <text:p>7,3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29]/([Tabelle1.I229] +[Tabelle1.H229]) ;3)" office:value-type="float" office:value="-1.377" calcext:value-type="float">
            <text:p>-1,377</text:p>
          </table:table-cell>
          <table:table-cell table:style-name="ce13"/>
          <table:table-cell table:style-name="ce11" table:formula="of:=[Tabelle1.G229]+[Tabelle1.M229]" office:value-type="float" office:value="-1.127" calcext:value-type="float">
            <text:p>-1,127</text:p>
          </table:table-cell>
          <table:table-cell table:style-name="ce13"/>
          <table:table-cell table:style-name="ce11" table:formula="of:=ROUNDDOWN([Tabelle1.M229]*[Tabelle1.I229];3)" office:value-type="float" office:value="2.754" calcext:value-type="float">
            <text:p>2,75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29]*[Tabelle1.O229];3)" office:value-type="float" office:value="2.254" calcext:value-type="float">
            <text:p>2,254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29]-[Tabelle1.S229]" office:value-type="float" office:value="-4.254" calcext:value-type="float">
            <text:p>-4,254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Insuranc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3.03" calcext:value-type="float">
            <text:p>13,03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30]/([Tabelle1.I230] +[Tabelle1.H230]) ;3)" office:value-type="float" office:value="0.131" calcext:value-type="float">
            <text:p>0,131</text:p>
          </table:table-cell>
          <table:table-cell table:style-name="ce13"/>
          <table:table-cell table:style-name="ce11" table:formula="of:=[Tabelle1.G230]+[Tabelle1.M230]" office:value-type="float" office:value="0.381" calcext:value-type="float">
            <text:p>0,381</text:p>
          </table:table-cell>
          <table:table-cell table:style-name="ce13"/>
          <table:table-cell table:style-name="ce11" table:formula="of:=ROUNDDOWN([Tabelle1.M230]*[Tabelle1.I230];3)" office:value-type="float" office:value="1.31" calcext:value-type="float">
            <text:p>1,3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30]*[Tabelle1.O230];3)" office:value-type="float" office:value="3.81" calcext:value-type="float">
            <text:p>3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30]-[Tabelle1.S230]" office:value-type="float" office:value="6.19" calcext:value-type="float">
            <text:p>6,19</text:p>
          </table:table-cell>
          <table:table-cell table:style-name="ce11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STOXX Sel.Div. 30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4.92" calcext:value-type="float">
            <text:p>4,92</text:p>
          </table:table-cell>
          <table:table-cell table:style-name="ce11" office:value-type="float" office:value="-1.52" calcext:value-type="float">
            <text:p>-1,52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7.7" calcext:value-type="float">
            <text:p>7,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31]/([Tabelle1.I231] +[Tabelle1.H231]) ;3)" office:value-type="float" office:value="-1.264" calcext:value-type="float">
            <text:p>-1,264</text:p>
          </table:table-cell>
          <table:table-cell table:style-name="ce13"/>
          <table:table-cell table:style-name="ce11" table:formula="of:=[Tabelle1.G231]+[Tabelle1.M231]" office:value-type="float" office:value="-1.014" calcext:value-type="float">
            <text:p>-1,014</text:p>
          </table:table-cell>
          <table:table-cell table:style-name="ce13"/>
          <table:table-cell table:style-name="ce11" table:formula="of:=ROUNDDOWN([Tabelle1.M231]*[Tabelle1.I231];3)" office:value-type="float" office:value="1.921" calcext:value-type="float">
            <text:p>1,92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31]*[Tabelle1.O231];3)" office:value-type="float" office:value="1.541" calcext:value-type="float">
            <text:p>1,54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31]-[Tabelle1.S231]" office:value-type="float" office:value="-3.061" calcext:value-type="float">
            <text:p>-3,061</text:p>
          </table:table-cell>
          <table:table-cell table:style-name="ce11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Core <text:s/>€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AE231]/[Tabelle1.AC231] ;3)" office:value-type="float" office:value="0.375" calcext:value-type="float">
            <text:p>0,375</text:p>
          </table:table-cell>
          <table:table-cell table:style-name="ce13"/>
          <table:table-cell table:style-name="ce11" table:formula="of:=[Tabelle1.AA231]+[Tabelle1.AG231]" office:value-type="float" office:value="0.625" calcext:value-type="float">
            <text:p>0,625</text:p>
          </table:table-cell>
          <table:table-cell table:style-name="ce13"/>
          <table:table-cell table:style-name="ce11" table:formula="of:=ROUNDDOWN([Tabelle1.AG231]*[Tabelle1.AC231];3)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AC231]*[Tabelle1.AI231];3)" office:value-type="float" office:value="1" calcext:value-type="float">
            <text:p>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AC231]-[Tabelle1.AM231]" office:value-type="float" office:value="0.6" calcext:value-type="float">
            <text:p>0,6</text:p>
          </table:table-cell>
          <table:table-cell table:style-name="ce1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>
            <text:p>$ Short Dur. Corp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K232]/[Tabelle1.I232] ;3)" office:value-type="float" office:value="0.274" calcext:value-type="float">
            <text:p>0,274</text:p>
          </table:table-cell>
          <table:table-cell table:style-name="ce13"/>
          <table:table-cell table:style-name="ce11" table:formula="of:=[Tabelle1.G232]+[Tabelle1.M232]" office:value-type="float" office:value="0.524" calcext:value-type="float">
            <text:p>0,524</text:p>
          </table:table-cell>
          <table:table-cell table:style-name="ce13"/>
          <table:table-cell table:style-name="ce11" table:formula="of:=ROUNDDOWN([Tabelle1.M232]*[Tabelle1.I232];3)" office:value-type="float" office:value="0.479" calcext:value-type="float">
            <text:p>0,47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I232]*[Tabelle1.O232];3)" office:value-type="float" office:value="0.917" calcext:value-type="float">
            <text:p>0,9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I232]-[Tabelle1.S232]" office:value-type="float" office:value="0.833" calcext:value-type="float">
            <text:p>0,833</text:p>
          </table:table-cell>
          <table:table-cell table:style-name="ce11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Money Market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1" calcext:value-type="float">
            <text:p>1,51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AE232]/[Tabelle1.AC232] ;3)" office:value-type="float" office:value="0.887" calcext:value-type="float">
            <text:p>0,887</text:p>
          </table:table-cell>
          <table:table-cell table:style-name="ce13"/>
          <table:table-cell table:style-name="ce11" table:formula="of:=[Tabelle1.AA232]+[Tabelle1.AG232]" office:value-type="float" office:value="1.137" calcext:value-type="float">
            <text:p>1,137</text:p>
          </table:table-cell>
          <table:table-cell table:style-name="ce13"/>
          <table:table-cell table:style-name="ce11" table:formula="of:=ROUNDDOWN([Tabelle1.AG232]*[Tabelle1.AC232];3)" office:value-type="float" office:value="1.339" calcext:value-type="float">
            <text:p>1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AC232]*[Tabelle1.AI232];3)" office:value-type="float" office:value="1.716" calcext:value-type="float">
            <text:p>1,71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AC232]-[Tabelle1.AM232]" office:value-type="float" office:value="-0.206" calcext:value-type="float">
            <text:p>-0,206</text:p>
          </table:table-cell>
          <table:table-cell table:style-name="ce1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6"/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style-name="ce6" office:value-type="string" calcext:value-type="string">
            <text:p>MEDIAN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95:.H232]);3)" office:value-type="float" office:value="1.793" calcext:value-type="float">
            <text:p>1,793</text:p>
          </table:table-cell>
          <table:table-cell table:style-name="ce6" table:formula="of:=MEDIAN([Tabelle1.I195:.I232]) + [.H234]" office:value-type="float" office:value="4.978" calcext:value-type="float">
            <text:p>4,978</text:p>
          </table:table-cell>
          <table:table-cell table:style-name="ce6" office:value-type="string" calcext:value-type="string">
            <text:p>%</text:p>
          </table:table-cell>
          <table:table-cell table:style-name="ce6" table:formula="of:=MEDIAN([Tabelle1.K195:.K232])" office:value-type="float" office:value="4.765" calcext:value-type="float">
            <text:p>4,765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234]/[Tabelle1.I234];3)" office:value-type="float" office:value="0.042" calcext:value-type="float">
            <text:p>0,042</text:p>
          </table:table-cell>
          <table:table-cell table:style-name="ce14"/>
          <table:table-cell table:style-name="ce6" table:formula="of:=[Tabelle1.G234]+[Tabelle1.M234]" office:value-type="float" office:value="0.292" calcext:value-type="float">
            <text:p>0,292</text:p>
          </table:table-cell>
          <table:table-cell table:style-name="ce14"/>
          <table:table-cell table:style-name="ce6" table:formula="of:=ROUNDDOWN([Tabelle1.M234]*[Tabelle1.I234];3)" office:value-type="float" office:value="0.209" calcext:value-type="float">
            <text:p>0,209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234]*[Tabelle1.I234];3)" office:value-type="float" office:value="1.453" calcext:value-type="float">
            <text:p>1,453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234]-[Tabelle1.S234];3)" office:value-type="float" office:value="3.525" calcext:value-type="float">
            <text:p>3,525</text:p>
          </table:table-cell>
          <table:table-cell table:style-name="ce6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/>
          <table:table-cell table:style-name="ce2" table:number-columns-repeated="3"/>
          <table:table-cell table:style-name="ce6" office:value-type="string" calcext:value-type="string">
            <text:p>MITTELWERT</text:p>
          </table:table-cell>
          <table:table-cell table:style-name="ce10"/>
          <table:table-cell table:style-name="ce6" office:value-type="float" office:value="0.25" calcext:value-type="float">
            <text:p>0,25</text:p>
          </table:table-cell>
          <table:table-cell table:style-name="ce6" table:formula="of:=ROUNDDOWN(AVERAGE([Tabelle1.H195:.H232]);3)" office:value-type="float" office:value="1.793" calcext:value-type="float">
            <text:p>1,793</text:p>
          </table:table-cell>
          <table:table-cell table:style-name="ce6" table:formula="of:=ROUNDDOWN(AVERAGE([Tabelle1.I195:.I232]);2) + [.H235]" office:value-type="float" office:value="5.173" calcext:value-type="float">
            <text:p>5,173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AVERAGE([Tabelle1.K195:.K232]);3)" office:value-type="float" office:value="5.247" calcext:value-type="float">
            <text:p>5,247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1 - [Tabelle1.K235]/[Tabelle1.I235];3)" office:value-type="float" office:value="-0.014" calcext:value-type="float">
            <text:p>-0,014</text:p>
          </table:table-cell>
          <table:table-cell table:style-name="ce10"/>
          <table:table-cell table:style-name="ce6" table:formula="of:=[Tabelle1.G235]+[Tabelle1.M235]" office:value-type="float" office:value="0.236" calcext:value-type="float">
            <text:p>0,236</text:p>
          </table:table-cell>
          <table:table-cell table:style-name="ce10"/>
          <table:table-cell table:style-name="ce6" table:formula="of:=ROUNDDOWN([Tabelle1.M235]*[Tabelle1.I235];3)" office:value-type="float" office:value="-0.072" calcext:value-type="float">
            <text:p>-0,07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O235]*[Tabelle1.I235];3)" office:value-type="float" office:value="1.22" calcext:value-type="float">
            <text:p>1,22</text:p>
          </table:table-cell>
          <table:table-cell table:style-name="ce6" office:value-type="string" calcext:value-type="string">
            <text:p>%</text:p>
          </table:table-cell>
          <table:table-cell table:style-name="ce6" table:formula="of:=ROUNDDOWN([Tabelle1.I235]-[Tabelle1.S235];3)" office:value-type="float" office:value="3.953" calcext:value-type="float">
            <text:p>3,953</text:p>
          </table:table-cell>
          <table:table-cell table:style-name="ce6" office:value-type="string" calcext:value-type="string">
            <text:p>%</text:p>
          </table:table-cell>
          <table:table-cell table:number-columns-repeated="2"/>
          <table:table-cell table:style-name="ce5" office:value-type="string" calcext:value-type="string">
            <text:p>Pfandbriefe</text:p>
          </table:table-cell>
          <table:table-cell table:style-name="ce9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5" calcext:value-type="float">
            <text:p>1,1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0.81" calcext:value-type="float">
            <text:p>0,81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1 - [Tabelle1.AE235]/[Tabelle1.AC235] ;3)" office:value-type="float" office:value="0.295" calcext:value-type="float">
            <text:p>0,295</text:p>
          </table:table-cell>
          <table:table-cell table:style-name="ce13"/>
          <table:table-cell table:style-name="ce11" table:formula="of:=[Tabelle1.AA235]+[Tabelle1.AG235]" office:value-type="float" office:value="0.545" calcext:value-type="float">
            <text:p>0,545</text:p>
          </table:table-cell>
          <table:table-cell table:style-name="ce13"/>
          <table:table-cell table:style-name="ce11" table:formula="of:=ROUNDDOWN([Tabelle1.AG235]*[Tabelle1.AC235];3)" office:value-type="float" office:value="0.339" calcext:value-type="float">
            <text:p>0,339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ROUNDDOWN([Tabelle1.AC235]*[Tabelle1.AI235];3)" office:value-type="float" office:value="0.626" calcext:value-type="float">
            <text:p>0,626</text:p>
          </table:table-cell>
          <table:table-cell table:style-name="ce11" office:value-type="string" calcext:value-type="string">
            <text:p>%</text:p>
          </table:table-cell>
          <table:table-cell table:style-name="ce11" table:formula="of:=[Tabelle1.AC235]-[Tabelle1.AM235]" office:value-type="float" office:value="0.524" calcext:value-type="float">
            <text:p>0,524</text:p>
          </table:table-cell>
          <table:table-cell table:style-name="ce1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END</text:p>
          </table:table-cell>
          <table:table-cell table:style-name="ce10"/>
          <table:table-cell table:style-name="ce6" table:number-columns-repeated="2"/>
          <table:table-cell table:style-name="ce6" table:formula="of:=([Tabelle1.I234]+[Tabelle1.I235])/2" office:value-type="float" office:value="5.0755" calcext:value-type="float">
            <text:p>5,075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K234]+[Tabelle1.K235])/2" office:value-type="float" office:value="5.006" calcext:value-type="float">
            <text:p>5,006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M234]+[Tabelle1.M235])/2" office:value-type="float" office:value="0.014" calcext:value-type="float">
            <text:p>0,014</text:p>
          </table:table-cell>
          <table:table-cell table:style-name="ce10"/>
          <table:table-cell table:style-name="ce6" table:formula="of:=([Tabelle1.O234]+[Tabelle1.O235])/2" office:value-type="float" office:value="0.264" calcext:value-type="float">
            <text:p>0,264</text:p>
          </table:table-cell>
          <table:table-cell table:style-name="ce10"/>
          <table:table-cell table:style-name="ce6" table:formula="of:=([Tabelle1.Q234]+[Tabelle1.Q235])/2" office:value-type="float" office:value="0.0685" calcext:value-type="float">
            <text:p>0,068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S234]+[Tabelle1.S235])/2" office:value-type="float" office:value="1.3365" calcext:value-type="float">
            <text:p>1,3365</text:p>
          </table:table-cell>
          <table:table-cell table:style-name="ce6" office:value-type="string" calcext:value-type="string">
            <text:p>%</text:p>
          </table:table-cell>
          <table:table-cell table:style-name="ce6" table:formula="of:=([Tabelle1.U234]+[Tabelle1.U235])/2" office:value-type="float" office:value="3.739" calcext:value-type="float">
            <text:p>3,739</text:p>
          </table:table-cell>
          <table:table-cell table:style-name="ce6" office:value-type="string" calcext:value-type="string">
            <text:p>%</text:p>
          </table:table-cell>
          <table:table-cell table:number-columns-repeated="13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35"/>
          <table:table-cell table:style-name="Default" table:number-columns-repeated="6"/>
          <table:table-cell table:number-columns-repeated="5"/>
        </table:table-row>
        <table:table-row table:style-name="ro1" table:number-rows-repeated="10">
          <table:table-cell table:number-columns-repeated="46"/>
        </table:table-row>
        <table:table-row table:style-name="ro1" table:number-rows-repeated="9">
          <table:table-cell table:number-columns-repeated="35"/>
          <table:table-cell table:style-name="Default" table:number-columns-repeated="6"/>
          <table:table-cell table:number-columns-repeated="5"/>
        </table:table-row>
        <table:table-row table:style-name="ro1" table:number-rows-repeated="21">
          <table:table-cell table:number-columns-repeated="46"/>
        </table:table-row>
        <table:table-row table:style-name="ro1" table:number-rows-repeated="11">
          <table:table-cell table:number-columns-repeated="35"/>
          <table:table-cell table:style-name="Default" table:number-columns-repeated="6"/>
          <table:table-cell table:number-columns-repeated="5"/>
        </table:table-row>
        <table:table-row table:style-name="ro1" table:number-rows-repeated="5">
          <table:table-cell table:number-columns-repeated="46"/>
        </table:table-row>
        <table:table-row table:style-name="ro1" table:number-rows-repeated="19">
          <table:table-cell table:number-columns-repeated="3"/>
          <table:table-cell table:style-name="Default"/>
          <table:table-cell table:number-columns-repeated="4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31"/>
          <table:table-cell table:style-name="Default" table:number-columns-repeated="6"/>
          <table:table-cell table:number-columns-repeated="5"/>
        </table:table-row>
        <table:table-row table:style-name="ro1" table:number-rows-repeated="2">
          <table:table-cell table:number-columns-repeated="35"/>
          <table:table-cell table:style-name="Default" table:number-columns-repeated="6"/>
          <table:table-cell table:number-columns-repeated="5"/>
        </table:table-row>
        <table:table-row table:style-name="ro1" table:number-rows-repeated="1048254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Tabelle2" table:style-name="ta1">
        <office:forms form:automatic-focus="false" form:apply-design-mode="false"/>
        <table:shapes>
          <draw:frame draw:z-index="0" draw:style-name="gr1" draw:text-style-name="P1" svg:width="159.99mm" svg:height="89.99mm" svg:x="424.82mm" svg:y="24.49mm">
            <loext:p draw:notify-on-update-of-ranges="Tabelle2.B5:Tabelle2.B5 Tabelle2.D1:Tabelle2.L1048576 Tabelle2.B6:Tabelle2.B6 Tabelle2.D1:Tabelle2.L1048576 Tabelle2.B7:Tabelle2.B7 Tabelle2.D1:Tabelle2.L1048576 Tabelle2.B8:Tabelle2.B8 Tabelle2.D1:Tabelle2.L1048576 Tabelle2.B9:Tabelle2.B9 Tabelle2.D1:Tabelle2.L1048576 Tabelle2.B10:Tabelle2.B10 Tabelle2.D1:Tabelle2.L1048576 Tabelle2.B11:Tabelle2.B11 Tabelle2.D1:Tabelle2.L1048576 Tabelle2.B12:Tabelle2.B12 Tabelle2.D1:Tabelle2.L10485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27.74mm" svg:y="122.18mm">
            <loext:p draw:notify-on-update-of-ranges="Tabelle2.B5:Tabelle2.B5 Tabelle2.M5:Tabelle2.S5 Tabelle2.B6:Tabelle2.B6 Tabelle2.M6:Tabelle2.S6 Tabelle2.B7:Tabelle2.B7 Tabelle2.M7:Tabelle2.S7 Tabelle2.B8:Tabelle2.B8 Tabelle2.M8:Tabelle2.S8 Tabelle2.B9:Tabelle2.B9 Tabelle2.M9:Tabelle2.S9 Tabelle2.B10:Tabelle2.B10 Tabelle2.M10:Tabelle2.S10 Tabelle2.B11:Tabelle2.B11 Tabelle2.M11:Tabelle2.S11 Tabelle2.B12:Tabelle2.B12 Tabelle2.M12:Tabelle2.S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49.21mm" svg:y="250.44mm">
            <loext:p draw:notify-on-update-of-ranges="Tabelle2.B55:Tabelle2.B56 Tabelle2.B57:Tabelle2.B77 Tabelle2.E55:Tabelle2.E56 Tabelle2.E57:Tabelle2.E77 Tabelle2.G55:Tabelle2.G56 Tabelle2.G57:Tabelle2.G77 Tabelle2.J55:Tabelle2.J56 Tabelle2.J57:Tabelle2.J7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ce21"/>
        <table:table-column table:style-name="co21" table:number-columns-repeated="2" table:default-cell-style-name="ce24"/>
        <table:table-column table:style-name="co21" table:default-cell-style-name="ce26"/>
        <table:table-column table:style-name="co21" table:default-cell-style-name="ce24"/>
        <table:table-column table:style-name="co21" table:default-cell-style-name="ce25"/>
        <table:table-column table:style-name="co21" table:number-columns-repeated="2" table:default-cell-style-name="ce24"/>
        <table:table-column table:style-name="co21" table:default-cell-style-name="ce26"/>
        <table:table-column table:style-name="co21" table:number-columns-repeated="2" table:default-cell-style-name="Default"/>
        <table:table-column table:style-name="co21" table:number-columns-repeated="2" table:default-cell-style-name="ce24"/>
        <table:table-column table:style-name="co21" table:default-cell-style-name="Default"/>
        <table:table-column table:style-name="co21" table:default-cell-style-name="ce24"/>
        <table:table-column table:style-name="co21" table:number-columns-repeated="4" table:default-cell-style-name="Default"/>
        <table:table-column table:style-name="co22" table:number-columns-repeated="7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9" table:number-columns-repeated="2"/>
          <table:table-cell table:style-name="ce20" table:number-columns-repeated="4"/>
          <table:table-cell table:style-name="ce19" table:number-columns-repeated="12"/>
          <table:table-cell table:number-columns-repeated="8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zin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S 5 yr</text:p>
          </table:table-cell>
          <table:table-cell table:style-name="ce20" office:value-type="string" calcext:value-type="string">
            <text:p>s 10yr</text:p>
          </table:table-cell>
          <table:table-cell table:style-name="ce20" office:value-type="string" calcext:value-type="string">
            <text:p>S 15yr</text:p>
          </table:table-cell>
          <table:table-cell table:style-name="ce20" office:value-type="string" calcext:value-type="string">
            <text:p>s 20yr</text:p>
          </table:table-cell>
          <table:table-cell table:style-name="ce20" office:value-type="string" calcext:value-type="string">
            <text:p>s 25yr</text:p>
          </table:table-cell>
          <table:table-cell table:style-name="ce20" office:value-type="string" calcext:value-type="string">
            <text:p>s 30yr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p 5yr</text:p>
          </table:table-cell>
          <table:table-cell table:style-name="ce20" office:value-type="string" calcext:value-type="string">
            <text:p>p 10yr</text:p>
          </table:table-cell>
          <table:table-cell table:style-name="ce20" office:value-type="string" calcext:value-type="string">
            <text:p>p 15yr</text:p>
          </table:table-cell>
          <table:table-cell table:style-name="ce20" office:value-type="string" calcext:value-type="string">
            <text:p>p 20yr</text:p>
          </table:table-cell>
          <table:table-cell table:style-name="ce20" office:value-type="string" calcext:value-type="string">
            <text:p>p 25yr</text:p>
          </table:table-cell>
          <table:table-cell table:style-name="ce20" office:value-type="string" calcext:value-type="string">
            <text:p>p 30y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ktien</text:p>
          </table:table-cell>
          <table:table-cell office:value-type="float" office:value="6.426" calcext:value-type="float">
            <text:p>6,42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.025" calcext:value-type="float">
            <text:p>0,025</text:p>
          </table:table-cell>
          <table:table-cell table:formula="of:=ROUNDDOWN(1- [Tabelle2.E6];3)" office:value-type="float" office:value="0.975" calcext:value-type="float">
            <text:p>0,975</text:p>
          </table:table-cell>
          <table:table-cell table:style-name="ce28" table:formula="of:=ROUNDDOWN([Tabelle2.D6] * [Tabelle2.F6]^4 - [Tabelle2.F6]^4 + 1;3)" office:value-type="float" office:value="0.096" calcext:value-type="float">
            <text:p>0,096</text:p>
          </table:table-cell>
          <table:table-cell table:style-name="ce30" table:formula="of:=ROUNDDOWN([Tabelle2.D6] * [Tabelle2.F6]^9 - [Tabelle2.F6]^9 + 1;3)" office:value-type="float" office:value="0.203" calcext:value-type="float">
            <text:p>0,203</text:p>
          </table:table-cell>
          <table:table-cell table:style-name="ce28" table:formula="of:=ROUNDDOWN([Tabelle2.D6] * [Tabelle2.F6]^14 - [Tabelle2.F6]^14 + 1;3)" office:value-type="float" office:value="0.298" calcext:value-type="float">
            <text:p>0,298</text:p>
          </table:table-cell>
          <table:table-cell table:style-name="ce29" table:formula="of:=ROUNDDOWN([Tabelle2.D6] * [Tabelle2.F6]^19 - [Tabelle2.F6]^19 + 1;3)" office:value-type="float" office:value="0.381" calcext:value-type="float">
            <text:p>0,381</text:p>
          </table:table-cell>
          <table:table-cell table:style-name="ce28" table:formula="of:=ROUNDDOWN([Tabelle2.D6] * [Tabelle2.F6]^24 - [Tabelle2.F6]^24 + 1;3)" office:value-type="float" office:value="0.455" calcext:value-type="float">
            <text:p>0,455</text:p>
          </table:table-cell>
          <table:table-cell table:style-name="ce29" table:formula="of:=ROUNDDOWN([Tabelle2.D6] * [Tabelle2.F6]^29 - [Tabelle2.F6]^29 + 1;3)" office:value-type="float" office:value="0.52" calcext:value-type="float">
            <text:p>0,52</text:p>
          </table:table-cell>
          <table:table-cell table:formula="of:=ROUNDDOWN([Tabelle2.C6]*[Tabelle2.D6];3)" office:value-type="float" office:value="0" calcext:value-type="float">
            <text:p>0</text:p>
          </table:table-cell>
          <table:table-cell table:formula="of:=ROUNDDOWN([Tabelle2.C6]*[Tabelle2.G6];3)" office:value-type="float" office:value="0.616" calcext:value-type="float">
            <text:p>0,616</text:p>
          </table:table-cell>
          <table:table-cell table:style-name="ce31" table:formula="of:=ROUNDDOWN([Tabelle2.C6]*[Tabelle2.H6];3)" office:value-type="float" office:value="1.304" calcext:value-type="float">
            <text:p>1,304</text:p>
          </table:table-cell>
          <table:table-cell table:formula="of:=ROUNDDOWN([Tabelle2.C6]*[Tabelle2.I6];3)" office:value-type="float" office:value="1.914" calcext:value-type="float">
            <text:p>1,914</text:p>
          </table:table-cell>
          <table:table-cell table:style-name="ce23" table:formula="of:=ROUNDDOWN([Tabelle2.C6]*[Tabelle2.J6];3)" office:value-type="float" office:value="2.448" calcext:value-type="float">
            <text:p>2,448</text:p>
          </table:table-cell>
          <table:table-cell table:style-name="ce24" table:formula="of:=ROUNDDOWN([Tabelle2.C6]*[Tabelle2.K6];3)" office:value-type="float" office:value="2.923" calcext:value-type="float">
            <text:p>2,923</text:p>
          </table:table-cell>
          <table:table-cell table:style-name="ce23" table:formula="of:=ROUNDDOWN([Tabelle2.C6]*[Tabelle2.L6];3)" office:value-type="float" office:value="3.341" calcext:value-type="float">
            <text:p>3,3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table:style-name="ce23" office:value-type="float" office:value="4.429" calcext:value-type="float">
            <text:p>4,429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05" calcext:value-type="float">
            <text:p>0,05</text:p>
          </table:table-cell>
          <table:table-cell table:style-name="ce23" table:formula="of:=ROUNDDOWN(1- [Tabelle2.E7];3)" office:value-type="float" office:value="0.95" calcext:value-type="float">
            <text:p>0,95</text:p>
          </table:table-cell>
          <table:table-cell table:style-name="ce29" table:formula="of:=ROUNDDOWN([Tabelle2.D7] * [Tabelle2.F7]^4 - [Tabelle2.F7]^4 + 1;3)" office:value-type="float" office:value="0.266" calcext:value-type="float">
            <text:p>0,266</text:p>
          </table:table-cell>
          <table:table-cell table:style-name="ce30" table:formula="of:=ROUNDDOWN([Tabelle2.D7] * [Tabelle2.F7]^9 - [Tabelle2.F7]^9 + 1;3)" office:value-type="float" office:value="0.432" calcext:value-type="float">
            <text:p>0,432</text:p>
          </table:table-cell>
          <table:table-cell table:style-name="ce29" table:formula="of:=ROUNDDOWN([Tabelle2.D7] * [Tabelle2.F7]^14 - [Tabelle2.F7]^14 + 1;3)" office:value-type="float" office:value="0.561" calcext:value-type="float">
            <text:p>0,561</text:p>
          </table:table-cell>
          <table:table-cell table:style-name="ce29" table:formula="of:=ROUNDDOWN([Tabelle2.D7] * [Tabelle2.F7]^19 - [Tabelle2.F7]^19 + 1;3)" office:value-type="float" office:value="0.66" calcext:value-type="float">
            <text:p>0,66</text:p>
          </table:table-cell>
          <table:table-cell table:style-name="ce29" table:formula="of:=ROUNDDOWN([Tabelle2.D7] * [Tabelle2.F7]^24 - [Tabelle2.F7]^24 + 1;3)" office:value-type="float" office:value="0.737" calcext:value-type="float">
            <text:p>0,737</text:p>
          </table:table-cell>
          <table:table-cell table:style-name="ce29" table:formula="of:=ROUNDDOWN([Tabelle2.D7] * [Tabelle2.F7]^29 - [Tabelle2.F7]^29 + 1;3)" office:value-type="float" office:value="0.796" calcext:value-type="float">
            <text:p>0,796</text:p>
          </table:table-cell>
          <table:table-cell table:style-name="ce23" table:formula="of:=ROUNDDOWN([Tabelle2.C7]*[Tabelle2.D7];3)" office:value-type="float" office:value="0.442" calcext:value-type="float">
            <text:p>0,442</text:p>
          </table:table-cell>
          <table:table-cell table:style-name="ce23" table:formula="of:=ROUNDDOWN([Tabelle2.C7]*[Tabelle2.G7];3)" office:value-type="float" office:value="1.178" calcext:value-type="float">
            <text:p>1,178</text:p>
          </table:table-cell>
          <table:table-cell table:style-name="ce31" table:formula="of:=ROUNDDOWN([Tabelle2.C7]*[Tabelle2.H7];3)" office:value-type="float" office:value="1.913" calcext:value-type="float">
            <text:p>1,913</text:p>
          </table:table-cell>
          <table:table-cell table:style-name="ce23" table:formula="of:=ROUNDDOWN([Tabelle2.C7]*[Tabelle2.I7];3)" office:value-type="float" office:value="2.484" calcext:value-type="float">
            <text:p>2,484</text:p>
          </table:table-cell>
          <table:table-cell table:style-name="ce23" table:formula="of:=ROUNDDOWN([Tabelle2.C7]*[Tabelle2.J7];3)" office:value-type="float" office:value="2.923" calcext:value-type="float">
            <text:p>2,923</text:p>
          </table:table-cell>
          <table:table-cell table:style-name="ce23" table:formula="of:=ROUNDDOWN([Tabelle2.C7]*[Tabelle2.K7];3)" office:value-type="float" office:value="3.264" calcext:value-type="float">
            <text:p>3,264</text:p>
          </table:table-cell>
          <table:table-cell table:style-name="ce23" table:formula="of:=ROUNDDOWN([Tabelle2.C7]*[Tabelle2.L7];3)" office:value-type="float" office:value="3.525" calcext:value-type="float">
            <text:p>3,5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lete 2</text:p>
          </table:table-cell>
          <table:table-cell office:value-type="float" office:value="5.0755" calcext:value-type="float">
            <text:p>5,0755</text:p>
          </table:table-cell>
          <table:table-cell table:style-name="ce23" office:value-type="float" office:value="0.1" calcext:value-type="float">
            <text:p>0,1</text:p>
          </table:table-cell>
          <table:table-cell table:style-name="ce24" office:value-type="float" office:value="0.05" calcext:value-type="float">
            <text:p>0,05</text:p>
          </table:table-cell>
          <table:table-cell table:formula="of:=ROUNDDOWN(1- [Tabelle2.E8];3)" office:value-type="float" office:value="0.95" calcext:value-type="float">
            <text:p>0,95</text:p>
          </table:table-cell>
          <table:table-cell table:style-name="ce28" table:formula="of:=ROUNDDOWN([Tabelle2.D8] * [Tabelle2.F8]^4 - [Tabelle2.F8]^4 + 1;3)" office:value-type="float" office:value="0.266" calcext:value-type="float">
            <text:p>0,266</text:p>
          </table:table-cell>
          <table:table-cell table:style-name="ce30" table:formula="of:=ROUNDDOWN([Tabelle2.D8] * [Tabelle2.F8]^9 - [Tabelle2.F8]^9 + 1;3)" office:value-type="float" office:value="0.432" calcext:value-type="float">
            <text:p>0,432</text:p>
          </table:table-cell>
          <table:table-cell table:style-name="ce28" table:formula="of:=ROUNDDOWN([Tabelle2.D8] * [Tabelle2.F8]^14 - [Tabelle2.F8]^14 + 1;3)" office:value-type="float" office:value="0.561" calcext:value-type="float">
            <text:p>0,561</text:p>
          </table:table-cell>
          <table:table-cell table:style-name="ce29" table:formula="of:=ROUNDDOWN([Tabelle2.D8] * [Tabelle2.F8]^19 - [Tabelle2.F8]^19 + 1;3)" office:value-type="float" office:value="0.66" calcext:value-type="float">
            <text:p>0,66</text:p>
          </table:table-cell>
          <table:table-cell table:style-name="ce28" table:formula="of:=ROUNDDOWN([Tabelle2.D8] * [Tabelle2.F8]^24 - [Tabelle2.F8]^24 + 1;3)" office:value-type="float" office:value="0.737" calcext:value-type="float">
            <text:p>0,737</text:p>
          </table:table-cell>
          <table:table-cell table:style-name="ce29" table:formula="of:=ROUNDDOWN([Tabelle2.D8] * [Tabelle2.F8]^29 - [Tabelle2.F8]^29 + 1;3)" office:value-type="float" office:value="0.796" calcext:value-type="float">
            <text:p>0,796</text:p>
          </table:table-cell>
          <table:table-cell table:formula="of:=ROUNDDOWN([Tabelle2.C8]*[Tabelle2.D8];3)" office:value-type="float" office:value="0.507" calcext:value-type="float">
            <text:p>0,507</text:p>
          </table:table-cell>
          <table:table-cell table:formula="of:=ROUNDDOWN([Tabelle2.C8]*[Tabelle2.G8];3)" office:value-type="float" office:value="1.35" calcext:value-type="float">
            <text:p>1,35</text:p>
          </table:table-cell>
          <table:table-cell table:style-name="ce31" table:formula="of:=ROUNDDOWN([Tabelle2.C8]*[Tabelle2.H8];3)" office:value-type="float" office:value="2.192" calcext:value-type="float">
            <text:p>2,192</text:p>
          </table:table-cell>
          <table:table-cell table:formula="of:=ROUNDDOWN([Tabelle2.C8]*[Tabelle2.I8];3)" office:value-type="float" office:value="2.847" calcext:value-type="float">
            <text:p>2,847</text:p>
          </table:table-cell>
          <table:table-cell table:style-name="ce23" table:formula="of:=ROUNDDOWN([Tabelle2.C8]*[Tabelle2.J8];3)" office:value-type="float" office:value="3.349" calcext:value-type="float">
            <text:p>3,349</text:p>
          </table:table-cell>
          <table:table-cell table:style-name="ce24" table:formula="of:=ROUNDDOWN([Tabelle2.C8]*[Tabelle2.K8];3)" office:value-type="float" office:value="3.74" calcext:value-type="float">
            <text:p>3,74</text:p>
          </table:table-cell>
          <table:table-cell table:style-name="ce23" table:formula="of:=ROUNDDOWN([Tabelle2.C8]*[Tabelle2.L8];3)" office:value-type="float" office:value="4.04" calcext:value-type="float">
            <text:p>4,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nds HY</text:p>
          </table:table-cell>
          <table:table-cell office:value-type="float" office:value="5.1" calcext:value-type="float">
            <text:p>5,1</text:p>
          </table:table-cell>
          <table:table-cell table:style-name="ce23" office:value-type="float" office:value="0.274" calcext:value-type="float">
            <text:p>0,274</text:p>
          </table:table-cell>
          <table:table-cell table:style-name="ce24" office:value-type="float" office:value="0.02" calcext:value-type="float">
            <text:p>0,02</text:p>
          </table:table-cell>
          <table:table-cell table:formula="of:=ROUNDDOWN(1- [Tabelle2.E9];3)" office:value-type="float" office:value="0.98" calcext:value-type="float">
            <text:p>0,98</text:p>
          </table:table-cell>
          <table:table-cell table:style-name="ce28" table:formula="of:=ROUNDDOWN([Tabelle2.D9] * [Tabelle2.F9]^4 - [Tabelle2.F9]^4 + 1;3)" office:value-type="float" office:value="0.33" calcext:value-type="float">
            <text:p>0,33</text:p>
          </table:table-cell>
          <table:table-cell table:style-name="ce30" table:formula="of:=ROUNDDOWN([Tabelle2.D9] * [Tabelle2.F9]^9 - [Tabelle2.F9]^9 + 1;3)" office:value-type="float" office:value="0.394" calcext:value-type="float">
            <text:p>0,394</text:p>
          </table:table-cell>
          <table:table-cell table:style-name="ce28" table:formula="of:=ROUNDDOWN([Tabelle2.D9] * [Tabelle2.F9]^14 - [Tabelle2.F9]^14 + 1;3)" office:value-type="float" office:value="0.452" calcext:value-type="float">
            <text:p>0,452</text:p>
          </table:table-cell>
          <table:table-cell table:style-name="ce29" table:formula="of:=ROUNDDOWN([Tabelle2.D9] * [Tabelle2.F9]^19 - [Tabelle2.F9]^19 + 1;3)" office:value-type="float" office:value="0.505" calcext:value-type="float">
            <text:p>0,505</text:p>
          </table:table-cell>
          <table:table-cell table:style-name="ce28" table:formula="of:=ROUNDDOWN([Tabelle2.D9] * [Tabelle2.F9]^24 - [Tabelle2.F9]^24 + 1;3)" office:value-type="float" office:value="0.552" calcext:value-type="float">
            <text:p>0,552</text:p>
          </table:table-cell>
          <table:table-cell table:style-name="ce29" table:formula="of:=ROUNDDOWN([Tabelle2.D9] * [Tabelle2.F9]^29 - [Tabelle2.F9]^29 + 1;3)" office:value-type="float" office:value="0.595" calcext:value-type="float">
            <text:p>0,595</text:p>
          </table:table-cell>
          <table:table-cell table:formula="of:=ROUNDDOWN([Tabelle2.C9]*[Tabelle2.D9];3)" office:value-type="float" office:value="1.397" calcext:value-type="float">
            <text:p>1,397</text:p>
          </table:table-cell>
          <table:table-cell table:formula="of:=ROUNDDOWN([Tabelle2.C9]*[Tabelle2.G9];3)" office:value-type="float" office:value="1.683" calcext:value-type="float">
            <text:p>1,683</text:p>
          </table:table-cell>
          <table:table-cell table:style-name="ce31" table:formula="of:=ROUNDDOWN([Tabelle2.C9]*[Tabelle2.H9];3)" office:value-type="float" office:value="2.009" calcext:value-type="float">
            <text:p>2,009</text:p>
          </table:table-cell>
          <table:table-cell table:formula="of:=ROUNDDOWN([Tabelle2.C9]*[Tabelle2.I9];3)" office:value-type="float" office:value="2.305" calcext:value-type="float">
            <text:p>2,305</text:p>
          </table:table-cell>
          <table:table-cell table:style-name="ce23" table:formula="of:=ROUNDDOWN([Tabelle2.C9]*[Tabelle2.J9];3)" office:value-type="float" office:value="2.575" calcext:value-type="float">
            <text:p>2,575</text:p>
          </table:table-cell>
          <table:table-cell table:style-name="ce24" table:formula="of:=ROUNDDOWN([Tabelle2.C9]*[Tabelle2.K9];3)" office:value-type="float" office:value="2.815" calcext:value-type="float">
            <text:p>2,815</text:p>
          </table:table-cell>
          <table:table-cell table:style-name="ce23" table:formula="of:=ROUNDDOWN([Tabelle2.C9]*[Tabelle2.L9];3)" office:value-type="float" office:value="3.034" calcext:value-type="float">
            <text:p>3,0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nd Mixed</text:p>
          </table:table-cell>
          <table:table-cell office:value-type="float" office:value="3.01" calcext:value-type="float">
            <text:p>3,01</text:p>
          </table:table-cell>
          <table:table-cell table:style-name="ce23" office:value-type="float" office:value="0.315" calcext:value-type="float">
            <text:p>0,315</text:p>
          </table:table-cell>
          <table:table-cell table:style-name="ce24" office:value-type="float" office:value="0.035" calcext:value-type="float">
            <text:p>0,035</text:p>
          </table:table-cell>
          <table:table-cell table:formula="of:=ROUNDDOWN(1- [Tabelle2.E10];3)" office:value-type="float" office:value="0.965" calcext:value-type="float">
            <text:p>0,965</text:p>
          </table:table-cell>
          <table:table-cell table:style-name="ce28" table:formula="of:=ROUNDDOWN([Tabelle2.D10] * [Tabelle2.F10]^4 - [Tabelle2.F10]^4 + 1;3)" office:value-type="float" office:value="0.405" calcext:value-type="float">
            <text:p>0,405</text:p>
          </table:table-cell>
          <table:table-cell table:style-name="ce30" table:formula="of:=ROUNDDOWN([Tabelle2.D10] * [Tabelle2.F10]^9 - [Tabelle2.F10]^9 + 1;3)" office:value-type="float" office:value="0.502" calcext:value-type="float">
            <text:p>0,502</text:p>
          </table:table-cell>
          <table:table-cell table:style-name="ce28" table:formula="of:=ROUNDDOWN([Tabelle2.D10] * [Tabelle2.F10]^14 - [Tabelle2.F10]^14 + 1;3)" office:value-type="float" office:value="0.584" calcext:value-type="float">
            <text:p>0,584</text:p>
          </table:table-cell>
          <table:table-cell table:style-name="ce29" table:formula="of:=ROUNDDOWN([Tabelle2.D10] * [Tabelle2.F10]^19 - [Tabelle2.F10]^19 + 1;3)" office:value-type="float" office:value="0.651" calcext:value-type="float">
            <text:p>0,651</text:p>
          </table:table-cell>
          <table:table-cell table:style-name="ce28" table:formula="of:=ROUNDDOWN([Tabelle2.D10] * [Tabelle2.F10]^24 - [Tabelle2.F10]^24 + 1;3)" office:value-type="float" office:value="0.708" calcext:value-type="float">
            <text:p>0,708</text:p>
          </table:table-cell>
          <table:table-cell table:style-name="ce29" table:formula="of:=ROUNDDOWN([Tabelle2.D10] * [Tabelle2.F10]^29 - [Tabelle2.F10]^29 + 1;3)" office:value-type="float" office:value="0.756" calcext:value-type="float">
            <text:p>0,756</text:p>
          </table:table-cell>
          <table:table-cell table:formula="of:=ROUNDDOWN([Tabelle2.C10]*[Tabelle2.D10];3)" office:value-type="float" office:value="0.948" calcext:value-type="float">
            <text:p>0,948</text:p>
          </table:table-cell>
          <table:table-cell table:formula="of:=ROUNDDOWN([Tabelle2.C10]*[Tabelle2.G10];3)" office:value-type="float" office:value="1.219" calcext:value-type="float">
            <text:p>1,219</text:p>
          </table:table-cell>
          <table:table-cell table:style-name="ce31" table:formula="of:=ROUNDDOWN([Tabelle2.C10]*[Tabelle2.H10];3)" office:value-type="float" office:value="1.511" calcext:value-type="float">
            <text:p>1,511</text:p>
          </table:table-cell>
          <table:table-cell table:formula="of:=ROUNDDOWN([Tabelle2.C10]*[Tabelle2.I10];3)" office:value-type="float" office:value="1.757" calcext:value-type="float">
            <text:p>1,757</text:p>
          </table:table-cell>
          <table:table-cell table:style-name="ce23" table:formula="of:=ROUNDDOWN([Tabelle2.C10]*[Tabelle2.J10];3)" office:value-type="float" office:value="1.959" calcext:value-type="float">
            <text:p>1,959</text:p>
          </table:table-cell>
          <table:table-cell table:style-name="ce24" table:formula="of:=ROUNDDOWN([Tabelle2.C10]*[Tabelle2.K10];3)" office:value-type="float" office:value="2.131" calcext:value-type="float">
            <text:p>2,131</text:p>
          </table:table-cell>
          <table:table-cell table:style-name="ce23" table:formula="of:=ROUNDDOWN([Tabelle2.C10]*[Tabelle2.L10];3)" office:value-type="float" office:value="2.275" calcext:value-type="float">
            <text:p>2,2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nds Def.</text:p>
          </table:table-cell>
          <table:table-cell office:value-type="float" office:value="2.15" calcext:value-type="float">
            <text:p>2,15</text:p>
          </table:table-cell>
          <table:table-cell table:style-name="ce23" office:value-type="float" office:value="0.332" calcext:value-type="float">
            <text:p>0,332</text:p>
          </table:table-cell>
          <table:table-cell table:style-name="ce24" office:value-type="float" office:value="0.033" calcext:value-type="float">
            <text:p>0,033</text:p>
          </table:table-cell>
          <table:table-cell table:formula="of:=ROUNDDOWN(1- [Tabelle2.E11];3)" office:value-type="float" office:value="0.967" calcext:value-type="float">
            <text:p>0,967</text:p>
          </table:table-cell>
          <table:table-cell table:style-name="ce28" table:formula="of:=ROUNDDOWN([Tabelle2.D11] * [Tabelle2.F11]^4 - [Tabelle2.F11]^4 + 1;3)" office:value-type="float" office:value="0.415" calcext:value-type="float">
            <text:p>0,415</text:p>
          </table:table-cell>
          <table:table-cell table:style-name="ce30" table:formula="of:=ROUNDDOWN([Tabelle2.D11] * [Tabelle2.F11]^9 - [Tabelle2.F11]^9 + 1;3)" office:value-type="float" office:value="0.506" calcext:value-type="float">
            <text:p>0,506</text:p>
          </table:table-cell>
          <table:table-cell table:style-name="ce28" table:formula="of:=ROUNDDOWN([Tabelle2.D11] * [Tabelle2.F11]^14 - [Tabelle2.F11]^14 + 1;3)" office:value-type="float" office:value="0.582" calcext:value-type="float">
            <text:p>0,582</text:p>
          </table:table-cell>
          <table:table-cell table:style-name="ce29" table:formula="of:=ROUNDDOWN([Tabelle2.D11] * [Tabelle2.F11]^19 - [Tabelle2.F11]^19 + 1;3)" office:value-type="float" office:value="0.646" calcext:value-type="float">
            <text:p>0,646</text:p>
          </table:table-cell>
          <table:table-cell table:style-name="ce28" table:formula="of:=ROUNDDOWN([Tabelle2.D11] * [Tabelle2.F11]^24 - [Tabelle2.F11]^24 + 1;3)" office:value-type="float" office:value="0.701" calcext:value-type="float">
            <text:p>0,701</text:p>
          </table:table-cell>
          <table:table-cell table:style-name="ce29" table:formula="of:=ROUNDDOWN([Tabelle2.D11] * [Tabelle2.F11]^29 - [Tabelle2.F11]^29 + 1;3)" office:value-type="float" office:value="0.747" calcext:value-type="float">
            <text:p>0,747</text:p>
          </table:table-cell>
          <table:table-cell table:formula="of:=ROUNDDOWN([Tabelle2.C11]*[Tabelle2.D11];3)" office:value-type="float" office:value="0.713" calcext:value-type="float">
            <text:p>0,713</text:p>
          </table:table-cell>
          <table:table-cell table:formula="of:=ROUNDDOWN([Tabelle2.C11]*[Tabelle2.G11];3)" office:value-type="float" office:value="0.892" calcext:value-type="float">
            <text:p>0,892</text:p>
          </table:table-cell>
          <table:table-cell table:style-name="ce31" table:formula="of:=ROUNDDOWN([Tabelle2.C11]*[Tabelle2.H11];3)" office:value-type="float" office:value="1.087" calcext:value-type="float">
            <text:p>1,087</text:p>
          </table:table-cell>
          <table:table-cell table:formula="of:=ROUNDDOWN([Tabelle2.C11]*[Tabelle2.I11];3)" office:value-type="float" office:value="1.251" calcext:value-type="float">
            <text:p>1,251</text:p>
          </table:table-cell>
          <table:table-cell table:style-name="ce23" table:formula="of:=ROUNDDOWN([Tabelle2.C11]*[Tabelle2.J11];3)" office:value-type="float" office:value="1.388" calcext:value-type="float">
            <text:p>1,388</text:p>
          </table:table-cell>
          <table:table-cell table:style-name="ce24" table:formula="of:=ROUNDDOWN([Tabelle2.C11]*[Tabelle2.K11];3)" office:value-type="float" office:value="1.507" calcext:value-type="float">
            <text:p>1,507</text:p>
          </table:table-cell>
          <table:table-cell table:style-name="ce23" table:formula="of:=ROUNDDOWN([Tabelle2.C11]*[Tabelle2.L11];3)" office:value-type="float" office:value="1.606" calcext:value-type="float">
            <text:p>1,6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lt. Defen.</text:p>
          </table:table-cell>
          <table:table-cell office:value-type="float" office:value="1.46" calcext:value-type="float">
            <text:p>1,46</text:p>
          </table:table-cell>
          <table:table-cell table:style-name="ce23" office:value-type="float" office:value="0.5" calcext:value-type="float">
            <text:p>0,5</text:p>
          </table:table-cell>
          <table:table-cell table:style-name="ce24" office:value-type="float" office:value="0.03" calcext:value-type="float">
            <text:p>0,03</text:p>
          </table:table-cell>
          <table:table-cell table:formula="of:=ROUNDDOWN(1- [Tabelle2.E12];3)" office:value-type="float" office:value="0.97" calcext:value-type="float">
            <text:p>0,97</text:p>
          </table:table-cell>
          <table:table-cell table:style-name="ce28" table:formula="of:=ROUNDDOWN([Tabelle2.D12] * [Tabelle2.F12]^4 - [Tabelle2.F12]^4 + 1;3)" office:value-type="float" office:value="0.557" calcext:value-type="float">
            <text:p>0,557</text:p>
          </table:table-cell>
          <table:table-cell table:style-name="ce30" table:formula="of:=ROUNDDOWN([Tabelle2.D12] * [Tabelle2.F12]^9 - [Tabelle2.F12]^9 + 1;3)" office:value-type="float" office:value="0.619" calcext:value-type="float">
            <text:p>0,619</text:p>
          </table:table-cell>
          <table:table-cell table:style-name="ce28" table:formula="of:=ROUNDDOWN([Tabelle2.D12] * [Tabelle2.F12]^14 - [Tabelle2.F12]^14 + 1;3)" office:value-type="float" office:value="0.673" calcext:value-type="float">
            <text:p>0,673</text:p>
          </table:table-cell>
          <table:table-cell table:style-name="ce29" table:formula="of:=ROUNDDOWN([Tabelle2.D12] * [Tabelle2.F12]^19 - [Tabelle2.F12]^19 + 1;3)" office:value-type="float" office:value="0.719" calcext:value-type="float">
            <text:p>0,719</text:p>
          </table:table-cell>
          <table:table-cell table:style-name="ce28" table:formula="of:=ROUNDDOWN([Tabelle2.D12] * [Tabelle2.F12]^24 - [Tabelle2.F12]^24 + 1;3)" office:value-type="float" office:value="0.759" calcext:value-type="float">
            <text:p>0,759</text:p>
          </table:table-cell>
          <table:table-cell table:style-name="ce29" table:formula="of:=ROUNDDOWN([Tabelle2.D12] * [Tabelle2.F12]^29 - [Tabelle2.F12]^29 + 1;3)" office:value-type="float" office:value="0.793" calcext:value-type="float">
            <text:p>0,793</text:p>
          </table:table-cell>
          <table:table-cell table:formula="of:=ROUNDDOWN([Tabelle2.C12]*[Tabelle2.D12];3)" office:value-type="float" office:value="0.73" calcext:value-type="float">
            <text:p>0,73</text:p>
          </table:table-cell>
          <table:table-cell table:formula="of:=ROUNDDOWN([Tabelle2.C12]*[Tabelle2.G12];3)" office:value-type="float" office:value="0.813" calcext:value-type="float">
            <text:p>0,813</text:p>
          </table:table-cell>
          <table:table-cell table:style-name="ce31" table:formula="of:=ROUNDDOWN([Tabelle2.C12]*[Tabelle2.H12];3)" office:value-type="float" office:value="0.903" calcext:value-type="float">
            <text:p>0,903</text:p>
          </table:table-cell>
          <table:table-cell table:formula="of:=ROUNDDOWN([Tabelle2.C12]*[Tabelle2.I12];3)" office:value-type="float" office:value="0.982" calcext:value-type="float">
            <text:p>0,982</text:p>
          </table:table-cell>
          <table:table-cell table:style-name="ce23" table:formula="of:=ROUNDDOWN([Tabelle2.C12]*[Tabelle2.J12];3)" office:value-type="float" office:value="1.049" calcext:value-type="float">
            <text:p>1,049</text:p>
          </table:table-cell>
          <table:table-cell table:style-name="ce24" table:formula="of:=ROUNDDOWN([Tabelle2.C12]*[Tabelle2.K12];3)" office:value-type="float" office:value="1.108" calcext:value-type="float">
            <text:p>1,108</text:p>
          </table:table-cell>
          <table:table-cell table:style-name="ce23" table:formula="of:=ROUNDDOWN([Tabelle2.C12]*[Tabelle2.L12];3)" office:value-type="float" office:value="1.157" calcext:value-type="float">
            <text:p>1,157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Aktien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/>
          <table:table-cell table:style-name="ce22" office:value-type="string" calcext:value-type="string" table:number-columns-spanned="1" table:number-rows-spanned="2">
            <text:p>Complete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number-columns-repeated="7"/>
        </table:table-row>
        <table:table-row table:style-name="ro1">
          <table:table-cell/>
          <table:covered-table-cell table:number-columns-repeated="9" table:style-name="ce22"/>
          <table:table-cell/>
          <table:covered-table-cell table:number-columns-repeated="9" table:style-name="ce22"/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[Tabelle2.D6]" office:value-type="float" office:value="0" calcext:value-type="float">
            <text:p>0</text:p>
          </table:table-cell>
          <table:table-cell table:formula="of:=ROUNDDOWN([Tabelle2.C18]*[Tabelle2.D18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Tabelle2.C18]-[Tabelle2.E18]" office:value-type="float" office:value="6.426" calcext:value-type="float">
            <text:p>6,426</text:p>
          </table:table-cell>
          <table:table-cell office:value-type="float" office:value="0" calcext:value-type="float">
            <text:p>0</text:p>
          </table:table-cell>
          <table:table-cell table:formula="of:=ROUNDDOWN(([.G18]/100)*[.C18];3)" office:value-type="float" office:value="0.412" calcext:value-type="float">
            <text:p>0,412</text:p>
          </table:table-cell>
          <table:table-cell table:formula="of:=[.E18] + [.I18]" office:value-type="float" office:value="0.412" calcext:value-type="float">
            <text:p>0,412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[Tabelle2.D7]" office:value-type="float" office:value="0.1" calcext:value-type="float">
            <text:p>0,1</text:p>
          </table:table-cell>
          <table:table-cell table:style-name="ce26" table:formula="of:=ROUNDDOWN([Tabelle2.M18]*[Tabelle2.N18];2)"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style-name="ce25" table:formula="of:=[Tabelle2.M18]-[Tabelle2.O18]" office:value-type="float" office:value="3.989" calcext:value-type="float">
            <text:p>3,989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ROUNDDOWN(([.Q18]/100)*[.M18];3)" office:value-type="float" office:value="0.176" calcext:value-type="float">
            <text:p>0,176</text:p>
          </table:table-cell>
          <table:table-cell table:style-name="ce26" table:formula="of:=[.O18] + [.S18]" office:value-type="float" office:value="0.616" calcext:value-type="float">
            <text:p>0,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18])+[Tabelle2.D18];3)" office:value-type="float" office:value="0.025" calcext:value-type="float">
            <text:p>0,025</text:p>
          </table:table-cell>
          <table:table-cell table:formula="of:=ROUNDDOWN([Tabelle2.C19]*[Tabelle2.D19];2)" office:value-type="float" office:value="0.16" calcext:value-type="float">
            <text:p>0,16</text:p>
          </table:table-cell>
          <table:table-cell table:formula="of:=SUM([Tabelle2.E18:.E19])" office:value-type="float" office:value="0.16" calcext:value-type="float">
            <text:p>0,16</text:p>
          </table:table-cell>
          <table:table-cell table:formula="of:=[Tabelle2.C19]-[Tabelle2.E19]" office:value-type="float" office:value="6.266" calcext:value-type="float">
            <text:p>6,266</text:p>
          </table:table-cell>
          <table:table-cell table:formula="of:=SUM([Tabelle2.G18:.G19])" office:value-type="float" office:value="12.692" calcext:value-type="float">
            <text:p>12,692</text:p>
          </table:table-cell>
          <table:table-cell table:formula="of:=ROUNDDOWN([.C19] * ([.H19]/100);3)" office:value-type="float" office:value="0.815" calcext:value-type="float">
            <text:p>0,815</text:p>
          </table:table-cell>
          <table:table-cell table:formula="of:=[.E19] + [.I19]" office:value-type="float" office:value="0.975" calcext:value-type="float">
            <text:p>0,975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18])+[Tabelle2.N18];3)" office:value-type="float" office:value="0.145" calcext:value-type="float">
            <text:p>0,145</text:p>
          </table:table-cell>
          <table:table-cell table:style-name="ce26" table:formula="of:=ROUNDDOWN([Tabelle2.M19]*[Tabelle2.N19];2)" office:value-type="float" office:value="0.64" calcext:value-type="float">
            <text:p>0,64</text:p>
          </table:table-cell>
          <table:table-cell table:formula="of:=SUM([Tabelle2.O18:.O19])" office:value-type="float" office:value="1.08" calcext:value-type="float">
            <text:p>1,08</text:p>
          </table:table-cell>
          <table:table-cell table:style-name="ce25" table:formula="of:=[Tabelle2.M19]-[Tabelle2.O19]" office:value-type="float" office:value="3.789" calcext:value-type="float">
            <text:p>3,789</text:p>
          </table:table-cell>
          <table:table-cell table:style-name="ce28" table:formula="of:=SUM([Tabelle2.Q18:.Q19])" office:value-type="float" office:value="7.778" calcext:value-type="float">
            <text:p>7,778</text:p>
          </table:table-cell>
          <table:table-cell table:style-name="ce24" table:formula="of:=ROUNDDOWN([.M19] * ([.R19]/100);3)" office:value-type="float" office:value="0.344" calcext:value-type="float">
            <text:p>0,344</text:p>
          </table:table-cell>
          <table:table-cell table:style-name="ce26" table:formula="of:=[.O19] + [.S19]" office:value-type="float" office:value="0.984" calcext:value-type="float">
            <text:p>0,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19])+[Tabelle2.D19];3)" office:value-type="float" office:value="0.049" calcext:value-type="float">
            <text:p>0,049</text:p>
          </table:table-cell>
          <table:table-cell table:formula="of:=ROUNDDOWN([Tabelle2.C20]*[Tabelle2.D20];2)" office:value-type="float" office:value="0.31" calcext:value-type="float">
            <text:p>0,31</text:p>
          </table:table-cell>
          <table:table-cell table:formula="of:=SUM([Tabelle2.E18:.E20])" office:value-type="float" office:value="0.47" calcext:value-type="float">
            <text:p>0,47</text:p>
          </table:table-cell>
          <table:table-cell table:formula="of:=[Tabelle2.C20]-[Tabelle2.E20]" office:value-type="float" office:value="6.116" calcext:value-type="float">
            <text:p>6,116</text:p>
          </table:table-cell>
          <table:table-cell table:formula="of:=SUM([Tabelle2.G18:.G20])" office:value-type="float" office:value="18.808" calcext:value-type="float">
            <text:p>18,808</text:p>
          </table:table-cell>
          <table:table-cell table:formula="of:=ROUNDDOWN([.C20] * ([.H20]/100);3)" office:value-type="float" office:value="1.208" calcext:value-type="float">
            <text:p>1,208</text:p>
          </table:table-cell>
          <table:table-cell table:formula="of:=[.E20] + [.I20]" office:value-type="float" office:value="1.518" calcext:value-type="float">
            <text:p>1,518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19])+[Tabelle2.N19];3)" office:value-type="float" office:value="0.187" calcext:value-type="float">
            <text:p>0,187</text:p>
          </table:table-cell>
          <table:table-cell table:style-name="ce26" table:formula="of:=ROUNDDOWN([Tabelle2.M20]*[Tabelle2.N20];2)" office:value-type="float" office:value="0.82" calcext:value-type="float">
            <text:p>0,82</text:p>
          </table:table-cell>
          <table:table-cell table:formula="of:=SUM([Tabelle2.O18:.O20])" office:value-type="float" office:value="1.9" calcext:value-type="float">
            <text:p>1,9</text:p>
          </table:table-cell>
          <table:table-cell table:style-name="ce25" table:formula="of:=[Tabelle2.M20]-[Tabelle2.O20]" office:value-type="float" office:value="3.609" calcext:value-type="float">
            <text:p>3,609</text:p>
          </table:table-cell>
          <table:table-cell table:style-name="ce28" table:formula="of:=SUM([Tabelle2.Q18:.Q20])" office:value-type="float" office:value="11.387" calcext:value-type="float">
            <text:p>11,387</text:p>
          </table:table-cell>
          <table:table-cell table:style-name="ce24" table:formula="of:=ROUNDDOWN([.M20] * ([.R20]/100);3)" office:value-type="float" office:value="0.504" calcext:value-type="float">
            <text:p>0,504</text:p>
          </table:table-cell>
          <table:table-cell table:style-name="ce26" table:formula="of:=[.O20] + [.S20]" office:value-type="float" office:value="1.324" calcext:value-type="float">
            <text:p>1,3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20])+[Tabelle2.D20];3)" office:value-type="float" office:value="0.072" calcext:value-type="float">
            <text:p>0,072</text:p>
          </table:table-cell>
          <table:table-cell table:style-name="ce27" table:formula="of:=ROUNDDOWN([Tabelle2.C21]*[Tabelle2.D21];2)" office:value-type="float" office:value="0.46" calcext:value-type="float">
            <text:p>0,46</text:p>
          </table:table-cell>
          <table:table-cell table:formula="of:=SUM([Tabelle2.E18:.E21])" office:value-type="float" office:value="0.93" calcext:value-type="float">
            <text:p>0,93</text:p>
          </table:table-cell>
          <table:table-cell table:formula="of:=[Tabelle2.C21]-[Tabelle2.E21]" office:value-type="float" office:value="5.966" calcext:value-type="float">
            <text:p>5,966</text:p>
          </table:table-cell>
          <table:table-cell table:formula="of:=SUM([Tabelle2.G18:.G21])" office:value-type="float" office:value="24.774" calcext:value-type="float">
            <text:p>24,774</text:p>
          </table:table-cell>
          <table:table-cell table:formula="of:=ROUNDDOWN([.C21] * ([.H21]/100);3)" office:value-type="float" office:value="1.591" calcext:value-type="float">
            <text:p>1,591</text:p>
          </table:table-cell>
          <table:table-cell table:formula="of:=[.E21] + [.I21]" office:value-type="float" office:value="2.051" calcext:value-type="float">
            <text:p>2,051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20])+[Tabelle2.N20];3)" office:value-type="float" office:value="0.227" calcext:value-type="float">
            <text:p>0,227</text:p>
          </table:table-cell>
          <table:table-cell table:style-name="ce27" table:formula="of:=ROUNDDOWN([Tabelle2.M21]*[Tabelle2.N21];2)" office:value-type="float" office:value="1" calcext:value-type="float">
            <text:p>1</text:p>
          </table:table-cell>
          <table:table-cell table:formula="of:=SUM([Tabelle2.O18:.O21])" office:value-type="float" office:value="2.9" calcext:value-type="float">
            <text:p>2,9</text:p>
          </table:table-cell>
          <table:table-cell table:style-name="ce25" table:formula="of:=[Tabelle2.M21]-[Tabelle2.O21]" office:value-type="float" office:value="3.429" calcext:value-type="float">
            <text:p>3,429</text:p>
          </table:table-cell>
          <table:table-cell table:style-name="ce28" table:formula="of:=SUM([Tabelle2.Q18:.Q21])" office:value-type="float" office:value="14.816" calcext:value-type="float">
            <text:p>14,816</text:p>
          </table:table-cell>
          <table:table-cell table:style-name="ce24" table:formula="of:=ROUNDDOWN([.M21] * ([.R21]/100);3)" office:value-type="float" office:value="0.656" calcext:value-type="float">
            <text:p>0,656</text:p>
          </table:table-cell>
          <table:table-cell table:style-name="ce26" table:formula="of:=[.O21] + [.S21]" office:value-type="float" office:value="1.656" calcext:value-type="float">
            <text:p>1,6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21])+[Tabelle2.D21];3)" office:value-type="float" office:value="0.095" calcext:value-type="float">
            <text:p>0,095</text:p>
          </table:table-cell>
          <table:table-cell table:formula="of:=ROUNDDOWN([Tabelle2.C22]*[Tabelle2.D22];2)" office:value-type="float" office:value="0.61" calcext:value-type="float">
            <text:p>0,61</text:p>
          </table:table-cell>
          <table:table-cell table:formula="of:=SUM([Tabelle2.E18:.E22])" office:value-type="float" office:value="1.54" calcext:value-type="float">
            <text:p>1,54</text:p>
          </table:table-cell>
          <table:table-cell table:formula="of:=[Tabelle2.C22]-[Tabelle2.E22]" office:value-type="float" office:value="5.816" calcext:value-type="float">
            <text:p>5,816</text:p>
          </table:table-cell>
          <table:table-cell table:formula="of:=SUM([Tabelle2.G18:.G22])" office:value-type="float" office:value="30.59" calcext:value-type="float">
            <text:p>30,59</text:p>
          </table:table-cell>
          <table:table-cell table:formula="of:=ROUNDDOWN([.C22] * ([.H22]/100);3)" office:value-type="float" office:value="1.965" calcext:value-type="float">
            <text:p>1,965</text:p>
          </table:table-cell>
          <table:table-cell table:formula="of:=[.E22] + [.I22]" office:value-type="float" office:value="2.575" calcext:value-type="float">
            <text:p>2,575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21])+[Tabelle2.N21];3)" office:value-type="float" office:value="0.265" calcext:value-type="float">
            <text:p>0,265</text:p>
          </table:table-cell>
          <table:table-cell table:style-name="ce26" table:formula="of:=ROUNDDOWN([Tabelle2.M22]*[Tabelle2.N22];2)" office:value-type="float" office:value="1.17" calcext:value-type="float">
            <text:p>1,17</text:p>
          </table:table-cell>
          <table:table-cell table:formula="of:=SUM([Tabelle2.O18:.O22])" office:value-type="float" office:value="4.07" calcext:value-type="float">
            <text:p>4,07</text:p>
          </table:table-cell>
          <table:table-cell table:style-name="ce25" table:formula="of:=[Tabelle2.M22]-[Tabelle2.O22]" office:value-type="float" office:value="3.259" calcext:value-type="float">
            <text:p>3,259</text:p>
          </table:table-cell>
          <table:table-cell table:style-name="ce28" table:formula="of:=SUM([Tabelle2.Q18:.Q22])" office:value-type="float" office:value="18.075" calcext:value-type="float">
            <text:p>18,075</text:p>
          </table:table-cell>
          <table:table-cell table:style-name="ce24" table:formula="of:=ROUNDDOWN([.M22] * ([.R22]/100);3)" office:value-type="float" office:value="0.8" calcext:value-type="float">
            <text:p>0,8</text:p>
          </table:table-cell>
          <table:table-cell table:style-name="ce26" table:formula="of:=[.O22] + [.S22]" office:value-type="float" office:value="1.97" calcext:value-type="float">
            <text:p>1,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22])+[Tabelle2.D22];3)" office:value-type="float" office:value="0.117" calcext:value-type="float">
            <text:p>0,117</text:p>
          </table:table-cell>
          <table:table-cell table:formula="of:=ROUNDDOWN([Tabelle2.C23]*[Tabelle2.D23];2)" office:value-type="float" office:value="0.75" calcext:value-type="float">
            <text:p>0,75</text:p>
          </table:table-cell>
          <table:table-cell table:formula="of:=SUM([Tabelle2.E18:.E23])" office:value-type="float" office:value="2.29" calcext:value-type="float">
            <text:p>2,29</text:p>
          </table:table-cell>
          <table:table-cell table:formula="of:=[Tabelle2.C23]-[Tabelle2.E23]" office:value-type="float" office:value="5.676" calcext:value-type="float">
            <text:p>5,676</text:p>
          </table:table-cell>
          <table:table-cell table:formula="of:=SUM([Tabelle2.G18:.G23])" office:value-type="float" office:value="36.266" calcext:value-type="float">
            <text:p>36,266</text:p>
          </table:table-cell>
          <table:table-cell table:formula="of:=ROUNDDOWN([.C23] * ([.H23]/100);3)" office:value-type="float" office:value="2.33" calcext:value-type="float">
            <text:p>2,33</text:p>
          </table:table-cell>
          <table:table-cell table:formula="of:=[.E23] + [.I23]" office:value-type="float" office:value="3.08" calcext:value-type="float">
            <text:p>3,08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22])+[Tabelle2.N22];3)" office:value-type="float" office:value="0.301" calcext:value-type="float">
            <text:p>0,301</text:p>
          </table:table-cell>
          <table:table-cell table:style-name="ce26" table:formula="of:=ROUNDDOWN([Tabelle2.M23]*[Tabelle2.N23];2)" office:value-type="float" office:value="1.33" calcext:value-type="float">
            <text:p>1,33</text:p>
          </table:table-cell>
          <table:table-cell table:formula="of:=SUM([Tabelle2.O18:.O23])" office:value-type="float" office:value="5.4" calcext:value-type="float">
            <text:p>5,4</text:p>
          </table:table-cell>
          <table:table-cell table:style-name="ce25" table:formula="of:=[Tabelle2.M23]-[Tabelle2.O23]" office:value-type="float" office:value="3.099" calcext:value-type="float">
            <text:p>3,099</text:p>
          </table:table-cell>
          <table:table-cell table:style-name="ce28" table:formula="of:=SUM([Tabelle2.Q18:.Q23])" office:value-type="float" office:value="21.174" calcext:value-type="float">
            <text:p>21,174</text:p>
          </table:table-cell>
          <table:table-cell table:style-name="ce24" table:formula="of:=ROUNDDOWN([.M23] * ([.R23]/100);3)" office:value-type="float" office:value="0.937" calcext:value-type="float">
            <text:p>0,937</text:p>
          </table:table-cell>
          <table:table-cell table:style-name="ce26" table:formula="of:=[.O23] + [.S23]" office:value-type="float" office:value="2.267" calcext:value-type="float">
            <text:p>2,2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23])+[Tabelle2.D23];3)" office:value-type="float" office:value="0.139" calcext:value-type="float">
            <text:p>0,139</text:p>
          </table:table-cell>
          <table:table-cell table:formula="of:=ROUNDDOWN([Tabelle2.C24]*[Tabelle2.D24];2)" office:value-type="float" office:value="0.89" calcext:value-type="float">
            <text:p>0,89</text:p>
          </table:table-cell>
          <table:table-cell table:formula="of:=SUM([Tabelle2.E18:.E24])" office:value-type="float" office:value="3.18" calcext:value-type="float">
            <text:p>3,18</text:p>
          </table:table-cell>
          <table:table-cell table:formula="of:=[Tabelle2.C24]-[Tabelle2.E24]" office:value-type="float" office:value="5.536" calcext:value-type="float">
            <text:p>5,536</text:p>
          </table:table-cell>
          <table:table-cell table:formula="of:=SUM([Tabelle2.G18:.G24])" office:value-type="float" office:value="41.802" calcext:value-type="float">
            <text:p>41,802</text:p>
          </table:table-cell>
          <table:table-cell table:formula="of:=ROUNDDOWN([.C24] * ([.H24]/100);3)" office:value-type="float" office:value="2.686" calcext:value-type="float">
            <text:p>2,686</text:p>
          </table:table-cell>
          <table:table-cell table:formula="of:=[.E24] + [.I24]" office:value-type="float" office:value="3.576" calcext:value-type="float">
            <text:p>3,576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23])+[Tabelle2.N23];3)" office:value-type="float" office:value="0.335" calcext:value-type="float">
            <text:p>0,335</text:p>
          </table:table-cell>
          <table:table-cell table:style-name="ce26" table:formula="of:=ROUNDDOWN([Tabelle2.M24]*[Tabelle2.N24];2)" office:value-type="float" office:value="1.48" calcext:value-type="float">
            <text:p>1,48</text:p>
          </table:table-cell>
          <table:table-cell table:formula="of:=SUM([Tabelle2.O18:.O24])" office:value-type="float" office:value="6.88" calcext:value-type="float">
            <text:p>6,88</text:p>
          </table:table-cell>
          <table:table-cell table:style-name="ce25" table:formula="of:=[Tabelle2.M24]-[Tabelle2.O24]" office:value-type="float" office:value="2.949" calcext:value-type="float">
            <text:p>2,949</text:p>
          </table:table-cell>
          <table:table-cell table:style-name="ce28" table:formula="of:=SUM([Tabelle2.Q18:.Q24])" office:value-type="float" office:value="24.123" calcext:value-type="float">
            <text:p>24,123</text:p>
          </table:table-cell>
          <table:table-cell table:style-name="ce24" table:formula="of:=ROUNDDOWN([.M24] * ([.R24]/100);3)" office:value-type="float" office:value="1.068" calcext:value-type="float">
            <text:p>1,068</text:p>
          </table:table-cell>
          <table:table-cell table:style-name="ce26" table:formula="of:=[.O24] + [.S24]" office:value-type="float" office:value="2.548" calcext:value-type="float">
            <text:p>2,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24])+[Tabelle2.D24];3)" office:value-type="float" office:value="0.16" calcext:value-type="float">
            <text:p>0,16</text:p>
          </table:table-cell>
          <table:table-cell table:formula="of:=ROUNDDOWN([Tabelle2.C25]*[Tabelle2.D25];2)" office:value-type="float" office:value="1.02" calcext:value-type="float">
            <text:p>1,02</text:p>
          </table:table-cell>
          <table:table-cell table:formula="of:=SUM([Tabelle2.E18:.E25])" office:value-type="float" office:value="4.2" calcext:value-type="float">
            <text:p>4,2</text:p>
          </table:table-cell>
          <table:table-cell table:formula="of:=[Tabelle2.C25]-[Tabelle2.E25]" office:value-type="float" office:value="5.406" calcext:value-type="float">
            <text:p>5,406</text:p>
          </table:table-cell>
          <table:table-cell table:formula="of:=SUM([Tabelle2.G18:.G25])" office:value-type="float" office:value="47.208" calcext:value-type="float">
            <text:p>47,208</text:p>
          </table:table-cell>
          <table:table-cell table:formula="of:=ROUNDDOWN([.C25] * ([.H25]/100);3)" office:value-type="float" office:value="3.033" calcext:value-type="float">
            <text:p>3,033</text:p>
          </table:table-cell>
          <table:table-cell table:formula="of:=[.E25] + [.I25]" office:value-type="float" office:value="4.053" calcext:value-type="float">
            <text:p>4,053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24])+[Tabelle2.N24];3)" office:value-type="float" office:value="0.368" calcext:value-type="float">
            <text:p>0,368</text:p>
          </table:table-cell>
          <table:table-cell table:style-name="ce26" table:formula="of:=ROUNDDOWN([Tabelle2.M25]*[Tabelle2.N25];2)" office:value-type="float" office:value="1.62" calcext:value-type="float">
            <text:p>1,62</text:p>
          </table:table-cell>
          <table:table-cell table:formula="of:=SUM([Tabelle2.O18:.O25])" office:value-type="float" office:value="8.5" calcext:value-type="float">
            <text:p>8,5</text:p>
          </table:table-cell>
          <table:table-cell table:style-name="ce25" table:formula="of:=[Tabelle2.M25]-[Tabelle2.O25]" office:value-type="float" office:value="2.809" calcext:value-type="float">
            <text:p>2,809</text:p>
          </table:table-cell>
          <table:table-cell table:style-name="ce28" table:formula="of:=SUM([Tabelle2.Q18:.Q25])" office:value-type="float" office:value="26.932" calcext:value-type="float">
            <text:p>26,932</text:p>
          </table:table-cell>
          <table:table-cell table:style-name="ce24" table:formula="of:=ROUNDDOWN([.M25] * ([.R25]/100);3)" office:value-type="float" office:value="1.192" calcext:value-type="float">
            <text:p>1,192</text:p>
          </table:table-cell>
          <table:table-cell table:style-name="ce26" table:formula="of:=[.O25] + [.S25]" office:value-type="float" office:value="2.812" calcext:value-type="float">
            <text:p>2,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6]" office:value-type="float" office:value="6.426" calcext:value-type="float">
            <text:p>6,426</text:p>
          </table:table-cell>
          <table:table-cell table:formula="of:=ROUNDDOWN([Tabelle2.E6]*(1-[Tabelle2.D25])+[Tabelle2.D25];3)" office:value-type="float" office:value="0.181" calcext:value-type="float">
            <text:p>0,181</text:p>
          </table:table-cell>
          <table:table-cell table:formula="of:=ROUNDDOWN([Tabelle2.C26]*[Tabelle2.D26];2)" office:value-type="float" office:value="1.16" calcext:value-type="float">
            <text:p>1,16</text:p>
          </table:table-cell>
          <table:table-cell table:formula="of:=SUM([Tabelle2.E18:.E26])" office:value-type="float" office:value="5.36" calcext:value-type="float">
            <text:p>5,36</text:p>
          </table:table-cell>
          <table:table-cell table:formula="of:=[Tabelle2.C26]-[Tabelle2.E26]" office:value-type="float" office:value="5.266" calcext:value-type="float">
            <text:p>5,266</text:p>
          </table:table-cell>
          <table:table-cell table:formula="of:=SUM([Tabelle2.G18:.G26])" office:value-type="float" office:value="52.474" calcext:value-type="float">
            <text:p>52,474</text:p>
          </table:table-cell>
          <table:table-cell table:formula="of:=ROUNDDOWN([.C26] * ([.H26]/100);3)" office:value-type="float" office:value="3.371" calcext:value-type="float">
            <text:p>3,371</text:p>
          </table:table-cell>
          <table:table-cell table:formula="of:=[.E26] + [.I26]" office:value-type="float" office:value="4.531" calcext:value-type="float">
            <text:p>4,531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formula="of:=[.C7]" office:value-type="float" office:value="4.429" calcext:value-type="float">
            <text:p>4,429</text:p>
          </table:table-cell>
          <table:table-cell table:formula="of:=ROUNDDOWN([Tabelle2.E7]*(1-[Tabelle2.N25])+[Tabelle2.N25];3)" office:value-type="float" office:value="0.399" calcext:value-type="float">
            <text:p>0,399</text:p>
          </table:table-cell>
          <table:table-cell table:style-name="ce26" table:formula="of:=ROUNDDOWN([Tabelle2.M26]*[Tabelle2.N26];2)" office:value-type="float" office:value="1.76" calcext:value-type="float">
            <text:p>1,76</text:p>
          </table:table-cell>
          <table:table-cell table:formula="of:=SUM([Tabelle2.O18:.O26])" office:value-type="float" office:value="10.26" calcext:value-type="float">
            <text:p>10,26</text:p>
          </table:table-cell>
          <table:table-cell table:style-name="ce25" table:formula="of:=[Tabelle2.M26]-[Tabelle2.O26]" office:value-type="float" office:value="2.669" calcext:value-type="float">
            <text:p>2,669</text:p>
          </table:table-cell>
          <table:table-cell table:style-name="ce28" table:formula="of:=SUM([Tabelle2.Q18:.Q26])" office:value-type="float" office:value="29.601" calcext:value-type="float">
            <text:p>29,601</text:p>
          </table:table-cell>
          <table:table-cell table:style-name="ce24" table:formula="of:=ROUNDDOWN([.M26] * ([.R26]/100);3)" office:value-type="float" office:value="1.311" calcext:value-type="float">
            <text:p>1,311</text:p>
          </table:table-cell>
          <table:table-cell table:style-name="ce26" table:formula="of:=[.O26] + [.S26]" office:value-type="float" office:value="3.071" calcext:value-type="float">
            <text:p>3,07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5" table:formula="of:=[.C6]" office:value-type="float" office:value="6.426" calcext:value-type="float">
            <text:p>6,426</text:p>
          </table:table-cell>
          <table:table-cell table:style-name="ce25" table:formula="of:=ROUNDDOWN([Tabelle2.E6]*(1-[Tabelle2.D26])+[Tabelle2.D26];3)" office:value-type="float" office:value="0.201" calcext:value-type="float">
            <text:p>0,201</text:p>
          </table:table-cell>
          <table:table-cell table:formula="of:=ROUNDDOWN([Tabelle2.C27]*[Tabelle2.D27];2)" office:value-type="float" office:value="1.29" calcext:value-type="float">
            <text:p>1,29</text:p>
          </table:table-cell>
          <table:table-cell table:formula="of:=SUM([Tabelle2.E18:.E27])" office:value-type="float" office:value="6.65" calcext:value-type="float">
            <text:p>6,65</text:p>
          </table:table-cell>
          <table:table-cell table:formula="of:=[Tabelle2.C27]-[Tabelle2.E27]" office:value-type="float" office:value="5.136" calcext:value-type="float">
            <text:p>5,136</text:p>
          </table:table-cell>
          <table:table-cell table:style-name="ce25" table:formula="of:=SUM([Tabelle2.G18:.G27])" office:value-type="float" office:value="55.67" calcext:value-type="float">
            <text:p>55,67</text:p>
          </table:table-cell>
          <table:table-cell table:formula="of:=ROUNDDOWN([.C27] * ([.H27]/100);3)" office:value-type="float" office:value="3.577" calcext:value-type="float">
            <text:p>3,577</text:p>
          </table:table-cell>
          <table:table-cell table:formula="of:=[.E27] + [.I27]" office:value-type="float" office:value="4.867" calcext:value-type="float">
            <text:p>4,867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formula="of:=[.C7]" office:value-type="float" office:value="4.429" calcext:value-type="float">
            <text:p>4,429</text:p>
          </table:table-cell>
          <table:table-cell table:style-name="ce25" table:formula="of:=ROUNDDOWN([Tabelle2.E7]*(1-[Tabelle2.N26])+[Tabelle2.N26];3)" office:value-type="float" office:value="0.429" calcext:value-type="float">
            <text:p>0,429</text:p>
          </table:table-cell>
          <table:table-cell table:style-name="ce26" table:formula="of:=ROUNDDOWN([Tabelle2.M27]*[Tabelle2.N27];2)" office:value-type="float" office:value="1.9" calcext:value-type="float">
            <text:p>1,9</text:p>
          </table:table-cell>
          <table:table-cell table:formula="of:=SUM([Tabelle2.O18:.O27])" office:value-type="float" office:value="12.16" calcext:value-type="float">
            <text:p>12,16</text:p>
          </table:table-cell>
          <table:table-cell table:style-name="ce25" table:formula="of:=[Tabelle2.M27]-[Tabelle2.O27]" office:value-type="float" office:value="2.529" calcext:value-type="float">
            <text:p>2,529</text:p>
          </table:table-cell>
          <table:table-cell table:style-name="ce25" table:formula="of:=SUM([Tabelle2.Q18:.Q27])" office:value-type="float" office:value="32.13" calcext:value-type="float">
            <text:p>32,13</text:p>
          </table:table-cell>
          <table:table-cell table:style-name="ce24" table:formula="of:=ROUNDDOWN([.M27] * ([.R27]/100);3)" office:value-type="float" office:value="1.423" calcext:value-type="float">
            <text:p>1,423</text:p>
          </table:table-cell>
          <table:table-cell table:style-name="ce26" table:formula="of:=[.O27] + [.S27]" office:value-type="float" office:value="3.323" calcext:value-type="float">
            <text:p>3,323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Bond High. Yi.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<text:s/>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/>
          <table:table-cell table:style-name="ce22" office:value-type="string" calcext:value-type="string" table:number-columns-spanned="1" table:number-rows-spanned="2">
            <text:p>Bonds Mixed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number-columns-repeated="7"/>
        </table:table-row>
        <table:table-row table:style-name="ro1">
          <table:table-cell/>
          <table:covered-table-cell table:number-columns-repeated="9" table:style-name="ce22"/>
          <table:table-cell/>
          <table:covered-table-cell table:number-columns-repeated="9" table:style-name="ce22"/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9]" office:value-type="float" office:value="5.1" calcext:value-type="float">
            <text:p>5,1</text:p>
          </table:table-cell>
          <table:table-cell table:formula="of:=[Tabelle2.D9]" office:value-type="float" office:value="0.274" calcext:value-type="float">
            <text:p>0,274</text:p>
          </table:table-cell>
          <table:table-cell table:formula="of:=ROUNDDOWN([Tabelle2.C31]*[Tabelle2.D31];2)"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table:formula="of:=[Tabelle2.C31]-[Tabelle2.E31]" office:value-type="float" office:value="3.71" calcext:value-type="float">
            <text:p>3,71</text:p>
          </table:table-cell>
          <table:table-cell office:value-type="float" office:value="0" calcext:value-type="float">
            <text:p>0</text:p>
          </table:table-cell>
          <table:table-cell table:formula="of:=ROUNDDOWN(([.G31]/100)*[.C31];3)" office:value-type="float" office:value="0.189" calcext:value-type="float">
            <text:p>0,189</text:p>
          </table:table-cell>
          <table:table-cell table:formula="of:=[.E31] + [.I31]" office:value-type="float" office:value="1.579" calcext:value-type="float">
            <text:p>1,579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[Tabelle2.D10]" office:value-type="float" office:value="0.315" calcext:value-type="float">
            <text:p>0,315</text:p>
          </table:table-cell>
          <table:table-cell table:style-name="ce26" table:formula="of:=ROUNDDOWN([Tabelle2.M31]*[Tabelle2.N31];2)"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style-name="ce25" table:formula="of:=[Tabelle2.M31]-[Tabelle2.O31]" office:value-type="float" office:value="2.07" calcext:value-type="float">
            <text:p>2,0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ROUNDDOWN(([.Q31]/100)*[.M31];3)" office:value-type="float" office:value="0.062" calcext:value-type="float">
            <text:p>0,062</text:p>
          </table:table-cell>
          <table:table-cell table:style-name="ce26" table:formula="of:=[.O31] + [.S31]" office:value-type="float" office:value="1.002" calcext:value-type="float">
            <text:p>1,0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1])+[Tabelle2.D31];3)" office:value-type="float" office:value="0.288" calcext:value-type="float">
            <text:p>0,288</text:p>
          </table:table-cell>
          <table:table-cell table:formula="of:=ROUNDDOWN([Tabelle2.C32]*[Tabelle2.D32];2)" office:value-type="float" office:value="1.46" calcext:value-type="float">
            <text:p>1,46</text:p>
          </table:table-cell>
          <table:table-cell table:formula="of:=SUM([Tabelle2.E31:.E32])" office:value-type="float" office:value="2.85" calcext:value-type="float">
            <text:p>2,85</text:p>
          </table:table-cell>
          <table:table-cell table:formula="of:=[Tabelle2.C32]-[Tabelle2.E32]" office:value-type="float" office:value="3.64" calcext:value-type="float">
            <text:p>3,64</text:p>
          </table:table-cell>
          <table:table-cell table:formula="of:=SUM([Tabelle2.G31:.G32])" office:value-type="float" office:value="7.35" calcext:value-type="float">
            <text:p>7,35</text:p>
          </table:table-cell>
          <table:table-cell table:formula="of:=ROUNDDOWN([.C32] * ([.H32]/100);3)" office:value-type="float" office:value="0.374" calcext:value-type="float">
            <text:p>0,374</text:p>
          </table:table-cell>
          <table:table-cell table:formula="of:=[.E32] + [.I32]" office:value-type="float" office:value="1.834" calcext:value-type="float">
            <text:p>1,834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1])+[Tabelle2.N31];3)" office:value-type="float" office:value="0.338" calcext:value-type="float">
            <text:p>0,338</text:p>
          </table:table-cell>
          <table:table-cell table:style-name="ce26" table:formula="of:=ROUNDDOWN([Tabelle2.M32]*[Tabelle2.N32];2)" office:value-type="float" office:value="1.01" calcext:value-type="float">
            <text:p>1,01</text:p>
          </table:table-cell>
          <table:table-cell table:formula="of:=SUM([Tabelle2.O31:.O32])" office:value-type="float" office:value="1.95" calcext:value-type="float">
            <text:p>1,95</text:p>
          </table:table-cell>
          <table:table-cell table:style-name="ce25" table:formula="of:=[Tabelle2.M32]-[Tabelle2.O32]" office:value-type="float" office:value="2" calcext:value-type="float">
            <text:p>2</text:p>
          </table:table-cell>
          <table:table-cell table:style-name="ce24" table:formula="of:=SUM([Tabelle2.Q31:.Q32])" office:value-type="float" office:value="4.07" calcext:value-type="float">
            <text:p>4,07</text:p>
          </table:table-cell>
          <table:table-cell table:style-name="ce24" table:formula="of:=ROUNDDOWN([.M32] * ([.R32]/100);3)" office:value-type="float" office:value="0.122" calcext:value-type="float">
            <text:p>0,122</text:p>
          </table:table-cell>
          <table:table-cell table:style-name="ce26" table:formula="of:=[.O32] + [.S32]" office:value-type="float" office:value="1.132" calcext:value-type="float">
            <text:p>1,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2])+[Tabelle2.D32];3)" office:value-type="float" office:value="0.302" calcext:value-type="float">
            <text:p>0,302</text:p>
          </table:table-cell>
          <table:table-cell table:formula="of:=ROUNDDOWN([Tabelle2.C33]*[Tabelle2.D33];2)" office:value-type="float" office:value="1.54" calcext:value-type="float">
            <text:p>1,54</text:p>
          </table:table-cell>
          <table:table-cell table:formula="of:=SUM([Tabelle2.E31:.E33])" office:value-type="float" office:value="4.39" calcext:value-type="float">
            <text:p>4,39</text:p>
          </table:table-cell>
          <table:table-cell table:formula="of:=[Tabelle2.C33]-[Tabelle2.E33]" office:value-type="float" office:value="3.56" calcext:value-type="float">
            <text:p>3,56</text:p>
          </table:table-cell>
          <table:table-cell table:formula="of:=SUM([Tabelle2.G31:.G33])" office:value-type="float" office:value="10.91" calcext:value-type="float">
            <text:p>10,91</text:p>
          </table:table-cell>
          <table:table-cell table:formula="of:=ROUNDDOWN([.C33] * ([.H33]/100);3)" office:value-type="float" office:value="0.556" calcext:value-type="float">
            <text:p>0,556</text:p>
          </table:table-cell>
          <table:table-cell table:formula="of:=[.E33] + [.I33]" office:value-type="float" office:value="2.096" calcext:value-type="float">
            <text:p>2,096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2])+[Tabelle2.N32];3)" office:value-type="float" office:value="0.361" calcext:value-type="float">
            <text:p>0,361</text:p>
          </table:table-cell>
          <table:table-cell table:style-name="ce26" table:formula="of:=ROUNDDOWN([Tabelle2.M33]*[Tabelle2.N33];2)" office:value-type="float" office:value="1.08" calcext:value-type="float">
            <text:p>1,08</text:p>
          </table:table-cell>
          <table:table-cell table:formula="of:=SUM([Tabelle2.O31:.O33])" office:value-type="float" office:value="3.03" calcext:value-type="float">
            <text:p>3,03</text:p>
          </table:table-cell>
          <table:table-cell table:style-name="ce25" table:formula="of:=[Tabelle2.M33]-[Tabelle2.O33]" office:value-type="float" office:value="1.93" calcext:value-type="float">
            <text:p>1,93</text:p>
          </table:table-cell>
          <table:table-cell table:style-name="ce24" table:formula="of:=SUM([Tabelle2.Q31:.Q33])" office:value-type="float" office:value="6" calcext:value-type="float">
            <text:p>6</text:p>
          </table:table-cell>
          <table:table-cell table:style-name="ce24" table:formula="of:=ROUNDDOWN([.M33] * ([.R33]/100);3)" office:value-type="float" office:value="0.18" calcext:value-type="float">
            <text:p>0,18</text:p>
          </table:table-cell>
          <table:table-cell table:style-name="ce26" table:formula="of:=[.O33] + [.S33]" office:value-type="float" office:value="1.26" calcext:value-type="float">
            <text:p>1,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3])+[Tabelle2.D33];3)" office:value-type="float" office:value="0.315" calcext:value-type="float">
            <text:p>0,315</text:p>
          </table:table-cell>
          <table:table-cell table:style-name="ce27" table:formula="of:=ROUNDDOWN([Tabelle2.C34]*[Tabelle2.D34];2)" office:value-type="float" office:value="1.6" calcext:value-type="float">
            <text:p>1,6</text:p>
          </table:table-cell>
          <table:table-cell table:formula="of:=SUM([Tabelle2.E31:.E34])" office:value-type="float" office:value="5.99" calcext:value-type="float">
            <text:p>5,99</text:p>
          </table:table-cell>
          <table:table-cell table:formula="of:=[Tabelle2.C34]-[Tabelle2.E34]" office:value-type="float" office:value="3.5" calcext:value-type="float">
            <text:p>3,5</text:p>
          </table:table-cell>
          <table:table-cell table:formula="of:=SUM([Tabelle2.G31:.G34])" office:value-type="float" office:value="14.41" calcext:value-type="float">
            <text:p>14,41</text:p>
          </table:table-cell>
          <table:table-cell table:formula="of:=ROUNDDOWN([.C34] * ([.H34]/100);3)" office:value-type="float" office:value="0.734" calcext:value-type="float">
            <text:p>0,734</text:p>
          </table:table-cell>
          <table:table-cell table:formula="of:=[.E34] + [.I34]" office:value-type="float" office:value="2.334" calcext:value-type="float">
            <text:p>2,334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3])+[Tabelle2.N33];3)" office:value-type="float" office:value="0.383" calcext:value-type="float">
            <text:p>0,383</text:p>
          </table:table-cell>
          <table:table-cell table:style-name="ce27" table:formula="of:=ROUNDDOWN([Tabelle2.M34]*[Tabelle2.N34];2)" office:value-type="float" office:value="1.15" calcext:value-type="float">
            <text:p>1,15</text:p>
          </table:table-cell>
          <table:table-cell table:formula="of:=SUM([Tabelle2.O31:.O34])" office:value-type="float" office:value="4.18" calcext:value-type="float">
            <text:p>4,18</text:p>
          </table:table-cell>
          <table:table-cell table:style-name="ce25" table:formula="of:=[Tabelle2.M34]-[Tabelle2.O34]" office:value-type="float" office:value="1.86" calcext:value-type="float">
            <text:p>1,86</text:p>
          </table:table-cell>
          <table:table-cell table:style-name="ce24" table:formula="of:=SUM([Tabelle2.Q31:.Q34])" office:value-type="float" office:value="7.86" calcext:value-type="float">
            <text:p>7,86</text:p>
          </table:table-cell>
          <table:table-cell table:style-name="ce24" table:formula="of:=ROUNDDOWN([.M34] * ([.R34]/100);3)" office:value-type="float" office:value="0.236" calcext:value-type="float">
            <text:p>0,236</text:p>
          </table:table-cell>
          <table:table-cell table:style-name="ce26" table:formula="of:=[.O34] + [.S34]" office:value-type="float" office:value="1.386" calcext:value-type="float">
            <text:p>1,3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4])+[Tabelle2.D34];3)" office:value-type="float" office:value="0.328" calcext:value-type="float">
            <text:p>0,328</text:p>
          </table:table-cell>
          <table:table-cell table:formula="of:=ROUNDDOWN([Tabelle2.C35]*[Tabelle2.D35];2)" office:value-type="float" office:value="1.67" calcext:value-type="float">
            <text:p>1,67</text:p>
          </table:table-cell>
          <table:table-cell table:formula="of:=SUM([Tabelle2.E31:.E35])" office:value-type="float" office:value="7.66" calcext:value-type="float">
            <text:p>7,66</text:p>
          </table:table-cell>
          <table:table-cell table:formula="of:=[Tabelle2.C35]-[Tabelle2.E35]" office:value-type="float" office:value="3.43" calcext:value-type="float">
            <text:p>3,43</text:p>
          </table:table-cell>
          <table:table-cell table:formula="of:=SUM([Tabelle2.G31:.G35])" office:value-type="float" office:value="17.84" calcext:value-type="float">
            <text:p>17,84</text:p>
          </table:table-cell>
          <table:table-cell table:formula="of:=ROUNDDOWN([.C35] * ([.H35]/100);3)" office:value-type="float" office:value="0.909" calcext:value-type="float">
            <text:p>0,909</text:p>
          </table:table-cell>
          <table:table-cell table:formula="of:=[.E35] + [.I35]" office:value-type="float" office:value="2.579" calcext:value-type="float">
            <text:p>2,579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4])+[Tabelle2.N34];3)" office:value-type="float" office:value="0.404" calcext:value-type="float">
            <text:p>0,404</text:p>
          </table:table-cell>
          <table:table-cell table:style-name="ce26" table:formula="of:=ROUNDDOWN([Tabelle2.M35]*[Tabelle2.N35];2)" office:value-type="float" office:value="1.21" calcext:value-type="float">
            <text:p>1,21</text:p>
          </table:table-cell>
          <table:table-cell table:formula="of:=SUM([Tabelle2.O31:.O35])" office:value-type="float" office:value="5.39" calcext:value-type="float">
            <text:p>5,39</text:p>
          </table:table-cell>
          <table:table-cell table:style-name="ce25" table:formula="of:=[Tabelle2.M35]-[Tabelle2.O35]" office:value-type="float" office:value="1.8" calcext:value-type="float">
            <text:p>1,8</text:p>
          </table:table-cell>
          <table:table-cell table:style-name="ce24" table:formula="of:=SUM([Tabelle2.Q31:.Q35])" office:value-type="float" office:value="9.66" calcext:value-type="float">
            <text:p>9,66</text:p>
          </table:table-cell>
          <table:table-cell table:style-name="ce24" table:formula="of:=ROUNDDOWN([.M35] * ([.R35]/100);3)" office:value-type="float" office:value="0.29" calcext:value-type="float">
            <text:p>0,29</text:p>
          </table:table-cell>
          <table:table-cell table:style-name="ce26" table:formula="of:=[.O35] + [.S35]" office:value-type="float" office:value="1.5" calcext:value-type="float">
            <text:p>1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5])+[Tabelle2.D35];3)" office:value-type="float" office:value="0.341" calcext:value-type="float">
            <text:p>0,341</text:p>
          </table:table-cell>
          <table:table-cell table:formula="of:=ROUNDDOWN([Tabelle2.C36]*[Tabelle2.D36];2)" office:value-type="float" office:value="1.73" calcext:value-type="float">
            <text:p>1,73</text:p>
          </table:table-cell>
          <table:table-cell table:formula="of:=SUM([Tabelle2.E31:.E36])" office:value-type="float" office:value="9.39" calcext:value-type="float">
            <text:p>9,39</text:p>
          </table:table-cell>
          <table:table-cell table:formula="of:=[Tabelle2.C36]-[Tabelle2.E36]" office:value-type="float" office:value="3.37" calcext:value-type="float">
            <text:p>3,37</text:p>
          </table:table-cell>
          <table:table-cell table:formula="of:=SUM([Tabelle2.G31:.G36])" office:value-type="float" office:value="21.21" calcext:value-type="float">
            <text:p>21,21</text:p>
          </table:table-cell>
          <table:table-cell table:formula="of:=ROUNDDOWN([.C36] * ([.H36]/100);3)" office:value-type="float" office:value="1.081" calcext:value-type="float">
            <text:p>1,081</text:p>
          </table:table-cell>
          <table:table-cell table:formula="of:=[.E36] + [.I36]" office:value-type="float" office:value="2.811" calcext:value-type="float">
            <text:p>2,811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5])+[Tabelle2.N35];3)" office:value-type="float" office:value="0.424" calcext:value-type="float">
            <text:p>0,424</text:p>
          </table:table-cell>
          <table:table-cell table:style-name="ce26" table:formula="of:=ROUNDDOWN([Tabelle2.M36]*[Tabelle2.N36];2)" office:value-type="float" office:value="1.27" calcext:value-type="float">
            <text:p>1,27</text:p>
          </table:table-cell>
          <table:table-cell table:formula="of:=SUM([Tabelle2.O31:.O36])" office:value-type="float" office:value="6.66" calcext:value-type="float">
            <text:p>6,66</text:p>
          </table:table-cell>
          <table:table-cell table:style-name="ce25" table:formula="of:=[Tabelle2.M36]-[Tabelle2.O36]" office:value-type="float" office:value="1.74" calcext:value-type="float">
            <text:p>1,74</text:p>
          </table:table-cell>
          <table:table-cell table:style-name="ce24" table:formula="of:=SUM([Tabelle2.Q31:.Q36])" office:value-type="float" office:value="11.4" calcext:value-type="float">
            <text:p>11,4</text:p>
          </table:table-cell>
          <table:table-cell table:style-name="ce24" table:formula="of:=ROUNDDOWN([.M36] * ([.R36]/100);3)" office:value-type="float" office:value="0.343" calcext:value-type="float">
            <text:p>0,343</text:p>
          </table:table-cell>
          <table:table-cell table:style-name="ce26" table:formula="of:=[.O36] + [.S36]" office:value-type="float" office:value="1.613" calcext:value-type="float">
            <text:p>1,6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6])+[Tabelle2.D36];3)" office:value-type="float" office:value="0.354" calcext:value-type="float">
            <text:p>0,354</text:p>
          </table:table-cell>
          <table:table-cell table:formula="of:=ROUNDDOWN([Tabelle2.C37]*[Tabelle2.D37];2)" office:value-type="float" office:value="1.8" calcext:value-type="float">
            <text:p>1,8</text:p>
          </table:table-cell>
          <table:table-cell table:formula="of:=SUM([Tabelle2.E31:.E37])" office:value-type="float" office:value="11.19" calcext:value-type="float">
            <text:p>11,19</text:p>
          </table:table-cell>
          <table:table-cell table:formula="of:=[Tabelle2.C37]-[Tabelle2.E37]" office:value-type="float" office:value="3.3" calcext:value-type="float">
            <text:p>3,3</text:p>
          </table:table-cell>
          <table:table-cell table:formula="of:=SUM([Tabelle2.G31:.G37])" office:value-type="float" office:value="24.51" calcext:value-type="float">
            <text:p>24,51</text:p>
          </table:table-cell>
          <table:table-cell table:formula="of:=ROUNDDOWN([.C37] * ([.H37]/100);3)" office:value-type="float" office:value="1.25" calcext:value-type="float">
            <text:p>1,25</text:p>
          </table:table-cell>
          <table:table-cell table:formula="of:=[.E37] + [.I37]" office:value-type="float" office:value="3.05" calcext:value-type="float">
            <text:p>3,05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6])+[Tabelle2.N36];3)" office:value-type="float" office:value="0.444" calcext:value-type="float">
            <text:p>0,444</text:p>
          </table:table-cell>
          <table:table-cell table:style-name="ce26" table:formula="of:=ROUNDDOWN([Tabelle2.M37]*[Tabelle2.N37];2)" office:value-type="float" office:value="1.33" calcext:value-type="float">
            <text:p>1,33</text:p>
          </table:table-cell>
          <table:table-cell table:formula="of:=SUM([Tabelle2.O31:.O37])" office:value-type="float" office:value="7.99" calcext:value-type="float">
            <text:p>7,99</text:p>
          </table:table-cell>
          <table:table-cell table:style-name="ce25" table:formula="of:=[Tabelle2.M37]-[Tabelle2.O37]" office:value-type="float" office:value="1.68" calcext:value-type="float">
            <text:p>1,68</text:p>
          </table:table-cell>
          <table:table-cell table:style-name="ce24" table:formula="of:=SUM([Tabelle2.Q31:.Q37])" office:value-type="float" office:value="13.08" calcext:value-type="float">
            <text:p>13,08</text:p>
          </table:table-cell>
          <table:table-cell table:style-name="ce24" table:formula="of:=ROUNDDOWN([.M37] * ([.R37]/100);3)" office:value-type="float" office:value="0.393" calcext:value-type="float">
            <text:p>0,393</text:p>
          </table:table-cell>
          <table:table-cell table:style-name="ce26" table:formula="of:=[.O37] + [.S37]" office:value-type="float" office:value="1.723" calcext:value-type="float">
            <text:p>1,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7])+[Tabelle2.D37];3)" office:value-type="float" office:value="0.366" calcext:value-type="float">
            <text:p>0,366</text:p>
          </table:table-cell>
          <table:table-cell table:formula="of:=ROUNDDOWN([Tabelle2.C38]*[Tabelle2.D38];2)" office:value-type="float" office:value="1.86" calcext:value-type="float">
            <text:p>1,86</text:p>
          </table:table-cell>
          <table:table-cell table:formula="of:=SUM([Tabelle2.E31:.E38])" office:value-type="float" office:value="13.05" calcext:value-type="float">
            <text:p>13,05</text:p>
          </table:table-cell>
          <table:table-cell table:formula="of:=[Tabelle2.C38]-[Tabelle2.E38]" office:value-type="float" office:value="3.24" calcext:value-type="float">
            <text:p>3,24</text:p>
          </table:table-cell>
          <table:table-cell table:formula="of:=SUM([Tabelle2.G31:.G38])" office:value-type="float" office:value="27.75" calcext:value-type="float">
            <text:p>27,75</text:p>
          </table:table-cell>
          <table:table-cell table:formula="of:=ROUNDDOWN([.C38] * ([.H38]/100);3)" office:value-type="float" office:value="1.415" calcext:value-type="float">
            <text:p>1,415</text:p>
          </table:table-cell>
          <table:table-cell table:formula="of:=[.E38] + [.I38]" office:value-type="float" office:value="3.275" calcext:value-type="float">
            <text:p>3,275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7])+[Tabelle2.N37];3)" office:value-type="float" office:value="0.463" calcext:value-type="float">
            <text:p>0,463</text:p>
          </table:table-cell>
          <table:table-cell table:style-name="ce26" table:formula="of:=ROUNDDOWN([Tabelle2.M38]*[Tabelle2.N38];2)" office:value-type="float" office:value="1.39" calcext:value-type="float">
            <text:p>1,39</text:p>
          </table:table-cell>
          <table:table-cell table:formula="of:=SUM([Tabelle2.O31:.O38])" office:value-type="float" office:value="9.38" calcext:value-type="float">
            <text:p>9,38</text:p>
          </table:table-cell>
          <table:table-cell table:style-name="ce25" table:formula="of:=[Tabelle2.M38]-[Tabelle2.O38]" office:value-type="float" office:value="1.62" calcext:value-type="float">
            <text:p>1,62</text:p>
          </table:table-cell>
          <table:table-cell table:style-name="ce24" table:formula="of:=SUM([Tabelle2.Q31:.Q38])" office:value-type="float" office:value="14.7" calcext:value-type="float">
            <text:p>14,7</text:p>
          </table:table-cell>
          <table:table-cell table:style-name="ce24" table:formula="of:=ROUNDDOWN([.M38] * ([.R38]/100);3)" office:value-type="float" office:value="0.442" calcext:value-type="float">
            <text:p>0,442</text:p>
          </table:table-cell>
          <table:table-cell table:style-name="ce26" table:formula="of:=[.O38] + [.S38]" office:value-type="float" office:value="1.832" calcext:value-type="float">
            <text:p>1,832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5" table:formula="of:=[.C9]" office:value-type="float" office:value="5.1" calcext:value-type="float">
            <text:p>5,1</text:p>
          </table:table-cell>
          <table:table-cell table:style-name="ce25" table:formula="of:=ROUNDDOWN([Tabelle2.E9]*(1-[Tabelle2.D38])+[Tabelle2.D38];3)" office:value-type="float" office:value="0.378" calcext:value-type="float">
            <text:p>0,378</text:p>
          </table:table-cell>
          <table:table-cell table:formula="of:=ROUNDDOWN([Tabelle2.C39]*[Tabelle2.D39];2)" office:value-type="float" office:value="1.92" calcext:value-type="float">
            <text:p>1,92</text:p>
          </table:table-cell>
          <table:table-cell table:formula="of:=SUM([Tabelle2.E31:.E39])" office:value-type="float" office:value="14.97" calcext:value-type="float">
            <text:p>14,97</text:p>
          </table:table-cell>
          <table:table-cell table:formula="of:=[Tabelle2.C39]-[Tabelle2.E39]" office:value-type="float" office:value="3.18" calcext:value-type="float">
            <text:p>3,18</text:p>
          </table:table-cell>
          <table:table-cell table:formula="of:=SUM([Tabelle2.G31:.G39])" office:value-type="float" office:value="30.93" calcext:value-type="float">
            <text:p>30,93</text:p>
          </table:table-cell>
          <table:table-cell table:formula="of:=ROUNDDOWN([.C39] * ([.H39]/100);3)" office:value-type="float" office:value="1.577" calcext:value-type="float">
            <text:p>1,577</text:p>
          </table:table-cell>
          <table:table-cell table:formula="of:=[.E39] + [.I39]" office:value-type="float" office:value="3.497" calcext:value-type="float">
            <text:p>3,497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8])+[Tabelle2.N38];3)" office:value-type="float" office:value="0.481" calcext:value-type="float">
            <text:p>0,481</text:p>
          </table:table-cell>
          <table:table-cell table:style-name="ce26" table:formula="of:=ROUNDDOWN([Tabelle2.M39]*[Tabelle2.N39];2)" office:value-type="float" office:value="1.44" calcext:value-type="float">
            <text:p>1,44</text:p>
          </table:table-cell>
          <table:table-cell table:formula="of:=SUM([Tabelle2.O31:.O39])" office:value-type="float" office:value="10.82" calcext:value-type="float">
            <text:p>10,82</text:p>
          </table:table-cell>
          <table:table-cell table:style-name="ce25" table:formula="of:=[Tabelle2.M39]-[Tabelle2.O39]" office:value-type="float" office:value="1.57" calcext:value-type="float">
            <text:p>1,57</text:p>
          </table:table-cell>
          <table:table-cell table:style-name="ce24" table:formula="of:=SUM([Tabelle2.Q31:.Q39])" office:value-type="float" office:value="16.27" calcext:value-type="float">
            <text:p>16,27</text:p>
          </table:table-cell>
          <table:table-cell table:style-name="ce24" table:formula="of:=ROUNDDOWN([.M39] * ([.R39]/100);3)" office:value-type="float" office:value="0.489" calcext:value-type="float">
            <text:p>0,489</text:p>
          </table:table-cell>
          <table:table-cell table:style-name="ce26" table:formula="of:=[.O39] + [.S39]" office:value-type="float" office:value="1.929" calcext:value-type="float">
            <text:p>1,9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9]" office:value-type="float" office:value="5.1" calcext:value-type="float">
            <text:p>5,1</text:p>
          </table:table-cell>
          <table:table-cell table:formula="of:=ROUNDDOWN([Tabelle2.E9]*(1-[Tabelle2.D39])+[Tabelle2.D39];3)" office:value-type="float" office:value="0.39" calcext:value-type="float">
            <text:p>0,39</text:p>
          </table:table-cell>
          <table:table-cell table:formula="of:=ROUNDDOWN([Tabelle2.C40]*[Tabelle2.D40];2)" office:value-type="float" office:value="1.98" calcext:value-type="float">
            <text:p>1,98</text:p>
          </table:table-cell>
          <table:table-cell table:formula="of:=SUM([Tabelle2.E31:.E40])" office:value-type="float" office:value="16.95" calcext:value-type="float">
            <text:p>16,95</text:p>
          </table:table-cell>
          <table:table-cell table:formula="of:=[Tabelle2.C40]-[Tabelle2.E40]" office:value-type="float" office:value="3.12" calcext:value-type="float">
            <text:p>3,12</text:p>
          </table:table-cell>
          <table:table-cell table:formula="of:=SUM([Tabelle2.G31:.G40])" office:value-type="float" office:value="34.05" calcext:value-type="float">
            <text:p>34,05</text:p>
          </table:table-cell>
          <table:table-cell table:formula="of:=ROUNDDOWN([.C40] * ([.H40]/100);3)" office:value-type="float" office:value="1.736" calcext:value-type="float">
            <text:p>1,736</text:p>
          </table:table-cell>
          <table:table-cell table:formula="of:=[.E40] + [.I40]" office:value-type="float" office:value="3.716" calcext:value-type="float">
            <text:p>3,716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formula="of:=[.C10]" office:value-type="float" office:value="3.01" calcext:value-type="float">
            <text:p>3,01</text:p>
          </table:table-cell>
          <table:table-cell table:formula="of:=ROUNDDOWN([Tabelle2.E10]*(1-[Tabelle2.N39])+[Tabelle2.N39];3)" office:value-type="float" office:value="0.499" calcext:value-type="float">
            <text:p>0,499</text:p>
          </table:table-cell>
          <table:table-cell table:style-name="ce26" table:formula="of:=ROUNDDOWN([Tabelle2.M40]*[Tabelle2.N40];2)" office:value-type="float" office:value="1.5" calcext:value-type="float">
            <text:p>1,5</text:p>
          </table:table-cell>
          <table:table-cell table:formula="of:=SUM([Tabelle2.O31:.O40])" office:value-type="float" office:value="12.32" calcext:value-type="float">
            <text:p>12,32</text:p>
          </table:table-cell>
          <table:table-cell table:style-name="ce25" table:formula="of:=[Tabelle2.M40]-[Tabelle2.O40]" office:value-type="float" office:value="1.51" calcext:value-type="float">
            <text:p>1,51</text:p>
          </table:table-cell>
          <table:table-cell table:style-name="ce24" table:formula="of:=SUM([Tabelle2.Q31:.Q40])" office:value-type="float" office:value="17.78" calcext:value-type="float">
            <text:p>17,78</text:p>
          </table:table-cell>
          <table:table-cell table:style-name="ce24" table:formula="of:=ROUNDDOWN([.M40] * ([.R40]/100);3)" office:value-type="float" office:value="0.535" calcext:value-type="float">
            <text:p>0,535</text:p>
          </table:table-cell>
          <table:table-cell table:style-name="ce26" table:formula="of:=[.O40] + [.S40]" office:value-type="float" office:value="2.035" calcext:value-type="float">
            <text:p>2,03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Bonds Defens.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<text:s/>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/>
          <table:table-cell table:style-name="ce22" office:value-type="string" calcext:value-type="string" table:number-columns-spanned="1" table:number-rows-spanned="2">
            <text:p>Ultra Defens.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number-columns-repeated="7"/>
        </table:table-row>
        <table:table-row table:style-name="ro1">
          <table:table-cell/>
          <table:covered-table-cell table:number-columns-repeated="9" table:style-name="ce22"/>
          <table:table-cell/>
          <table:covered-table-cell table:number-columns-repeated="9" table:style-name="ce22"/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[Tabelle2.D11]" office:value-type="float" office:value="0.332" calcext:value-type="float">
            <text:p>0,332</text:p>
          </table:table-cell>
          <table:table-cell table:formula="of:=ROUNDDOWN([Tabelle2.C44]*[Tabelle2.D44];2)"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formula="of:=[Tabelle2.C44]-[Tabelle2.E44]" office:value-type="float" office:value="1.44" calcext:value-type="float">
            <text:p>1,44</text:p>
          </table:table-cell>
          <table:table-cell office:value-type="float" office:value="0" calcext:value-type="float">
            <text:p>0</text:p>
          </table:table-cell>
          <table:table-cell table:formula="of:=ROUNDDOWN(([.G44]/100)*[.C44];3)" office:value-type="float" office:value="0.03" calcext:value-type="float">
            <text:p>0,03</text:p>
          </table:table-cell>
          <table:table-cell table:formula="of:=[.E44] + [.I44]" office:value-type="float" office:value="0.74" calcext:value-type="float">
            <text:p>0,74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[Tabelle2.D12]" office:value-type="float" office:value="0.5" calcext:value-type="float">
            <text:p>0,5</text:p>
          </table:table-cell>
          <table:table-cell table:style-name="ce26" table:formula="of:=ROUNDDOWN([Tabelle2.M44]*[Tabelle2.N44];2)"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style-name="ce25" table:formula="of:=[Tabelle2.M44]-[Tabelle2.O44]" office:value-type="float" office:value="0.73" calcext:value-type="float">
            <text:p>0,7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ROUNDDOWN(([.Q44]/100)*[.M44];3)" office:value-type="float" office:value="0.01" calcext:value-type="float">
            <text:p>0,01</text:p>
          </table:table-cell>
          <table:table-cell table:style-name="ce26" table:formula="of:=[.O44] + [.S44]" office:value-type="float" office:value="0.74" calcext:value-type="float">
            <text:p>0,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44])+[Tabelle2.D44];3)" office:value-type="float" office:value="0.354" calcext:value-type="float">
            <text:p>0,354</text:p>
          </table:table-cell>
          <table:table-cell table:formula="of:=ROUNDDOWN([Tabelle2.C45]*[Tabelle2.D45];2)" office:value-type="float" office:value="0.76" calcext:value-type="float">
            <text:p>0,76</text:p>
          </table:table-cell>
          <table:table-cell table:formula="of:=SUM([Tabelle2.E44:.E45])" office:value-type="float" office:value="1.47" calcext:value-type="float">
            <text:p>1,47</text:p>
          </table:table-cell>
          <table:table-cell table:formula="of:=[Tabelle2.C45]-[Tabelle2.E45]" office:value-type="float" office:value="1.39" calcext:value-type="float">
            <text:p>1,39</text:p>
          </table:table-cell>
          <table:table-cell table:formula="of:=SUM([Tabelle2.G44:.G45])" office:value-type="float" office:value="2.83" calcext:value-type="float">
            <text:p>2,83</text:p>
          </table:table-cell>
          <table:table-cell table:formula="of:=ROUNDDOWN([.C45] * ([.H45]/100);3)" office:value-type="float" office:value="0.06" calcext:value-type="float">
            <text:p>0,06</text:p>
          </table:table-cell>
          <table:table-cell table:formula="of:=[.E45] + [.I45]" office:value-type="float" office:value="0.82" calcext:value-type="float">
            <text:p>0,8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44])+[Tabelle2.N44];3)" office:value-type="float" office:value="0.515" calcext:value-type="float">
            <text:p>0,515</text:p>
          </table:table-cell>
          <table:table-cell table:style-name="ce26" table:formula="of:=ROUNDDOWN([Tabelle2.M45]*[Tabelle2.N45];2)" office:value-type="float" office:value="0.75" calcext:value-type="float">
            <text:p>0,75</text:p>
          </table:table-cell>
          <table:table-cell table:formula="of:=SUM([Tabelle2.O44:.O45])" office:value-type="float" office:value="1.48" calcext:value-type="float">
            <text:p>1,48</text:p>
          </table:table-cell>
          <table:table-cell table:style-name="ce25" table:formula="of:=[Tabelle2.M45]-[Tabelle2.O45]" office:value-type="float" office:value="0.71" calcext:value-type="float">
            <text:p>0,71</text:p>
          </table:table-cell>
          <table:table-cell table:style-name="ce24" table:formula="of:=SUM([Tabelle2.Q44:.Q45])" office:value-type="float" office:value="1.44" calcext:value-type="float">
            <text:p>1,44</text:p>
          </table:table-cell>
          <table:table-cell table:style-name="ce24" table:formula="of:=ROUNDDOWN([.M45] * ([.R45]/100);3)" office:value-type="float" office:value="0.021" calcext:value-type="float">
            <text:p>0,021</text:p>
          </table:table-cell>
          <table:table-cell table:style-name="ce26" table:formula="of:=[.O45] + [.S45]" office:value-type="float" office:value="0.771" calcext:value-type="float">
            <text:p>0,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45])+[Tabelle2.D45];3)" office:value-type="float" office:value="0.375" calcext:value-type="float">
            <text:p>0,375</text:p>
          </table:table-cell>
          <table:table-cell table:formula="of:=ROUNDDOWN([Tabelle2.C46]*[Tabelle2.D46];2)" office:value-type="float" office:value="0.8" calcext:value-type="float">
            <text:p>0,8</text:p>
          </table:table-cell>
          <table:table-cell table:formula="of:=SUM([Tabelle2.E44:.E46])" office:value-type="float" office:value="2.27" calcext:value-type="float">
            <text:p>2,27</text:p>
          </table:table-cell>
          <table:table-cell table:formula="of:=[Tabelle2.C46]-[Tabelle2.E46]" office:value-type="float" office:value="1.35" calcext:value-type="float">
            <text:p>1,35</text:p>
          </table:table-cell>
          <table:table-cell table:formula="of:=SUM([Tabelle2.G44:.G46])" office:value-type="float" office:value="4.18" calcext:value-type="float">
            <text:p>4,18</text:p>
          </table:table-cell>
          <table:table-cell table:formula="of:=ROUNDDOWN([.C46] * ([.H46]/100);3)" office:value-type="float" office:value="0.089" calcext:value-type="float">
            <text:p>0,089</text:p>
          </table:table-cell>
          <table:table-cell table:formula="of:=[.E46] + [.I46]" office:value-type="float" office:value="0.889" calcext:value-type="float">
            <text:p>0,889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45])+[Tabelle2.N45];3)" office:value-type="float" office:value="0.529" calcext:value-type="float">
            <text:p>0,529</text:p>
          </table:table-cell>
          <table:table-cell table:style-name="ce26" table:formula="of:=ROUNDDOWN([Tabelle2.M46]*[Tabelle2.N46];2)" office:value-type="float" office:value="0.77" calcext:value-type="float">
            <text:p>0,77</text:p>
          </table:table-cell>
          <table:table-cell table:formula="of:=SUM([Tabelle2.O44:.O46])" office:value-type="float" office:value="2.25" calcext:value-type="float">
            <text:p>2,25</text:p>
          </table:table-cell>
          <table:table-cell table:style-name="ce25" table:formula="of:=[Tabelle2.M46]-[Tabelle2.O46]" office:value-type="float" office:value="0.69" calcext:value-type="float">
            <text:p>0,69</text:p>
          </table:table-cell>
          <table:table-cell table:style-name="ce24" table:formula="of:=SUM([Tabelle2.Q44:.Q46])" office:value-type="float" office:value="2.13" calcext:value-type="float">
            <text:p>2,13</text:p>
          </table:table-cell>
          <table:table-cell table:style-name="ce24" table:formula="of:=ROUNDDOWN([.M46] * ([.R46]/100);3)" office:value-type="float" office:value="0.031" calcext:value-type="float">
            <text:p>0,031</text:p>
          </table:table-cell>
          <table:table-cell table:style-name="ce26" table:formula="of:=[.O46] + [.S46]" office:value-type="float" office:value="0.801" calcext:value-type="float">
            <text:p>0,8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46])+[Tabelle2.D46];3)" office:value-type="float" office:value="0.395" calcext:value-type="float">
            <text:p>0,395</text:p>
          </table:table-cell>
          <table:table-cell table:style-name="ce27" table:formula="of:=ROUNDDOWN([Tabelle2.C47]*[Tabelle2.D47];2)" office:value-type="float" office:value="0.84" calcext:value-type="float">
            <text:p>0,84</text:p>
          </table:table-cell>
          <table:table-cell table:formula="of:=SUM([Tabelle2.E44:.E47])" office:value-type="float" office:value="3.11" calcext:value-type="float">
            <text:p>3,11</text:p>
          </table:table-cell>
          <table:table-cell table:formula="of:=[Tabelle2.C47]-[Tabelle2.E47]" office:value-type="float" office:value="1.31" calcext:value-type="float">
            <text:p>1,31</text:p>
          </table:table-cell>
          <table:table-cell table:formula="of:=SUM([Tabelle2.G44:.G47])" office:value-type="float" office:value="5.49" calcext:value-type="float">
            <text:p>5,49</text:p>
          </table:table-cell>
          <table:table-cell table:formula="of:=ROUNDDOWN([.C47] * ([.H47]/100);3)" office:value-type="float" office:value="0.118" calcext:value-type="float">
            <text:p>0,118</text:p>
          </table:table-cell>
          <table:table-cell table:formula="of:=[.E47] + [.I47]" office:value-type="float" office:value="0.958" calcext:value-type="float">
            <text:p>0,958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46])+[Tabelle2.N46];3)" office:value-type="float" office:value="0.543" calcext:value-type="float">
            <text:p>0,543</text:p>
          </table:table-cell>
          <table:table-cell table:style-name="ce27" table:formula="of:=ROUNDDOWN([Tabelle2.M47]*[Tabelle2.N47];2)" office:value-type="float" office:value="0.79" calcext:value-type="float">
            <text:p>0,79</text:p>
          </table:table-cell>
          <table:table-cell table:formula="of:=SUM([Tabelle2.O44:.O47])" office:value-type="float" office:value="3.04" calcext:value-type="float">
            <text:p>3,04</text:p>
          </table:table-cell>
          <table:table-cell table:style-name="ce25" table:formula="of:=[Tabelle2.M47]-[Tabelle2.O47]" office:value-type="float" office:value="0.67" calcext:value-type="float">
            <text:p>0,67</text:p>
          </table:table-cell>
          <table:table-cell table:style-name="ce24" table:formula="of:=SUM([Tabelle2.Q44:.Q47])" office:value-type="float" office:value="2.8" calcext:value-type="float">
            <text:p>2,8</text:p>
          </table:table-cell>
          <table:table-cell table:style-name="ce24" table:formula="of:=ROUNDDOWN([.M47] * ([.R47]/100);3)" office:value-type="float" office:value="0.04" calcext:value-type="float">
            <text:p>0,04</text:p>
          </table:table-cell>
          <table:table-cell table:style-name="ce26" table:formula="of:=[.O47] + [.S47]" office:value-type="float" office:value="0.83" calcext:value-type="float">
            <text:p>0,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47])+[Tabelle2.D47];3)" office:value-type="float" office:value="0.414" calcext:value-type="float">
            <text:p>0,414</text:p>
          </table:table-cell>
          <table:table-cell table:formula="of:=ROUNDDOWN([Tabelle2.C48]*[Tabelle2.D48];2)" office:value-type="float" office:value="0.89" calcext:value-type="float">
            <text:p>0,89</text:p>
          </table:table-cell>
          <table:table-cell table:formula="of:=SUM([Tabelle2.E44:.E48])" office:value-type="float" office:value="4" calcext:value-type="float">
            <text:p>4</text:p>
          </table:table-cell>
          <table:table-cell table:formula="of:=[Tabelle2.C48]-[Tabelle2.E48]" office:value-type="float" office:value="1.26" calcext:value-type="float">
            <text:p>1,26</text:p>
          </table:table-cell>
          <table:table-cell table:formula="of:=SUM([Tabelle2.G44:.G48])" office:value-type="float" office:value="6.75" calcext:value-type="float">
            <text:p>6,75</text:p>
          </table:table-cell>
          <table:table-cell table:formula="of:=ROUNDDOWN([.C48] * ([.H48]/100);3)" office:value-type="float" office:value="0.145" calcext:value-type="float">
            <text:p>0,145</text:p>
          </table:table-cell>
          <table:table-cell table:formula="of:=[.E48] + [.I48]" office:value-type="float" office:value="1.035" calcext:value-type="float">
            <text:p>1,035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47])+[Tabelle2.N47];3)" office:value-type="float" office:value="0.556" calcext:value-type="float">
            <text:p>0,556</text:p>
          </table:table-cell>
          <table:table-cell table:style-name="ce26" table:formula="of:=ROUNDDOWN([Tabelle2.M48]*[Tabelle2.N48];2)" office:value-type="float" office:value="0.81" calcext:value-type="float">
            <text:p>0,81</text:p>
          </table:table-cell>
          <table:table-cell table:formula="of:=SUM([Tabelle2.O44:.O48])" office:value-type="float" office:value="3.85" calcext:value-type="float">
            <text:p>3,85</text:p>
          </table:table-cell>
          <table:table-cell table:style-name="ce25" table:formula="of:=[Tabelle2.M48]-[Tabelle2.O48]" office:value-type="float" office:value="0.65" calcext:value-type="float">
            <text:p>0,65</text:p>
          </table:table-cell>
          <table:table-cell table:style-name="ce24" table:formula="of:=SUM([Tabelle2.Q44:.Q48])" office:value-type="float" office:value="3.45" calcext:value-type="float">
            <text:p>3,45</text:p>
          </table:table-cell>
          <table:table-cell table:style-name="ce24" table:formula="of:=ROUNDDOWN([.M48] * ([.R48]/100);3)" office:value-type="float" office:value="0.05" calcext:value-type="float">
            <text:p>0,05</text:p>
          </table:table-cell>
          <table:table-cell table:style-name="ce26" table:formula="of:=[.O48] + [.S48]" office:value-type="float" office:value="0.86" calcext:value-type="float">
            <text:p>0,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48])+[Tabelle2.D48];3)" office:value-type="float" office:value="0.433" calcext:value-type="float">
            <text:p>0,433</text:p>
          </table:table-cell>
          <table:table-cell table:formula="of:=ROUNDDOWN([Tabelle2.C49]*[Tabelle2.D49];2)" office:value-type="float" office:value="0.93" calcext:value-type="float">
            <text:p>0,93</text:p>
          </table:table-cell>
          <table:table-cell table:formula="of:=SUM([Tabelle2.E44:.E49])" office:value-type="float" office:value="4.93" calcext:value-type="float">
            <text:p>4,93</text:p>
          </table:table-cell>
          <table:table-cell table:formula="of:=[Tabelle2.C49]-[Tabelle2.E49]" office:value-type="float" office:value="1.22" calcext:value-type="float">
            <text:p>1,22</text:p>
          </table:table-cell>
          <table:table-cell table:formula="of:=SUM([Tabelle2.G44:.G49])" office:value-type="float" office:value="7.97" calcext:value-type="float">
            <text:p>7,97</text:p>
          </table:table-cell>
          <table:table-cell table:formula="of:=ROUNDDOWN([.C49] * ([.H49]/100);3)" office:value-type="float" office:value="0.171" calcext:value-type="float">
            <text:p>0,171</text:p>
          </table:table-cell>
          <table:table-cell table:formula="of:=[.E49] + [.I49]" office:value-type="float" office:value="1.101" calcext:value-type="float">
            <text:p>1,101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48])+[Tabelle2.N48];3)" office:value-type="float" office:value="0.569" calcext:value-type="float">
            <text:p>0,569</text:p>
          </table:table-cell>
          <table:table-cell table:style-name="ce26" table:formula="of:=ROUNDDOWN([Tabelle2.M49]*[Tabelle2.N49];2)" office:value-type="float" office:value="0.83" calcext:value-type="float">
            <text:p>0,83</text:p>
          </table:table-cell>
          <table:table-cell table:formula="of:=SUM([Tabelle2.O44:.O49])" office:value-type="float" office:value="4.68" calcext:value-type="float">
            <text:p>4,68</text:p>
          </table:table-cell>
          <table:table-cell table:style-name="ce25" table:formula="of:=[Tabelle2.M49]-[Tabelle2.O49]" office:value-type="float" office:value="0.63" calcext:value-type="float">
            <text:p>0,63</text:p>
          </table:table-cell>
          <table:table-cell table:style-name="ce24" table:formula="of:=SUM([Tabelle2.Q44:.Q49])" office:value-type="float" office:value="4.08" calcext:value-type="float">
            <text:p>4,08</text:p>
          </table:table-cell>
          <table:table-cell table:style-name="ce24" table:formula="of:=ROUNDDOWN([.M49] * ([.R49]/100);3)" office:value-type="float" office:value="0.059" calcext:value-type="float">
            <text:p>0,059</text:p>
          </table:table-cell>
          <table:table-cell table:style-name="ce26" table:formula="of:=[.O49] + [.S49]"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49])+[Tabelle2.D49];3)" office:value-type="float" office:value="0.451" calcext:value-type="float">
            <text:p>0,451</text:p>
          </table:table-cell>
          <table:table-cell table:formula="of:=ROUNDDOWN([Tabelle2.C50]*[Tabelle2.D50];2)" office:value-type="float" office:value="0.96" calcext:value-type="float">
            <text:p>0,96</text:p>
          </table:table-cell>
          <table:table-cell table:formula="of:=SUM([Tabelle2.E44:.E50])" office:value-type="float" office:value="5.89" calcext:value-type="float">
            <text:p>5,89</text:p>
          </table:table-cell>
          <table:table-cell table:formula="of:=[Tabelle2.C50]-[Tabelle2.E50]" office:value-type="float" office:value="1.19" calcext:value-type="float">
            <text:p>1,19</text:p>
          </table:table-cell>
          <table:table-cell table:formula="of:=SUM([Tabelle2.G44:.G50])" office:value-type="float" office:value="9.16" calcext:value-type="float">
            <text:p>9,16</text:p>
          </table:table-cell>
          <table:table-cell table:formula="of:=ROUNDDOWN([.C50] * ([.H50]/100);3)" office:value-type="float" office:value="0.196" calcext:value-type="float">
            <text:p>0,196</text:p>
          </table:table-cell>
          <table:table-cell table:formula="of:=[.E50] + [.I50]" office:value-type="float" office:value="1.156" calcext:value-type="float">
            <text:p>1,156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49])+[Tabelle2.N49];3)" office:value-type="float" office:value="0.581" calcext:value-type="float">
            <text:p>0,581</text:p>
          </table:table-cell>
          <table:table-cell table:style-name="ce26" table:formula="of:=ROUNDDOWN([Tabelle2.M50]*[Tabelle2.N50];2)" office:value-type="float" office:value="0.84" calcext:value-type="float">
            <text:p>0,84</text:p>
          </table:table-cell>
          <table:table-cell table:formula="of:=SUM([Tabelle2.O44:.O50])" office:value-type="float" office:value="5.52" calcext:value-type="float">
            <text:p>5,52</text:p>
          </table:table-cell>
          <table:table-cell table:style-name="ce25" table:formula="of:=[Tabelle2.M50]-[Tabelle2.O50]" office:value-type="float" office:value="0.62" calcext:value-type="float">
            <text:p>0,62</text:p>
          </table:table-cell>
          <table:table-cell table:style-name="ce24" table:formula="of:=SUM([Tabelle2.Q44:.Q50])" office:value-type="float" office:value="4.7" calcext:value-type="float">
            <text:p>4,7</text:p>
          </table:table-cell>
          <table:table-cell table:style-name="ce24" table:formula="of:=ROUNDDOWN([.M50] * ([.R50]/100);3)" office:value-type="float" office:value="0.068" calcext:value-type="float">
            <text:p>0,068</text:p>
          </table:table-cell>
          <table:table-cell table:style-name="ce26" table:formula="of:=[.O50] + [.S50]" office:value-type="float" office:value="0.908" calcext:value-type="float">
            <text:p>0,9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50])+[Tabelle2.D50];3)" office:value-type="float" office:value="0.469" calcext:value-type="float">
            <text:p>0,469</text:p>
          </table:table-cell>
          <table:table-cell table:formula="of:=ROUNDDOWN([Tabelle2.C51]*[Tabelle2.D51];2)" office:value-type="float" office:value="1" calcext:value-type="float">
            <text:p>1</text:p>
          </table:table-cell>
          <table:table-cell table:formula="of:=SUM([Tabelle2.E44:.E51])" office:value-type="float" office:value="6.89" calcext:value-type="float">
            <text:p>6,89</text:p>
          </table:table-cell>
          <table:table-cell table:formula="of:=[Tabelle2.C51]-[Tabelle2.E51]" office:value-type="float" office:value="1.15" calcext:value-type="float">
            <text:p>1,15</text:p>
          </table:table-cell>
          <table:table-cell table:formula="of:=SUM([Tabelle2.G44:.G51])" office:value-type="float" office:value="10.31" calcext:value-type="float">
            <text:p>10,31</text:p>
          </table:table-cell>
          <table:table-cell table:formula="of:=ROUNDDOWN([.C51] * ([.H51]/100);3)" office:value-type="float" office:value="0.221" calcext:value-type="float">
            <text:p>0,221</text:p>
          </table:table-cell>
          <table:table-cell table:formula="of:=[.E51] + [.I51]" office:value-type="float" office:value="1.221" calcext:value-type="float">
            <text:p>1,221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50])+[Tabelle2.N50];3)" office:value-type="float" office:value="0.593" calcext:value-type="float">
            <text:p>0,593</text:p>
          </table:table-cell>
          <table:table-cell table:style-name="ce26" table:formula="of:=ROUNDDOWN([Tabelle2.M51]*[Tabelle2.N51];2)" office:value-type="float" office:value="0.86" calcext:value-type="float">
            <text:p>0,86</text:p>
          </table:table-cell>
          <table:table-cell table:formula="of:=SUM([Tabelle2.O44:.O51])" office:value-type="float" office:value="6.38" calcext:value-type="float">
            <text:p>6,38</text:p>
          </table:table-cell>
          <table:table-cell table:style-name="ce25" table:formula="of:=[Tabelle2.M51]-[Tabelle2.O51]" office:value-type="float" office:value="0.6" calcext:value-type="float">
            <text:p>0,6</text:p>
          </table:table-cell>
          <table:table-cell table:style-name="ce24" table:formula="of:=SUM([Tabelle2.Q44:.Q51])" office:value-type="float" office:value="5.3" calcext:value-type="float">
            <text:p>5,3</text:p>
          </table:table-cell>
          <table:table-cell table:style-name="ce24" table:formula="of:=ROUNDDOWN([.M51] * ([.R51]/100);3)" office:value-type="float" office:value="0.077" calcext:value-type="float">
            <text:p>0,077</text:p>
          </table:table-cell>
          <table:table-cell table:style-name="ce26" table:formula="of:=[.O51] + [.S51]" office:value-type="float" office:value="0.937" calcext:value-type="float">
            <text:p>0,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51])+[Tabelle2.D51];3)" office:value-type="float" office:value="0.486" calcext:value-type="float">
            <text:p>0,486</text:p>
          </table:table-cell>
          <table:table-cell table:formula="of:=ROUNDDOWN([Tabelle2.C52]*[Tabelle2.D52];2)" office:value-type="float" office:value="1.04" calcext:value-type="float">
            <text:p>1,04</text:p>
          </table:table-cell>
          <table:table-cell table:formula="of:=SUM([Tabelle2.E44:.E52])" office:value-type="float" office:value="7.93" calcext:value-type="float">
            <text:p>7,93</text:p>
          </table:table-cell>
          <table:table-cell table:formula="of:=[Tabelle2.C52]-[Tabelle2.E52]" office:value-type="float" office:value="1.11" calcext:value-type="float">
            <text:p>1,11</text:p>
          </table:table-cell>
          <table:table-cell table:formula="of:=SUM([Tabelle2.G44:.G52])" office:value-type="float" office:value="11.42" calcext:value-type="float">
            <text:p>11,42</text:p>
          </table:table-cell>
          <table:table-cell table:formula="of:=ROUNDDOWN([.C52] * ([.H52]/100);3)" office:value-type="float" office:value="0.245" calcext:value-type="float">
            <text:p>0,245</text:p>
          </table:table-cell>
          <table:table-cell table:formula="of:=[.E52] + [.I52]" office:value-type="float" office:value="1.285" calcext:value-type="float">
            <text:p>1,285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51])+[Tabelle2.N51];3)" office:value-type="float" office:value="0.605" calcext:value-type="float">
            <text:p>0,605</text:p>
          </table:table-cell>
          <table:table-cell table:style-name="ce26" table:formula="of:=ROUNDDOWN([Tabelle2.M52]*[Tabelle2.N52];2)" office:value-type="float" office:value="0.88" calcext:value-type="float">
            <text:p>0,88</text:p>
          </table:table-cell>
          <table:table-cell table:formula="of:=SUM([Tabelle2.O44:.O52])" office:value-type="float" office:value="7.26" calcext:value-type="float">
            <text:p>7,26</text:p>
          </table:table-cell>
          <table:table-cell table:style-name="ce25" table:formula="of:=[Tabelle2.M52]-[Tabelle2.O52]" office:value-type="float" office:value="0.58" calcext:value-type="float">
            <text:p>0,58</text:p>
          </table:table-cell>
          <table:table-cell table:style-name="ce24" table:formula="of:=SUM([Tabelle2.Q44:.Q52])" office:value-type="float" office:value="5.88" calcext:value-type="float">
            <text:p>5,88</text:p>
          </table:table-cell>
          <table:table-cell table:style-name="ce24" table:formula="of:=ROUNDDOWN([.M52] * ([.R52]/100);3)" office:value-type="float" office:value="0.085" calcext:value-type="float">
            <text:p>0,085</text:p>
          </table:table-cell>
          <table:table-cell table:style-name="ce26" table:formula="of:=[.O52] + [.S52]" office:value-type="float" office:value="0.965" calcext:value-type="float">
            <text:p>0,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" office:value-type="float" office:value="2.15" calcext:value-type="float">
            <text:p>2,15</text:p>
          </table:table-cell>
          <table:table-cell table:formula="of:=ROUNDDOWN([Tabelle2.E11]*(1-[Tabelle2.D52])+[Tabelle2.D52];3)" office:value-type="float" office:value="0.502" calcext:value-type="float">
            <text:p>0,502</text:p>
          </table:table-cell>
          <table:table-cell table:formula="of:=ROUNDDOWN([Tabelle2.C53]*[Tabelle2.D53];2)" office:value-type="float" office:value="1.07" calcext:value-type="float">
            <text:p>1,07</text:p>
          </table:table-cell>
          <table:table-cell table:formula="of:=SUM([Tabelle2.E44:.E53])" office:value-type="float" office:value="9" calcext:value-type="float">
            <text:p>9</text:p>
          </table:table-cell>
          <table:table-cell table:formula="of:=[Tabelle2.C53]-[Tabelle2.E53]" office:value-type="float" office:value="1.08" calcext:value-type="float">
            <text:p>1,08</text:p>
          </table:table-cell>
          <table:table-cell table:formula="of:=SUM([Tabelle2.G44:.G53])" office:value-type="float" office:value="12.5" calcext:value-type="float">
            <text:p>12,5</text:p>
          </table:table-cell>
          <table:table-cell table:formula="of:=ROUNDDOWN([.C53] * ([.H53]/100);3)" office:value-type="float" office:value="0.268" calcext:value-type="float">
            <text:p>0,268</text:p>
          </table:table-cell>
          <table:table-cell table:formula="of:=[.E53] + [.I53]" office:value-type="float" office:value="1.338" calcext:value-type="float">
            <text:p>1,338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formula="of:=[.C12]" office:value-type="float" office:value="1.46" calcext:value-type="float">
            <text:p>1,46</text:p>
          </table:table-cell>
          <table:table-cell table:formula="of:=ROUNDDOWN([Tabelle2.E12]*(1-[Tabelle2.N52])+[Tabelle2.N52];3)" office:value-type="float" office:value="0.616" calcext:value-type="float">
            <text:p>0,616</text:p>
          </table:table-cell>
          <table:table-cell table:style-name="ce26" table:formula="of:=ROUNDDOWN([Tabelle2.M53]*[Tabelle2.N53];2)" office:value-type="float" office:value="0.89" calcext:value-type="float">
            <text:p>0,89</text:p>
          </table:table-cell>
          <table:table-cell table:formula="of:=SUM([Tabelle2.O44:.O53])" office:value-type="float" office:value="8.15" calcext:value-type="float">
            <text:p>8,15</text:p>
          </table:table-cell>
          <table:table-cell table:style-name="ce25" table:formula="of:=[Tabelle2.M53]-[Tabelle2.O53]" office:value-type="float" office:value="0.57" calcext:value-type="float">
            <text:p>0,57</text:p>
          </table:table-cell>
          <table:table-cell table:style-name="ce24" table:formula="of:=SUM([Tabelle2.Q44:.Q53])" office:value-type="float" office:value="6.45" calcext:value-type="float">
            <text:p>6,45</text:p>
          </table:table-cell>
          <table:table-cell table:style-name="ce24" table:formula="of:=ROUNDDOWN([.M53] * ([.R53]/100);3)" office:value-type="float" office:value="0.094" calcext:value-type="float">
            <text:p>0,094</text:p>
          </table:table-cell>
          <table:table-cell table:style-name="ce26" table:formula="of:=[.O53] + [.S53]" office:value-type="float" office:value="0.984" calcext:value-type="float">
            <text:p>0,984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Complete2</text:p>
          </table:table-cell>
          <table:table-cell table:style-name="ce22" office:value-type="string" calcext:value-type="string" table:number-columns-spanned="1" table:number-rows-spanned="2">
            <text:p>Zins</text:p>
          </table:table-cell>
          <table:table-cell table:style-name="ce22" office:value-type="string" calcext:value-type="string" table:number-columns-spanned="1" table:number-rows-spanned="2">
            <text:p>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 table:style-name="ce22" office:value-type="string" calcext:value-type="string" table:number-columns-spanned="1" table:number-rows-spanned="2">
            <text:p>rendite</text:p>
          </table:table-cell>
          <table:table-cell table:style-name="ce22" office:value-type="string" calcext:value-type="string" table:number-columns-spanned="1" table:number-rows-spanned="2">
            <text:p>rendite sum</text:p>
          </table:table-cell>
          <table:table-cell table:style-name="ce22" office:value-type="string" calcext:value-type="string" table:number-columns-spanned="1" table:number-rows-spanned="2">
            <text:p>Zinseszins</text:p>
          </table:table-cell>
          <table:table-cell table:style-name="ce22" office:value-type="string" calcext:value-type="string" table:number-columns-spanned="1" table:number-rows-spanned="2">
            <text:p>PREIS</text:p>
          </table:table-cell>
          <table:table-cell table:style-name="ce22" office:value-type="string" calcext:value-type="string" table:number-columns-spanned="1" table:number-rows-spanned="2">
            <text:p>PREIS SUM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covered-table-cell table:number-columns-repeated="10" table:style-name="ce22"/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[.D8]" office:value-type="float" office:value="0.1" calcext:value-type="float">
            <text:p>0,1</text:p>
          </table:table-cell>
          <table:table-cell table:formula="of:=ROUNDDOWN([Tabelle2.C57]*[Tabelle2.D57];2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Tabelle2.C57]-[Tabelle2.E57]" office:value-type="float" office:value="4.5755" calcext:value-type="float">
            <text:p>4,5755</text:p>
          </table:table-cell>
          <table:table-cell office:value-type="float" office:value="0" calcext:value-type="float">
            <text:p>0</text:p>
          </table:table-cell>
          <table:table-cell table:formula="of:=ROUNDDOWN(([.G57]/100)*[.C57];3)" office:value-type="float" office:value="0.232" calcext:value-type="float">
            <text:p>0,232</text:p>
          </table:table-cell>
          <table:table-cell table:formula="of:=[.E57] + [.I57]" office:value-type="float" office:value="0.732" calcext:value-type="float">
            <text:p>0,732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57])+[Tabelle2.D57];3)" office:value-type="float" office:value="0.145" calcext:value-type="float">
            <text:p>0,145</text:p>
          </table:table-cell>
          <table:table-cell table:formula="of:=ROUNDDOWN([Tabelle2.C58]*[Tabelle2.D58];2)" office:value-type="float" office:value="0.73" calcext:value-type="float">
            <text:p>0,73</text:p>
          </table:table-cell>
          <table:table-cell table:formula="of:=SUM([Tabelle2.E57:.E58])" office:value-type="float" office:value="1.23" calcext:value-type="float">
            <text:p>1,23</text:p>
          </table:table-cell>
          <table:table-cell table:formula="of:=[Tabelle2.C58]-[Tabelle2.E58]" office:value-type="float" office:value="4.3455" calcext:value-type="float">
            <text:p>4,3455</text:p>
          </table:table-cell>
          <table:table-cell table:style-name="ce28" table:formula="of:=SUM([Tabelle2.G57:.G58])" office:value-type="float" office:value="8.921" calcext:value-type="float">
            <text:p>8,921</text:p>
          </table:table-cell>
          <table:table-cell table:formula="of:=ROUNDDOWN([.C58] * ([.H58]/100);3)" office:value-type="float" office:value="0.452" calcext:value-type="float">
            <text:p>0,452</text:p>
          </table:table-cell>
          <table:table-cell table:formula="of:=[.E58] + [.I58]" office:value-type="float" office:value="1.182" calcext:value-type="float">
            <text:p>1,182</text:p>
          </table:table-cell>
          <table:table-cell table:style-name="ce24" table:formula="of:=SUM([Tabelle2.J57:.J58])" office:value-type="float" office:value="1.914" calcext:value-type="float">
            <text:p>1,91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58])+[Tabelle2.D58];3)" office:value-type="float" office:value="0.187" calcext:value-type="float">
            <text:p>0,187</text:p>
          </table:table-cell>
          <table:table-cell table:formula="of:=ROUNDDOWN([Tabelle2.C59]*[Tabelle2.D59];2)" office:value-type="float" office:value="0.94" calcext:value-type="float">
            <text:p>0,94</text:p>
          </table:table-cell>
          <table:table-cell table:formula="of:=SUM([Tabelle2.E57:.E59])" office:value-type="float" office:value="2.17" calcext:value-type="float">
            <text:p>2,17</text:p>
          </table:table-cell>
          <table:table-cell table:formula="of:=[Tabelle2.C59]-[Tabelle2.E59]" office:value-type="float" office:value="4.1355" calcext:value-type="float">
            <text:p>4,1355</text:p>
          </table:table-cell>
          <table:table-cell table:style-name="ce28" table:formula="of:=SUM([Tabelle2.G57:.G59])" office:value-type="float" office:value="13.0565" calcext:value-type="float">
            <text:p>13,0565</text:p>
          </table:table-cell>
          <table:table-cell table:formula="of:=ROUNDDOWN([.C59] * ([.H59]/100);3)" office:value-type="float" office:value="0.662" calcext:value-type="float">
            <text:p>0,662</text:p>
          </table:table-cell>
          <table:table-cell table:formula="of:=[.E59] + [.I59]" office:value-type="float" office:value="1.602" calcext:value-type="float">
            <text:p>1,602</text:p>
          </table:table-cell>
          <table:table-cell table:style-name="ce24" table:formula="of:=SUM([Tabelle2.J57:.J59])" office:value-type="float" office:value="3.516" calcext:value-type="float">
            <text:p>3,516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59])+[Tabelle2.D59];3)" office:value-type="float" office:value="0.227" calcext:value-type="float">
            <text:p>0,227</text:p>
          </table:table-cell>
          <table:table-cell table:style-name="ce27" table:formula="of:=ROUNDDOWN([Tabelle2.C60]*[Tabelle2.D60];2)" office:value-type="float" office:value="1.15" calcext:value-type="float">
            <text:p>1,15</text:p>
          </table:table-cell>
          <table:table-cell table:formula="of:=SUM([Tabelle2.E57:.E60])" office:value-type="float" office:value="3.32" calcext:value-type="float">
            <text:p>3,32</text:p>
          </table:table-cell>
          <table:table-cell table:formula="of:=[Tabelle2.C60]-[Tabelle2.E60]" office:value-type="float" office:value="3.9255" calcext:value-type="float">
            <text:p>3,9255</text:p>
          </table:table-cell>
          <table:table-cell table:style-name="ce28" table:formula="of:=SUM([Tabelle2.G57:.G60])" office:value-type="float" office:value="16.982" calcext:value-type="float">
            <text:p>16,982</text:p>
          </table:table-cell>
          <table:table-cell table:formula="of:=ROUNDDOWN([.C60] * ([.H60]/100);3)" office:value-type="float" office:value="0.861" calcext:value-type="float">
            <text:p>0,861</text:p>
          </table:table-cell>
          <table:table-cell table:formula="of:=[.E60] + [.I60]" office:value-type="float" office:value="2.011" calcext:value-type="float">
            <text:p>2,011</text:p>
          </table:table-cell>
          <table:table-cell table:style-name="ce24" table:formula="of:=SUM([Tabelle2.J57:.J60])" office:value-type="float" office:value="5.527" calcext:value-type="float">
            <text:p>5,52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0])+[Tabelle2.D60];3)" office:value-type="float" office:value="0.265" calcext:value-type="float">
            <text:p>0,265</text:p>
          </table:table-cell>
          <table:table-cell table:formula="of:=ROUNDDOWN([Tabelle2.C61]*[Tabelle2.D61];2)" office:value-type="float" office:value="1.34" calcext:value-type="float">
            <text:p>1,34</text:p>
          </table:table-cell>
          <table:table-cell table:formula="of:=SUM([Tabelle2.E57:.E61])" office:value-type="float" office:value="4.66" calcext:value-type="float">
            <text:p>4,66</text:p>
          </table:table-cell>
          <table:table-cell table:formula="of:=[Tabelle2.C61]-[Tabelle2.E61]" office:value-type="float" office:value="3.7355" calcext:value-type="float">
            <text:p>3,7355</text:p>
          </table:table-cell>
          <table:table-cell table:style-name="ce28" table:formula="of:=SUM([Tabelle2.G57:.G61])" office:value-type="float" office:value="20.7175" calcext:value-type="float">
            <text:p>20,7175</text:p>
          </table:table-cell>
          <table:table-cell table:formula="of:=ROUNDDOWN([.C61] * ([.H61]/100);3)" office:value-type="float" office:value="1.051" calcext:value-type="float">
            <text:p>1,051</text:p>
          </table:table-cell>
          <table:table-cell table:formula="of:=[.E61] + [.I61]" office:value-type="float" office:value="2.391" calcext:value-type="float">
            <text:p>2,391</text:p>
          </table:table-cell>
          <table:table-cell table:style-name="ce24" table:formula="of:=SUM([Tabelle2.J57:.J61])" office:value-type="float" office:value="7.918" calcext:value-type="float">
            <text:p>7,91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1])+[Tabelle2.D61];3)" office:value-type="float" office:value="0.301" calcext:value-type="float">
            <text:p>0,301</text:p>
          </table:table-cell>
          <table:table-cell table:formula="of:=ROUNDDOWN([Tabelle2.C62]*[Tabelle2.D62];2)" office:value-type="float" office:value="1.52" calcext:value-type="float">
            <text:p>1,52</text:p>
          </table:table-cell>
          <table:table-cell table:formula="of:=SUM([Tabelle2.E57:.E62])" office:value-type="float" office:value="6.18" calcext:value-type="float">
            <text:p>6,18</text:p>
          </table:table-cell>
          <table:table-cell table:formula="of:=[Tabelle2.C62]-[Tabelle2.E62]" office:value-type="float" office:value="3.5555" calcext:value-type="float">
            <text:p>3,5555</text:p>
          </table:table-cell>
          <table:table-cell table:style-name="ce28" table:formula="of:=SUM([Tabelle2.G57:.G62])" office:value-type="float" office:value="24.273" calcext:value-type="float">
            <text:p>24,273</text:p>
          </table:table-cell>
          <table:table-cell table:formula="of:=ROUNDDOWN([.C62] * ([.H62]/100);3)" office:value-type="float" office:value="1.231" calcext:value-type="float">
            <text:p>1,231</text:p>
          </table:table-cell>
          <table:table-cell table:formula="of:=[.E62] + [.I62]" office:value-type="float" office:value="2.751" calcext:value-type="float">
            <text:p>2,751</text:p>
          </table:table-cell>
          <table:table-cell table:style-name="ce24" table:formula="of:=SUM([Tabelle2.J57:.J62])" office:value-type="float" office:value="10.669" calcext:value-type="float">
            <text:p>10,66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2])+[Tabelle2.D62];3)" office:value-type="float" office:value="0.335" calcext:value-type="float">
            <text:p>0,335</text:p>
          </table:table-cell>
          <table:table-cell table:formula="of:=ROUNDDOWN([Tabelle2.C63]*[Tabelle2.D63];2)" office:value-type="float" office:value="1.7" calcext:value-type="float">
            <text:p>1,7</text:p>
          </table:table-cell>
          <table:table-cell table:formula="of:=SUM([Tabelle2.E57:.E63])" office:value-type="float" office:value="7.88" calcext:value-type="float">
            <text:p>7,88</text:p>
          </table:table-cell>
          <table:table-cell table:formula="of:=[Tabelle2.C63]-[Tabelle2.E63]" office:value-type="float" office:value="3.3755" calcext:value-type="float">
            <text:p>3,3755</text:p>
          </table:table-cell>
          <table:table-cell table:style-name="ce28" table:formula="of:=SUM([Tabelle2.G57:.G63])" office:value-type="float" office:value="27.6485" calcext:value-type="float">
            <text:p>27,6485</text:p>
          </table:table-cell>
          <table:table-cell table:formula="of:=ROUNDDOWN([.C63] * ([.H63]/100);3)" office:value-type="float" office:value="1.403" calcext:value-type="float">
            <text:p>1,403</text:p>
          </table:table-cell>
          <table:table-cell table:formula="of:=[.E63] + [.I63]" office:value-type="float" office:value="3.103" calcext:value-type="float">
            <text:p>3,103</text:p>
          </table:table-cell>
          <table:table-cell table:style-name="ce24" table:formula="of:=SUM([Tabelle2.J57:.J63])" office:value-type="float" office:value="13.772" calcext:value-type="float">
            <text:p>13,77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3])+[Tabelle2.D63];3)" office:value-type="float" office:value="0.368" calcext:value-type="float">
            <text:p>0,368</text:p>
          </table:table-cell>
          <table:table-cell table:formula="of:=ROUNDDOWN([Tabelle2.C64]*[Tabelle2.D64];2)" office:value-type="float" office:value="1.86" calcext:value-type="float">
            <text:p>1,86</text:p>
          </table:table-cell>
          <table:table-cell table:formula="of:=SUM([Tabelle2.E57:.E64])" office:value-type="float" office:value="9.74" calcext:value-type="float">
            <text:p>9,74</text:p>
          </table:table-cell>
          <table:table-cell table:formula="of:=[Tabelle2.C64]-[Tabelle2.E64]" office:value-type="float" office:value="3.2155" calcext:value-type="float">
            <text:p>3,2155</text:p>
          </table:table-cell>
          <table:table-cell table:style-name="ce28" table:formula="of:=SUM([Tabelle2.G57:.G64])" office:value-type="float" office:value="30.864" calcext:value-type="float">
            <text:p>30,864</text:p>
          </table:table-cell>
          <table:table-cell table:formula="of:=ROUNDDOWN([.C64] * ([.H64]/100);3)" office:value-type="float" office:value="1.566" calcext:value-type="float">
            <text:p>1,566</text:p>
          </table:table-cell>
          <table:table-cell table:formula="of:=[.E64] + [.I64]" office:value-type="float" office:value="3.426" calcext:value-type="float">
            <text:p>3,426</text:p>
          </table:table-cell>
          <table:table-cell table:style-name="ce24" table:formula="of:=SUM([Tabelle2.J57:.J64])" office:value-type="float" office:value="17.198" calcext:value-type="float">
            <text:p>17,19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4])+[Tabelle2.D64];3)" office:value-type="float" office:value="0.399" calcext:value-type="float">
            <text:p>0,399</text:p>
          </table:table-cell>
          <table:table-cell table:formula="of:=ROUNDDOWN([Tabelle2.C65]*[Tabelle2.D65];2)" office:value-type="float" office:value="2.02" calcext:value-type="float">
            <text:p>2,02</text:p>
          </table:table-cell>
          <table:table-cell table:formula="of:=SUM([Tabelle2.E57:.E65])" office:value-type="float" office:value="11.76" calcext:value-type="float">
            <text:p>11,76</text:p>
          </table:table-cell>
          <table:table-cell table:formula="of:=[Tabelle2.C65]-[Tabelle2.E65]" office:value-type="float" office:value="3.0555" calcext:value-type="float">
            <text:p>3,0555</text:p>
          </table:table-cell>
          <table:table-cell table:style-name="ce28" table:formula="of:=SUM([Tabelle2.G57:.G65])" office:value-type="float" office:value="33.9195" calcext:value-type="float">
            <text:p>33,9195</text:p>
          </table:table-cell>
          <table:table-cell table:formula="of:=ROUNDDOWN([.C65] * ([.H65]/100);3)" office:value-type="float" office:value="1.721" calcext:value-type="float">
            <text:p>1,721</text:p>
          </table:table-cell>
          <table:table-cell table:formula="of:=[.E65] + [.I65]" office:value-type="float" office:value="3.741" calcext:value-type="float">
            <text:p>3,741</text:p>
          </table:table-cell>
          <table:table-cell table:style-name="ce24" table:formula="of:=SUM([Tabelle2.J57:.J65])" office:value-type="float" office:value="20.939" calcext:value-type="float">
            <text:p>20,93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5])+[Tabelle2.D65];3)" office:value-type="float" office:value="0.429" calcext:value-type="float">
            <text:p>0,429</text:p>
          </table:table-cell>
          <table:table-cell table:formula="of:=ROUNDDOWN([Tabelle2.C66]*[Tabelle2.D66];2)" office:value-type="float" office:value="2.17" calcext:value-type="float">
            <text:p>2,17</text:p>
          </table:table-cell>
          <table:table-cell table:formula="of:=SUM([Tabelle2.E57:.E66])" office:value-type="float" office:value="13.93" calcext:value-type="float">
            <text:p>13,93</text:p>
          </table:table-cell>
          <table:table-cell table:formula="of:=[Tabelle2.C66]-[Tabelle2.E66]" office:value-type="float" office:value="2.9055" calcext:value-type="float">
            <text:p>2,9055</text:p>
          </table:table-cell>
          <table:table-cell table:style-name="ce25" table:formula="of:=SUM([Tabelle2.G57:.G66])" office:value-type="float" office:value="36.825" calcext:value-type="float">
            <text:p>36,825</text:p>
          </table:table-cell>
          <table:table-cell table:formula="of:=ROUNDDOWN([.C66] * ([.H66]/100);3)" office:value-type="float" office:value="1.869" calcext:value-type="float">
            <text:p>1,869</text:p>
          </table:table-cell>
          <table:table-cell table:formula="of:=[.E66] + [.I66]" office:value-type="float" office:value="4.039" calcext:value-type="float">
            <text:p>4,039</text:p>
          </table:table-cell>
          <table:table-cell table:style-name="ce24" table:formula="of:=SUM([Tabelle2.J57:.J66])" office:value-type="float" office:value="24.978" calcext:value-type="float">
            <text:p>24,97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6])+[Tabelle2.D66];3)" office:value-type="float" office:value="0.457" calcext:value-type="float">
            <text:p>0,457</text:p>
          </table:table-cell>
          <table:table-cell table:formula="of:=ROUNDDOWN([Tabelle2.C67]*[Tabelle2.D67];2)" office:value-type="float" office:value="2.31" calcext:value-type="float">
            <text:p>2,31</text:p>
          </table:table-cell>
          <table:table-cell table:formula="of:=SUM([Tabelle2.E57:.E67])" office:value-type="float" office:value="16.24" calcext:value-type="float">
            <text:p>16,24</text:p>
          </table:table-cell>
          <table:table-cell table:formula="of:=[Tabelle2.C67]-[Tabelle2.E67]" office:value-type="float" office:value="2.7655" calcext:value-type="float">
            <text:p>2,7655</text:p>
          </table:table-cell>
          <table:table-cell table:style-name="ce25" table:formula="of:=SUM([Tabelle2.G57:.G67])" office:value-type="float" office:value="39.5905" calcext:value-type="float">
            <text:p>39,5905</text:p>
          </table:table-cell>
          <table:table-cell table:formula="of:=ROUNDDOWN([.C67] * ([.H67]/100);3)" office:value-type="float" office:value="2.009" calcext:value-type="float">
            <text:p>2,009</text:p>
          </table:table-cell>
          <table:table-cell table:formula="of:=[.E67] + [.I67]" office:value-type="float" office:value="4.319" calcext:value-type="float">
            <text:p>4,319</text:p>
          </table:table-cell>
          <table:table-cell table:style-name="ce24" table:formula="of:=SUM([Tabelle2.J57:.J67])" office:value-type="float" office:value="29.297" calcext:value-type="float">
            <text:p>29,29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7])+[Tabelle2.D67];3)" office:value-type="float" office:value="0.484" calcext:value-type="float">
            <text:p>0,484</text:p>
          </table:table-cell>
          <table:table-cell table:formula="of:=ROUNDDOWN([Tabelle2.C68]*[Tabelle2.D68];2)" office:value-type="float" office:value="2.45" calcext:value-type="float">
            <text:p>2,45</text:p>
          </table:table-cell>
          <table:table-cell table:formula="of:=SUM([Tabelle2.E57:.E68])" office:value-type="float" office:value="18.69" calcext:value-type="float">
            <text:p>18,69</text:p>
          </table:table-cell>
          <table:table-cell table:formula="of:=[Tabelle2.C68]-[Tabelle2.E68]" office:value-type="float" office:value="2.6255" calcext:value-type="float">
            <text:p>2,6255</text:p>
          </table:table-cell>
          <table:table-cell table:style-name="ce25" table:formula="of:=SUM([Tabelle2.G57:.G68])" office:value-type="float" office:value="42.216" calcext:value-type="float">
            <text:p>42,216</text:p>
          </table:table-cell>
          <table:table-cell table:formula="of:=ROUNDDOWN([.C68] * ([.H68]/100);3)" office:value-type="float" office:value="2.142" calcext:value-type="float">
            <text:p>2,142</text:p>
          </table:table-cell>
          <table:table-cell table:formula="of:=[.E68] + [.I68]" office:value-type="float" office:value="4.592" calcext:value-type="float">
            <text:p>4,592</text:p>
          </table:table-cell>
          <table:table-cell table:style-name="ce24" table:formula="of:=SUM([Tabelle2.J57:.J68])" office:value-type="float" office:value="33.889" calcext:value-type="float">
            <text:p>33,88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8])+[Tabelle2.D68];3)" office:value-type="float" office:value="0.509" calcext:value-type="float">
            <text:p>0,509</text:p>
          </table:table-cell>
          <table:table-cell table:formula="of:=ROUNDDOWN([Tabelle2.C69]*[Tabelle2.D69];2)" office:value-type="float" office:value="2.58" calcext:value-type="float">
            <text:p>2,58</text:p>
          </table:table-cell>
          <table:table-cell table:formula="of:=SUM([Tabelle2.E57:.E69])" office:value-type="float" office:value="21.27" calcext:value-type="float">
            <text:p>21,27</text:p>
          </table:table-cell>
          <table:table-cell table:formula="of:=[Tabelle2.C69]-[Tabelle2.E69]" office:value-type="float" office:value="2.4955" calcext:value-type="float">
            <text:p>2,4955</text:p>
          </table:table-cell>
          <table:table-cell table:style-name="ce25" table:formula="of:=SUM([Tabelle2.G57:.G69])" office:value-type="float" office:value="44.7115" calcext:value-type="float">
            <text:p>44,7115</text:p>
          </table:table-cell>
          <table:table-cell table:formula="of:=ROUNDDOWN([.C69] * ([.H69]/100);3)" office:value-type="float" office:value="2.269" calcext:value-type="float">
            <text:p>2,269</text:p>
          </table:table-cell>
          <table:table-cell table:formula="of:=[.E69] + [.I69]" office:value-type="float" office:value="4.849" calcext:value-type="float">
            <text:p>4,849</text:p>
          </table:table-cell>
          <table:table-cell table:style-name="ce24" table:formula="of:=SUM([Tabelle2.J57:.J69])" office:value-type="float" office:value="38.738" calcext:value-type="float">
            <text:p>38,73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69])+[Tabelle2.D69];3)" office:value-type="float" office:value="0.533" calcext:value-type="float">
            <text:p>0,533</text:p>
          </table:table-cell>
          <table:table-cell table:formula="of:=ROUNDDOWN([Tabelle2.C70]*[Tabelle2.D70];2)" office:value-type="float" office:value="2.7" calcext:value-type="float">
            <text:p>2,7</text:p>
          </table:table-cell>
          <table:table-cell table:formula="of:=SUM([Tabelle2.E57:.E70])" office:value-type="float" office:value="23.97" calcext:value-type="float">
            <text:p>23,97</text:p>
          </table:table-cell>
          <table:table-cell table:formula="of:=[Tabelle2.C70]-[Tabelle2.E70]" office:value-type="float" office:value="2.3755" calcext:value-type="float">
            <text:p>2,3755</text:p>
          </table:table-cell>
          <table:table-cell table:style-name="ce25" table:formula="of:=SUM([Tabelle2.G57:.G70])" office:value-type="float" office:value="47.087" calcext:value-type="float">
            <text:p>47,087</text:p>
          </table:table-cell>
          <table:table-cell table:formula="of:=ROUNDDOWN([.C70] * ([.H70]/100);3)" office:value-type="float" office:value="2.389" calcext:value-type="float">
            <text:p>2,389</text:p>
          </table:table-cell>
          <table:table-cell table:formula="of:=[.E70] + [.I70]" office:value-type="float" office:value="5.089" calcext:value-type="float">
            <text:p>5,089</text:p>
          </table:table-cell>
          <table:table-cell table:style-name="ce24" table:formula="of:=SUM([Tabelle2.J57:.J70])" office:value-type="float" office:value="43.827" calcext:value-type="float">
            <text:p>43,82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0])+[Tabelle2.D70];3)" office:value-type="float" office:value="0.556" calcext:value-type="float">
            <text:p>0,556</text:p>
          </table:table-cell>
          <table:table-cell table:formula="of:=ROUNDDOWN([Tabelle2.C71]*[Tabelle2.D71];2)" office:value-type="float" office:value="2.82" calcext:value-type="float">
            <text:p>2,82</text:p>
          </table:table-cell>
          <table:table-cell table:formula="of:=SUM([Tabelle2.E57:.E71])" office:value-type="float" office:value="26.79" calcext:value-type="float">
            <text:p>26,79</text:p>
          </table:table-cell>
          <table:table-cell table:formula="of:=[Tabelle2.C71]-[Tabelle2.E71]" office:value-type="float" office:value="2.2555" calcext:value-type="float">
            <text:p>2,2555</text:p>
          </table:table-cell>
          <table:table-cell table:style-name="ce25" table:formula="of:=SUM([Tabelle2.G57:.G71])" office:value-type="float" office:value="49.3425" calcext:value-type="float">
            <text:p>49,3425</text:p>
          </table:table-cell>
          <table:table-cell table:formula="of:=ROUNDDOWN([.C71] * ([.H71]/100);3)" office:value-type="float" office:value="2.504" calcext:value-type="float">
            <text:p>2,504</text:p>
          </table:table-cell>
          <table:table-cell table:formula="of:=[.E71] + [.I71]" office:value-type="float" office:value="5.324" calcext:value-type="float">
            <text:p>5,324</text:p>
          </table:table-cell>
          <table:table-cell table:style-name="ce24" table:formula="of:=SUM([Tabelle2.J57:.J71])" office:value-type="float" office:value="49.151" calcext:value-type="float">
            <text:p>49,15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1])+[Tabelle2.D71];3)" office:value-type="float" office:value="0.578" calcext:value-type="float">
            <text:p>0,578</text:p>
          </table:table-cell>
          <table:table-cell table:style-name="ce27" table:formula="of:=ROUNDDOWN([Tabelle2.C72]*[Tabelle2.D72];2)" office:value-type="float" office:value="2.93" calcext:value-type="float">
            <text:p>2,93</text:p>
          </table:table-cell>
          <table:table-cell table:formula="of:=SUM([Tabelle2.E57:.E72])" office:value-type="float" office:value="29.72" calcext:value-type="float">
            <text:p>29,72</text:p>
          </table:table-cell>
          <table:table-cell table:formula="of:=[Tabelle2.C72]-[Tabelle2.E72]" office:value-type="float" office:value="2.1455" calcext:value-type="float">
            <text:p>2,1455</text:p>
          </table:table-cell>
          <table:table-cell table:style-name="ce25" table:formula="of:=SUM([Tabelle2.G57:.G72])" office:value-type="float" office:value="51.488" calcext:value-type="float">
            <text:p>51,488</text:p>
          </table:table-cell>
          <table:table-cell table:formula="of:=ROUNDDOWN([.C72] * ([.H72]/100);3)" office:value-type="float" office:value="2.613" calcext:value-type="float">
            <text:p>2,613</text:p>
          </table:table-cell>
          <table:table-cell table:formula="of:=[.E72] + [.I72]" office:value-type="float" office:value="5.543" calcext:value-type="float">
            <text:p>5,543</text:p>
          </table:table-cell>
          <table:table-cell table:style-name="ce24" table:formula="of:=SUM([Tabelle2.J57:.J72])" office:value-type="float" office:value="54.694" calcext:value-type="float">
            <text:p>54,69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2])+[Tabelle2.D72];3)" office:value-type="float" office:value="0.599" calcext:value-type="float">
            <text:p>0,599</text:p>
          </table:table-cell>
          <table:table-cell table:formula="of:=ROUNDDOWN([Tabelle2.C73]*[Tabelle2.D73];2)" office:value-type="float" office:value="3.04" calcext:value-type="float">
            <text:p>3,04</text:p>
          </table:table-cell>
          <table:table-cell table:formula="of:=SUM([Tabelle2.E57:.E73])" office:value-type="float" office:value="32.76" calcext:value-type="float">
            <text:p>32,76</text:p>
          </table:table-cell>
          <table:table-cell table:formula="of:=[Tabelle2.C73]-[Tabelle2.E73]" office:value-type="float" office:value="2.0355" calcext:value-type="float">
            <text:p>2,0355</text:p>
          </table:table-cell>
          <table:table-cell table:style-name="ce25" table:formula="of:=SUM([Tabelle2.G57:.G73])" office:value-type="float" office:value="53.5235" calcext:value-type="float">
            <text:p>53,5235</text:p>
          </table:table-cell>
          <table:table-cell table:formula="of:=ROUNDDOWN([.C73] * ([.H73]/100);3)" office:value-type="float" office:value="2.716" calcext:value-type="float">
            <text:p>2,716</text:p>
          </table:table-cell>
          <table:table-cell table:formula="of:=[.E73] + [.I73]" office:value-type="float" office:value="5.756" calcext:value-type="float">
            <text:p>5,756</text:p>
          </table:table-cell>
          <table:table-cell table:style-name="ce24" table:formula="of:=SUM([Tabelle2.J57:.J73])" office:value-type="float" office:value="60.45" calcext:value-type="float">
            <text:p>60,4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3])+[Tabelle2.D73];3)" office:value-type="float" office:value="0.619" calcext:value-type="float">
            <text:p>0,619</text:p>
          </table:table-cell>
          <table:table-cell table:formula="of:=ROUNDDOWN([Tabelle2.C74]*[Tabelle2.D74];2)" office:value-type="float" office:value="3.14" calcext:value-type="float">
            <text:p>3,14</text:p>
          </table:table-cell>
          <table:table-cell table:formula="of:=SUM([Tabelle2.E57:.E74])" office:value-type="float" office:value="35.9" calcext:value-type="float">
            <text:p>35,9</text:p>
          </table:table-cell>
          <table:table-cell table:formula="of:=[Tabelle2.C74]-[Tabelle2.E74]" office:value-type="float" office:value="1.9355" calcext:value-type="float">
            <text:p>1,9355</text:p>
          </table:table-cell>
          <table:table-cell table:style-name="ce25" table:formula="of:=SUM([Tabelle2.G57:.G74])" office:value-type="float" office:value="55.459" calcext:value-type="float">
            <text:p>55,459</text:p>
          </table:table-cell>
          <table:table-cell table:formula="of:=ROUNDDOWN([.C74] * ([.H74]/100);3)" office:value-type="float" office:value="2.814" calcext:value-type="float">
            <text:p>2,814</text:p>
          </table:table-cell>
          <table:table-cell table:formula="of:=[.E74] + [.I74]" office:value-type="float" office:value="5.954" calcext:value-type="float">
            <text:p>5,954</text:p>
          </table:table-cell>
          <table:table-cell table:style-name="ce24" table:formula="of:=SUM([Tabelle2.J57:.J74])" office:value-type="float" office:value="66.404" calcext:value-type="float">
            <text:p>66,40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4])+[Tabelle2.D74];3)" office:value-type="float" office:value="0.638" calcext:value-type="float">
            <text:p>0,638</text:p>
          </table:table-cell>
          <table:table-cell table:formula="of:=ROUNDDOWN([Tabelle2.C75]*[Tabelle2.D75];2)" office:value-type="float" office:value="3.23" calcext:value-type="float">
            <text:p>3,23</text:p>
          </table:table-cell>
          <table:table-cell table:formula="of:=SUM([Tabelle2.E57:.E75])" office:value-type="float" office:value="39.13" calcext:value-type="float">
            <text:p>39,13</text:p>
          </table:table-cell>
          <table:table-cell table:formula="of:=[Tabelle2.C75]-[Tabelle2.E75]" office:value-type="float" office:value="1.8455" calcext:value-type="float">
            <text:p>1,8455</text:p>
          </table:table-cell>
          <table:table-cell table:style-name="ce25" table:formula="of:=SUM([Tabelle2.G57:.G75])" office:value-type="float" office:value="57.3045" calcext:value-type="float">
            <text:p>57,3045</text:p>
          </table:table-cell>
          <table:table-cell table:formula="of:=ROUNDDOWN([.C75] * ([.H75]/100);3)" office:value-type="float" office:value="2.908" calcext:value-type="float">
            <text:p>2,908</text:p>
          </table:table-cell>
          <table:table-cell table:formula="of:=[.E75] + [.I75]" office:value-type="float" office:value="6.138" calcext:value-type="float">
            <text:p>6,138</text:p>
          </table:table-cell>
          <table:table-cell table:style-name="ce24" table:formula="of:=SUM([Tabelle2.J57:.J75])" office:value-type="float" office:value="72.542" calcext:value-type="float">
            <text:p>72,54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5])+[Tabelle2.D75];3)" office:value-type="float" office:value="0.656" calcext:value-type="float">
            <text:p>0,656</text:p>
          </table:table-cell>
          <table:table-cell table:formula="of:=ROUNDDOWN([Tabelle2.C76]*[Tabelle2.D76];2)" office:value-type="float" office:value="3.32" calcext:value-type="float">
            <text:p>3,32</text:p>
          </table:table-cell>
          <table:table-cell table:formula="of:=SUM([Tabelle2.E57:.E76])" office:value-type="float" office:value="42.45" calcext:value-type="float">
            <text:p>42,45</text:p>
          </table:table-cell>
          <table:table-cell table:formula="of:=[Tabelle2.C76]-[Tabelle2.E76]" office:value-type="float" office:value="1.7555" calcext:value-type="float">
            <text:p>1,7555</text:p>
          </table:table-cell>
          <table:table-cell table:style-name="ce25" table:formula="of:=SUM([Tabelle2.G57:.G76])" office:value-type="float" office:value="59.06" calcext:value-type="float">
            <text:p>59,06</text:p>
          </table:table-cell>
          <table:table-cell table:formula="of:=ROUNDDOWN([.C76] * ([.H76]/100);3)" office:value-type="float" office:value="2.997" calcext:value-type="float">
            <text:p>2,997</text:p>
          </table:table-cell>
          <table:table-cell table:formula="of:=[.E76] + [.I76]" office:value-type="float" office:value="6.317" calcext:value-type="float">
            <text:p>6,317</text:p>
          </table:table-cell>
          <table:table-cell table:style-name="ce24" table:formula="of:=SUM([Tabelle2.J57:.J76])" office:value-type="float" office:value="78.859" calcext:value-type="float">
            <text:p>78,85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8]" office:value-type="float" office:value="5.0755" calcext:value-type="float">
            <text:p>5,0755</text:p>
          </table:table-cell>
          <table:table-cell table:formula="of:=ROUNDDOWN([Tabelle2.E8]*(1-[Tabelle2.D76])+[Tabelle2.D76];3)" office:value-type="float" office:value="0.673" calcext:value-type="float">
            <text:p>0,673</text:p>
          </table:table-cell>
          <table:table-cell table:formula="of:=ROUNDDOWN([Tabelle2.C77]*[Tabelle2.D77];2)" office:value-type="float" office:value="3.41" calcext:value-type="float">
            <text:p>3,41</text:p>
          </table:table-cell>
          <table:table-cell table:formula="of:=SUM([Tabelle2.E57:.E77])" office:value-type="float" office:value="45.86" calcext:value-type="float">
            <text:p>45,86</text:p>
          </table:table-cell>
          <table:table-cell table:formula="of:=[Tabelle2.C77]-[Tabelle2.E77]" office:value-type="float" office:value="1.6655" calcext:value-type="float">
            <text:p>1,6655</text:p>
          </table:table-cell>
          <table:table-cell table:style-name="ce25" table:formula="of:=SUM([Tabelle2.G57:.G77])" office:value-type="float" office:value="60.7255" calcext:value-type="float">
            <text:p>60,7255</text:p>
          </table:table-cell>
          <table:table-cell table:formula="of:=ROUNDDOWN([.C77] * ([.H77]/100);3)" office:value-type="float" office:value="3.082" calcext:value-type="float">
            <text:p>3,082</text:p>
          </table:table-cell>
          <table:table-cell table:formula="of:=[.E77] + [.I77]" office:value-type="float" office:value="6.492" calcext:value-type="float">
            <text:p>6,492</text:p>
          </table:table-cell>
          <table:table-cell table:style-name="ce24" table:formula="of:=SUM([Tabelle2.J57:.J77])" office:value-type="float" office:value="85.351" calcext:value-type="float">
            <text:p>85,35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</table:table>
      <table:table table:name="Tabelle3" table:style-name="ta1"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igenkapital</text:p>
          </table:table-cell>
          <table:table-cell table:style-name="ce3" office:value-type="string" calcext:value-type="string">
            <text:p>Fremdkapital</text:p>
          </table:table-cell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Ge</text:p>
          </table:table-cell>
        </table:table-row>
        <table:table-row table:style-name="ro1">
          <table:table-cell/>
          <table:table-cell table:style-name="ce32" office:value-type="currency" office:currency="EUR" office:value="100000" calcext:value-type="currency">
            <text:p>100.000,00 €</text:p>
          </table:table-cell>
          <table:table-cell table:style-name="ce32" office:value-type="currency" office:currency="EUR" office:value="300000" calcext:value-type="currency">
            <text:p>300.000,00 €</text:p>
          </table:table-cell>
          <table:table-cell table:style-name="ce34" office:value-type="percentage" office:value="0.06" calcext:value-type="percentage">
            <text:p>6,00%</text:p>
          </table:table-cell>
          <table:table-cell table:style-name="ce34" office:value-type="percentage" office:value="0.05" calcext:value-type="percentage">
            <text:p>5,00%</text:p>
          </table:table-cell>
          <table:table-cell table:style-name="ce34" table:formula="of:=([.B5] * [.D5] + [.C5] * [.E5])/[.B5]" office:value-type="percentage" office:value="0.21" calcext:value-type="percentage">
            <text:p>21,00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3" table:formula="of:=IPMT(0.05; 12; 1; 1000; 1000; 1)" office:value-type="string" office:string-value="" calcext:value-type="error">
            <text:p>Err:50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Tabelle1.E107:Tabelle1.V15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Tabelle2.B6:Tabelle2.Q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Feld" style:display-name="Pivot-Tabelle Feld" style:family="table-cell" style:parent-style-name="Default"/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.00.0000</text:date>, <text:time style:data-style-name="N2" text:time-value="20:26:34.2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1:25:55.745000000</meta:creation-date>
    <dc:date>2017-02-28T21:02:42.507000000</dc:date>
    <meta:editing-duration>PT16H47M12S</meta:editing-duration>
    <meta:editing-cycles>15</meta:editing-cycles>
    <meta:generator>LibreOffice/5.0.3.2$Windows_x86 LibreOffice_project/e5f16313668ac592c1bfb310f4390624e3dbfb75</meta:generator>
    <meta:document-statistic meta:table-count="3" meta:cell-count="38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9cm" svg:y="2.735cm" style:legend-expansion="high" chart:style-name="ch2"/>
        <chart:plot-area chart:style-name="ch3" table:cell-range-address="Tabelle2.B5:Tabelle2.B12 Tabelle2.M5:Tabelle2.S12" chart:data-source-has-labels="both" svg:x="0.32cm" svg:y="0.18cm" svg:width="12.199cm" svg:height="8.64cm">
          <chartooo:coordinate-region svg:x="1.065cm" svg:y="0.375cm" svg:width="10.958cm" svg:height="7.806cm"/>
          <chart:axis chart:dimension="x" chart:name="primary-x" chart:style-name="ch4" chartooo:axis-type="auto">
            <chartooo:date-scale/>
            <chart:categories table:cell-range-address="Tabelle2.M5:Tabelle2.S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2.M6:Tabelle2.S6" chart:label-cell-address="Tabelle2.B6:Tabelle2.B6" chart:class="chart:line">
            <chart:data-point chart:repeated="7"/>
          </chart:series>
          <chart:series chart:style-name="ch7" chart:values-cell-range-address="Tabelle2.M7:Tabelle2.S7" chart:label-cell-address="Tabelle2.B7:Tabelle2.B7" chart:class="chart:line">
            <chart:data-point chart:repeated="7"/>
          </chart:series>
          <chart:series chart:style-name="ch8" chart:values-cell-range-address="Tabelle2.M8:Tabelle2.S8" chart:label-cell-address="Tabelle2.B8:Tabelle2.B8" chart:class="chart:line">
            <chart:data-point chart:repeated="7"/>
          </chart:series>
          <chart:series chart:style-name="ch9" chart:values-cell-range-address="Tabelle2.M9:Tabelle2.S9" chart:label-cell-address="Tabelle2.B9:Tabelle2.B9" chart:class="chart:line">
            <chart:data-point chart:repeated="7"/>
          </chart:series>
          <chart:series chart:style-name="ch10" chart:values-cell-range-address="Tabelle2.M10:Tabelle2.S10" chart:label-cell-address="Tabelle2.B10:Tabelle2.B10" chart:class="chart:line">
            <chart:data-point chart:repeated="7"/>
          </chart:series>
          <chart:series chart:style-name="ch11" chart:values-cell-range-address="Tabelle2.M11:Tabelle2.S11" chart:label-cell-address="Tabelle2.B11:Tabelle2.B11" chart:class="chart:line">
            <chart:data-point chart:repeated="7"/>
          </chart:series>
          <chart:series chart:style-name="ch12" chart:values-cell-range-address="Tabelle2.M12:Tabelle2.S12" chart:label-cell-address="Tabelle2.B12:Tabelle2.B1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Tabelle2.M5:Tabelle2.S5</svg:desc>
                </draw:g>
              </table:table-cell>
              <table:table-cell office:value-type="string">
                <text:p>p 5yr</text:p>
              </table:table-cell>
              <table:table-cell office:value-type="string">
                <text:p>p 10yr</text:p>
              </table:table-cell>
              <table:table-cell office:value-type="string">
                <text:p>p 15yr</text:p>
              </table:table-cell>
              <table:table-cell office:value-type="string">
                <text:p>p 20yr</text:p>
              </table:table-cell>
              <table:table-cell office:value-type="string">
                <text:p>p 25yr</text:p>
              </table:table-cell>
              <table:table-cell office:value-type="string">
                <text:p>p 30yr</text:p>
              </table:table-cell>
            </table:table-row>
          </table:table-header-rows>
          <table:table-rows>
            <table:table-row>
              <table:table-cell office:value-type="string">
                <text:p>Aktien</text:p>
                <draw:g>
                  <svg:desc>Tabelle2.B6:Tabelle2.B6</svg:desc>
                </draw:g>
              </table:table-cell>
              <table:table-cell office:value-type="float" office:value="0">
                <text:p>0</text:p>
                <draw:g>
                  <svg:desc>Tabelle2.M6:Tabelle2.S6</svg:desc>
                </draw:g>
              </table:table-cell>
              <table:table-cell office:value-type="float" office:value="0.616">
                <text:p>0.616</text:p>
              </table:table-cell>
              <table:table-cell office:value-type="float" office:value="1.304">
                <text:p>1.304</text:p>
              </table:table-cell>
              <table:table-cell office:value-type="float" office:value="1.914">
                <text:p>1.914</text:p>
              </table:table-cell>
              <table:table-cell office:value-type="float" office:value="2.448">
                <text:p>2.448</text:p>
              </table:table-cell>
              <table:table-cell office:value-type="float" office:value="2.923">
                <text:p>2.923</text:p>
              </table:table-cell>
              <table:table-cell office:value-type="float" office:value="3.341">
                <text:p>3.341</text:p>
              </table:table-cell>
            </table:table-row>
            <table:table-row>
              <table:table-cell office:value-type="string">
                <text:p>Complete</text:p>
                <draw:g>
                  <svg:desc>Tabelle2.B7:Tabelle2.B7</svg:desc>
                </draw:g>
              </table:table-cell>
              <table:table-cell office:value-type="float" office:value="0.442">
                <text:p>0.442</text:p>
                <draw:g>
                  <svg:desc>Tabelle2.M7:Tabelle2.S7</svg:desc>
                </draw:g>
              </table:table-cell>
              <table:table-cell office:value-type="float" office:value="1.178">
                <text:p>1.178</text:p>
              </table:table-cell>
              <table:table-cell office:value-type="float" office:value="1.913">
                <text:p>1.913</text:p>
              </table:table-cell>
              <table:table-cell office:value-type="float" office:value="2.484">
                <text:p>2.484</text:p>
              </table:table-cell>
              <table:table-cell office:value-type="float" office:value="2.923">
                <text:p>2.923</text:p>
              </table:table-cell>
              <table:table-cell office:value-type="float" office:value="3.264">
                <text:p>3.26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Complete 2</text:p>
                <draw:g>
                  <svg:desc>Tabelle2.B8:Tabelle2.B8</svg:desc>
                </draw:g>
              </table:table-cell>
              <table:table-cell office:value-type="float" office:value="0.507">
                <text:p>0.507</text:p>
                <draw:g>
                  <svg:desc>Tabelle2.M8:Tabelle2.S8</svg:desc>
                </draw:g>
              </table:table-cell>
              <table:table-cell office:value-type="float" office:value="1.35">
                <text:p>1.35</text:p>
              </table:table-cell>
              <table:table-cell office:value-type="float" office:value="2.192">
                <text:p>2.192</text:p>
              </table:table-cell>
              <table:table-cell office:value-type="float" office:value="2.847">
                <text:p>2.847</text:p>
              </table:table-cell>
              <table:table-cell office:value-type="float" office:value="3.349">
                <text:p>3.349</text:p>
              </table:table-cell>
              <table:table-cell office:value-type="float" office:value="3.74">
                <text:p>3.7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Bonds HY</text:p>
                <draw:g>
                  <svg:desc>Tabelle2.B9:Tabelle2.B9</svg:desc>
                </draw:g>
              </table:table-cell>
              <table:table-cell office:value-type="float" office:value="1.397">
                <text:p>1.397</text:p>
                <draw:g>
                  <svg:desc>Tabelle2.M9:Tabelle2.S9</svg:desc>
                </draw:g>
              </table:table-cell>
              <table:table-cell office:value-type="float" office:value="1.683">
                <text:p>1.683</text:p>
              </table:table-cell>
              <table:table-cell office:value-type="float" office:value="2.009">
                <text:p>2.009</text:p>
              </table:table-cell>
              <table:table-cell office:value-type="float" office:value="2.305">
                <text:p>2.305</text:p>
              </table:table-cell>
              <table:table-cell office:value-type="float" office:value="2.575">
                <text:p>2.575</text:p>
              </table:table-cell>
              <table:table-cell office:value-type="float" office:value="2.815">
                <text:p>2.815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Bond Mixed</text:p>
                <draw:g>
                  <svg:desc>Tabelle2.B10:Tabelle2.B10</svg:desc>
                </draw:g>
              </table:table-cell>
              <table:table-cell office:value-type="float" office:value="0.948">
                <text:p>0.948</text:p>
                <draw:g>
                  <svg:desc>Tabelle2.M10:Tabelle2.S10</svg:desc>
                </draw:g>
              </table:table-cell>
              <table:table-cell office:value-type="float" office:value="1.219">
                <text:p>1.219</text:p>
              </table:table-cell>
              <table:table-cell office:value-type="float" office:value="1.511">
                <text:p>1.511</text:p>
              </table:table-cell>
              <table:table-cell office:value-type="float" office:value="1.757">
                <text:p>1.757</text:p>
              </table:table-cell>
              <table:table-cell office:value-type="float" office:value="1.959">
                <text:p>1.959</text:p>
              </table:table-cell>
              <table:table-cell office:value-type="float" office:value="2.131">
                <text:p>2.131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Bonds Def.</text:p>
                <draw:g>
                  <svg:desc>Tabelle2.B11:Tabelle2.B11</svg:desc>
                </draw:g>
              </table:table-cell>
              <table:table-cell office:value-type="float" office:value="0.713">
                <text:p>0.713</text:p>
                <draw:g>
                  <svg:desc>Tabelle2.M11:Tabelle2.S11</svg:desc>
                </draw:g>
              </table:table-cell>
              <table:table-cell office:value-type="float" office:value="0.892">
                <text:p>0.892</text:p>
              </table:table-cell>
              <table:table-cell office:value-type="float" office:value="1.087">
                <text:p>1.087</text:p>
              </table:table-cell>
              <table:table-cell office:value-type="float" office:value="1.251">
                <text:p>1.251</text:p>
              </table:table-cell>
              <table:table-cell office:value-type="float" office:value="1.388">
                <text:p>1.388</text:p>
              </table:table-cell>
              <table:table-cell office:value-type="float" office:value="1.507">
                <text:p>1.507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Ult. Defen.</text:p>
                <draw:g>
                  <svg:desc>Tabelle2.B12:Tabelle2.B12</svg:desc>
                </draw:g>
              </table:table-cell>
              <table:table-cell office:value-type="float" office:value="0.73">
                <text:p>0.73</text:p>
                <draw:g>
                  <svg:desc>Tabelle2.M12:Tabelle2.S12</svg:desc>
                </draw:g>
              </table:table-cell>
              <table:table-cell office:value-type="float" office:value="0.813">
                <text:p>0.813</text:p>
              </table:table-cell>
              <table:table-cell office:value-type="float" office:value="0.903">
                <text:p>0.903</text:p>
              </table:table-cell>
              <table:table-cell office:value-type="float" office:value="0.982">
                <text:p>0.982</text:p>
              </table:table-cell>
              <table:table-cell office:value-type="float" office:value="1.049">
                <text:p>1.049</text:p>
              </table:table-cell>
              <table:table-cell office:value-type="float" office:value="1.108">
                <text:p>1.108</text:p>
              </table:table-cell>
              <table:table-cell office:value-type="float" office:value="1.157">
                <text:p>1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9cm" svg:y="2.735cm" style:legend-expansion="high" chart:style-name="ch2"/>
        <chart:plot-area chart:style-name="ch3" table:cell-range-address="Tabelle2.B5:Tabelle2.B12 Tabelle2.D5:Tabelle2.D12 Tabelle2.G5:Tabelle2.L12" chart:data-source-has-labels="both" svg:x="0.32cm" svg:y="0.18cm" svg:width="12.199cm" svg:height="8.64cm">
          <chartooo:coordinate-region svg:x="1.065cm" svg:y="0.375cm" svg:width="10.967cm" svg:height="7.806cm"/>
          <chart:axis chart:dimension="x" chart:name="primary-x" chart:style-name="ch4" chartooo:axis-type="auto">
            <chartooo:date-scale/>
            <chart:categories table:cell-range-address="Tabelle2.D5:Tabelle2.D5 Tabelle2.G5:Tabelle2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2.D6:Tabelle2.D6 Tabelle2.G6:Tabelle2.L6" chart:label-cell-address="Tabelle2.B6:Tabelle2.B6" chart:class="chart:line">
            <chart:data-point chart:repeated="7"/>
          </chart:series>
          <chart:series chart:style-name="ch7" chart:values-cell-range-address="Tabelle2.D7:Tabelle2.D7 Tabelle2.G7:Tabelle2.L7" chart:label-cell-address="Tabelle2.B7:Tabelle2.B7" chart:class="chart:line">
            <chart:data-point chart:repeated="7"/>
          </chart:series>
          <chart:series chart:style-name="ch8" chart:values-cell-range-address="Tabelle2.D8:Tabelle2.D8 Tabelle2.G8:Tabelle2.L8" chart:label-cell-address="Tabelle2.B8:Tabelle2.B8" chart:class="chart:line">
            <chart:data-point chart:repeated="7"/>
          </chart:series>
          <chart:series chart:style-name="ch9" chart:values-cell-range-address="Tabelle2.D9:Tabelle2.D9 Tabelle2.G9:Tabelle2.L9" chart:label-cell-address="Tabelle2.B9:Tabelle2.B9" chart:class="chart:line">
            <chart:data-point chart:repeated="7"/>
          </chart:series>
          <chart:series chart:style-name="ch10" chart:values-cell-range-address="Tabelle2.D10:Tabelle2.D10 Tabelle2.G10:Tabelle2.L10" chart:label-cell-address="Tabelle2.B10:Tabelle2.B10" chart:class="chart:line">
            <chart:data-point chart:repeated="7"/>
          </chart:series>
          <chart:series chart:style-name="ch11" chart:values-cell-range-address="Tabelle2.D11:Tabelle2.D11 Tabelle2.G11:Tabelle2.L11" chart:label-cell-address="Tabelle2.B11:Tabelle2.B11" chart:class="chart:line">
            <chart:data-point chart:repeated="7"/>
          </chart:series>
          <chart:series chart:style-name="ch12" chart:values-cell-range-address="Tabelle2.D12:Tabelle2.D12 Tabelle2.G12:Tabelle2.L12" chart:label-cell-address="Tabelle2.B12:Tabelle2.B1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Tabelle2.D5:Tabelle2.D5 Tabelle2.G5:Tabelle2.L5</svg:desc>
                </draw:g>
              </table:table-cell>
              <table:table-cell office:value-type="string">
                <text:p>S 5 yr</text:p>
              </table:table-cell>
              <table:table-cell office:value-type="string">
                <text:p>s 10yr</text:p>
              </table:table-cell>
              <table:table-cell office:value-type="string">
                <text:p>S 15yr</text:p>
              </table:table-cell>
              <table:table-cell office:value-type="string">
                <text:p>s 20yr</text:p>
              </table:table-cell>
              <table:table-cell office:value-type="string">
                <text:p>s 25yr</text:p>
              </table:table-cell>
              <table:table-cell office:value-type="string">
                <text:p>s 30yr</text:p>
              </table:table-cell>
            </table:table-row>
          </table:table-header-rows>
          <table:table-rows>
            <table:table-row>
              <table:table-cell office:value-type="string">
                <text:p>Aktien</text:p>
                <draw:g>
                  <svg:desc>Tabelle2.B6:Tabelle2.B6</svg:desc>
                </draw:g>
              </table:table-cell>
              <table:table-cell office:value-type="float" office:value="0">
                <text:p>0</text:p>
                <draw:g>
                  <svg:desc>Tabelle2.D6:Tabelle2.D6 Tabelle2.G6:Tabelle2.L6</svg:desc>
                </draw:g>
              </table:table-cell>
              <table:table-cell office:value-type="float" office:value="0.096">
                <text:p>0.096</text:p>
              </table:table-cell>
              <table:table-cell office:value-type="float" office:value="0.203">
                <text:p>0.203</text:p>
              </table:table-cell>
              <table:table-cell office:value-type="float" office:value="0.298">
                <text:p>0.298</text:p>
              </table:table-cell>
              <table:table-cell office:value-type="float" office:value="0.381">
                <text:p>0.381</text:p>
              </table:table-cell>
              <table:table-cell office:value-type="float" office:value="0.455">
                <text:p>0.4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Complete</text:p>
                <draw:g>
                  <svg:desc>Tabelle2.B7:Tabelle2.B7</svg:desc>
                </draw:g>
              </table:table-cell>
              <table:table-cell office:value-type="float" office:value="0.1">
                <text:p>0.1</text:p>
                <draw:g>
                  <svg:desc>Tabelle2.D7:Tabelle2.D7 Tabelle2.G7:Tabelle2.L7</svg:desc>
                </draw:g>
              </table:table-cell>
              <table:table-cell office:value-type="float" office:value="0.266">
                <text:p>0.266</text:p>
              </table:table-cell>
              <table:table-cell office:value-type="float" office:value="0.432">
                <text:p>0.432</text:p>
              </table:table-cell>
              <table:table-cell office:value-type="float" office:value="0.561">
                <text:p>0.561</text:p>
              </table:table-cell>
              <table:table-cell office:value-type="float" office:value="0.66">
                <text:p>0.66</text:p>
              </table:table-cell>
              <table:table-cell office:value-type="float" office:value="0.737">
                <text:p>0.73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Complete 2</text:p>
                <draw:g>
                  <svg:desc>Tabelle2.B8:Tabelle2.B8</svg:desc>
                </draw:g>
              </table:table-cell>
              <table:table-cell office:value-type="float" office:value="0.1">
                <text:p>0.1</text:p>
                <draw:g>
                  <svg:desc>Tabelle2.D8:Tabelle2.D8 Tabelle2.G8:Tabelle2.L8</svg:desc>
                </draw:g>
              </table:table-cell>
              <table:table-cell office:value-type="float" office:value="0.266">
                <text:p>0.266</text:p>
              </table:table-cell>
              <table:table-cell office:value-type="float" office:value="0.432">
                <text:p>0.432</text:p>
              </table:table-cell>
              <table:table-cell office:value-type="float" office:value="0.561">
                <text:p>0.561</text:p>
              </table:table-cell>
              <table:table-cell office:value-type="float" office:value="0.66">
                <text:p>0.66</text:p>
              </table:table-cell>
              <table:table-cell office:value-type="float" office:value="0.737">
                <text:p>0.73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Bonds HY</text:p>
                <draw:g>
                  <svg:desc>Tabelle2.B9:Tabelle2.B9</svg:desc>
                </draw:g>
              </table:table-cell>
              <table:table-cell office:value-type="float" office:value="0.274">
                <text:p>0.274</text:p>
                <draw:g>
                  <svg:desc>Tabelle2.D9:Tabelle2.D9 Tabelle2.G9:Tabelle2.L9</svg:desc>
                </draw:g>
              </table:table-cell>
              <table:table-cell office:value-type="float" office:value="0.33">
                <text:p>0.33</text:p>
              </table:table-cell>
              <table:table-cell office:value-type="float" office:value="0.394">
                <text:p>0.394</text:p>
              </table:table-cell>
              <table:table-cell office:value-type="float" office:value="0.452">
                <text:p>0.452</text:p>
              </table:table-cell>
              <table:table-cell office:value-type="float" office:value="0.505">
                <text:p>0.505</text:p>
              </table:table-cell>
              <table:table-cell office:value-type="float" office:value="0.552">
                <text:p>0.552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Bond Mixed</text:p>
                <draw:g>
                  <svg:desc>Tabelle2.B10:Tabelle2.B10</svg:desc>
                </draw:g>
              </table:table-cell>
              <table:table-cell office:value-type="float" office:value="0.315">
                <text:p>0.315</text:p>
                <draw:g>
                  <svg:desc>Tabelle2.D10:Tabelle2.D10 Tabelle2.G10:Tabelle2.L10</svg:desc>
                </draw:g>
              </table:table-cell>
              <table:table-cell office:value-type="float" office:value="0.405">
                <text:p>0.405</text:p>
              </table:table-cell>
              <table:table-cell office:value-type="float" office:value="0.502">
                <text:p>0.502</text:p>
              </table:table-cell>
              <table:table-cell office:value-type="float" office:value="0.584">
                <text:p>0.584</text:p>
              </table:table-cell>
              <table:table-cell office:value-type="float" office:value="0.651">
                <text:p>0.651</text:p>
              </table:table-cell>
              <table:table-cell office:value-type="float" office:value="0.708">
                <text:p>0.70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Bonds Def.</text:p>
                <draw:g>
                  <svg:desc>Tabelle2.B11:Tabelle2.B11</svg:desc>
                </draw:g>
              </table:table-cell>
              <table:table-cell office:value-type="float" office:value="0.332">
                <text:p>0.332</text:p>
                <draw:g>
                  <svg:desc>Tabelle2.D11:Tabelle2.D11 Tabelle2.G11:Tabelle2.L11</svg:desc>
                </draw:g>
              </table:table-cell>
              <table:table-cell office:value-type="float" office:value="0.415">
                <text:p>0.415</text:p>
              </table:table-cell>
              <table:table-cell office:value-type="float" office:value="0.506">
                <text:p>0.506</text:p>
              </table:table-cell>
              <table:table-cell office:value-type="float" office:value="0.582">
                <text:p>0.582</text:p>
              </table:table-cell>
              <table:table-cell office:value-type="float" office:value="0.646">
                <text:p>0.646</text:p>
              </table:table-cell>
              <table:table-cell office:value-type="float" office:value="0.701">
                <text:p>0.70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Ult. Defen.</text:p>
                <draw:g>
                  <svg:desc>Tabelle2.B12:Tabelle2.B12</svg:desc>
                </draw:g>
              </table:table-cell>
              <table:table-cell office:value-type="float" office:value="0.5">
                <text:p>0.5</text:p>
                <draw:g>
                  <svg:desc>Tabelle2.D12:Tabelle2.D12 Tabelle2.G12:Tabelle2.L12</svg:desc>
                </draw:g>
              </table:table-cell>
              <table:table-cell office:value-type="float" office:value="0.557">
                <text:p>0.557</text:p>
              </table:table-cell>
              <table:table-cell office:value-type="float" office:value="0.619">
                <text:p>0.619</text:p>
              </table:table-cell>
              <table:table-cell office:value-type="float" office:value="0.673">
                <text:p>0.673</text:p>
              </table:table-cell>
              <table:table-cell office:value-type="float" office:value="0.719">
                <text:p>0.719</text:p>
              </table:table-cell>
              <table:table-cell office:value-type="float" office:value="0.759">
                <text:p>0.759</text:p>
              </table:table-cell>
              <table:table-cell office:value-type="float" office:value="0.793">
                <text:p>0.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715cm" style:legend-expansion="high" chart:style-name="ch2"/>
        <chart:plot-area chart:style-name="ch3" table:cell-range-address="Tabelle2.B55:Tabelle2.B77 Tabelle2.E55:Tabelle2.E77 Tabelle2.G55:Tabelle2.G77 Tabelle2.J55:Tabelle2.J77" chart:data-source-has-labels="both" svg:x="0.32cm" svg:y="0.18cm" svg:width="12.852cm" svg:height="8.64cm">
          <chartooo:coordinate-region svg:x="0.765cm" svg:y="0.376cm" svg:width="12.212cm" svg:height="7.805cm"/>
          <chart:axis chart:dimension="x" chart:name="primary-x" chart:style-name="ch4" chartooo:axis-type="auto">
            <chartooo:date-scale/>
            <chart:categories table:cell-range-address="Tabelle2.B57:Tabelle2.B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2.E57:Tabelle2.E77" chart:label-cell-address="Tabelle2.E55:Tabelle2.E56" chart:class="chart:line">
            <chart:data-point chart:repeated="21"/>
          </chart:series>
          <chart:series chart:style-name="ch7" chart:values-cell-range-address="Tabelle2.G57:Tabelle2.G77" chart:label-cell-address="Tabelle2.G55:Tabelle2.G56" chart:class="chart:line">
            <chart:data-point chart:repeated="21"/>
          </chart:series>
          <chart:series chart:style-name="ch8" chart:values-cell-range-address="Tabelle2.J57:Tabelle2.J77" chart:label-cell-address="Tabelle2.J55:Tabelle2.J56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is</text:p>
                <text:list>
                  <text:list-item>
                    <text:p>preis</text:p>
                  </text:list-item>
                  <text:list-item>
                    <text:p/>
                  </text:list-item>
                </text:list>
                <draw:g>
                  <svg:desc>Tabelle2.E55:Tabelle2.E56</svg:desc>
                </draw:g>
              </table:table-cell>
              <table:table-cell office:value-type="string">
                <text:p>rendite</text:p>
                <text:list>
                  <text:list-item>
                    <text:p>rendite</text:p>
                  </text:list-item>
                  <text:list-item>
                    <text:p/>
                  </text:list-item>
                </text:list>
                <draw:g>
                  <svg:desc>Tabelle2.G55:Tabelle2.G56</svg:desc>
                </draw:g>
              </table:table-cell>
              <table:table-cell office:value-type="string">
                <text:p>PREIS</text:p>
                <text:list>
                  <text:list-item>
                    <text:p>PREIS</text:p>
                  </text:list-item>
                  <text:list-item>
                    <text:p/>
                  </text:list-item>
                </text:list>
                <draw:g>
                  <svg:desc>Tabelle2.J55:Tabelle2.J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2.B57:Tabelle2.B77</svg:desc>
                </draw:g>
              </table:table-cell>
              <table:table-cell office:value-type="float" office:value="0.5">
                <text:p>0.5</text:p>
                <draw:g>
                  <svg:desc>Tabelle2.E57:Tabelle2.E77</svg:desc>
                </draw:g>
              </table:table-cell>
              <table:table-cell office:value-type="float" office:value="4.5755">
                <text:p>4.5755</text:p>
                <draw:g>
                  <svg:desc>Tabelle2.G57:Tabelle2.G77</svg:desc>
                </draw:g>
              </table:table-cell>
              <table:table-cell office:value-type="float" office:value="0.732">
                <text:p>0.732</text:p>
                <draw:g>
                  <svg:desc>Tabelle2.J57:Tabelle2.J7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3">
                <text:p>0.73</text:p>
              </table:table-cell>
              <table:table-cell office:value-type="float" office:value="4.3455">
                <text:p>4.3455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4">
                <text:p>0.94</text:p>
              </table:table-cell>
              <table:table-cell office:value-type="float" office:value="4.1355">
                <text:p>4.1355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5">
                <text:p>1.15</text:p>
              </table:table-cell>
              <table:table-cell office:value-type="float" office:value="3.9255">
                <text:p>3.9255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4">
                <text:p>1.34</text:p>
              </table:table-cell>
              <table:table-cell office:value-type="float" office:value="3.7355">
                <text:p>3.7355</text:p>
              </table:table-cell>
              <table:table-cell office:value-type="float" office:value="2.391">
                <text:p>2.3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2">
                <text:p>1.52</text:p>
              </table:table-cell>
              <table:table-cell office:value-type="float" office:value="3.5555">
                <text:p>3.5555</text:p>
              </table:table-cell>
              <table:table-cell office:value-type="float" office:value="2.751">
                <text:p>2.7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3.3755">
                <text:p>3.3755</text:p>
              </table:table-cell>
              <table:table-cell office:value-type="float" office:value="3.103">
                <text:p>3.1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6">
                <text:p>1.86</text:p>
              </table:table-cell>
              <table:table-cell office:value-type="float" office:value="3.2155">
                <text:p>3.2155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3.0555">
                <text:p>3.0555</text:p>
              </table:table-cell>
              <table:table-cell office:value-type="float" office:value="3.741">
                <text:p>3.7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17">
                <text:p>2.17</text:p>
              </table:table-cell>
              <table:table-cell office:value-type="float" office:value="2.9055">
                <text:p>2.9055</text:p>
              </table:table-cell>
              <table:table-cell office:value-type="float" office:value="4.039">
                <text:p>4.0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1">
                <text:p>2.31</text:p>
              </table:table-cell>
              <table:table-cell office:value-type="float" office:value="2.7655">
                <text:p>2.7655</text:p>
              </table:table-cell>
              <table:table-cell office:value-type="float" office:value="4.319">
                <text:p>4.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5">
                <text:p>2.45</text:p>
              </table:table-cell>
              <table:table-cell office:value-type="float" office:value="2.6255">
                <text:p>2.6255</text:p>
              </table:table-cell>
              <table:table-cell office:value-type="float" office:value="4.592">
                <text:p>4.5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8">
                <text:p>2.58</text:p>
              </table:table-cell>
              <table:table-cell office:value-type="float" office:value="2.4955">
                <text:p>2.4955</text:p>
              </table:table-cell>
              <table:table-cell office:value-type="float" office:value="4.849">
                <text:p>4.8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2.3755">
                <text:p>2.3755</text:p>
              </table:table-cell>
              <table:table-cell office:value-type="float" office:value="5.089">
                <text:p>5.08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82">
                <text:p>2.82</text:p>
              </table:table-cell>
              <table:table-cell office:value-type="float" office:value="2.2555">
                <text:p>2.2555</text:p>
              </table:table-cell>
              <table:table-cell office:value-type="float" office:value="5.324">
                <text:p>5.3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93">
                <text:p>2.93</text:p>
              </table:table-cell>
              <table:table-cell office:value-type="float" office:value="2.1455">
                <text:p>2.1455</text:p>
              </table:table-cell>
              <table:table-cell office:value-type="float" office:value="5.543">
                <text:p>5.5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2.0355">
                <text:p>2.0355</text:p>
              </table:table-cell>
              <table:table-cell office:value-type="float" office:value="5.756">
                <text:p>5.7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14">
                <text:p>3.14</text:p>
              </table:table-cell>
              <table:table-cell office:value-type="float" office:value="1.9355">
                <text:p>1.9355</text:p>
              </table:table-cell>
              <table:table-cell office:value-type="float" office:value="5.954">
                <text:p>5.95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23">
                <text:p>3.23</text:p>
              </table:table-cell>
              <table:table-cell office:value-type="float" office:value="1.8455">
                <text:p>1.8455</text:p>
              </table:table-cell>
              <table:table-cell office:value-type="float" office:value="6.138">
                <text:p>6.13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32">
                <text:p>3.32</text:p>
              </table:table-cell>
              <table:table-cell office:value-type="float" office:value="1.7555">
                <text:p>1.7555</text:p>
              </table:table-cell>
              <table:table-cell office:value-type="float" office:value="6.317">
                <text:p>6.3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41">
                <text:p>3.41</text:p>
              </table:table-cell>
              <table:table-cell office:value-type="float" office:value="1.6655">
                <text:p>1.6655</text:p>
              </table:table-cell>
              <table:table-cell office:value-type="float" office:value="6.492">
                <text:p>6.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